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Cyr" svg:font-family="'Arial Cyr'"/>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13cm"/>
    </style:style>
    <style:style style:name="co2" style:family="table-column">
      <style:table-column-properties fo:break-before="auto" style:column-width="1.774cm"/>
    </style:style>
    <style:style style:name="ro1" style:family="table-row">
      <style:table-row-properties style:row-height="0.478cm" fo:break-before="auto" style:use-optimal-row-height="true"/>
    </style:style>
    <style:style style:name="ta1" style:family="table" style:master-page-name="PageStyle_5f_Лист1">
      <style:table-properties table:display="true" style:writing-mode="lr-tb"/>
    </style:style>
  </office:automatic-styles>
  <office:body>
    <office:spreadsheet>
      <table:calculation-settings table:case-sensitive="false" table:automatic-find-labels="false" table:use-regular-expressions="false"/>
      <table:table table:name="Лист1"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office:value-type="string">
            <text:p>Гидроизоляционные строительные материалы</text:p>
          </table:table-cell>
          <table:table-cell office:value-type="string">
            <text:p>Предназначенные для защиты строительных конструкций от постоянного воздействия агрессивной влажной среды, чаще всего от действия воды под давлением.</text:p>
          </table:table-cell>
          <table:table-cell table:number-columns-repeated="1022"/>
        </table:table-row>
        <table:table-row table:style-name="ro1">
          <table:table-cell office:value-type="string">
            <text:p>Сталь арматурная периодического профиля</text:p>
          </table:table-cell>
          <table:table-cell office:value-type="string">
            <text:p>Стальные стержни с равномерно расположенными на их поверхности под углом к продольной оси стержня поперечными выступами (рифлением) для улучшения сцепления с бетоном.</text:p>
          </table:table-cell>
          <table:table-cell table:number-columns-repeated="1022"/>
        </table:table-row>
        <table:table-row table:style-name="ro1">
          <table:table-cell office:value-type="string">
            <text:p>Добавки для бетона воздухововлекающие</text:p>
          </table:table-cell>
          <table:table-cell office:value-type="string">
            <text:p>Поверхностно-активные органические вещества, способствующие вовлечению в бетонную смесь при ее перемешивании мелкодисперсного воздуха, равномерно распределенного в бетоне.</text:p>
          </table:table-cell>
          <table:table-cell table:number-columns-repeated="1022"/>
        </table:table-row>
        <table:table-row table:style-name="ro1">
          <table:table-cell office:value-type="string">
            <text:p>Добавки для бетона гидрофобизирующие</text:p>
          </table:table-cell>
          <table:table-cell office:value-type="string">
            <text:p>Вещества, придающие стенкам пор и капилляров в бетоне гидрофобные (водоотталкивающие) свойства.</text:p>
          </table:table-cell>
          <table:table-cell table:number-columns-repeated="1022"/>
        </table:table-row>
        <table:table-row table:style-name="ro1">
          <table:table-cell office:value-type="string">
            <text:p>Добавки для бетонов водоудерживающие</text:p>
          </table:table-cell>
          <table:table-cell office:value-type="string">
            <text:p>Вещества, способствующие снижению водоотделения бетонной смеси.</text:p>
          </table:table-cell>
          <table:table-cell table:number-columns-repeated="1022"/>
        </table:table-row>
        <table:table-row table:style-name="ro1">
          <table:table-cell office:value-type="string">
            <text:p>Добавки для бетонов пластифицирующие</text:p>
          </table:table-cell>
          <table:table-cell office:value-type="string">
            <text:p>Вещества, увеличивающие подвижность бетонных смесей.</text:p>
          </table:table-cell>
          <table:table-cell table:number-columns-repeated="1022"/>
        </table:table-row>
        <table:table-row table:style-name="ro1">
          <table:table-cell office:value-type="string">
            <text:p>Каркасные железобетонные конструкции</text:p>
          </table:table-cell>
          <table:table-cell office:value-type="string">
            <text:p>Железобетонные конструктивные системы, состоящие из: колонн; перекрытий; устоев, образующих единый несущй каркас сооружения.</text:p>
          </table:table-cell>
          <table:table-cell table:number-columns-repeated="1022"/>
        </table:table-row>
        <table:table-row table:style-name="ro1">
          <table:table-cell office:value-type="string">
            <text:p>Добавки для бетона водоредуцирующие</text:p>
          </table:table-cell>
          <table:table-cell office:value-type="string">
            <text:p>Вещества, позволяющие получать бетонную смесь требуемой удобоукладываемости с пониженным расходом воды.</text:p>
          </table:table-cell>
          <table:table-cell table:number-columns-repeated="1022"/>
        </table:table-row>
        <table:table-row table:style-name="ro1">
          <table:table-cell office:value-type="string">
            <text:p>Добавки для бетонов стабилизирующие</text:p>
          </table:table-cell>
          <table:table-cell office:value-type="string">
            <text:p>Вещества, способствующие снижению расслаиваемости бетонной смеси.</text:p>
          </table:table-cell>
          <table:table-cell table:number-columns-repeated="1022"/>
        </table:table-row>
        <table:table-row table:style-name="ro1">
          <table:table-cell office:value-type="string">
            <text:p>Покрытие гонтовое битумное (шинглс)</text:p>
          </table:table-cell>
          <table:table-cell office:value-type="string">
            <text:p>Покрытие гонтовое (шинглс) выполняется в виде листов (кровельной плитки) «под черепицу». Покрытие гонтовое изготавливается из основных битуминозных материалов с декоративной посыпкой.</text:p>
          </table:table-cell>
          <table:table-cell table:number-columns-repeated="1022"/>
        </table:table-row>
        <table:table-row table:style-name="ro1">
          <table:table-cell office:value-type="string">
            <text:p>Добавки для бетона противоморозные</text:p>
          </table:table-cell>
          <table:table-cell office:value-type="string">
            <text:p>Вещества, понижающие температуру замерзания воды и способствующие твердению бетона при отрицательных температурах.</text:p>
          </table:table-cell>
          <table:table-cell table:number-columns-repeated="1022"/>
        </table:table-row>
        <table:table-row table:style-name="ro1">
          <table:table-cell office:value-type="string">
            <text:p>Кровельная асбестоцементная плитка</text:p>
          </table:table-cell>
          <table:table-cell office:value-type="string">
            <text:p>Плоское асбестоцементное изделие, длина и ширина которого не более 600 мм, а толщина не более 5 мм.</text:p>
          </table:table-cell>
          <table:table-cell table:number-columns-repeated="1022"/>
        </table:table-row>
        <table:table-row table:style-name="ro1">
          <table:table-cell office:value-type="string">
            <text:p>Подъемник передвижной несамоходный</text:p>
          </table:table-cell>
          <table:table-cell office:value-type="string">
            <text:p>Подъемник, передвигаемый вручную по рабочей площадке и перевозимый на механизированном транспортном средстве по дорогам.</text:p>
          </table:table-cell>
          <table:table-cell table:number-columns-repeated="1022"/>
        </table:table-row>
        <table:table-row table:style-name="ro1">
          <table:table-cell office:value-type="string">
            <text:p>Сборные железобетонные конструкции</text:p>
          </table:table-cell>
          <table:table-cell office:value-type="string">
            <text:p>Строительные конструкции заводского изготовления, которые монтируются непосредственно на строительной площадке.</text:p>
          </table:table-cell>
          <table:table-cell table:number-columns-repeated="1022"/>
        </table:table-row>
        <table:table-row table:style-name="ro1">
          <table:table-cell office:value-type="string">
            <text:p>Хозяйственный способ строительства</text:p>
          </table:table-cell>
          <table:table-cell office:value-type="string">
            <text:p>Форма организации строительных работ, при которой работы выполняются собственными силами застройщика, без привлечения сторонних подрядных организаций.</text:p>
          </table:table-cell>
          <table:table-cell table:number-columns-repeated="1022"/>
        </table:table-row>
        <table:table-row table:style-name="ro1">
          <table:table-cell office:value-type="string">
            <text:p>Добавки для бетона газообразующие</text:p>
          </table:table-cell>
          <table:table-cell office:value-type="string">
            <text:p>Вещества, способные выделять газ за счет химического взаимодействия с продуктами гидратации цемента.</text:p>
          </table:table-cell>
          <table:table-cell table:number-columns-repeated="1022"/>
        </table:table-row>
        <table:table-row table:style-name="ro1">
          <table:table-cell office:value-type="string">
            <text:p>Добавки для бетона кольматирующие</text:p>
          </table:table-cell>
          <table:table-cell office:value-type="string">
            <text:p>Вещества, способствующие заполнению пор в бетоне водонерастворимыми продуктами.</text:p>
          </table:table-cell>
          <table:table-cell table:number-columns-repeated="1022"/>
        </table:table-row>
        <table:table-row table:style-name="ro1">
          <table:table-cell office:value-type="string">
            <text:p>Добавки для бетона пенообразующие</text:p>
          </table:table-cell>
          <table:table-cell office:value-type="string">
            <text:p>Поверхностно-активные органические вещества, обеспечивающие возможность получения технической пены требуемых кратности и стойкости, которые при смешении с компонентами бетонной смеси позволяют получать бетоны ячеистой или поризованной структуры.</text:p>
          </table:table-cell>
          <table:table-cell table:number-columns-repeated="1022"/>
        </table:table-row>
        <table:table-row table:style-name="ro1">
          <table:table-cell office:value-type="string">
            <text:p>Жесткость несущего остова здания</text:p>
          </table:table-cell>
          <table:table-cell office:value-type="string">
            <text:p>Неизменность формы несущего остова (пространственное сочетание несущих элементов здания. определяющее его форму, прочность и устойчивость) в процессе восприятия нагрузок.</text:p>
          </table:table-cell>
          <table:table-cell table:number-columns-repeated="1022"/>
        </table:table-row>
        <table:table-row table:style-name="ro1">
          <table:table-cell office:value-type="string">
            <text:p>Керамическая плитка облицовочная</text:p>
          </table:table-cell>
          <table:table-cell office:value-type="string">
            <text:p>Обожженные до спекания плитки, применяемые для облицовки стен. Различают фарфоровые, фаянсовые и гончарные плитки. Лицевая сторона имеет рифленую покрытую глазурью поверхность, внутренняя – насечку для лучшего сцепления с раствором или мастикой.</text:p>
          </table:table-cell>
          <table:table-cell table:number-columns-repeated="1022"/>
        </table:table-row>
        <table:table-row table:style-name="ro1">
          <table:table-cell office:value-type="string">
            <text:p>Подъемник передвижной самоходный</text:p>
          </table:table-cell>
          <table:table-cell office:value-type="string">
            <text:p>Подъемник, оборудованный механизмом передвижения по рабочей площадке и транспортируемый на механизированном транспортном средстве по дорогам.</text:p>
          </table:table-cell>
          <table:table-cell table:number-columns-repeated="1022"/>
        </table:table-row>
        <table:table-row table:style-name="ro1">
          <table:table-cell office:value-type="string">
            <text:p>Ветровое давление на сооружение</text:p>
          </table:table-cell>
          <table:table-cell office:value-type="string">
            <text:p>Давление или разряжение, создающиеся на поверхности сооружения обтекающим его ветром.</text:p>
          </table:table-cell>
          <table:table-cell table:number-columns-repeated="1022"/>
        </table:table-row>
        <table:table-row table:style-name="ro1">
          <table:table-cell office:value-type="string">
            <text:p>Керамические санитарные изделия</text:p>
          </table:table-cell>
          <table:table-cell office:value-type="string">
            <text:p>Глазурованные изделия, изготовленные из смеси белых глин и минералов, обожженные при высокой температуре и предназначенные для санитарно-гигиенического и хозяйственного применения путем приема и смыва загрязнений водой.</text:p>
          </table:table-cell>
          <table:table-cell table:number-columns-repeated="1022"/>
        </table:table-row>
        <table:table-row table:style-name="ro1">
          <table:table-cell office:value-type="string">
            <text:p>Кирпич керамический двухслойный</text:p>
          </table:table-cell>
          <table:table-cell office:value-type="string">
            <text:p>Облицовочный кирпич, тонкий (3–5 мм) наружный слой которого состоит из глин приобретающих при обжиге розовато-бежевый оттенок. Тело такого кирпича состоит из обычных глин, применяемых для производства красного керамического кирпича. Имеет и другое название: кирпич ангобированный.</text:p>
          </table:table-cell>
          <table:table-cell table:number-columns-repeated="1022"/>
        </table:table-row>
        <table:table-row table:style-name="ro1">
          <table:table-cell office:value-type="string">
            <text:p>Лист асбестоцементный волнистый</text:p>
          </table:table-cell>
          <table:table-cell office:value-type="string">
            <text:p>Асбестоцементный лист, форма которого основана на повторяющемся чередовании выпуклых и вогнутых участков с прямыми продольными образующими. Волной асбестоцементного листа называют его часть , ограниченную образующими, отстоящими друг от друга на величину, равную шагу волны. – Шаг волны асбестоцементного листа – расстояние между двумя ближайшими образующими лицевой поверхности асбестоцементного волнистого листа, имеющими общую касательную.</text:p>
          </table:table-cell>
          <table:table-cell table:number-columns-repeated="1022"/>
        </table:table-row>
        <table:table-row table:style-name="ro1">
          <table:table-cell office:value-type="string">
            <text:p>Цементно-стружечная плита (ЦСП)</text:p>
          </table:table-cell>
          <table:table-cell office:value-type="string">
            <text:p>Древесностружечная плита на цементном вяжущем. Изготавливается из деревянной стружки, портландцемента и специальных примесей, применяемых для ускорения гидратационных процессов. Плиты ЦСП монолитны, не расслаиваются, их кромки не чувствительны к атмосферному воздействию. Они не горят, устойчивы к воздействию низких температур, обладают хорошими звукопоглощающими свойствами, не содержат асбеста и формальдегида, устойчивы к поражению грибками, плесенью и насекомыми, являются экологически чистым и гигиенически чистым строительным материалом. Применяются в сборных конструкциях различного назначения: фасадах, полах, подвесных потолках, противопожарных дверях и перегородоках, заборах, мощеных дорожках.</text:p>
          </table:table-cell>
          <table:table-cell table:number-columns-repeated="1022"/>
        </table:table-row>
        <table:table-row table:style-name="ro1">
          <table:table-cell office:value-type="string">
            <text:p>Добавки для бетонов поризующие</text:p>
          </table:table-cell>
          <table:table-cell office:value-type="string">
            <text:p>Вещества, способствующие целенаправленному образованию в теле бетона воздушных или других газообразных нор.</text:p>
          </table:table-cell>
          <table:table-cell table:number-columns-repeated="1022"/>
        </table:table-row>
        <table:table-row table:style-name="ro1">
          <table:table-cell office:value-type="string">
            <text:p>Керамическая плитка для полов</text:p>
          </table:table-cell>
          <table:table-cell office:value-type="string">
            <text:p>Обожженные до спекания плитки из глины с добавлением красителей. Лицевая сторона может быть рифленой, гладкой, со вдавленным рисунком и т. п. Укладывается на цементно-песчаную стяжку или специальные мастики. Название «метлахская плитка» произошло от наименования германского города Метлах, в котором было организовано первое промышленное производство.</text:p>
          </table:table-cell>
          <table:table-cell table:number-columns-repeated="1022"/>
        </table:table-row>
        <table:table-row table:style-name="ro1">
          <table:table-cell office:value-type="string">
            <text:p>Лист асбестоцементный плоский</text:p>
          </table:table-cell>
          <table:table-cell office:value-type="string">
            <text:p>Плоское монолитное прямоугольное изделие, толщина которого, как правило, составляет от 4 до 25 мм. Может быть: - прессованным (лист, изготовленный с применением дополнительного уплотнения полуфабриката давлением после снятия с форматного барабана) или непресованным (лист, не подвергшийся дополнительному уплотнению давлением после снятия с форматного барабана); - калиброванным (лист, калиброванный по длине и ширине путем дополнительной обработки в затвердевшем состоянии) и некалиброванным (лист, разрезанный в незатвердевшем состоянии): - огнестойким (обладающим повышенным сопротивлением теплопередаче; используется для защиты строительных конструкций от воздействия огня при пожаре); - гибким (обладающим повышенной пластичностью; используется для облицовки поверхностей различной формы); - перфорированным (плоский асбестоцементный лист, значительную площадь которого занимают отверстия).</text:p>
          </table:table-cell>
          <table:table-cell table:number-columns-repeated="1022"/>
        </table:table-row>
        <table:table-row table:style-name="ro1">
          <table:table-cell office:value-type="string">
            <text:p>Вальмовая или шатровая крыша</text:p>
          </table:table-cell>
          <table:table-cell office:value-type="string">
            <text:p>Крыша прямоугольного здания, имеющая четыре ската, два из которых – трапециевидные (по длинным скатам), два – треугольные (по коротким скатам).</text:p>
          </table:table-cell>
          <table:table-cell table:number-columns-repeated="1022"/>
        </table:table-row>
        <table:table-row table:style-name="ro1">
          <table:table-cell office:value-type="string">
            <text:p>Бетоны радиационно-защитные</text:p>
          </table:table-cell>
          <table:table-cell office:value-type="string">
            <text:p>Специальные бетоны, предназначенные для защиты от воздействия радиационных излучений.</text:p>
          </table:table-cell>
          <table:table-cell table:number-columns-repeated="1022"/>
        </table:table-row>
        <table:table-row table:style-name="ro1">
          <table:table-cell office:value-type="string">
            <text:p>Гидроизоляционный слой пола</text:p>
          </table:table-cell>
          <table:table-cell office:value-type="string">
            <text:p>Слой (слои), препятствующий прониканию через пол сточных вод и других жидкостей, а также проникновению грунтовых вод.</text:p>
          </table:table-cell>
          <table:table-cell table:number-columns-repeated="1022"/>
        </table:table-row>
        <table:table-row table:style-name="ro1">
          <table:table-cell office:value-type="string">
            <text:p>Отрицательные формы рельефа</text:p>
          </table:table-cell>
          <table:table-cell office:value-type="string">
            <text:p>Отрицательные формы рельефа - относительно пониженные участки поверхности суши или дна водоемов: долины, впадины, овраги, строительные котлованы и др.</text:p>
          </table:table-cell>
          <table:table-cell table:number-columns-repeated="1022"/>
        </table:table-row>
        <table:table-row table:style-name="ro1">
          <table:table-cell office:value-type="string">
            <text:p>Торфоизоляционные материалы</text:p>
          </table:table-cell>
          <table:table-cell office:value-type="string">
            <text:p>Торфоизоляционные материалы – теплоизоляционные материалы, полученные из молодого торфа — неперегнившего моха-сфагнума путём приготовления пульпы (формовочной массы, состоящей из воды и 5-10%% торфа) с последующей формовкой и тепловой обработкой. Средняя плотность торфоизоляционных материалов — 200-300 кг/куб.м.</text:p>
          </table:table-cell>
          <table:table-cell table:number-columns-repeated="1022"/>
        </table:table-row>
        <table:table-row table:style-name="ro1">
          <table:table-cell office:value-type="string">
            <text:p>Геосинтетические материалы</text:p>
          </table:table-cell>
          <table:table-cell office:value-type="string">
            <text:p>Материалы, полностью или частично изготовленные из синтетических или натуральных полимеров, применяемые в геотехнике для повышения технических характеристик грунтов или элементов различных строительных конструкций.</text:p>
          </table:table-cell>
          <table:table-cell table:number-columns-repeated="1022"/>
        </table:table-row>
        <table:table-row table:style-name="ro1">
          <table:table-cell office:value-type="string">
            <text:p>Железобетонные конструкции</text:p>
          </table:table-cell>
          <table:table-cell office:value-type="string">
            <text:p>Монолитные или сборные конструкции, выполненные из совместно работающих стального арматурного каркаса и бетона.</text:p>
          </table:table-cell>
          <table:table-cell table:number-columns-repeated="1022"/>
        </table:table-row>
        <table:table-row table:style-name="ro1">
          <table:table-cell office:value-type="string">
            <text:p>Пластмассы газонаполненные</text:p>
          </table:table-cell>
          <table:table-cell office:value-type="string">
            <text:p>Пластмассы газонаполненные (ячеистые пластмассы, пенопласты, поропласты). Органические высокопористые материалы, получаемые из синтетических смол.</text:p>
          </table:table-cell>
          <table:table-cell table:number-columns-repeated="1022"/>
        </table:table-row>
        <table:table-row table:style-name="ro1">
          <table:table-cell office:value-type="string">
            <text:p>Потребитель электроэнергии</text:p>
          </table:table-cell>
          <table:table-cell office:value-type="string">
            <text:p>Электроприемник или группа электроприемников, объединенных технологическим процессом.</text:p>
          </table:table-cell>
          <table:table-cell table:number-columns-repeated="1022"/>
        </table:table-row>
        <table:table-row table:style-name="ro1">
          <table:table-cell office:value-type="string">
            <text:p>Акт приемки скрытых работ</text:p>
          </table:table-cell>
          <table:table-cell office:value-type="string">
            <text:p>Официальный документ, составляемый после приемки представителями заказчика, подрядчика и авторского надзора выполненных работ, скрываемых последующими работами. Составление такого документа дает право на производство последующих работ.</text:p>
          </table:table-cell>
          <table:table-cell table:number-columns-repeated="1022"/>
        </table:table-row>
        <table:table-row table:style-name="ro1">
          <table:table-cell office:value-type="string">
            <text:p>Аэрированный легкий бетон</text:p>
          </table:table-cell>
          <table:table-cell office:value-type="string">
            <text:p>Конструктивно-теплоизоляционный бетон, сочетающий в себе свойства легких бетонов на пористых заполнителях и пенобетона. Готовится в скоростном аэросмесителе.</text:p>
          </table:table-cell>
          <table:table-cell table:number-columns-repeated="1022"/>
        </table:table-row>
        <table:table-row table:style-name="ro1">
          <table:table-cell office:value-type="string">
            <text:p>Бетоны химические стойкие</text:p>
          </table:table-cell>
          <table:table-cell office:value-type="string">
            <text:p>Специальные бетоны, предназначенные для работы в условиях воздействия агрессивных сред.</text:p>
          </table:table-cell>
          <table:table-cell table:number-columns-repeated="1022"/>
        </table:table-row>
        <table:table-row table:style-name="ro1">
          <table:table-cell office:value-type="string">
            <text:p>Вспомогательные помещения</text:p>
          </table:table-cell>
          <table:table-cell office:value-type="string">
            <text:p>Применительно к промышленным предприятиям это помещения, предназначенные для бытового обслуживания занятых на предприятии рабочих и служащих, а также для размещения административно-хозяйственных и технических служб.</text:p>
          </table:table-cell>
          <table:table-cell table:number-columns-repeated="1022"/>
        </table:table-row>
        <table:table-row table:style-name="ro1">
          <table:table-cell office:value-type="string">
            <text:p>Генеральный проектировщик</text:p>
          </table:table-cell>
          <table:table-cell office:value-type="string">
            <text:p>Проектная организация, ответственная за выполнение комплекса изыскательских и проектных работ на основании договора с Заказчиком.</text:p>
          </table:table-cell>
          <table:table-cell table:number-columns-repeated="1022"/>
        </table:table-row>
        <table:table-row table:style-name="ro1">
          <table:table-cell office:value-type="string">
            <text:p>Гидроизоляция проникающая</text:p>
          </table:table-cell>
          <table:table-cell office:value-type="string">
            <text:p>Гидроизоляция проникающая - надежное обеспечение водонепроницаемости бетонных и каменных конструкций путём инъекций специальных составов.</text:p>
          </table:table-cell>
          <table:table-cell table:number-columns-repeated="1022"/>
        </table:table-row>
        <table:table-row table:style-name="ro1">
          <table:table-cell office:value-type="string">
            <text:p>Капитальное строительство</text:p>
          </table:table-cell>
          <table:table-cell office:value-type="string">
            <text:p>Строительство любых объектов, для возведения которых требуется проведение земляных и строительно-монтажных работ по устройству заглубленных фундаментов, возведению несущих и ограждающих конструкций, подводке инженерных коммуникаций.</text:p>
          </table:table-cell>
          <table:table-cell table:number-columns-repeated="1022"/>
        </table:table-row>
        <table:table-row table:style-name="ro1">
          <table:table-cell office:value-type="string">
            <text:p>Крупноблочные конструкции</text:p>
          </table:table-cell>
          <table:table-cell office:value-type="string">
            <text:p>Объемные блоки заводского изготовления представляющие собой части сооружения: кухня, санузел, лифтовая шахта и т.п.</text:p>
          </table:table-cell>
          <table:table-cell table:number-columns-repeated="1022"/>
        </table:table-row>
        <table:table-row table:style-name="ro1">
          <table:table-cell office:value-type="string">
            <text:p>Манометр дифференциальный</text:p>
          </table:table-cell>
          <table:table-cell office:value-type="string">
            <text:p>Манометр, предназначенный для измерения разности двух давлений.</text:p>
          </table:table-cell>
          <table:table-cell table:number-columns-repeated="1022"/>
        </table:table-row>
        <table:table-row table:style-name="ro1">
          <table:table-cell office:value-type="string">
            <text:p>Плита древесноволокнистая</text:p>
          </table:table-cell>
          <table:table-cell office:value-type="string">
            <text:p>Материал, получаемый горячим прессованием массы, состоящей из целлюлозных волокон, воды, синтетических полимеров и специальных добавок. Сырьем для производства ДВП служат отходы деревообрабатывающего производства, стебли тростника.</text:p>
          </table:table-cell>
          <table:table-cell table:number-columns-repeated="1022"/>
        </table:table-row>
        <table:table-row table:style-name="ro1">
          <table:table-cell office:value-type="string">
            <text:p>Плита цементно-стружечная</text:p>
          </table:table-cell>
          <table:table-cell office:value-type="string">
            <text:p>Конструкционный материал, состоящий из прессованных древесных стружек, смешанных с портландцементом, соответствующими добавками и водой. Морозостоек, относительно легко обрабатывается, нетоксичен. Применяется при устройстве ограждающих конструкций, перегородок, полов.</text:p>
          </table:table-cell>
          <table:table-cell table:number-columns-repeated="1022"/>
        </table:table-row>
        <table:table-row table:style-name="ro1">
          <table:table-cell office:value-type="string">
            <text:p>Портландцементный клинкер</text:p>
          </table:table-cell>
          <table:table-cell office:value-type="string">
            <text:p>Клинкер, состоящий преимущественно из высокоосновных силикатов кальция, а также алюминатов и алюмоферритов кальция</text:p>
          </table:table-cell>
          <table:table-cell table:number-columns-repeated="1022"/>
        </table:table-row>
        <table:table-row table:style-name="ro1">
          <table:table-cell office:value-type="string">
            <text:p>Бетоны теплоизоляционные</text:p>
          </table:table-cell>
          <table:table-cell office:value-type="string">
            <text:p>Специальные бетоны, предназначенные для тепловой изоляции конструкций, зданий и сооружений</text:p>
          </table:table-cell>
          <table:table-cell table:number-columns-repeated="1022"/>
        </table:table-row>
        <table:table-row table:style-name="ro1">
          <table:table-cell office:value-type="string">
            <text:p>Замочно-скобяные изделия</text:p>
          </table:table-cell>
          <table:table-cell office:value-type="string">
            <text:p>Изделия, служащие для соединения оконных створок и дверных полотен с коробками, а также для закрывания, запирания, фиксирования и украшения окон и дверей.</text:p>
          </table:table-cell>
          <table:table-cell table:number-columns-repeated="1022"/>
        </table:table-row>
        <table:table-row table:style-name="ro1">
          <table:table-cell office:value-type="string">
            <text:p>Ксилито-волокнистый лист</text:p>
          </table:table-cell>
          <table:table-cell office:value-type="string">
            <text:p>Строительно-отделочный материал. Изготавливается из древесных отходов, агломенированных минеральными связующими веществами. С обеих сторон армирован тканью из стекловолокна. Используется для монтажа стен, перегородок, колонн, арочных конструкций, отделки потолочных и стеновых поверхностей, полов и т. п.</text:p>
          </table:table-cell>
          <table:table-cell table:number-columns-repeated="1022"/>
        </table:table-row>
        <table:table-row table:style-name="ro1">
          <table:table-cell office:value-type="string">
            <text:p>Плита древесностружечная</text:p>
          </table:table-cell>
          <table:table-cell office:value-type="string">
            <text:p>Материал, получаемый горячим прессованием стружечной массы, смешанной со связующим. Изготавливаются одно- и многослойными. Свойства плит зависят от использующегося при производстве вида связующего.</text:p>
          </table:table-cell>
          <table:table-cell table:number-columns-repeated="1022"/>
        </table:table-row>
        <table:table-row table:style-name="ro1">
          <table:table-cell office:value-type="string">
            <text:p>Швеллер асбестоцементный</text:p>
          </table:table-cell>
          <table:table-cell office:value-type="string">
            <text:p>Изделие, аналогичное по форме стальному прокатному швеллеру, предназначенное для изготовления каркаса строительных конструкций.</text:p>
          </table:table-cell>
          <table:table-cell table:number-columns-repeated="1022"/>
        </table:table-row>
        <table:table-row table:style-name="ro1">
          <table:table-cell office:value-type="string">
            <text:p>Электропроводка открытая</text:p>
          </table:table-cell>
          <table:table-cell office:value-type="string">
            <text:p>Электропроводка, проложенная по поверхностям стен, потолков, по фермам и по другим строительным конструкциям зданий и сооружений.</text:p>
          </table:table-cell>
          <table:table-cell table:number-columns-repeated="1022"/>
        </table:table-row>
        <table:table-row table:style-name="ro1">
          <table:table-cell office:value-type="string">
            <text:p>Акустическая штукатурка</text:p>
          </table:table-cell>
          <table:table-cell office:value-type="string">
            <text:p>Штукатурка, которая изготавливается из различных вяжущих и легких заполнителей (керамзит, пемза и т.п.). Акустическая штукатурка применяется в отделочных работах для увеличения звукопоглощения ограждающих конструкций.</text:p>
          </table:table-cell>
          <table:table-cell table:number-columns-repeated="1022"/>
        </table:table-row>
        <table:table-row table:style-name="ro1">
          <table:table-cell office:value-type="string">
            <text:p>Архитектура ландшафтная</text:p>
          </table:table-cell>
          <table:table-cell office:value-type="string">
            <text:p>Вид искусства, целью которого является организация пространственной среды с помощью природного материала, приводящее к гармонии пластические особенности существующего рельефа.</text:p>
          </table:table-cell>
          <table:table-cell table:number-columns-repeated="1022"/>
        </table:table-row>
        <table:table-row table:style-name="ro1">
          <table:table-cell office:value-type="string">
            <text:p>Асбестоцементная панель</text:p>
          </table:table-cell>
          <table:table-cell office:value-type="string">
            <text:p>Изделие, представляющее собой плоскостной строительный элемент, имеющий асбестоцементные наружные поверхности и внутреннее пространство, заполняемое при необходимости изоляционным материалом, предназначенное для использования в вертикальном положении.</text:p>
          </table:table-cell>
          <table:table-cell table:number-columns-repeated="1022"/>
        </table:table-row>
        <table:table-row table:style-name="ro1">
          <table:table-cell office:value-type="string">
            <text:p>Газобетон сланцезольный</text:p>
          </table:table-cell>
          <table:table-cell office:value-type="string">
            <text:p>Ячеистый бетон, изготовленный на основе тонкодисперстной золы от переработки горючих сланцев в топливо.</text:p>
          </table:table-cell>
          <table:table-cell table:number-columns-repeated="1022"/>
        </table:table-row>
        <table:table-row table:style-name="ro1">
          <table:table-cell office:value-type="string">
            <text:p>Кран кабельный мостовой</text:p>
          </table:table-cell>
          <table:table-cell office:value-type="string">
            <text:p>Кран, у которого несущими элементами являются канаты, закрепленные на концах моста, установленного на опорных стойках.</text:p>
          </table:table-cell>
          <table:table-cell table:number-columns-repeated="1022"/>
        </table:table-row>
        <table:table-row table:style-name="ro1">
          <table:table-cell office:value-type="string">
            <text:p>Краски полимерцементные</text:p>
          </table:table-cell>
          <table:table-cell office:value-type="string">
            <text:p>Суспензия сухой пигментной части, состоящей из белого портландцемента, строительной молотой извести, светостойких, щелочестойких пигментов и наполнителей в водной дисперсии полимера - пластифицированной поливинилацетатной эмульсии или синтетических латексов, устойчивых к цементу. Предназначаются для наружной и внутренней отделки зданий по бетонным, газобетонным, кирпичным, асбестоцементным и оштукатуренным поверхностям и древесноволокнистым плитам, а также для отделки железобетонных панелей в заводских условиях. Наносят при температуре не ниже плюс 2 град. Цельсия.</text:p>
          </table:table-cell>
          <table:table-cell table:number-columns-repeated="1022"/>
        </table:table-row>
        <table:table-row table:style-name="ro1">
          <table:table-cell office:value-type="string">
            <text:p>Ограждающие конструкции</text:p>
          </table:table-cell>
          <table:table-cell office:value-type="string">
            <text:p>Ограждающие конструкции – части здания, отделяющие его внутреннее пространство от внешней среды или разделяющие его смежные помещения (стены, перегородки)</text:p>
          </table:table-cell>
          <table:table-cell table:number-columns-repeated="1022"/>
        </table:table-row>
        <table:table-row table:style-name="ro1">
          <table:table-cell office:value-type="string">
            <text:p>Планировка центрическая</text:p>
          </table:table-cell>
          <table:table-cell office:value-type="string">
            <text:p>Схема планировки, предусматривающая наличие большого главного помещения, вокруг которого группируются меньшие, вспомогательные, помещения.</text:p>
          </table:table-cell>
          <table:table-cell table:number-columns-repeated="1022"/>
        </table:table-row>
        <table:table-row table:style-name="ro1">
          <table:table-cell office:value-type="string">
            <text:p>Потолок перфорированный</text:p>
          </table:table-cell>
          <table:table-cell office:value-type="string">
            <text:p>Потолок перфорированный – потолок, состоящий из панелей с отверстиями различного диаметра, расположенными на определенном расстоянии друг от друга.</text:p>
          </table:table-cell>
          <table:table-cell table:number-columns-repeated="1022"/>
        </table:table-row>
        <table:table-row table:style-name="ro1">
          <table:table-cell office:value-type="string">
            <text:p>Цемент общестроительный</text:p>
          </table:table-cell>
          <table:table-cell office:value-type="string">
            <text:p>Цемент, основным требованием к которому является обеспечение прочности и долговечности бетонов или растворов.</text:p>
          </table:table-cell>
          <table:table-cell table:number-columns-repeated="1022"/>
        </table:table-row>
        <table:table-row table:style-name="ro1">
          <table:table-cell office:value-type="string">
            <text:p>Штукатурка веницианская</text:p>
          </table:table-cell>
          <table:table-cell office:value-type="string">
            <text:p>Штукатурка веницианская – прозрачная штукатурка из мраморной муки. При нанесении создает эффект мрамора. Ее основой являются тонкодисперсные частицы (пудра) естественных минералов (мрамора, извести, гипса) и связующее вещество (чаще всего на полимерной или акриловой основе).</text:p>
          </table:table-cell>
          <table:table-cell table:number-columns-repeated="1022"/>
        </table:table-row>
        <table:table-row table:style-name="ro1">
          <table:table-cell office:value-type="string">
            <text:p>Электропроводка скрытая</text:p>
          </table:table-cell>
          <table:table-cell office:value-type="string">
            <text:p>Электропроводка, проложенная внутри конструктивных элементов зданий и сооружений.</text:p>
          </table:table-cell>
          <table:table-cell table:number-columns-repeated="1022"/>
        </table:table-row>
        <table:table-row table:style-name="ro1">
          <table:table-cell office:value-type="string">
            <text:p>Акустические материалы</text:p>
          </table:table-cell>
          <table:table-cell office:value-type="string">
            <text:p>Материалы, применяемые для защиты от шума в конструкциях зданий различного назначения. Акустические материалы подразделяются на звукопоглощающие и звукоизоляционные. Акустические материалы изготавливаются в виде матов, плит, блоков, ваты или сыпучих веществ (керамзит, вспученный перлит).</text:p>
          </table:table-cell>
          <table:table-cell table:number-columns-repeated="1022"/>
        </table:table-row>
        <table:table-row table:style-name="ro1">
          <table:table-cell office:value-type="string">
            <text:p>Бетоны конструкционные</text:p>
          </table:table-cell>
          <table:table-cell office:value-type="string">
            <text:p>Бетоны несущих и ограждающих конструкций зданий и сооружений, определяющими требованиями к качеству которых являются требования по физико-механическим характеристикам. Применяются в несущих и ограждающих конструкциях зданий и сооружений. К ним относятся тяжелые бетоны (ср. пл. 2200–2500 кг/см куб.), легкие (1200–2000) и ячеистые (600–1000).</text:p>
          </table:table-cell>
          <table:table-cell table:number-columns-repeated="1022"/>
        </table:table-row>
        <table:table-row table:style-name="ro1">
          <table:table-cell office:value-type="string">
            <text:p>Биологическая коррозия</text:p>
          </table:table-cell>
          <table:table-cell office:value-type="string">
            <text:p>Процессы повреждения строительных материалов, вызванные продуктами жизнедеятельности живых организмов (бактерий, грибов, мхов, лишайников и микроорганизмов), поселяющихся на поверхности строительных конструкций. Биоповреждения минеральных строительных материалов обусловлены нарушением сцепления составляющих компонентов этих материалов в результате воздействия органических кислот микробного происхождения. Биоорганизмы могут находится как в непосредственном контакте с наружной или внутренней (для пористых материалов) поверхностью строительной конструкции, так и будучи непосредственно не связанными со строительной конструкцией, являться продуцентами веществ, агрессивных по отношению к строительному материалу.</text:p>
          </table:table-cell>
          <table:table-cell table:number-columns-repeated="1022"/>
        </table:table-row>
        <table:table-row table:style-name="ro1">
          <table:table-cell office:value-type="string">
            <text:p>Вяжущие гидравлические</text:p>
          </table:table-cell>
          <table:table-cell office:value-type="string">
            <text:p>Самая многочисленная группа вяжущих. Способны твердеть и сохранять твердость на воздухе и в воде. К ним относятся известь гидравлическая, романцемент, портландцемент и некоторые другие материалы.</text:p>
          </table:table-cell>
          <table:table-cell table:number-columns-repeated="1022"/>
        </table:table-row>
        <table:table-row table:style-name="ro1">
          <table:table-cell office:value-type="string">
            <text:p>Египетский треугольник</text:p>
          </table:table-cell>
          <table:table-cell office:value-type="string">
            <text:p>Египетский треугольник - прямоугольный треугольник с соотношением сторон 3:4:5. Сумма указанных чисел (3+4+5=12) с древних времен использовалась как единица кратности при построении прямых углов с помощью веревки, размеченной узлами на 3/12 и 7/12 ее длины. Применялся египетский треугольник в архитектуре средних веков для построения схем пропорциональности.</text:p>
          </table:table-cell>
          <table:table-cell table:number-columns-repeated="1022"/>
        </table:table-row>
        <table:table-row table:style-name="ro1">
          <table:table-cell office:value-type="string">
            <text:p>Известь гидравлическая</text:p>
          </table:table-cell>
          <table:table-cell office:value-type="string">
            <text:p>Гидравлическое вяжущее. Получают путем обжига мергелистых известняков (содержащих до 20%% глинистых компонентов). Применяется для приготовления кладочных и штукатурных растворов и бетонов невысокой прочности, используемых во влажных условиях.</text:p>
          </table:table-cell>
          <table:table-cell table:number-columns-repeated="1022"/>
        </table:table-row>
        <table:table-row table:style-name="ro1">
          <table:table-cell office:value-type="string">
            <text:p>Лещадь, лещадная плита</text:p>
          </table:table-cell>
          <table:table-cell office:value-type="string">
            <text:p>Лещадь - тонкие каменные плиты, применяющиеся для верхнего настила пола.</text:p>
          </table:table-cell>
          <table:table-cell table:number-columns-repeated="1022"/>
        </table:table-row>
        <table:table-row table:style-name="ro1">
          <table:table-cell office:value-type="string">
            <text:p>Оцилиндрованное бревно</text:p>
          </table:table-cell>
          <table:table-cell office:value-type="string">
            <text:p>Круглый лесоматериал, обработанный для придания ему цилиндрической формы.</text:p>
          </table:table-cell>
          <table:table-cell table:number-columns-repeated="1022"/>
        </table:table-row>
        <table:table-row table:style-name="ro1">
          <table:table-cell office:value-type="string">
            <text:p>Плита асбестоцементная</text:p>
          </table:table-cell>
          <table:table-cell office:value-type="string">
            <text:p>Изделие, представляющее собой плоскостной строительный элемент, имеющий асбестоцементные наружные поверхности и внутреннее пространство, заполняемое при необходимости изоляционным материалом, предназначенное для использования в горизонтальном положении.</text:p>
          </table:table-cell>
          <table:table-cell table:number-columns-repeated="1022"/>
        </table:table-row>
        <table:table-row table:style-name="ro1">
          <table:table-cell office:value-type="string">
            <text:p>Подстилающий слой пола</text:p>
          </table:table-cell>
          <table:table-cell office:value-type="string">
            <text:p>Подстилающий слой пола - cлой пола, распределяющий нагрузки на грунт. Там, где пол находится над неотапливаемым подпольем (проездом), устраивается теплоизоляционная прослойка.</text:p>
          </table:table-cell>
          <table:table-cell table:number-columns-repeated="1022"/>
        </table:table-row>
        <table:table-row table:style-name="ro1">
          <table:table-cell office:value-type="string">
            <text:p>Подъемники передвижные</text:p>
          </table:table-cell>
          <table:table-cell office:value-type="string">
            <text:p>Подъемники, транспортируемые на механизирован ном транспортном средстве.</text:p>
          </table:table-cell>
          <table:table-cell table:number-columns-repeated="1022"/>
        </table:table-row>
        <table:table-row table:style-name="ro1">
          <table:table-cell office:value-type="string">
            <text:p>Предохранительный пояс</text:p>
          </table:table-cell>
          <table:table-cell office:value-type="string">
            <text:p>Средство индивидуальной защиты, закрепляемое на теле человека и применяемое автономно или совместно с другими средствами защиты для предотвращения падения человека с высоты или эвакуации его из опасных зон.</text:p>
          </table:table-cell>
          <table:table-cell table:number-columns-repeated="1022"/>
        </table:table-row>
        <table:table-row table:style-name="ro1">
          <table:table-cell office:value-type="string">
            <text:p>Трехчетвертная колонна</text:p>
          </table:table-cell>
          <table:table-cell office:value-type="string">
            <text:p>Трехчетвертная колонна -колонна выступающая из плоскости стены на 3/4 своего диаметра.</text:p>
          </table:table-cell>
          <table:table-cell table:number-columns-repeated="1022"/>
        </table:table-row>
        <table:table-row table:style-name="ro1">
          <table:table-cell office:value-type="string">
            <text:p>Фибролит магнезиальный</text:p>
          </table:table-cell>
          <table:table-cell office:value-type="string">
            <text:p>Фибролит магнезиальный – фибролит, изготавливаемый без специальной минерализации, поскольку каустический магнезит затворяется водными растворами магнезиальных солей, которые связывают содержащиеся в древесине водорастворимые вещества.</text:p>
          </table:table-cell>
          <table:table-cell table:number-columns-repeated="1022"/>
        </table:table-row>
        <table:table-row table:style-name="ro1">
          <table:table-cell office:value-type="string">
            <text:p>Абразивный инструмент</text:p>
          </table:table-cell>
          <table:table-cell office:value-type="string">
            <text:p>Абразивный инструмент - инструмент, изготовленный из абразивных материалов. Абразивный инструмент выпускается в виде шлифовальных кругов, брусков, лент и т. д.</text:p>
          </table:table-cell>
          <table:table-cell table:number-columns-repeated="1022"/>
        </table:table-row>
        <table:table-row table:style-name="ro1">
          <table:table-cell office:value-type="string">
            <text:p>Акустика строительная</text:p>
          </table:table-cell>
          <table:table-cell office:value-type="string">
            <text:p>Раздел акустики, рассматривающий проблемы звукоизоляции ограждающих конструкций зданий и сооружений.</text:p>
          </table:table-cell>
          <table:table-cell table:number-columns-repeated="1022"/>
        </table:table-row>
        <table:table-row table:style-name="ro1">
          <table:table-cell office:value-type="string">
            <text:p>Анкер (анкерный болт)</text:p>
          </table:table-cell>
          <table:table-cell office:value-type="string">
            <text:p>Анкер - крепежная деталь, предназначенная для соединения различных строительных изделий и конструкций, а также крепления оборудования. Термин анкер применяется также в смысле "промежуточеная деталь" (анкерная связь, анкерная плита).</text:p>
          </table:table-cell>
          <table:table-cell table:number-columns-repeated="1022"/>
        </table:table-row>
        <table:table-row table:style-name="ro1">
          <table:table-cell office:value-type="string">
            <text:p>Биологическая очистка</text:p>
          </table:table-cell>
          <table:table-cell office:value-type="string">
            <text:p>Очистка сточных вод с использованием способности биологических организмов поглощать и разрушать посторонние примеси.</text:p>
          </table:table-cell>
          <table:table-cell table:number-columns-repeated="1022"/>
        </table:table-row>
        <table:table-row table:style-name="ro1">
          <table:table-cell office:value-type="string">
            <text:p>Вермикулит вспученный</text:p>
          </table:table-cell>
          <table:table-cell office:value-type="string">
            <text:p>Вермикулит вспученный - материал, получаемый путем измельчения и кратковременного обжига в печах природного вермикулита. Вермикулит вспученный применяют для теплоизоляционных засыпок, при производстве штучных теплоизоляционных изделий, в качестве заполнителя для вермикулитбетонов и добавок в декоративные штукатурные растворы.</text:p>
          </table:table-cell>
          <table:table-cell table:number-columns-repeated="1022"/>
        </table:table-row>
        <table:table-row table:style-name="ro1">
          <table:table-cell office:value-type="string">
            <text:p>Вынос трассы в натуру</text:p>
          </table:table-cell>
          <table:table-cell office:value-type="string">
            <text:p>Полевые геодезические работы по прокладке на местности оси здания, сооружения.</text:p>
          </table:table-cell>
          <table:table-cell table:number-columns-repeated="1022"/>
        </table:table-row>
        <table:table-row table:style-name="ro1">
          <table:table-cell office:value-type="string">
            <text:p>Генеральный подрядчик</text:p>
          </table:table-cell>
          <table:table-cell office:value-type="string">
            <text:p>Организация, являющаяся главным исполнителем договора подряда на проведение строительно-монтажных работ.</text:p>
          </table:table-cell>
          <table:table-cell table:number-columns-repeated="1022"/>
        </table:table-row>
        <table:table-row table:style-name="ro1">
          <table:table-cell office:value-type="string">
            <text:p>Изыскательские работы</text:p>
          </table:table-cell>
          <table:table-cell office:value-type="string">
            <text:p>Комплекс экономических и технических исследований, позволяющих обосновать целесообразность и местоположение строительства и представляющих необходимые данные для проектирования.</text:p>
          </table:table-cell>
          <table:table-cell table:number-columns-repeated="1022"/>
        </table:table-row>
        <table:table-row table:style-name="ro1">
          <table:table-cell office:value-type="string">
            <text:p>Коррозия железобетона</text:p>
          </table:table-cell>
          <table:table-cell office:value-type="string">
            <text:p>Разрушение железобетона в результате коррозии бетона и (или) арматуры.</text:p>
          </table:table-cell>
          <table:table-cell table:number-columns-repeated="1022"/>
        </table:table-row>
        <table:table-row table:style-name="ro1">
          <table:table-cell office:value-type="string">
            <text:p>Машина грузоподъемная</text:p>
          </table:table-cell>
          <table:table-cell office:value-type="string">
            <text:p>Подъемное устройство цикличного действия с возвратно-поступательным движением грузозахватного органа.</text:p>
          </table:table-cell>
          <table:table-cell table:number-columns-repeated="1022"/>
        </table:table-row>
        <table:table-row table:style-name="ro1">
          <table:table-cell office:value-type="string">
            <text:p>Перегородка каркасная</text:p>
          </table:table-cell>
          <table:table-cell office:value-type="string">
            <text:p>Перегородка, состоящая из стоек (каркас — несущая часть), заполнения и обшивки.</text:p>
          </table:table-cell>
          <table:table-cell table:number-columns-repeated="1022"/>
        </table:table-row>
        <table:table-row table:style-name="ro1">
          <table:table-cell office:value-type="string">
            <text:p>Переувлажнение грунта</text:p>
          </table:table-cell>
          <table:table-cell office:value-type="string">
            <text:p>Полное насыщение грунта водой, ведущее к нарушению его структуры и потере несущей способности.</text:p>
          </table:table-cell>
          <table:table-cell table:number-columns-repeated="1022"/>
        </table:table-row>
        <table:table-row table:style-name="ro1">
          <table:table-cell office:value-type="string">
            <text:p>Планировка анфиладная</text:p>
          </table:table-cell>
          <table:table-cell office:value-type="string">
            <text:p>Размещение взаимосвязанных помещений последовательно, одно за другим, с расположенными по одной оси дверными проемами.</text:p>
          </table:table-cell>
          <table:table-cell table:number-columns-repeated="1022"/>
        </table:table-row>
        <table:table-row table:style-name="ro1">
          <table:table-cell office:value-type="string">
            <text:p>Планировка коридорная</text:p>
          </table:table-cell>
          <table:table-cell office:value-type="string">
            <text:p>Архитектурно-планировочная схема взаимного расположения помещений с одной или двух сторон коридора.</text:p>
          </table:table-cell>
          <table:table-cell table:number-columns-repeated="1022"/>
        </table:table-row>
        <table:table-row table:style-name="ro1">
          <table:table-cell office:value-type="string">
            <text:p>Подъемники самоходные</text:p>
          </table:table-cell>
          <table:table-cell office:value-type="string">
            <text:p>Подъемники, оборудованные механизмом для передвижения по рабочей площадке и по дорогам. Различают:подъемники автомобильные, подъемники на спецшасси, подъемники пневмоколесные, подъемники железнодорожные, подъемники прицепные, подъемники прицепные пневмоколесные, подъемник прицепные железнодорожные.</text:p>
          </table:table-cell>
          <table:table-cell table:number-columns-repeated="1022"/>
        </table:table-row>
        <table:table-row table:style-name="ro1">
          <table:table-cell office:value-type="string">
            <text:p>Реконструкция объекта</text:p>
          </table:table-cell>
          <table:table-cell office:value-type="string">
            <text:p>Строительные работы в отдельных помещениях объекта, проводимые в целях частичного изменения фасадной части и/или несущих конструкций здания, предусматривающие один из видов работ (или их комплекс): изменение формы оконных и дверных проемов; создание, ликвидация оконных и дверных проемов; изменение входов; устройство входов, тамбуров входов; устройство лоджий, балконов; остекление лоджий, балконов; замена столярных элементов фасада.</text:p>
          </table:table-cell>
          <table:table-cell table:number-columns-repeated="1022"/>
        </table:table-row>
        <table:table-row table:style-name="ro1">
          <table:table-cell office:value-type="string">
            <text:p>Рубероид наплавляемый</text:p>
          </table:table-cell>
          <table:table-cell office:value-type="string">
            <text:p>Рубероид с утолщенным слоем вяжущего, расплавляемого с помощью специальных горелок при проведении кровельных работ. Его использование заметно снижает трудоемкость работ, повышает их безопасность.</text:p>
          </table:table-cell>
          <table:table-cell table:number-columns-repeated="1022"/>
        </table:table-row>
        <table:table-row table:style-name="ro1">
          <table:table-cell office:value-type="string">
            <text:p>Самовольная застройка</text:p>
          </table:table-cell>
          <table:table-cell office:value-type="string">
            <text:p>Строительство здания или иного сооружения, на земельном участке, не выделенном в порядке, установленном законом. Лицо, осуществившее такую застройку, не приобретает права собственности на возведенные объекты.</text:p>
          </table:table-cell>
          <table:table-cell table:number-columns-repeated="1022"/>
        </table:table-row>
        <table:table-row table:style-name="ro1">
          <table:table-cell office:value-type="string">
            <text:p>Строительный материал</text:p>
          </table:table-cell>
          <table:table-cell office:value-type="string">
            <text:p>Материал, предназначенный для создания строительных конструкций зданий и сооружений, а также изготовления строительных изделий.</text:p>
          </table:table-cell>
          <table:table-cell table:number-columns-repeated="1022"/>
        </table:table-row>
        <table:table-row table:style-name="ro1">
          <table:table-cell office:value-type="string">
            <text:p>Фибролит акустический</text:p>
          </table:table-cell>
          <table:table-cell office:value-type="string">
            <text:p>Фибролит акустический – материал, получаемый из древесной шерсти или синтетического волокна и минерального вяжущего (портландцемента или гипса). Коэффициент звукопоглощения фибролита акустического не менее 0,4.</text:p>
          </table:table-cell>
          <table:table-cell table:number-columns-repeated="1022"/>
        </table:table-row>
        <table:table-row table:style-name="ro1">
          <table:table-cell office:value-type="string">
            <text:p>Фреза циллиндрическая</text:p>
          </table:table-cell>
          <table:table-cell office:value-type="string">
            <text:p>Фреза, предназначенная для обработки плоских поверхностей, ось которых параллельна обрабатываемой поверхности. Цилиндрическая фреза имеет зубья только на цилиндрической части.</text:p>
          </table:table-cell>
          <table:table-cell table:number-columns-repeated="1022"/>
        </table:table-row>
        <table:table-row table:style-name="ro1">
          <table:table-cell office:value-type="string">
            <text:p>Агрегат отопительный</text:p>
          </table:table-cell>
          <table:table-cell office:value-type="string">
            <text:p>Агрегат отопительный – устройство для отопления и вентиляции помещений.</text:p>
          </table:table-cell>
          <table:table-cell table:number-columns-repeated="1022"/>
        </table:table-row>
        <table:table-row table:style-name="ro1">
          <table:table-cell office:value-type="string">
            <text:p>Вантовые конструкции</text:p>
          </table:table-cell>
          <table:table-cell office:value-type="string">
            <text:p>Висячие покрытия, кровли, мосты, и иные конструкции, основанные на сочетании работы жестких опор и растяжении стальных тросов/стержней.</text:p>
          </table:table-cell>
          <table:table-cell table:number-columns-repeated="1022"/>
        </table:table-row>
        <table:table-row table:style-name="ro1">
          <table:table-cell office:value-type="string">
            <text:p>Выключатель концевой</text:p>
          </table:table-cell>
          <table:table-cell office:value-type="string">
            <text:p>Устройство, предназначенное для автоматического отключения механизма подъемника при переходе его движущимися частями установленных положений.</text:p>
          </table:table-cell>
          <table:table-cell table:number-columns-repeated="1022"/>
        </table:table-row>
        <table:table-row table:style-name="ro1">
          <table:table-cell office:value-type="string">
            <text:p>Дальномер оптический</text:p>
          </table:table-cell>
          <table:table-cell office:value-type="string">
            <text:p>Дальномер, принцип действия которого основан на решении прямоугольного или равнобедренного треугольника по известной длине базы и измеренному противоположному углу.</text:p>
          </table:table-cell>
          <table:table-cell table:number-columns-repeated="1022"/>
        </table:table-row>
        <table:table-row table:style-name="ro1">
          <table:table-cell office:value-type="string">
            <text:p>Каменные конструкции</text:p>
          </table:table-cell>
          <table:table-cell office:value-type="string">
            <text:p>Части зданий и сооружений (фундаменты, стены, перекрытия, арки, дымовые трубы и т.п.), возведенные, как правило, из местного сырья.</text:p>
          </table:table-cell>
          <table:table-cell table:number-columns-repeated="1022"/>
        </table:table-row>
        <table:table-row table:style-name="ro1">
          <table:table-cell office:value-type="string">
            <text:p>Кладка полигональная</text:p>
          </table:table-cell>
          <table:table-cell office:value-type="string">
            <text:p>Каменная кладка цокольной части стены здания, выполненная из притесанных друг к другу многоугольных камней.</text:p>
          </table:table-cell>
          <table:table-cell table:number-columns-repeated="1022"/>
        </table:table-row>
        <table:table-row table:style-name="ro1">
          <table:table-cell office:value-type="string">
            <text:p>Кран кабельного типа</text:p>
          </table:table-cell>
          <table:table-cell office:value-type="string">
            <text:p>Кран, у которого грузозахватный орган подвешен к грузовой тележке, перемещающейся по несущим канатам, закрепленным на двух опорах.</text:p>
          </table:table-cell>
          <table:table-cell table:number-columns-repeated="1022"/>
        </table:table-row>
        <table:table-row table:style-name="ro1">
          <table:table-cell office:value-type="string">
            <text:p>Основания сооружений</text:p>
          </table:table-cell>
          <table:table-cell office:value-type="string">
            <text:p>Массив грунта, на который передаются нагрузки от фундаментов зданий и сооружений.</text:p>
          </table:table-cell>
          <table:table-cell table:number-columns-repeated="1022"/>
        </table:table-row>
        <table:table-row table:style-name="ro1">
          <table:table-cell office:value-type="string">
            <text:p>Предел огнестойкости</text:p>
          </table:table-cell>
          <table:table-cell office:value-type="string">
            <text:p>Предел огнестойкости - время в минутах (часах) с момента начала пожара до выхода конструкции из строя (до потери несущей способности, обрушения, достижения необратимых деформаций или до образования сквозных трещин), или прогрева до повышения температуры на противоположной от огня поверхности порядка 220 град.С, выше которой возможно самовоспламенение органических материалов.</text:p>
          </table:table-cell>
          <table:table-cell table:number-columns-repeated="1022"/>
        </table:table-row>
        <table:table-row table:style-name="ro1">
          <table:table-cell office:value-type="string">
            <text:p>Разрез архитектурный</text:p>
          </table:table-cell>
          <table:table-cell office:value-type="string">
            <text:p>Разрез архитектурный – фронтальная проекция здания или архитектурной детали, условно рассеченная плоскостью.</text:p>
          </table:table-cell>
          <table:table-cell table:number-columns-repeated="1022"/>
        </table:table-row>
        <table:table-row table:style-name="ro1">
          <table:table-cell office:value-type="string">
            <text:p>Смесь сухая бетонная</text:p>
          </table:table-cell>
          <table:table-cell office:value-type="string">
            <text:p>Бетонная смесь без затворителя</text:p>
          </table:table-cell>
          <table:table-cell table:number-columns-repeated="1022"/>
        </table:table-row>
        <table:table-row table:style-name="ro1">
          <table:table-cell office:value-type="string">
            <text:p>Строительные изделия</text:p>
          </table:table-cell>
          <table:table-cell office:value-type="string">
            <text:p>Железобетонные панели, плиты, балки, дверные и оконные блоки и тому подобные детали и элементы заводского изготовления, монтируемые на месте строительства.</text:p>
          </table:table-cell>
          <table:table-cell table:number-columns-repeated="1022"/>
        </table:table-row>
        <table:table-row table:style-name="ro1">
          <table:table-cell office:value-type="string">
            <text:p>Строительный раствор</text:p>
          </table:table-cell>
          <table:table-cell office:value-type="string">
            <text:p>Строительный раствор - смешанные в определенной пропорции цемент/известь/гипс, песок и вода. Строительный раствор используется при возведении каменной (кирпичной) кладки, отделочных работах в качестве связующего. Строительный раствор подразделяется: по виду вяжущих на цементный, известковый, гипсовый и сложный; по назначению – на кладочный, отделочный и специальный.</text:p>
          </table:table-cell>
          <table:table-cell table:number-columns-repeated="1022"/>
        </table:table-row>
        <table:table-row table:style-name="ro1">
          <table:table-cell office:value-type="string">
            <text:p>Циклопическая кладка</text:p>
          </table:table-cell>
          <table:table-cell office:value-type="string">
            <text:p>Кладка стен сооружений из больших отесанных каменных глыб без применения связующего раствора.</text:p>
          </table:table-cell>
          <table:table-cell table:number-columns-repeated="1022"/>
        </table:table-row>
        <table:table-row table:style-name="ro1">
          <table:table-cell office:value-type="string">
            <text:p>Шпунтовое ограждение</text:p>
          </table:table-cell>
          <table:table-cell office:value-type="string">
            <text:p>Шпунтовое ограждение – водонепроницаемая сплошная стена, образованная забитыми в грунт деревянными, железобетонными или стальными шпунтовыми сваями.</text:p>
          </table:table-cell>
          <table:table-cell table:number-columns-repeated="1022"/>
        </table:table-row>
        <table:table-row table:style-name="ro1">
          <table:table-cell office:value-type="string">
            <text:p>Водонепроницаемость</text:p>
          </table:table-cell>
          <table:table-cell office:value-type="string">
            <text:p>Способность материала не пропускать воду до достижения односторонним гидростатическим давлением определенной величины.</text:p>
          </table:table-cell>
          <table:table-cell table:number-columns-repeated="1022"/>
        </table:table-row>
        <table:table-row table:style-name="ro1">
          <table:table-cell office:value-type="string">
            <text:p>Войлок строительный</text:p>
          </table:table-cell>
          <table:table-cell office:value-type="string">
            <text:p>Войлок строительный - рулонный теплоизоляционный материал, изготавливающийся из низкосортной шерсти, растительных волокон и клея. Войлок строительный используется для теплоизоляции различного оборудования, трубопроводов и т. п.</text:p>
          </table:table-cell>
          <table:table-cell table:number-columns-repeated="1022"/>
        </table:table-row>
        <table:table-row table:style-name="ro1">
          <table:table-cell office:value-type="string">
            <text:p>Глубина промерзания</text:p>
          </table:table-cell>
          <table:table-cell office:value-type="string">
            <text:p>Глубина, на которую в зимний период промерзает грунт. В условиях Северо-Запада глубина промерзания ~ 1,5 м.</text:p>
          </table:table-cell>
          <table:table-cell table:number-columns-repeated="1022"/>
        </table:table-row>
        <table:table-row table:style-name="ro1">
          <table:table-cell office:value-type="string">
            <text:p>Горизонт водоносный</text:p>
          </table:table-cell>
          <table:table-cell office:value-type="string">
            <text:p>Горизонт, насыщенный водой, залегающий между двумя водоупорными пластами.</text:p>
          </table:table-cell>
          <table:table-cell table:number-columns-repeated="1022"/>
        </table:table-row>
        <table:table-row table:style-name="ro1">
          <table:table-cell office:value-type="string">
            <text:p>Добавки для бетонов</text:p>
          </table:table-cell>
          <table:table-cell office:value-type="string">
            <text:p>Природные или искусственные химические продукты, вводимые в составы бетонов при их изготовлении с целью улучшения технологических свойств бетонных смесей, физико-химических свойств бетонов, снижения их стоимости.</text:p>
          </table:table-cell>
          <table:table-cell table:number-columns-repeated="1022"/>
        </table:table-row>
        <table:table-row table:style-name="ro1">
          <table:table-cell office:value-type="string">
            <text:p>Извещатель пожарный</text:p>
          </table:table-cell>
          <table:table-cell office:value-type="string">
            <text:p>Устройство, служащее для восприятия сигнала о пожаре (возгорании) и формирования информации о нем для дальнейшей передачи извещения. Разделяются на автоматические и ручные. В зависимости от фактора, инициирующего срабатывание, пожарные извещатели делятся на несколько типов: газовые (реагируют на газы, выделяющиеся при тлении или горении материалов), извещатели пламени (реагируют на электромагнитное излучение пламени или тлеющего очага), дымовые (в них используется фотоэлектрический принцип действия, т. е. регистрация оптического излучения, отраженного от частиц дыма, попадающих в дымовую камеру) и т. д. В зависимости от наличия энергоисточника пожарные извещатели могут быть активными (получают электропитание по шлейфу от приемно-контрольного прибора или иных источников питания), и пассивными, не требующими электропитания.</text:p>
          </table:table-cell>
          <table:table-cell table:number-columns-repeated="1022"/>
        </table:table-row>
        <table:table-row table:style-name="ro1">
          <table:table-cell office:value-type="string">
            <text:p>Камень керамический</text:p>
          </table:table-cell>
          <table:table-cell office:value-type="string">
            <text:p>Камень керамический - пустотелый строительный материал изготавливаемый из глинистого сырья с различными добавками. Камень керамический отличается от кирпича несколько большими размерами. По средней плотности камень керамический подразделяется на эффективные (не более 1450 кг/ м куб.) и условно эффективные (1450–1600 кг/ м куб.). Камень керамический различается также по марке, плотности и морозостойкости.</text:p>
          </table:table-cell>
          <table:table-cell table:number-columns-repeated="1022"/>
        </table:table-row>
        <table:table-row table:style-name="ro1">
          <table:table-cell office:value-type="string">
            <text:p>Камень поризованный</text:p>
          </table:table-cell>
          <table:table-cell office:value-type="string">
            <text:p>Камень поризованный – промежуточное положение между тяжёлыми и лёгкими бетоном занимает крупнопористый (беспесчаный) бетон, изготовляемый на плотном крупном заполнителе с поризованным при помощи газо- или пенообразователей цементным камнем.</text:p>
          </table:table-cell>
          <table:table-cell table:number-columns-repeated="1022"/>
        </table:table-row>
        <table:table-row table:style-name="ro1">
          <table:table-cell office:value-type="string">
            <text:p>Кирпич облицовочный</text:p>
          </table:table-cell>
          <table:table-cell office:value-type="string">
            <text:p>Кирпич облицовочный – фактурный или фасонный лицевой кирпич.</text:p>
          </table:table-cell>
          <table:table-cell table:number-columns-repeated="1022"/>
        </table:table-row>
        <table:table-row table:style-name="ro1">
          <table:table-cell office:value-type="string">
            <text:p>Кирпич строительный</text:p>
          </table:table-cell>
          <table:table-cell office:value-type="string">
            <text:p>Кирпич строительный – искусственный камень правильной формы, сформированный из минеральных материалов и приобретающий прочность, водостойкость и морозостойкость после обжига или обработки паром.</text:p>
          </table:table-cell>
          <table:table-cell table:number-columns-repeated="1022"/>
        </table:table-row>
        <table:table-row table:style-name="ro1">
          <table:table-cell office:value-type="string">
            <text:p>Кран грузоподъемный</text:p>
          </table:table-cell>
          <table:table-cell office:value-type="string">
            <text:p>Машина цикличного действия, предназначенная для подъема и перемещения груза в пространстве, подвешенного с помощью крюка или удерживаемого другим грузозахватным органом.</text:p>
          </table:table-cell>
          <table:table-cell table:number-columns-repeated="1022"/>
        </table:table-row>
        <table:table-row table:style-name="ro1">
          <table:table-cell office:value-type="string">
            <text:p>Несущая способность</text:p>
          </table:table-cell>
          <table:table-cell office:value-type="string">
            <text:p>Максимальная нагрузка, которую могут нести строительные конструкции, их элементы, а также грунты оснований без потери их функциональных качеств.</text:p>
          </table:table-cell>
          <table:table-cell table:number-columns-repeated="1022"/>
        </table:table-row>
        <table:table-row table:style-name="ro1">
          <table:table-cell office:value-type="string">
            <text:p>Несущие конструкции</text:p>
          </table:table-cell>
          <table:table-cell office:value-type="string">
            <text:p>Несущие конструкции – конструкции, воспринимающие основные нагрузки и обеспечивающие прочность, жесткость, и устойчивость зданий и сооружений.</text:p>
          </table:table-cell>
          <table:table-cell table:number-columns-repeated="1022"/>
        </table:table-row>
        <table:table-row table:style-name="ro1">
          <table:table-cell office:value-type="string">
            <text:p>Отражающая изоляция</text:p>
          </table:table-cell>
          <table:table-cell office:value-type="string">
            <text:p>Средство, служащее для уменьшения тепловых потерь, благодаря сокращению теплообмена между средами. Обычно состоит из двух частей: подложки и отражающего слоя. В качестве подложки используются материалы, обладающие хорошими теплоизолирующими свойствами. В основном пенополиэтилены (ППЭ и НПЭ), вспененный каучук, стелоткани. Отражающий слой выполняют из алюминиевой фольги или полипропиленовой металлизированной пленки. Отражающая изоляция применяется в промышленном строительстве, автомобилестроении, судостроении, для внутренней отделки помещений (в т. ч., саун и бань), монтаже вентиляционных систем и различного вида трубопроводов.</text:p>
          </table:table-cell>
          <table:table-cell table:number-columns-repeated="1022"/>
        </table:table-row>
        <table:table-row table:style-name="ro1">
          <table:table-cell office:value-type="string">
            <text:p>Пенополивинилхлорид</text:p>
          </table:table-cell>
          <table:table-cell office:value-type="string">
            <text:p>Пенополивинилхлорид - теплоизоляционный поропласт, получаемый поризацией поливинилхлоридных смол. Средняя плотность пенополивинилхлорида &lt; 100 кг/м3. Пенополивинилхлорид незначительно изменяет свои свойства при изменении температуры от +60 град.С до –60 град.С.</text:p>
          </table:table-cell>
          <table:table-cell table:number-columns-repeated="1022"/>
        </table:table-row>
        <table:table-row table:style-name="ro1">
          <table:table-cell office:value-type="string">
            <text:p>Перемычка клинчатая</text:p>
          </table:table-cell>
          <table:table-cell office:value-type="string">
            <text:p>Перемычка клинчатая - плоская перемычка арочного типа, выложенная из радиального или клинчатого кирпича. Перемычка клинчатая работает по принципу арки. Также применяется в печном, особенно каминном строительстве.</text:p>
          </table:table-cell>
          <table:table-cell table:number-columns-repeated="1022"/>
        </table:table-row>
        <table:table-row table:style-name="ro1">
          <table:table-cell office:value-type="string">
            <text:p>Рама железобетонная</text:p>
          </table:table-cell>
          <table:table-cell office:value-type="string">
            <text:p>Железобетонная конструкция, состоящая из колонн жестко закрепленных в фундаментах и балок.</text:p>
          </table:table-cell>
          <table:table-cell table:number-columns-repeated="1022"/>
        </table:table-row>
        <table:table-row table:style-name="ro1">
          <table:table-cell office:value-type="string">
            <text:p>Ростральная колонна</text:p>
          </table:table-cell>
          <table:table-cell office:value-type="string">
            <text:p>Отдельная, самостоятельная колонна, ствол которой украшен рострами, – скульптурными изображениями носовой части корабля.</text:p>
          </table:table-cell>
          <table:table-cell table:number-columns-repeated="1022"/>
        </table:table-row>
        <table:table-row table:style-name="ro1">
          <table:table-cell office:value-type="string">
            <text:p>Стекло армированное</text:p>
          </table:table-cell>
          <table:table-cell office:value-type="string">
            <text:p>Стекло армированное. В армированное стекло запресовывается отожженная, хромированная или никелерованная стальная проволока, которая служит каркасом, удерживающим мелкие осколки стекла при его повреждении.</text:p>
          </table:table-cell>
          <table:table-cell table:number-columns-repeated="1022"/>
        </table:table-row>
        <table:table-row table:style-name="ro1">
          <table:table-cell office:value-type="string">
            <text:p>Строительные работы</text:p>
          </table:table-cell>
          <table:table-cell office:value-type="string">
            <text:p>Производственная и хозяйственная деятельность, направленная на возведение, ремонт, реконструкцию зданий и сооружений.</text:p>
          </table:table-cell>
          <table:table-cell table:number-columns-repeated="1022"/>
        </table:table-row>
        <table:table-row table:style-name="ro1">
          <table:table-cell office:value-type="string">
            <text:p>Ударостойкое стекло</text:p>
          </table:table-cell>
          <table:table-cell office:value-type="string">
            <text:p>Защитное стекло, выдерживающее многократный удар свободно падающего тела с нормируемыми показателями.</text:p>
          </table:table-cell>
          <table:table-cell table:number-columns-repeated="1022"/>
        </table:table-row>
        <table:table-row table:style-name="ro1">
          <table:table-cell office:value-type="string">
            <text:p>Фасад вентилируемый</text:p>
          </table:table-cell>
          <table:table-cell office:value-type="string">
            <text:p>Фасад вентилируемый – в настоящее время все большее распространение получает конструкция фасада вентилируемого с применением панелей и дополнительного утеп-лителя. Такой фасад вентилируемый сочетает быстроту монтажа, высокое качество теплозащиты, долговечность, привлекательный внешний вид.</text:p>
          </table:table-cell>
          <table:table-cell table:number-columns-repeated="1022"/>
        </table:table-row>
        <table:table-row table:style-name="ro1">
          <table:table-cell office:value-type="string">
            <text:p>Чугун высокопрочный</text:p>
          </table:table-cell>
          <table:table-cell office:value-type="string">
            <text:p>Материал, в котором углерод присутствует в виде шарообразного графита. Маркировка – ВЧ.</text:p>
          </table:table-cell>
          <table:table-cell table:number-columns-repeated="1022"/>
        </table:table-row>
        <table:table-row table:style-name="ro1">
          <table:table-cell office:value-type="string">
            <text:p>Шлаки вулканические</text:p>
          </table:table-cell>
          <table:table-cell office:value-type="string">
            <text:p>Выброшенные из кратера и застывшие частицы сильно насыщенного газом вулканического расплава. Используются в качестве заполнителей для легких бетонов.</text:p>
          </table:table-cell>
          <table:table-cell table:number-columns-repeated="1022"/>
        </table:table-row>
        <table:table-row table:style-name="ro1">
          <table:table-cell office:value-type="string">
            <text:p>Электрооборудование</text:p>
          </table:table-cell>
          <table:table-cell office:value-type="string">
            <text:p>Любое оборудование, предназначенное для производства, преобразования, передачи, распределения или потребления электрической энергии. Например: машины, трансформаторы, аппараты, измерительные приборы, устройства защиты, кабельная продукция, электроприемники.</text:p>
          </table:table-cell>
          <table:table-cell table:number-columns-repeated="1022"/>
        </table:table-row>
        <table:table-row table:style-name="ro1">
          <table:table-cell office:value-type="string">
            <text:p>Автоклав проходной</text:p>
          </table:table-cell>
          <table:table-cell office:value-type="string">
            <text:p>Один из видов автоклавов (наряду с тупиковым). Оборудован двумя открывающимися торцевыми крышками, имеет двухстороннюю загрузку и выгрузку.</text:p>
          </table:table-cell>
          <table:table-cell table:number-columns-repeated="1022"/>
        </table:table-row>
        <table:table-row table:style-name="ro1">
          <table:table-cell office:value-type="string">
            <text:p>Автоклав тупиковый</text:p>
          </table:table-cell>
          <table:table-cell office:value-type="string">
            <text:p>Один из видов автоклавов (наряду с проходным). Оборудован одной торцевой крышкой, имеет одностороннюю загрузку и выгрузку.</text:p>
          </table:table-cell>
          <table:table-cell table:number-columns-repeated="1022"/>
        </table:table-row>
        <table:table-row table:style-name="ro1">
          <table:table-cell office:value-type="string">
            <text:p>Адиабатный процесс</text:p>
          </table:table-cell>
          <table:table-cell office:value-type="string">
            <text:p>Процесс, происходящий в физической системе без теплообмена с окружающей средой. Может быть осуществим в системе, окруженной теплоизолирующей (адиабатной) оболочкой, или должен протекать настолько быстро, чтобы за время процесса не произошло теплообмена между системой и окружающей средой.</text:p>
          </table:table-cell>
          <table:table-cell table:number-columns-repeated="1022"/>
        </table:table-row>
        <table:table-row table:style-name="ro1">
          <table:table-cell office:value-type="string">
            <text:p>Асфальтовая крошка</text:p>
          </table:table-cell>
          <table:table-cell office:value-type="string">
            <text:p>Продукт переработки старых асфальтовых покрытий, представляет из себя крошку с битумными остатками. Применяется в дорожном строительстве.</text:p>
          </table:table-cell>
          <table:table-cell table:number-columns-repeated="1022"/>
        </table:table-row>
        <table:table-row table:style-name="ro1">
          <table:table-cell office:value-type="string">
            <text:p>Бак расширительный</text:p>
          </table:table-cell>
          <table:table-cell office:value-type="string">
            <text:p>Емкость, находящаяся в системе водяного отопления, предназначенная для приема избытка воды, возникающего при ее нагревании.</text:p>
          </table:table-cell>
          <table:table-cell table:number-columns-repeated="1022"/>
        </table:table-row>
        <table:table-row table:style-name="ro1">
          <table:table-cell office:value-type="string">
            <text:p>Бетоны жаростойкие</text:p>
          </table:table-cell>
          <table:table-cell office:value-type="string">
            <text:p>Специальные бетоны, предназначенные для работы в условиях воздействия температур от 200 до 1800 град. Цельсия</text:p>
          </table:table-cell>
          <table:table-cell table:number-columns-repeated="1022"/>
        </table:table-row>
        <table:table-row table:style-name="ro1">
          <table:table-cell office:value-type="string">
            <text:p>Бетоны напрягающие</text:p>
          </table:table-cell>
          <table:table-cell office:value-type="string">
            <text:p>Специальные бетоны на основе напрягающего цемента, расширяющиеся при твердении и предназначенные для создания предварительного напряжения (самонапряжения) и конструкции при его твердении.</text:p>
          </table:table-cell>
          <table:table-cell table:number-columns-repeated="1022"/>
        </table:table-row>
        <table:table-row table:style-name="ro1">
          <table:table-cell office:value-type="string">
            <text:p>Бетоны специальные</text:p>
          </table:table-cell>
          <table:table-cell office:value-type="string">
            <text:p>Теплоизоляционные, жаростойкие, химически стойкие, радиационно-защитные, декоративные и др. Используются в конструкциях, работающих в особых условиях.</text:p>
          </table:table-cell>
          <table:table-cell table:number-columns-repeated="1022"/>
        </table:table-row>
        <table:table-row table:style-name="ro1">
          <table:table-cell office:value-type="string">
            <text:p>Вентильная головка</text:p>
          </table:table-cell>
          <table:table-cell office:value-type="string">
            <text:p>Узел водоразборной арматуры, обеспечивающий управление запорным элементом</text:p>
          </table:table-cell>
          <table:table-cell table:number-columns-repeated="1022"/>
        </table:table-row>
        <table:table-row table:style-name="ro1">
          <table:table-cell office:value-type="string">
            <text:p>Капитальный ремонт</text:p>
          </table:table-cell>
          <table:table-cell office:value-type="string">
            <text:p>Комплекс строительных и организационно-технических мероприятий, направленных на устранение физического износа сооружения, не связанный с изменением основных технико-экономических показателей здания и его функционального назначения.</text:p>
          </table:table-cell>
          <table:table-cell table:number-columns-repeated="1022"/>
        </table:table-row>
        <table:table-row table:style-name="ro1">
          <table:table-cell office:value-type="string">
            <text:p>Кирпич огнеупорный</text:p>
          </table:table-cell>
          <table:table-cell office:value-type="string">
            <text:p>Кирпич огнеупорный – белый, ровный кирпич, изготовленный из тугоплавкой глины, обладающий большой прочностью и повышенной огнестойкостью.</text:p>
          </table:table-cell>
          <table:table-cell table:number-columns-repeated="1022"/>
        </table:table-row>
        <table:table-row table:style-name="ro1">
          <table:table-cell office:value-type="string">
            <text:p>Краски минеральные</text:p>
          </table:table-cell>
          <table:table-cell office:value-type="string">
            <text:p>Окрасочные составы на основе неорганических вяжущих и клея. Подразделяются на известковые, силикатные, цементные и клеевые.</text:p>
          </table:table-cell>
          <table:table-cell table:number-columns-repeated="1022"/>
        </table:table-row>
        <table:table-row table:style-name="ro1">
          <table:table-cell office:value-type="string">
            <text:p>Обои металлические</text:p>
          </table:table-cell>
          <table:table-cell office:value-type="string">
            <text:p>Обои металлические - изготавливаются путем покрытия бумажной основы тонким слоем фольги, после чего на поверхность обоев наносится тиснение или рисунок.</text:p>
          </table:table-cell>
          <table:table-cell table:number-columns-repeated="1022"/>
        </table:table-row>
        <table:table-row table:style-name="ro1">
          <table:table-cell office:value-type="string">
            <text:p>Подсос капиллярный</text:p>
          </table:table-cell>
          <table:table-cell office:value-type="string">
            <text:p>Подсос капиллярный – перемещение жидкости внутри пористых материалов.</text:p>
          </table:table-cell>
          <table:table-cell table:number-columns-repeated="1022"/>
        </table:table-row>
        <table:table-row table:style-name="ro1">
          <table:table-cell office:value-type="string">
            <text:p>Покрытие чердачное</text:p>
          </table:table-cell>
          <table:table-cell office:value-type="string">
            <text:p>Покрытие чердачное образует пространство (проходное или полупроходное) над перекрытием верхнего этажа.</text:p>
          </table:table-cell>
          <table:table-cell table:number-columns-repeated="1022"/>
        </table:table-row>
        <table:table-row table:style-name="ro1">
          <table:table-cell office:value-type="string">
            <text:p>Ремонтопригодность</text:p>
          </table:table-cell>
          <table:table-cell office:value-type="string">
            <text:p>Свойство изделия, характеризующее его приспособленность к восстановлению исправности и сохранению заданной технической характеристики в результате предупреждения, выявления и устранения отказов. Показатель ремонтопригодности – среднее время ремонта на один отказ данного вида, а также трудоемкость и стоимость устранения отказов.</text:p>
          </table:table-cell>
          <table:table-cell table:number-columns-repeated="1022"/>
        </table:table-row>
        <table:table-row table:style-name="ro1">
          <table:table-cell office:value-type="string">
            <text:p>Стекло пулестойкое</text:p>
          </table:table-cell>
          <table:table-cell office:value-type="string">
            <text:p>Защитное стекло, выдерживающее воздействие огнестрельного оружия и препятствующее сквозному проникновению поражающего элемента.</text:p>
          </table:table-cell>
          <table:table-cell table:number-columns-repeated="1022"/>
        </table:table-row>
        <table:table-row table:style-name="ro1">
          <table:table-cell office:value-type="string">
            <text:p>Строчная застройка</text:p>
          </table:table-cell>
          <table:table-cell office:value-type="string">
            <text:p>Строчная застройка - расположение домов с разрывом между зданиями. При строчной застройке дома располагаются не по одной линии, а уступами.</text:p>
          </table:table-cell>
          <table:table-cell table:number-columns-repeated="1022"/>
        </table:table-row>
        <table:table-row table:style-name="ro1">
          <table:table-cell office:value-type="string">
            <text:p>Фасонное отверстие</text:p>
          </table:table-cell>
          <table:table-cell office:value-type="string">
            <text:p>Отверстие, форма которого отлична от круглой.</text:p>
          </table:table-cell>
          <table:table-cell table:number-columns-repeated="1022"/>
        </table:table-row>
        <table:table-row table:style-name="ro1">
          <table:table-cell office:value-type="string">
            <text:p>Электрическая сеть</text:p>
          </table:table-cell>
          <table:table-cell office:value-type="string">
            <text:p>Совокупность электроустановок для передачи и распределения электроэнергии, состоящая из подстанций, распределительных устройств, токопроводов, воздушных и кабельных линий электропередачи.</text:p>
          </table:table-cell>
          <table:table-cell table:number-columns-repeated="1022"/>
        </table:table-row>
        <table:table-row table:style-name="ro1">
          <table:table-cell office:value-type="string">
            <text:p>Электрическая цепь</text:p>
          </table:table-cell>
          <table:table-cell office:value-type="string">
            <text:p>Совокупность электрооборудования, соединенного проводами и кабелями, через которое может протекать электрический ток.</text:p>
          </table:table-cell>
          <table:table-cell table:number-columns-repeated="1022"/>
        </table:table-row>
        <table:table-row table:style-name="ro1">
          <table:table-cell office:value-type="string">
            <text:p>Агрессивная среда</text:p>
          </table:table-cell>
          <table:table-cell office:value-type="string">
            <text:p>В строительстве: среда, воздействие которой вызывает коррозию и, в конечном счете, разрушение строительного материала в изделии или конструкции. Может быть жидкой, газообразной, твердой.</text:p>
          </table:table-cell>
          <table:table-cell table:number-columns-repeated="1022"/>
        </table:table-row>
        <table:table-row table:style-name="ro1">
          <table:table-cell office:value-type="string">
            <text:p>Арматура спускная</text:p>
          </table:table-cell>
          <table:table-cell office:value-type="string">
            <text:p>Устройство, приводимое в действие вручную или автоматически, обеспечивающее слив воды. из смывного бачка в унитаз (напольную чашу).</text:p>
          </table:table-cell>
          <table:table-cell table:number-columns-repeated="1022"/>
        </table:table-row>
        <table:table-row table:style-name="ro1">
          <table:table-cell office:value-type="string">
            <text:p>Балка неразрезная</text:p>
          </table:table-cell>
          <table:table-cell office:value-type="string">
            <text:p>Балка неразрезная – балка, опирающаяся на несколько опор.</text:p>
          </table:table-cell>
          <table:table-cell table:number-columns-repeated="1022"/>
        </table:table-row>
        <table:table-row table:style-name="ro1">
          <table:table-cell office:value-type="string">
            <text:p>Бетоны силикатные</text:p>
          </table:table-cell>
          <table:table-cell office:value-type="string">
            <text:p>Бетоны на известковых вяжущих автоклавного и неавтоклавного твердения.</text:p>
          </table:table-cell>
          <table:table-cell table:number-columns-repeated="1022"/>
        </table:table-row>
        <table:table-row table:style-name="ro1">
          <table:table-cell office:value-type="string">
            <text:p>Блок керамический</text:p>
          </table:table-cell>
          <table:table-cell office:value-type="string">
            <text:p>Штучные пустотелые керамические изделия плотностью 1100–1300 кг/м куб.. Объем пустот составляет 15–40%%, водопоглощение 6–14%%, морозостойкость не менее 25 циклов. Выпускаются различных типоразмеров: для кладки стен, перегородок, перекрытий, ограждений и т. д. Основные размеры 250х120х140, 250х220х250 и 320х100х140.</text:p>
          </table:table-cell>
          <table:table-cell table:number-columns-repeated="1022"/>
        </table:table-row>
        <table:table-row table:style-name="ro1">
          <table:table-cell office:value-type="string">
            <text:p>Водопроницаемость</text:p>
          </table:table-cell>
          <table:table-cell office:value-type="string">
            <text:p>Водопроницаемость - физическая характеристика. Водопроницаемость измеряется коэффициентом фильтрации, т. е. количеством воды (в м куб.) прошедшим в течение 1 часа через объем равный 1 м куб. при разности давлений, установленной стандартом для данного материала.</text:p>
          </table:table-cell>
          <table:table-cell table:number-columns-repeated="1022"/>
        </table:table-row>
        <table:table-row table:style-name="ro1">
          <table:table-cell office:value-type="string">
            <text:p>Вяжущие воздушные</text:p>
          </table:table-cell>
          <table:table-cell office:value-type="string">
            <text:p>Группа вяжущих веществ (известь воздушная гашеная, известь молотая негашеная, гипсовые вяжущие, магнезиальные, растворимое стекло), которые способны твердеть, набирать прочность и сохранять ее только на воздухе.</text:p>
          </table:table-cell>
          <table:table-cell table:number-columns-repeated="1022"/>
        </table:table-row>
        <table:table-row table:style-name="ro1">
          <table:table-cell office:value-type="string">
            <text:p>Вяжущие материалы</text:p>
          </table:table-cell>
          <table:table-cell office:value-type="string">
            <text:p>Вяжущие материалы – цемент, глина, известь и т.п. Применяются в строительстве для изготовления бетонов и растворов, а также для скрепления отдельных элементов строительных конструкций.</text:p>
          </table:table-cell>
          <table:table-cell table:number-columns-repeated="1022"/>
        </table:table-row>
        <table:table-row table:style-name="ro1">
          <table:table-cell office:value-type="string">
            <text:p>Дом блокированный</text:p>
          </table:table-cell>
          <table:table-cell office:value-type="string">
            <text:p>Дом блокированный – малоэтажный жилой дом, состоящий из нескольких квартир с отдельными входами.</text:p>
          </table:table-cell>
          <table:table-cell table:number-columns-repeated="1022"/>
        </table:table-row>
        <table:table-row table:style-name="ro1">
          <table:table-cell office:value-type="string">
            <text:p>Известь воздушная</text:p>
          </table:table-cell>
          <table:table-cell office:value-type="string">
            <text:p>Воздушное вяжущее, получаемое путем обжига дробленых известковистых пород (известняка, мела, ракушечника и т. д.), содержащих не более 6%% глинистых компонентов. Получаемая известь носит название комовой, а после измельчения – молотой.</text:p>
          </table:table-cell>
          <table:table-cell table:number-columns-repeated="1022"/>
        </table:table-row>
        <table:table-row table:style-name="ro1">
          <table:table-cell office:value-type="string">
            <text:p>Кабельная галерея</text:p>
          </table:table-cell>
          <table:table-cell office:value-type="string">
            <text:p>Надземное/наземное/подземное горизонтальное/наклонное протяженное проходное сооружение, предназначенное для прокладки электрических кабелей.</text:p>
          </table:table-cell>
          <table:table-cell table:number-columns-repeated="1022"/>
        </table:table-row>
        <table:table-row table:style-name="ro1">
          <table:table-cell office:value-type="string">
            <text:p>Кабельный колодец</text:p>
          </table:table-cell>
          <table:table-cell office:value-type="string">
            <text:p>Кабельная камера, имеющая люк для входа в нее.</text:p>
          </table:table-cell>
          <table:table-cell table:number-columns-repeated="1022"/>
        </table:table-row>
        <table:table-row table:style-name="ro1">
          <table:table-cell office:value-type="string">
            <text:p>Кирпич клинкерный</text:p>
          </table:table-cell>
          <table:table-cell office:value-type="string">
            <text:p>Кирпич клинкерный - керамический строительный материал, изготовленный из глинистого сырья и обожженный до полного спекания. Кирпич клинкерный используется для мощения.</text:p>
          </table:table-cell>
          <table:table-cell table:number-columns-repeated="1022"/>
        </table:table-row>
        <table:table-row table:style-name="ro1">
          <table:table-cell office:value-type="string">
            <text:p>Кирпич полнотелый</text:p>
          </table:table-cell>
          <table:table-cell office:value-type="string">
            <text:p>Кирпич с минимальным объемом пустот (по ГОСТ 530-95 менее 13 %%). Используется для кладки внутренних и внешних стен, создания колонн, столбов и других различных конструкций, которые кроме собственного веса несут дополнительную нагрузку.</text:p>
          </table:table-cell>
          <table:table-cell table:number-columns-repeated="1022"/>
        </table:table-row>
        <table:table-row table:style-name="ro1">
          <table:table-cell office:value-type="string">
            <text:p>Кирпич пустотелый</text:p>
          </table:table-cell>
          <table:table-cell office:value-type="string">
            <text:p>Кирпич пустотелый – полый кирпич со сквозными каналами или полыми пространствами внутри.</text:p>
          </table:table-cell>
          <table:table-cell table:number-columns-repeated="1022"/>
        </table:table-row>
        <table:table-row table:style-name="ro1">
          <table:table-cell office:value-type="string">
            <text:p>Кирпич силикатный</text:p>
          </table:table-cell>
          <table:table-cell office:value-type="string">
            <text:p>Кирпич силикатный - строительный материал, изготавливаемый из смеси кварцевого песка и извести. Кирпич силикатный применяют при возведении несущих стен многоэтажных зданий.</text:p>
          </table:table-cell>
          <table:table-cell table:number-columns-repeated="1022"/>
        </table:table-row>
        <table:table-row table:style-name="ro1">
          <table:table-cell office:value-type="string">
            <text:p>Кора выветривания</text:p>
          </table:table-cell>
          <table:table-cell office:value-type="string">
            <text:p>Рыхлый поверхностный слой горных пород, образовавшийся в результате выветривания. Как правило, кора выветривания имеет глинистый состав.</text:p>
          </table:table-cell>
          <table:table-cell table:number-columns-repeated="1022"/>
        </table:table-row>
        <table:table-row table:style-name="ro1">
          <table:table-cell office:value-type="string">
            <text:p>Краски силикатные</text:p>
          </table:table-cell>
          <table:table-cell office:value-type="string">
            <text:p>Суспензия щелочестойких пигментов и наполнителей в виде сепарированного мела и талька, силикатизаторов в виде сухих цинковых белил или бората кальция (сухая пигментная часть) в водном растворе высокомодульного силиката калия (жидкое калийное стекло). Силикатные краски предназначаются для наружной и внутренней отделки зданий и сооружений путем окраски кирпичных, бетонных и оштукатуренных поверхностей.</text:p>
          </table:table-cell>
          <table:table-cell table:number-columns-repeated="1022"/>
        </table:table-row>
        <table:table-row table:style-name="ro1">
          <table:table-cell office:value-type="string">
            <text:p>Лестничная клетка</text:p>
          </table:table-cell>
          <table:table-cell office:value-type="string">
            <text:p>Лестничная клетка – вертикальный проем в перекрытиях здания, предназначенный для монтажа лестничных маршей.</text:p>
          </table:table-cell>
          <table:table-cell table:number-columns-repeated="1022"/>
        </table:table-row>
        <table:table-row table:style-name="ro1">
          <table:table-cell office:value-type="string">
            <text:p>Лестничный пролет</text:p>
          </table:table-cell>
          <table:table-cell office:value-type="string">
            <text:p>Лестничный пролет – пространство, ограниченное лестничными площадками.</text:p>
          </table:table-cell>
          <table:table-cell table:number-columns-repeated="1022"/>
        </table:table-row>
        <table:table-row table:style-name="ro1">
          <table:table-cell office:value-type="string">
            <text:p>Метлахская плитка</text:p>
          </table:table-cell>
          <table:table-cell office:value-type="string">
            <text:p>Обожженные до спекания плитки из глины с добавлением красителей. Лицевая сторона может быть рифленой, гладкой, со вдавленным рисунком и т. п. Укладывается на цементно-песчаную стяжку или специальные мастики. Название «метлахская плитка» произошло от наименования германского города Метлах, в котором было организовано первое промышленное производство.</text:p>
          </table:table-cell>
          <table:table-cell table:number-columns-repeated="1022"/>
        </table:table-row>
        <table:table-row table:style-name="ro1">
          <table:table-cell office:value-type="string">
            <text:p>Олифа натуральная</text:p>
          </table:table-cell>
          <table:table-cell office:value-type="string">
            <text:p>Олифа натуральная - пленкообразующее вещество. Олифа натуральная изготавливается из растительного масла (льняного, конопляного и т. д.) путем его термической обработки. Применяется олифа натуральная главным образом при производстве лакокрасочных материалов.</text:p>
          </table:table-cell>
          <table:table-cell table:number-columns-repeated="1022"/>
        </table:table-row>
        <table:table-row table:style-name="ro1">
          <table:table-cell office:value-type="string">
            <text:p>Планировка гибкая</text:p>
          </table:table-cell>
          <table:table-cell office:value-type="string">
            <text:p>Схема планировки, предусматривающая трансформацию размеров, взаимного размещения, конфигурации отдельных помещений как по вертикали, так и по горизонтали, обусловленную в основном функциональными требованиями. При необходимости позволяет расчленять внутреннее пространство легкими трансформирующимися элементами.</text:p>
          </table:table-cell>
          <table:table-cell table:number-columns-repeated="1022"/>
        </table:table-row>
        <table:table-row table:style-name="ro1">
          <table:table-cell office:value-type="string">
            <text:p>Плита камышитовая</text:p>
          </table:table-cell>
          <table:table-cell office:value-type="string">
            <text:p>Плита камышитовая (камышит). Теплоизоляционное изделие, изготовленное из стеблей тростника, камыша осенне-зимней рубки с прошивкой металлической проволокой.</text:p>
          </table:table-cell>
          <table:table-cell table:number-columns-repeated="1022"/>
        </table:table-row>
        <table:table-row table:style-name="ro1">
          <table:table-cell office:value-type="string">
            <text:p>Потолок подвесной</text:p>
          </table:table-cell>
          <table:table-cell office:value-type="string">
            <text:p>Потолок подвесной – совокупность конструктивно-отделочных элементов, образующих дополнительное укрытие, подвешиваемое к основному потолку.</text:p>
          </table:table-cell>
          <table:table-cell table:number-columns-repeated="1022"/>
        </table:table-row>
        <table:table-row table:style-name="ro1">
          <table:table-cell office:value-type="string">
            <text:p>Пудра алюминиевая</text:p>
          </table:table-cell>
          <table:table-cell office:value-type="string">
            <text:p>Тонко измельченный порошок алюминия, не растворимый в воде и в органических растворителях. Применяется в качестве пигмента, при производстве строительных материалов (газобетона), в пиротехнике. Состоит из чешуйчатых или каплеобразных частиц. Первые получают путем раздавливания, а вторые – распыления расплавленного алюминия.</text:p>
          </table:table-cell>
          <table:table-cell table:number-columns-repeated="1022"/>
        </table:table-row>
        <table:table-row table:style-name="ro1">
          <table:table-cell office:value-type="string">
            <text:p>Секретность замка</text:p>
          </table:table-cell>
          <table:table-cell office:value-type="string">
            <text:p>Количество различных комбинаций его запирающего устройства, каждая из которых соответствует только определенному ключу или коду.</text:p>
          </table:table-cell>
          <table:table-cell table:number-columns-repeated="1022"/>
        </table:table-row>
        <table:table-row table:style-name="ro1">
          <table:table-cell office:value-type="string">
            <text:p>Стекло закаленное</text:p>
          </table:table-cell>
          <table:table-cell office:value-type="string">
            <text:p>Стекло закаленное (сталинит). Стекло, многократно нагретое до температуры закалки (540-560 град.С) с последующим быстрым равномерным охлаждением воздухом.</text:p>
          </table:table-cell>
          <table:table-cell table:number-columns-repeated="1022"/>
        </table:table-row>
        <table:table-row table:style-name="ro1">
          <table:table-cell office:value-type="string">
            <text:p>Тормоз колодочный</text:p>
          </table:table-cell>
          <table:table-cell office:value-type="string">
            <text:p>Тормоз, у которого торможение осуществляется прижатием колодок к тормозному шкиву.</text:p>
          </table:table-cell>
          <table:table-cell table:number-columns-repeated="1022"/>
        </table:table-row>
        <table:table-row table:style-name="ro1">
          <table:table-cell office:value-type="string">
            <text:p>Ферма стропильная</text:p>
          </table:table-cell>
          <table:table-cell office:value-type="string">
            <text:p>Ферма стропильная - решетчатая несущая конструкция, служащая для перекрытия больших пролетов.</text:p>
          </table:table-cell>
          <table:table-cell table:number-columns-repeated="1022"/>
        </table:table-row>
        <table:table-row table:style-name="ro1">
          <table:table-cell office:value-type="string">
            <text:p>Цементный клинкер</text:p>
          </table:table-cell>
          <table:table-cell office:value-type="string">
            <text:p>Продукт, получаемый обжигом до спекания или плавления сырьевой смеси надлежащего состава и содержащий, главным образом, высокоосновные силикаты и (или) высоко- или низкоосновные алюминаты кальция.</text:p>
          </table:table-cell>
          <table:table-cell table:number-columns-repeated="1022"/>
        </table:table-row>
        <table:table-row table:style-name="ro1">
          <table:table-cell office:value-type="string">
            <text:p>Цементный раствор</text:p>
          </table:table-cell>
          <table:table-cell office:value-type="string">
            <text:p>Смесь цемента, песка и воды.</text:p>
          </table:table-cell>
          <table:table-cell table:number-columns-repeated="1022"/>
        </table:table-row>
        <table:table-row table:style-name="ro1">
          <table:table-cell office:value-type="string">
            <text:p>Черепица глиняная</text:p>
          </table:table-cell>
          <table:table-cell office:value-type="string">
            <text:p>Керамический кровельный материал, изготавливаемый из глинистого сырья с добавками. Один из древнейших кровельных материалов. Долговечен, огнестоек.</text:p>
          </table:table-cell>
          <table:table-cell table:number-columns-repeated="1022"/>
        </table:table-row>
        <table:table-row table:style-name="ro1">
          <table:table-cell office:value-type="string">
            <text:p>Штангенинструмент</text:p>
          </table:table-cell>
          <table:table-cell office:value-type="string">
            <text:p>Обобщенное название средств измерения и разметки внешних и внутренних размеров (штангенциркули, штангенрейсмасы, штангенглубиномеры и штангензубомеры). Представляет собой две измерительные поверхности (т. н. «губки»), между которыми устанавливается размер. Одна из губок составляет единое целое с линейкой (штангой), а другая – соединена с двигающейся по линейке рамкой. В целях повышения надежности штангенинструмент, как правило, изготовляется из материалов с высокой износостойкостью.</text:p>
          </table:table-cell>
          <table:table-cell table:number-columns-repeated="1022"/>
        </table:table-row>
        <table:table-row table:style-name="ro1">
          <table:table-cell office:value-type="string">
            <text:p>Авторский надзор</text:p>
          </table:table-cell>
          <table:table-cell office:value-type="string">
            <text:p>Контроль со стороны авторов проекта за соответствием строящегося объекта проектно-сметной документации. Авторский надзор осуществляется на протяжении всего периода строительства и приемки объекта.</text:p>
          </table:table-cell>
          <table:table-cell table:number-columns-repeated="1022"/>
        </table:table-row>
        <table:table-row table:style-name="ro1">
          <table:table-cell office:value-type="string">
            <text:p>Агрегат насосный</text:p>
          </table:table-cell>
          <table:table-cell office:value-type="string">
            <text:p>Агрегат насосный – совокупность устройств, состоящая обычно из насоса, двигателя и передачи.</text:p>
          </table:table-cell>
          <table:table-cell table:number-columns-repeated="1022"/>
        </table:table-row>
        <table:table-row table:style-name="ro1">
          <table:table-cell office:value-type="string">
            <text:p>Вата базальтовая</text:p>
          </table:table-cell>
          <table:table-cell office:value-type="string">
            <text:p>Теплоизоляционный материал, состоящий из тонкого базальтового волокна. Волокна получают в результате расплавления вулканической породы при 1500 град.С с последующим раздувом расплава и добавлением в неё связующих компонентов и водоотталкивающих веществ.</text:p>
          </table:table-cell>
          <table:table-cell table:number-columns-repeated="1022"/>
        </table:table-row>
        <table:table-row table:style-name="ro1">
          <table:table-cell office:value-type="string">
            <text:p>Вата минеральная</text:p>
          </table:table-cell>
          <table:table-cell office:value-type="string">
            <text:p>Теплоизоляционный материал в виде слабо уплотненной массы стекловидных волокон. Получают из силикатных расплавов на основе доменных шлаков, а также из смесей осадочных (мергель, доломит, известняк) и изверженных (диабаз, базальт, порфирит и т. д.) горных пород.</text:p>
          </table:table-cell>
          <table:table-cell table:number-columns-repeated="1022"/>
        </table:table-row>
        <table:table-row table:style-name="ro1">
          <table:table-cell office:value-type="string">
            <text:p>Вата целлюлозная</text:p>
          </table:table-cell>
          <table:table-cell office:value-type="string">
            <text:p>Древесный волокнистый материал. Изготовляется из макулатуры. 80%% эковаты состоит из газетной бумаги, а 20%% эковаты составляют нелетучие, добавки, служащие антисептиками и антипиренами.</text:p>
          </table:table-cell>
          <table:table-cell table:number-columns-repeated="1022"/>
        </table:table-row>
        <table:table-row table:style-name="ro1">
          <table:table-cell office:value-type="string">
            <text:p>Вибропрессование</text:p>
          </table:table-cell>
          <table:table-cell office:value-type="string">
            <text:p>Способ уплотнения бетонной смеси путем приложения к ней вибрационных нагрузок и статического давления.</text:p>
          </table:table-cell>
          <table:table-cell table:number-columns-repeated="1022"/>
        </table:table-row>
        <table:table-row table:style-name="ro1">
          <table:table-cell office:value-type="string">
            <text:p>Воздушная завеса</text:p>
          </table:table-cell>
          <table:table-cell office:value-type="string">
            <text:p>Вентиляционная установка, расположенная у ворот здания, предотвращающая поступление в него холодного наружнего воздуха.</text:p>
          </table:table-cell>
          <table:table-cell table:number-columns-repeated="1022"/>
        </table:table-row>
        <table:table-row table:style-name="ro1">
          <table:table-cell office:value-type="string">
            <text:p>Вяжущие вещества</text:p>
          </table:table-cell>
          <table:table-cell office:value-type="string">
            <text:p>Вещества, выполняющие функцию цементирующего компонента. По происхождению вяжущие вещества могут быть как органическими, так и неорганическими.</text:p>
          </table:table-cell>
          <table:table-cell table:number-columns-repeated="1022"/>
        </table:table-row>
        <table:table-row table:style-name="ro1">
          <table:table-cell office:value-type="string">
            <text:p>Гайка барашковая</text:p>
          </table:table-cell>
          <table:table-cell office:value-type="string">
            <text:p>Гайка с выступами, обеспечивающими ее затягивание без применения гаечного ключа.</text:p>
          </table:table-cell>
          <table:table-cell table:number-columns-repeated="1022"/>
        </table:table-row>
        <table:table-row table:style-name="ro1">
          <table:table-cell office:value-type="string">
            <text:p>Гигроскопичность</text:p>
          </table:table-cell>
          <table:table-cell office:value-type="string">
            <text:p>Способность материалов к поглощению атмосферной влаги.</text:p>
          </table:table-cell>
          <table:table-cell table:number-columns-repeated="1022"/>
        </table:table-row>
        <table:table-row table:style-name="ro1">
          <table:table-cell office:value-type="string">
            <text:p>Глиняный раствор</text:p>
          </table:table-cell>
          <table:table-cell office:value-type="string">
            <text:p>Глиняный раствор - кладочный раствор из глины, песка и воды. Глиняный раствор применяется при кладке печей, каминов, очагов и дымовых труб.</text:p>
          </table:table-cell>
          <table:table-cell table:number-columns-repeated="1022"/>
        </table:table-row>
        <table:table-row table:style-name="ro1">
          <table:table-cell office:value-type="string">
            <text:p>Доводчик дверной</text:p>
          </table:table-cell>
          <table:table-cell office:value-type="string">
            <text:p>Доводчик дверной – устройство регулирующее скорость открытия или закрытия дверей.</text:p>
          </table:table-cell>
          <table:table-cell table:number-columns-repeated="1022"/>
        </table:table-row>
        <table:table-row table:style-name="ro1">
          <table:table-cell office:value-type="string">
            <text:p>Завертка оконная</text:p>
          </table:table-cell>
          <table:table-cell office:value-type="string">
            <text:p>Элемент оконной фурнитуры, служащий для запирания окон с одной стороны при помощи вращения ручки.</text:p>
          </table:table-cell>
          <table:table-cell table:number-columns-repeated="1022"/>
        </table:table-row>
        <table:table-row table:style-name="ro1">
          <table:table-cell office:value-type="string">
            <text:p>Завеса воздушная</text:p>
          </table:table-cell>
          <table:table-cell office:value-type="string">
            <text:p>Устройство в системе местной приточной вентиляции, служащее для предотвращения поступления наружного холодного воздуха в производственное помещение через открытые проемы (двери или ворота) промышленного здания. Состоит из воздуховодов, через которые под углом к плоскости проема и стремящемуся проникнуть в помещение потоку вентилятором нагнетается воздух. Если этот воздух предварительно подогревается; такое устройство называется воздушной тепловой завесой. Воздушной завесой называют и непосредственно подаваемый системой местной приточной вентиляции воздушный поток, препятствующий доступу в помещения наружного холодного воздуха.</text:p>
          </table:table-cell>
          <table:table-cell table:number-columns-repeated="1022"/>
        </table:table-row>
        <table:table-row table:style-name="ro1">
          <table:table-cell office:value-type="string">
            <text:p>Земляное полотно</text:p>
          </table:table-cell>
          <table:table-cell office:value-type="string">
            <text:p>Сооружение, служащее основанием верхнего строения железнодорожного пути или дорожной одежды автомобильной дороги. Служит для восприятия и равномерного распределения на нижележащий естесственный грунт нагрузки от транспортных средств, а также рельсов, шпал и балласта (на железной дороге) и дорожной одежды (на автомобильной дороге). Один из главных элементов дороги, от состояния которого во многом зависит исправность железнодорожного пути и дорожной одежды.</text:p>
          </table:table-cell>
          <table:table-cell table:number-columns-repeated="1022"/>
        </table:table-row>
        <table:table-row table:style-name="ro1">
          <table:table-cell office:value-type="string">
            <text:p>Кабельная камера</text:p>
          </table:table-cell>
          <table:table-cell office:value-type="string">
            <text:p>Подземное кабельное сооружение, закрываемое глухой съемной плитой, предназначенное для укладки кабельных муфт или для протяжки кабелей в блоки.</text:p>
          </table:table-cell>
          <table:table-cell table:number-columns-repeated="1022"/>
        </table:table-row>
        <table:table-row table:style-name="ro1">
          <table:table-cell office:value-type="string">
            <text:p>Кирпич лекальный</text:p>
          </table:table-cell>
          <table:table-cell office:value-type="string">
            <text:p>Изготовленный по специальным рисункам и вытесанный по лекалу кирпич, применяемый для декоративной отделки карнизов, углов, арок. На профессиональном языке каменщиков – штучный набор.</text:p>
          </table:table-cell>
          <table:table-cell table:number-columns-repeated="1022"/>
        </table:table-row>
        <table:table-row table:style-name="ro1">
          <table:table-cell office:value-type="string">
            <text:p>Кирпич фактурный</text:p>
          </table:table-cell>
          <table:table-cell office:value-type="string">
            <text:p>Кирпич фактурный – облицовочный кирпич с рельефным рисунком на лицевой поверхности</text:p>
          </table:table-cell>
          <table:table-cell table:number-columns-repeated="1022"/>
        </table:table-row>
        <table:table-row table:style-name="ro1">
          <table:table-cell office:value-type="string">
            <text:p>Краски цементные</text:p>
          </table:table-cell>
          <table:table-cell office:value-type="string">
            <text:p>Водные суспензии, состоящие из смеси белого портландцемента со щелочестойкими пигментами и некоторыми добавками для улучшения свойств.</text:p>
          </table:table-cell>
          <table:table-cell table:number-columns-repeated="1022"/>
        </table:table-row>
        <table:table-row table:style-name="ro1">
          <table:table-cell office:value-type="string">
            <text:p>Лондонская штора</text:p>
          </table:table-cell>
          <table:table-cell office:value-type="string">
            <text:p>Лондонская штора – штора из мягкой ткани, основание которой в поднятом положении образует свободную гирлянду.</text:p>
          </table:table-cell>
          <table:table-cell table:number-columns-repeated="1022"/>
        </table:table-row>
        <table:table-row table:style-name="ro1">
          <table:table-cell office:value-type="string">
            <text:p>Нивелирная рейка</text:p>
          </table:table-cell>
          <table:table-cell office:value-type="string">
            <text:p>Деревянный брус прямоугольного или двутаврового сечения длиной 3-4 м. с нанесённой на лицевую поверхность шкалой.</text:p>
          </table:table-cell>
          <table:table-cell table:number-columns-repeated="1022"/>
        </table:table-row>
        <table:table-row table:style-name="ro1">
          <table:table-cell office:value-type="string">
            <text:p>Нивелирный репер</text:p>
          </table:table-cell>
          <table:table-cell office:value-type="string">
            <text:p>Геодезический знак, определяющий пункт нивелирной сети.</text:p>
          </table:table-cell>
          <table:table-cell table:number-columns-repeated="1022"/>
        </table:table-row>
        <table:table-row table:style-name="ro1">
          <table:table-cell office:value-type="string">
            <text:p>Обои текстильные</text:p>
          </table:table-cell>
          <table:table-cell office:value-type="string">
            <text:p>Обои текстильные представляют собой бумажное полотно, ламинированное нитями из натуральных или смешанных волокон, либо натуральной тканью.</text:p>
          </table:table-cell>
          <table:table-cell table:number-columns-repeated="1022"/>
        </table:table-row>
        <table:table-row table:style-name="ro1">
          <table:table-cell office:value-type="string">
            <text:p>Отбойный молоток</text:p>
          </table:table-cell>
          <table:table-cell office:value-type="string">
            <text:p>Механический ручной инструмент ударного действия, служащий в горном деле для разрушения некрепких горных пород и в строительстве – для разрыхления мерзлых грунтов, разборки бетонных фундаментов, асфальтовых и бетонных покрытий и т.п. Исполнительный орган – пика, долото или лопата в зависимости от вида выполняемых работ и характеристики разрушаемого массива. Отбойные молотки бывают пневматическими, электрическими, гидравлическими и с приводом от бензинового двигателя внутреннего сгорания.</text:p>
          </table:table-cell>
          <table:table-cell table:number-columns-repeated="1022"/>
        </table:table-row>
        <table:table-row table:style-name="ro1">
          <table:table-cell office:value-type="string">
            <text:p>Подпорная стенка</text:p>
          </table:table-cell>
          <table:table-cell office:value-type="string">
            <text:p>Подпорная стенка - железобетонная, бутовая, металлическая или деревянная конструкция. Подпорная стенка удерживает от обрушения находящийся за ней массив грунта.</text:p>
          </table:table-cell>
          <table:table-cell table:number-columns-repeated="1022"/>
        </table:table-row>
        <table:table-row table:style-name="ro1">
          <table:table-cell office:value-type="string">
            <text:p>Потолок натяжной</text:p>
          </table:table-cell>
          <table:table-cell office:value-type="string">
            <text:p>Потолок натяжной – прочное полотно из термопластичного ПВХ, котрое монтируется ниже "черного" потолка и скрывает его неровности.</text:p>
          </table:table-cell>
          <table:table-cell table:number-columns-repeated="1022"/>
        </table:table-row>
        <table:table-row table:style-name="ro1">
          <table:table-cell office:value-type="string">
            <text:p>Раствор холодный</text:p>
          </table:table-cell>
          <table:table-cell office:value-type="string">
            <text:p>Раствор холодный. Для приготовлении такого раствора в качестве заполнителя используется природный, чаще всего кварцевый, песок с максимальной крупностью до 5 мм. При использовании раствора холодного толщина швов кирпичной кладки должна находиться в пределах 10-12 мм.</text:p>
          </table:table-cell>
          <table:table-cell table:number-columns-repeated="1022"/>
        </table:table-row>
        <table:table-row table:style-name="ro1">
          <table:table-cell office:value-type="string">
            <text:p>Самцовый фронтон</text:p>
          </table:table-cell>
          <table:table-cell office:value-type="string">
            <text:p>Бревенчатый фронтон.</text:p>
          </table:table-cell>
          <table:table-cell table:number-columns-repeated="1022"/>
        </table:table-row>
        <table:table-row table:style-name="ro1">
          <table:table-cell office:value-type="string">
            <text:p>Сейф огнестойкий</text:p>
          </table:table-cell>
          <table:table-cell office:value-type="string">
            <text:p>Устройство с площадью основания изнутри не более 2 кв.м, предназначенное для хранения ценностей, документов и носителей информации, устойчивое к взлому и воздействию опасных факторов пожара.</text:p>
          </table:table-cell>
          <table:table-cell table:number-columns-repeated="1022"/>
        </table:table-row>
        <table:table-row table:style-name="ro1">
          <table:table-cell office:value-type="string">
            <text:p>Сетки стеклянные</text:p>
          </table:table-cell>
          <table:table-cell office:value-type="string">
            <text:p>Сетки стеклянные – армирующие элементы штукатурок и стяжек полов. Основа сеток стеклянных — стекловокнистые нити.</text:p>
          </table:table-cell>
          <table:table-cell table:number-columns-repeated="1022"/>
        </table:table-row>
        <table:table-row table:style-name="ro1">
          <table:table-cell office:value-type="string">
            <text:p>Сухая штукатурка</text:p>
          </table:table-cell>
          <table:table-cell office:value-type="string">
            <text:p>Представляет собой лист, состоящий из двух слоев строительной бумаги(картона) и гипсового сердечника. Из общей массы листа примерно 93%% приходится на двуводный гипс, 6%% — на картон, 1%% массы образован за счет влаги, крахмала и органического поверхностно-активного вещества.</text:p>
          </table:table-cell>
          <table:table-cell table:number-columns-repeated="1022"/>
        </table:table-row>
        <table:table-row table:style-name="ro1">
          <table:table-cell office:value-type="string">
            <text:p>Теплопроводность</text:p>
          </table:table-cell>
          <table:table-cell office:value-type="string">
            <text:p>Теплопроводность – способность материала передавать тепло от одной своей части к другой в силу теплового движения молекул. Передача тепла в материале осуществляется кондукцией (путем контакта частиц материала), конвекцией (движением воздуха или другого газа в порах материала) и лучеиспусканием. Размерность теплопроводности Вт/мК.</text:p>
          </table:table-cell>
          <table:table-cell table:number-columns-repeated="1022"/>
        </table:table-row>
        <table:table-row table:style-name="ro1">
          <table:table-cell office:value-type="string">
            <text:p>Тормоз ленточный</text:p>
          </table:table-cell>
          <table:table-cell office:value-type="string">
            <text:p>Тормоз, у которого торможение осуществляется прижатием ленты к тормозному шкиву.</text:p>
          </table:table-cell>
          <table:table-cell table:number-columns-repeated="1022"/>
        </table:table-row>
        <table:table-row table:style-name="ro1">
          <table:table-cell office:value-type="string">
            <text:p>Фальцевая кровля</text:p>
          </table:table-cell>
          <table:table-cell office:value-type="string">
            <text:p>Кровля из листовой и рулонной оцинкованной стали, а также из стали с полимерным покрытием, в которой соединение отдельных элементов покрытия выполнены с помощью фальцев.</text:p>
          </table:table-cell>
          <table:table-cell table:number-columns-repeated="1022"/>
        </table:table-row>
        <table:table-row table:style-name="ro1">
          <table:table-cell office:value-type="string">
            <text:p>Электроустановка</text:p>
          </table:table-cell>
          <table:table-cell office:value-type="string">
            <text:p>Любое сочетание взаимосвязанного электрооборудования в пределах данного пространства или помещения.</text:p>
          </table:table-cell>
          <table:table-cell table:number-columns-repeated="1022"/>
        </table:table-row>
        <table:table-row table:style-name="ro1">
          <table:table-cell office:value-type="string">
            <text:p>Автобетононасос</text:p>
          </table:table-cell>
          <table:table-cell office:value-type="string">
            <text:p>Бетононасос (машина для транспортирования бетонной смеси по трубопроводам (шлангам) к месту ее укладки), смонтированный на автомобильном шасси.</text:p>
          </table:table-cell>
          <table:table-cell table:number-columns-repeated="1022"/>
        </table:table-row>
        <table:table-row table:style-name="ro1">
          <table:table-cell office:value-type="string">
            <text:p>Анкер распорный</text:p>
          </table:table-cell>
          <table:table-cell office:value-type="string">
            <text:p>Анкер с внутренней резьбой. В процессе ввинчивания в него вставного элемента разжимается и надежно закрепляется в гнезде. Используется преимущественно для твердых оснований.</text:p>
          </table:table-cell>
          <table:table-cell table:number-columns-repeated="1022"/>
        </table:table-row>
        <table:table-row table:style-name="ro1">
          <table:table-cell office:value-type="string">
            <text:p>Атакситовый лед</text:p>
          </table:table-cell>
          <table:table-cell office:value-type="string">
            <text:p>Одна из разновидностей внутригрунтового льда.</text:p>
          </table:table-cell>
          <table:table-cell table:number-columns-repeated="1022"/>
        </table:table-row>
        <table:table-row table:style-name="ro1">
          <table:table-cell office:value-type="string">
            <text:p>Бетоносмеситель</text:p>
          </table:table-cell>
          <table:table-cell office:value-type="string">
            <text:p>Бетоносмеситель – строительный механизм, предназначенный для приготовления бетонной смеси посредством перемешиванием ее компонентов (вяжущего, заполнителей и воды).</text:p>
          </table:table-cell>
          <table:table-cell table:number-columns-repeated="1022"/>
        </table:table-row>
        <table:table-row table:style-name="ro1">
          <table:table-cell office:value-type="string">
            <text:p>Вата стеклянная</text:p>
          </table:table-cell>
          <table:table-cell office:value-type="string">
            <text:p>Рыхлый материал, состоящий из переплетенных между собой тонких стеклянных волокон. Сырьем для получения служат кварцевый песок, известняк, кальцинированная сода. Используется для изготовления теплоизоляционных материалов.</text:p>
          </table:table-cell>
          <table:table-cell table:number-columns-repeated="1022"/>
        </table:table-row>
        <table:table-row table:style-name="ro1">
          <table:table-cell office:value-type="string">
            <text:p>Висячее крыльцо</text:p>
          </table:table-cell>
          <table:table-cell office:value-type="string">
            <text:p>Висячее крыльцо – крыльцо, опирающееся на консольные выпуски бревен-кронштейнов.</text:p>
          </table:table-cell>
          <table:table-cell table:number-columns-repeated="1022"/>
        </table:table-row>
        <table:table-row table:style-name="ro1">
          <table:table-cell office:value-type="string">
            <text:p>Время твердения</text:p>
          </table:table-cell>
          <table:table-cell office:value-type="string">
            <text:p>Время твердения – применительно к бетонной смеси время, через которое бетон теряет пластичность и приобретает необходимую прочность.</text:p>
          </table:table-cell>
          <table:table-cell table:number-columns-repeated="1022"/>
        </table:table-row>
        <table:table-row table:style-name="ro1">
          <table:table-cell office:value-type="string">
            <text:p>Галерея висячая</text:p>
          </table:table-cell>
          <table:table-cell office:value-type="string">
            <text:p>Галерея, поддерживаемая консольными выпусками из здания.</text:p>
          </table:table-cell>
          <table:table-cell table:number-columns-repeated="1022"/>
        </table:table-row>
        <table:table-row table:style-name="ro1">
          <table:table-cell office:value-type="string">
            <text:p>Дорожная одежда</text:p>
          </table:table-cell>
          <table:table-cell office:value-type="string">
            <text:p>Инженерная конструкция из нескольких слоев различных дорожно-строительных материалов, предназначенная для движения автотранспорта.</text:p>
          </table:table-cell>
          <table:table-cell table:number-columns-repeated="1022"/>
        </table:table-row>
        <table:table-row table:style-name="ro1">
          <table:table-cell office:value-type="string">
            <text:p>Жилые помещения</text:p>
          </table:table-cell>
          <table:table-cell office:value-type="string">
            <text:p>Жилые дома, коттеджи, дачные постройки, предназначенные для постоянного проживания, а также отдельные квартиры, зарегистрированные в соответствующих государственных органах.</text:p>
          </table:table-cell>
          <table:table-cell table:number-columns-repeated="1022"/>
        </table:table-row>
        <table:table-row table:style-name="ro1">
          <table:table-cell office:value-type="string">
            <text:p>Замковый камень</text:p>
          </table:table-cell>
          <table:table-cell office:value-type="string">
            <text:p>Завершающий свод или арку верхний центральный камень. Представляет собой клиновидный блок или кирпич, несколько выступающий из плоскости.</text:p>
          </table:table-cell>
          <table:table-cell table:number-columns-repeated="1022"/>
        </table:table-row>
        <table:table-row table:style-name="ro1">
          <table:table-cell office:value-type="string">
            <text:p>Золотое сечение</text:p>
          </table:table-cell>
          <table:table-cell office:value-type="string">
            <text:p>Золотое сечение издревле используется при нахождении максимально уравновешенных пропорций между архитектурными частями зданий или частями архитектурных сооружений. Принцип Золотого сечения заключается в следующем: деление целого на две неравные части пропорционально в том случае, когда меньшая часть – «минор» (примерно 38%%), относится к большей части – «майор» (примерно 62%%), так, как большая («майор») к целому и наоборот.</text:p>
          </table:table-cell>
          <table:table-cell table:number-columns-repeated="1022"/>
        </table:table-row>
        <table:table-row table:style-name="ro1">
          <table:table-cell office:value-type="string">
            <text:p>Известь гашеная</text:p>
          </table:table-cell>
          <table:table-cell office:value-type="string">
            <text:p>Известь гидратная, известь пушонка. Получают из комовой или молотой извести путем гашениея ее водой. Если количество воды составляет 60–80%% от массы извести, комки распадаются на тонкодисперсные частицы и образуется известь пушонка. При дальнейшем разбавлении водой получают соответственно известковое тесто и известковое молоко. Применяется для приготовления кладочных и штукатурных растворов, а также в бетонах невысоких марок, используемых в сухих условиях. Известь пушонка используется для приготовления сухих смесей.</text:p>
          </table:table-cell>
          <table:table-cell table:number-columns-repeated="1022"/>
        </table:table-row>
        <table:table-row table:style-name="ro1">
          <table:table-cell office:value-type="string">
            <text:p>Известь кипелка</text:p>
          </table:table-cell>
          <table:table-cell office:value-type="string">
            <text:p>Молотая негашеная известь. Получается при механическом измельчении комовой извести. При взаимодействии ее с водой выделяется значительное количество тепла.</text:p>
          </table:table-cell>
          <table:table-cell table:number-columns-repeated="1022"/>
        </table:table-row>
        <table:table-row table:style-name="ro1">
          <table:table-cell office:value-type="string">
            <text:p>Кабельная шахта</text:p>
          </table:table-cell>
          <table:table-cell office:value-type="string">
            <text:p>Вертикальное кабельное сооружение, у которого высота в несколько раз больше стороны сечения, снабженное скобами или лестницей для передвижения людей.</text:p>
          </table:table-cell>
          <table:table-cell table:number-columns-repeated="1022"/>
        </table:table-row>
        <table:table-row table:style-name="ro1">
          <table:table-cell office:value-type="string">
            <text:p>Кабельный канал</text:p>
          </table:table-cell>
          <table:table-cell office:value-type="string">
            <text:p>Закрытое и заглубленное в грунт, пол, перекрытие и т.п. непроходное сооружение, предназначенное для размещения в нем электрических кабелей.</text:p>
          </table:table-cell>
          <table:table-cell table:number-columns-repeated="1022"/>
        </table:table-row>
        <table:table-row table:style-name="ro1">
          <table:table-cell office:value-type="string">
            <text:p>Кабельный лоток</text:p>
          </table:table-cell>
          <table:table-cell office:value-type="string">
            <text:p>Открытая конструкция, предназначенная для прокладки проводов и кабелей.</text:p>
          </table:table-cell>
          <table:table-cell table:number-columns-repeated="1022"/>
        </table:table-row>
        <table:table-row table:style-name="ro1">
          <table:table-cell office:value-type="string">
            <text:p>Каолиновая вата</text:p>
          </table:table-cell>
          <table:table-cell office:value-type="string">
            <text:p>Каолиновая вата и изделия на ее основе – высокотемпературная (температура применения до 1100-1250 град. C) теплоизоизоляция, применяемая в различных отраслях промышленности. Сырьем для ее производства служат технический глинозем и кварцевый песок. Средняя плотность каолиновой ваты 80 кг/куб. м. Она устойчива к вибрации, инертна к воде, водяному пару, маслам и кислотам, обладает высокими электроизоляционными свойствами, практически не меняющимися с повышением температуры до 700-800 град. C. Каолиновая вата поставляется в рулонах и в виде изделий различной формы.</text:p>
          </table:table-cell>
          <table:table-cell table:number-columns-repeated="1022"/>
        </table:table-row>
        <table:table-row table:style-name="ro1">
          <table:table-cell office:value-type="string">
            <text:p>Кирпич фасадный</text:p>
          </table:table-cell>
          <table:table-cell office:value-type="string">
            <text:p>Кирпич фасадный – см. кирпич лицевой</text:p>
          </table:table-cell>
          <table:table-cell table:number-columns-repeated="1022"/>
        </table:table-row>
        <table:table-row table:style-name="ro1">
          <table:table-cell office:value-type="string">
            <text:p>Кирпич фасонный</text:p>
          </table:table-cell>
          <table:table-cell office:value-type="string">
            <text:p>Кирпич фасонный – облицовочный кирпич, предназначенный для кладки сложных форм: окон, подоконников, арок, столбов, заборов и т.п.</text:p>
          </table:table-cell>
          <table:table-cell table:number-columns-repeated="1022"/>
        </table:table-row>
        <table:table-row table:style-name="ro1">
          <table:table-cell office:value-type="string">
            <text:p>Кирпич шамотный</text:p>
          </table:table-cell>
          <table:table-cell office:value-type="string">
            <text:p>Кирпич шамотный – огнеупорный кирпич, выдерживающий температуру до 1600 град.С.</text:p>
          </table:table-cell>
          <table:table-cell table:number-columns-repeated="1022"/>
        </table:table-row>
        <table:table-row table:style-name="ro1">
          <table:table-cell office:value-type="string">
            <text:p>Коррозия бетона</text:p>
          </table:table-cell>
          <table:table-cell office:value-type="string">
            <text:p>Ухудшение характеристик и свойств бетона в результате вымывания (выщелачивания) из него растворимых составных частей (коррозия первого вида); образования продуктов коррозии, не обладающих вяжущими свойствами (коррозия второго вида), и накопления малорастворимых кристаллизующихся солей, увеличивающих объем его твердой фазы (коррозия третьего вида).</text:p>
          </table:table-cell>
          <table:table-cell table:number-columns-repeated="1022"/>
        </table:table-row>
        <table:table-row table:style-name="ro1">
          <table:table-cell office:value-type="string">
            <text:p>Краски масляные</text:p>
          </table:table-cell>
          <table:table-cell office:value-type="string">
            <text:p>Суспензии пигментов и наполнителей в олифах. Выпускаются густотертыми или готовыми к употреблению.</text:p>
          </table:table-cell>
          <table:table-cell table:number-columns-repeated="1022"/>
        </table:table-row>
        <table:table-row table:style-name="ro1">
          <table:table-cell office:value-type="string">
            <text:p>Металлочерепица</text:p>
          </table:table-cell>
          <table:table-cell office:value-type="string">
            <text:p>Металлочерепица представляет собой профилированный оцинкованный стальной лист, с двух сторон покрытый полимерными защитными, декоративными составами. Внешне металлочерепица напоминает традиционную керамическую черепицу.</text:p>
          </table:table-cell>
          <table:table-cell table:number-columns-repeated="1022"/>
        </table:table-row>
        <table:table-row table:style-name="ro1">
          <table:table-cell office:value-type="string">
            <text:p>Момент грузовой</text:p>
          </table:table-cell>
          <table:table-cell office:value-type="string">
            <text:p>Произведение величии вылета L и соответствующей ему грузоподъемности Q.</text:p>
          </table:table-cell>
          <table:table-cell table:number-columns-repeated="1022"/>
        </table:table-row>
        <table:table-row table:style-name="ro1">
          <table:table-cell office:value-type="string">
            <text:p>Морозостойкость</text:p>
          </table:table-cell>
          <table:table-cell office:value-type="string">
            <text:p>Способность материала после насыщения его водой выдерживать определенное количество циклов замораживания – оттаивания без ухудшения свойств ниже установленного предела.</text:p>
          </table:table-cell>
          <table:table-cell table:number-columns-repeated="1022"/>
        </table:table-row>
        <table:table-row table:style-name="ro1">
          <table:table-cell office:value-type="string">
            <text:p>Мраморная пудра</text:p>
          </table:table-cell>
          <table:table-cell office:value-type="string">
            <text:p>Измельченный до порошкообразного состояния белый мрамор. Применяется в качестве добавки к цементу, извести или гипсу при изготовлении декоративных штукатурных растворов.</text:p>
          </table:table-cell>
          <table:table-cell table:number-columns-repeated="1022"/>
        </table:table-row>
        <table:table-row table:style-name="ro1">
          <table:table-cell office:value-type="string">
            <text:p>Паркетная доска</text:p>
          </table:table-cell>
          <table:table-cell office:value-type="string">
            <text:p>Паркетная доска – заменитель натурального паркета. Паркетная доска имеет трехслойную структуру, при этом волокна среднего слоя расположены перпендикулярно волокнам верхнего и нижнего слоев.</text:p>
          </table:table-cell>
          <table:table-cell table:number-columns-repeated="1022"/>
        </table:table-row>
        <table:table-row table:style-name="ro1">
          <table:table-cell office:value-type="string">
            <text:p>Покрытие здания</text:p>
          </table:table-cell>
          <table:table-cell office:value-type="string">
            <text:p>Покрытие здания – верхнее ограждение здания для защиты помещений от внешних климатических факторов и воздействий.</text:p>
          </table:table-cell>
          <table:table-cell table:number-columns-repeated="1022"/>
        </table:table-row>
        <table:table-row table:style-name="ro1">
          <table:table-cell office:value-type="string">
            <text:p>Поле фильтрации</text:p>
          </table:table-cell>
          <table:table-cell office:value-type="string">
            <text:p>Территория, предназначенная для биологической очистки сточных вод.</text:p>
          </table:table-cell>
          <table:table-cell table:number-columns-repeated="1022"/>
        </table:table-row>
        <table:table-row table:style-name="ro1">
          <table:table-cell office:value-type="string">
            <text:p>Ремонтный загон</text:p>
          </table:table-cell>
          <table:table-cell office:value-type="string">
            <text:p>Место, в которое устанавливается кран на время его ремонта.</text:p>
          </table:table-cell>
          <table:table-cell table:number-columns-repeated="1022"/>
        </table:table-row>
        <table:table-row table:style-name="ro1">
          <table:table-cell office:value-type="string">
            <text:p>Сейф встроенный</text:p>
          </table:table-cell>
          <table:table-cell office:value-type="string">
            <text:p>Сейф, предназначенный для установки в полу, стене, а также внутри другого сейфа.</text:p>
          </table:table-cell>
          <table:table-cell table:number-columns-repeated="1022"/>
        </table:table-row>
        <table:table-row table:style-name="ro1">
          <table:table-cell office:value-type="string">
            <text:p>Стекло ячеистое</text:p>
          </table:table-cell>
          <table:table-cell office:value-type="string">
            <text:p>Стекло ячеистое (пеностекло). Представляет собой ячеистый теплоизоляции-онный материал, получаемый спеканием в печи стеклянного порошка с одновременным вспучиванием его под действием газообразователя. Стекло ячеистое – один из самых прочных теплоизоляционных материалов (средняя плотность — 1200 кг/м3).</text:p>
          </table:table-cell>
          <table:table-cell table:number-columns-repeated="1022"/>
        </table:table-row>
        <table:table-row table:style-name="ro1">
          <table:table-cell office:value-type="string">
            <text:p>Тепловая завеса</text:p>
          </table:table-cell>
          <table:table-cell office:value-type="string">
            <text:p>Тепловая завеса – аэродинамический агрегат, экономящий тепло в помещении путем образования на входе заслонов из теплого воздуха.</text:p>
          </table:table-cell>
          <table:table-cell table:number-columns-repeated="1022"/>
        </table:table-row>
        <table:table-row table:style-name="ro1">
          <table:table-cell office:value-type="string">
            <text:p>Тонкость помола</text:p>
          </table:table-cell>
          <table:table-cell office:value-type="string">
            <text:p>Тонкость помола – характеристика дисперстности вяжущих, пигментов, наполнителей. Тонкость помола определяется остатком на стандартном сите в процентах по отношению к начальной навеске материала.</text:p>
          </table:table-cell>
          <table:table-cell table:number-columns-repeated="1022"/>
        </table:table-row>
        <table:table-row table:style-name="ro1">
          <table:table-cell office:value-type="string">
            <text:p>Торкретирование</text:p>
          </table:table-cell>
          <table:table-cell office:value-type="string">
            <text:p>Процесс бетонирования или оштукатуривания под действием сжатого воздуха с использованием цемент-пушки.</text:p>
          </table:table-cell>
          <table:table-cell table:number-columns-repeated="1022"/>
        </table:table-row>
        <table:table-row table:style-name="ro1">
          <table:table-cell office:value-type="string">
            <text:p>Тормоз дисковый</text:p>
          </table:table-cell>
          <table:table-cell office:value-type="string">
            <text:p>Тормоз, у которого торможение осуществляется прижатием вращающихся дисков к неподвижным.</text:p>
          </table:table-cell>
          <table:table-cell table:number-columns-repeated="1022"/>
        </table:table-row>
        <table:table-row table:style-name="ro1">
          <table:table-cell office:value-type="string">
            <text:p>Фреза червячная</text:p>
          </table:table-cell>
          <table:table-cell office:value-type="string">
            <text:p>Фреза, предназначенная для нарезания зубьев звездочек к однорядным и многорядным приводным роликовым и втулочным цепям и для изготовления цилиндрических зубчатых колес.</text:p>
          </table:table-cell>
          <table:table-cell table:number-columns-repeated="1022"/>
        </table:table-row>
        <table:table-row table:style-name="ro1">
          <table:table-cell office:value-type="string">
            <text:p>Фреза шпоночная</text:p>
          </table:table-cell>
          <table:table-cell office:value-type="string">
            <text:p>Фреза, служащая для обработки шпоночных пазов.</text:p>
          </table:table-cell>
          <table:table-cell table:number-columns-repeated="1022"/>
        </table:table-row>
        <table:table-row table:style-name="ro1">
          <table:table-cell office:value-type="string">
            <text:p>Штуковый рельеф</text:p>
          </table:table-cell>
          <table:table-cell office:value-type="string">
            <text:p>Штуковый рельеф - гипсовые лепные украшения на поверхности стен.</text:p>
          </table:table-cell>
          <table:table-cell table:number-columns-repeated="1022"/>
        </table:table-row>
        <table:table-row table:style-name="ro1">
          <table:table-cell office:value-type="string">
            <text:p>Бетон ячеистый</text:p>
          </table:table-cell>
          <table:table-cell office:value-type="string">
            <text:p>Бетон ячеистый – бетон, получаемый в результате затвердевания вспученной при помощи порообразователя (газобетон) или вспененной смеси вяжущего (пенобетон), кремнезистого компонента и воды.</text:p>
          </table:table-cell>
          <table:table-cell table:number-columns-repeated="1022"/>
        </table:table-row>
        <table:table-row table:style-name="ro1">
          <table:table-cell office:value-type="string">
            <text:p>Бетонополимеры</text:p>
          </table:table-cell>
          <table:table-cell office:value-type="string">
            <text:p>Специальные бетоны на минеральном вяжущем, пропитанные монополимерами с их последующим отверждением.</text:p>
          </table:table-cell>
          <table:table-cell table:number-columns-repeated="1022"/>
        </table:table-row>
        <table:table-row table:style-name="ro1">
          <table:table-cell office:value-type="string">
            <text:p>Бетоны плотные</text:p>
          </table:table-cell>
          <table:table-cell office:value-type="string">
            <text:p>Бетоны, у которых пространство между зернами крупного и мелкого или только мелкого заполнителя заполнено затвердевшим вяжущим и порами вовлеченного газа или воздуха, в т. ч. образующихся за счет применения добавок, регулирующих пористость в объеме не более 7 %%.</text:p>
          </table:table-cell>
          <table:table-cell table:number-columns-repeated="1022"/>
        </table:table-row>
        <table:table-row table:style-name="ro1">
          <table:table-cell office:value-type="string">
            <text:p>Блок-контейнер</text:p>
          </table:table-cell>
          <table:table-cell office:value-type="string">
            <text:p>Универсальная сборочная единица (модуль) для возведения бытовых городков, офисных и производственных зданий любой планировки и конфигурации в максимально короткие сроки. Может быть использован в качестве жилого, офисного, санитарного, производственного помещения, строительной бытовки, поста охраны, киоска и т. д.</text:p>
          </table:table-cell>
          <table:table-cell table:number-columns-repeated="1022"/>
        </table:table-row>
        <table:table-row table:style-name="ro1">
          <table:table-cell office:value-type="string">
            <text:p>Воды грунтовые</text:p>
          </table:table-cell>
          <table:table-cell office:value-type="string">
            <text:p>Подземные воды ближайшего к поверхности земли водоносного горизонта.</text:p>
          </table:table-cell>
          <table:table-cell table:number-columns-repeated="1022"/>
        </table:table-row>
        <table:table-row table:style-name="ro1">
          <table:table-cell office:value-type="string">
            <text:p>Волоковое окно</text:p>
          </table:table-cell>
          <table:table-cell office:value-type="string">
            <text:p>Волоковое окно - небольшое окно, вырубленное в двух расположенных друг над другом бревнах деревянного сруба. Волоковое окно изнутри закрывается (заволакивается) тесовой задвижкой, выполненной из доски.</text:p>
          </table:table-cell>
          <table:table-cell table:number-columns-repeated="1022"/>
        </table:table-row>
        <table:table-row table:style-name="ro1">
          <table:table-cell office:value-type="string">
            <text:p>Забор каменный</text:p>
          </table:table-cell>
          <table:table-cell office:value-type="string">
            <text:p>Возведенная на соответствующем фундаменте стена, выложенная из бутового камня, кирпича, кирпичных или бетонных блоков, усиленная на определенном расстоянии столбами из того же материала. В ряде случаев имеет цоколь по низу и карниз по верху.</text:p>
          </table:table-cell>
          <table:table-cell table:number-columns-repeated="1022"/>
        </table:table-row>
        <table:table-row table:style-name="ro1">
          <table:table-cell office:value-type="string">
            <text:p>Кабель греющий</text:p>
          </table:table-cell>
          <table:table-cell office:value-type="string">
            <text:p>Электрический кабель, используемый для обогрева. В промышленности (главным образом на химических и нефтеперерабатывающих заводах) саморегулирующиеся греющие кабели используются для защиты от замерзания трубопроводов, промышленных емкостей (цистерн), водостоков, кровли. Будучи весьма удобными в монтаже и неприхотливыми в обслуживании они все используются в инженерных системах зданий (т. н. «теплые полы»). Регулируя сопротивление кабеля, можно гибко управлять степенью нагрева.</text:p>
          </table:table-cell>
          <table:table-cell table:number-columns-repeated="1022"/>
        </table:table-row>
        <table:table-row table:style-name="ro1">
          <table:table-cell office:value-type="string">
            <text:p>Камень бутовый</text:p>
          </table:table-cell>
          <table:table-cell office:value-type="string">
            <text:p>Камень бутовый - куски природного камня размером 150–500 мм. Камень бутовый может быть рваным или плитняковым. Применяют камень бутовый для устройства фундаментов, кладки стен некоторых сооружений, отсыпки или бетонирования определенных частей гидротехнических сооружений.</text:p>
          </table:table-cell>
          <table:table-cell table:number-columns-repeated="1022"/>
        </table:table-row>
        <table:table-row table:style-name="ro1">
          <table:table-cell office:value-type="string">
            <text:p>Каток дорожный</text:p>
          </table:table-cell>
          <table:table-cell office:value-type="string">
            <text:p>Каток дорожный – механизм для уплотнения укатыванием грунтов, дорожных оснований и покрытий.</text:p>
          </table:table-cell>
          <table:table-cell table:number-columns-repeated="1022"/>
        </table:table-row>
        <table:table-row table:style-name="ro1">
          <table:table-cell office:value-type="string">
            <text:p>Киперная лента</text:p>
          </table:table-cell>
          <table:table-cell office:value-type="string">
            <text:p>Хлопчатобумажная лента саржевого или диагонального переплетения, суровая или гладкокрашенная. Применяется в электромонтажных работах (например, в концевых заделках силовых кабелей для герметизации жил и для изоляции обмоток электрических машин), для производства армейской одежды и снаряжения, окантовки краев швов верхней одежды, упаковки изделий, изготовлении канцелярских товаров (папок для бумаг), переплетении книг и т. д.</text:p>
          </table:table-cell>
          <table:table-cell table:number-columns-repeated="1022"/>
        </table:table-row>
        <table:table-row table:style-name="ro1">
          <table:table-cell office:value-type="string">
            <text:p>Кирпич лицевой</text:p>
          </table:table-cell>
          <table:table-cell office:value-type="string">
            <text:p>Кирпич лицевой – кирпич правильной формы, пригодный для наружных работ, имеющий четкие грани, однородную окраску, выдерживающий воздействие атмосферных осадков и пригодный для наружных работ.</text:p>
          </table:table-cell>
          <table:table-cell table:number-columns-repeated="1022"/>
        </table:table-row>
        <table:table-row table:style-name="ro1">
          <table:table-cell office:value-type="string">
            <text:p>Кирпич рядовой</text:p>
          </table:table-cell>
          <table:table-cell office:value-type="string">
            <text:p>Кирпич рядовой – кирпич, используемый для внутренних рядов кладки или для внешних рядов с последующей штукатуркой. Рядовой кирпич может иметь на боковой стороне вдавленный геометрический рисунок для лучшего сцепления со штукатурным раствором.</text:p>
          </table:table-cell>
          <table:table-cell table:number-columns-repeated="1022"/>
        </table:table-row>
        <table:table-row table:style-name="ro1">
          <table:table-cell office:value-type="string">
            <text:p>Кирпич цветной</text:p>
          </table:table-cell>
          <table:table-cell office:value-type="string">
            <text:p>Кирпич цветной – кирпич, окрашенный в тот или иной цвет на стадии производства.</text:p>
          </table:table-cell>
          <table:table-cell table:number-columns-repeated="1022"/>
        </table:table-row>
        <table:table-row table:style-name="ro1">
          <table:table-cell office:value-type="string">
            <text:p>Кран кабельный</text:p>
          </table:table-cell>
          <table:table-cell office:value-type="string">
            <text:p>Кран, у которого несущими элементами являются канаты, закрепленные в верхней части опорных мачт (башен).</text:p>
          </table:table-cell>
          <table:table-cell table:number-columns-repeated="1022"/>
        </table:table-row>
        <table:table-row table:style-name="ro1">
          <table:table-cell office:value-type="string">
            <text:p>Кран настенный</text:p>
          </table:table-cell>
          <table:table-cell office:value-type="string">
            <text:p>Кран стационарный, прикрепленный к стене либо перемещающийся по надземному крановому пути, закрепленному на стене или несущей конструкции.</text:p>
          </table:table-cell>
          <table:table-cell table:number-columns-repeated="1022"/>
        </table:table-row>
        <table:table-row table:style-name="ro1">
          <table:table-cell office:value-type="string">
            <text:p>Лицензирование</text:p>
          </table:table-cell>
          <table:table-cell office:value-type="string">
            <text:p>Разрешение, которое выдают уполномоченные компетентные органы на ведение изыскательских, проектных, строительно-монтажных и тому подобных работ.</text:p>
          </table:table-cell>
          <table:table-cell table:number-columns-repeated="1022"/>
        </table:table-row>
        <table:table-row table:style-name="ro1">
          <table:table-cell office:value-type="string">
            <text:p>Навесная стена</text:p>
          </table:table-cell>
          <table:table-cell office:value-type="string">
            <text:p>Навесная стена – наружная стена здания, выполненная из легких панелей, опирающихся на каркас здания.</text:p>
          </table:table-cell>
          <table:table-cell table:number-columns-repeated="1022"/>
        </table:table-row>
        <table:table-row table:style-name="ro1">
          <table:table-cell office:value-type="string">
            <text:p>Обои велюровые</text:p>
          </table:table-cell>
          <table:table-cell office:value-type="string">
            <text:p>Бумажные полотна, на которые в процессе производства сначала наносится рисунок, а затем велюровые ворсинки.</text:p>
          </table:table-cell>
          <table:table-cell table:number-columns-repeated="1022"/>
        </table:table-row>
        <table:table-row table:style-name="ro1">
          <table:table-cell office:value-type="string">
            <text:p>Обои виниловые</text:p>
          </table:table-cell>
          <table:table-cell office:value-type="string">
            <text:p>Обои виниловые формируются из двух слоев: нижний слой бумаги (или ткани) покрывается слоем поливинила, а затем на поверхность наносится рисунок или тиснение.</text:p>
          </table:table-cell>
          <table:table-cell table:number-columns-repeated="1022"/>
        </table:table-row>
        <table:table-row table:style-name="ro1">
          <table:table-cell office:value-type="string">
            <text:p>Панели-сэндвич</text:p>
          </table:table-cell>
          <table:table-cell office:value-type="string">
            <text:p>Панели-сэндвич - панели, выполненые из теплоизоляционного сердечника, чаще всего из минеральной ваты, пенополистирола и пенополиуретана. Наружные и внутренние поверхности панелей-сэндвич представляют собой обычно жёсткие стальные, алюминиевые или пластмассовые листы.</text:p>
          </table:table-cell>
          <table:table-cell table:number-columns-repeated="1022"/>
        </table:table-row>
        <table:table-row table:style-name="ro1">
          <table:table-cell office:value-type="string">
            <text:p>Пенополистирол</text:p>
          </table:table-cell>
          <table:table-cell office:value-type="string">
            <text:p>Пенополистирол - теплоизоляционный материал, разновидность термопластичных пенопластов. Наилучшими характеристиками обладает пенополистирол, изготовленный методом экструзии.</text:p>
          </table:table-cell>
          <table:table-cell table:number-columns-repeated="1022"/>
        </table:table-row>
        <table:table-row table:style-name="ro1">
          <table:table-cell office:value-type="string">
            <text:p>Пенополиуретан</text:p>
          </table:table-cell>
          <table:table-cell office:value-type="string">
            <text:p>Пенополиуретан - теплоизоляционный материал. Пенополиуретан может быть жестким или эластичным. Относится пенополиуретан разновидности пенопластов.</text:p>
          </table:table-cell>
          <table:table-cell table:number-columns-repeated="1022"/>
        </table:table-row>
        <table:table-row table:style-name="ro1">
          <table:table-cell office:value-type="string">
            <text:p>Портландцемент</text:p>
          </table:table-cell>
          <table:table-cell office:value-type="string">
            <text:p>Гидравлическое вяжущее, получаемое при тонком измельчении клинкера и гипса. Может содержать различного рода добавки. Патент на него был получен в Англии Д. С. Аспдиным в 1824 году.</text:p>
          </table:table-cell>
          <table:table-cell table:number-columns-repeated="1022"/>
        </table:table-row>
        <table:table-row table:style-name="ro1">
          <table:table-cell office:value-type="string">
            <text:p>Радиодальномер</text:p>
          </table:table-cell>
          <table:table-cell office:value-type="string">
            <text:p>Дальномер, действие которого основано на измерении расстояний с помощью электромагнитных волны радиодиапазона. Различають импульсные радиодальномеры, действие которых основано на измерении времени распространения импульсов от радиодальномера до объекта и обратно, и непрерывные, чье действие основано на определении разности фаз излучаемых и отраженных от объекта волн.</text:p>
          </table:table-cell>
          <table:table-cell table:number-columns-repeated="1022"/>
        </table:table-row>
        <table:table-row table:style-name="ro1">
          <table:table-cell office:value-type="string">
            <text:p>Рантовая лента</text:p>
          </table:table-cell>
          <table:table-cell office:value-type="string">
            <text:p>Рантовая лента – полоса из вспененного полиэтилена толщиной не менее 5 мм и шириной 120–180 мм, служащая для компенсации температурного расширения стяжки.</text:p>
          </table:table-cell>
          <table:table-cell table:number-columns-repeated="1022"/>
        </table:table-row>
        <table:table-row table:style-name="ro1">
          <table:table-cell office:value-type="string">
            <text:p>Раствор теплый</text:p>
          </table:table-cell>
          <table:table-cell office:value-type="string">
            <text:p>Раствор теплый. Для приготовлении такого раствора в качестве заполнителя используется пористый заполнитель (например, вспученный перлит, вермикулит). Раствор теплый имеет среднюю плотность, как правило, не более 1200 кг/куб.м и теплопроводность до 0,3 Вт/мК. Применение раствора теплого. исключает появление мостиков холода в кладке. Раствор теплый используется также для приготовления «теплой» штукатурки.</text:p>
          </table:table-cell>
          <table:table-cell table:number-columns-repeated="1022"/>
        </table:table-row>
        <table:table-row table:style-name="ro1">
          <table:table-cell office:value-type="string">
            <text:p>Силовой кабель</text:p>
          </table:table-cell>
          <table:table-cell office:value-type="string">
            <text:p>Силовой кабель – кабель, подключающийся напрямую к источнику питания.</text:p>
          </table:table-cell>
          <table:table-cell table:number-columns-repeated="1022"/>
        </table:table-row>
        <table:table-row table:style-name="ro1">
          <table:table-cell office:value-type="string">
            <text:p>Смесь бетонная</text:p>
          </table:table-cell>
          <table:table-cell office:value-type="string">
            <text:p>Смесь вяжущих, заполнителей, затворителей и, при необходимости, добавок до ее укладки</text:p>
          </table:table-cell>
          <table:table-cell table:number-columns-repeated="1022"/>
        </table:table-row>
        <table:table-row table:style-name="ro1">
          <table:table-cell office:value-type="string">
            <text:p>Стеклопрофилит</text:p>
          </table:table-cell>
          <table:table-cell office:value-type="string">
            <text:p>Стеклопрофилит (профильное стекло) – длинноразмерное стеклянное изделие, получаемое методом проката.</text:p>
          </table:table-cell>
          <table:table-cell table:number-columns-repeated="1022"/>
        </table:table-row>
        <table:table-row table:style-name="ro1">
          <table:table-cell office:value-type="string">
            <text:p>Стеклорубероид</text:p>
          </table:table-cell>
          <table:table-cell office:value-type="string">
            <text:p>Стеклорубероид – рулонный материал, получаемый путем двухстороннего нанесения битумного (битуморезинового или битумополимерного) вяжущего на стекловолокнистый холст. Стеклорубероид покрывается с одной или двух сторон сплошным слоем посыпки.</text:p>
          </table:table-cell>
          <table:table-cell table:number-columns-repeated="1022"/>
        </table:table-row>
        <table:table-row table:style-name="ro1">
          <table:table-cell office:value-type="string">
            <text:p>Тиксотропность</text:p>
          </table:table-cell>
          <table:table-cell office:value-type="string">
            <text:p>Тиксотропность – способность краски уменьшать вязкость (разжижаться) от механического воздействия и увеличивать вязкость (cгущаться) в состоянии покоя.</text:p>
          </table:table-cell>
          <table:table-cell table:number-columns-repeated="1022"/>
        </table:table-row>
        <table:table-row table:style-name="ro1">
          <table:table-cell office:value-type="string">
            <text:p>Фреза концевая</text:p>
          </table:table-cell>
          <table:table-cell office:value-type="string">
            <text:p>Фреза, предназначенная для одновременной обработки двух взаимно перпендикулярных поверхностей.</text:p>
          </table:table-cell>
          <table:table-cell table:number-columns-repeated="1022"/>
        </table:table-row>
        <table:table-row table:style-name="ro1">
          <table:table-cell office:value-type="string">
            <text:p>Фреза торцовая</text:p>
          </table:table-cell>
          <table:table-cell office:value-type="string">
            <text:p>Фреза, предназначенная для обработки плоских поверхностей, ось которых перпендикулярна обрабатываемой поверхности. Бывает сборной с пластинками из твердого сплава и со вставными ножами. Режущая часть каждого ножа имеет режущие кромки, расположение которых определяется проекцией на осевую плоскость, проходящую через вершину зуба фрезы.</text:p>
          </table:table-cell>
          <table:table-cell table:number-columns-repeated="1022"/>
        </table:table-row>
        <table:table-row table:style-name="ro1">
          <table:table-cell office:value-type="string">
            <text:p>Фреза фасонная</text:p>
          </table:table-cell>
          <table:table-cell office:value-type="string">
            <text:p>Фреза, предназначенная для обработки поверхностей, повторяющих по форме ее саму.</text:p>
          </table:table-cell>
          <table:table-cell table:number-columns-repeated="1022"/>
        </table:table-row>
        <table:table-row table:style-name="ro1">
          <table:table-cell office:value-type="string">
            <text:p>Черный потолок</text:p>
          </table:table-cell>
          <table:table-cell office:value-type="string">
            <text:p>Черный потолок - настил по потолочным балкам, закрытый снизу слоем облицовки.</text:p>
          </table:table-cell>
          <table:table-cell table:number-columns-repeated="1022"/>
        </table:table-row>
        <table:table-row table:style-name="ro1">
          <table:table-cell office:value-type="string">
            <text:p>Чистый потолок</text:p>
          </table:table-cell>
          <table:table-cell office:value-type="string">
            <text:p>Нижняя видимая поверхность потолка.</text:p>
          </table:table-cell>
          <table:table-cell table:number-columns-repeated="1022"/>
        </table:table-row>
        <table:table-row table:style-name="ro1">
          <table:table-cell office:value-type="string">
            <text:p>Штангензубомер</text:p>
          </table:table-cell>
          <table:table-cell office:value-type="string">
            <text:p>Вид штангенинструмента. Представляет собой сочетание штангенглубиномера и штангенциркуля. Предназначаен для измерения толщины зуба. Вертикальная линейка служит для установки высоты от вершины зуба, на которой производится измерение толщины зуба, а горизонтальное устройство – для непосредственного измерения толщины зуба.</text:p>
          </table:table-cell>
          <table:table-cell table:number-columns-repeated="1022"/>
        </table:table-row>
        <table:table-row table:style-name="ro1">
          <table:table-cell office:value-type="string">
            <text:p>Электропровдка</text:p>
          </table:table-cell>
          <table:table-cell office:value-type="string">
            <text:p>Совокупность электрических проводов и кабелей с относящимися к ним креплениями.</text:p>
          </table:table-cell>
          <table:table-cell table:number-columns-repeated="1022"/>
        </table:table-row>
        <table:table-row table:style-name="ro1">
          <table:table-cell office:value-type="string">
            <text:p>Электрорубанок</text:p>
          </table:table-cell>
          <table:table-cell office:value-type="string">
            <text:p>Электроинструмент, предназначенный для строгания древесины различных пород вдоль и поперек волокон. Состоит из корпуса с ручкой-упором; передней опоры с механизмом регулировки глубины строгания; электродвигателя; редуктора и кабеля со штепсельной вилкой. Рабочим органом электрорубанка является ножевой барабан с двумя съемными ножами, расположенный внутри корпуса на опорной плите (лыже).</text:p>
          </table:table-cell>
          <table:table-cell table:number-columns-repeated="1022"/>
        </table:table-row>
        <table:table-row table:style-name="ro1">
          <table:table-cell office:value-type="string">
            <text:p>Античные лаки</text:p>
          </table:table-cell>
          <table:table-cell office:value-type="string">
            <text:p>Античные лаки - разновидность ангобов. При обжиге изделия в окислительной среде отстой белой глины позволяет получить белый цвет, при наличии в глине окислов железа – красный. При восстановительном обжиге оба состава дают черный цвет. Античные лаки используются для вазовой живописи. В античном мире античные лаки широко применялись для росписи и сплошного покрытия керамических изделий.</text:p>
          </table:table-cell>
          <table:table-cell table:number-columns-repeated="1022"/>
        </table:table-row>
        <table:table-row table:style-name="ro1">
          <table:table-cell office:value-type="string">
            <text:p>Асфальтобетон</text:p>
          </table:table-cell>
          <table:table-cell office:value-type="string">
            <text:p>Асфальтобетон - строительный материал, получаемый в результате затвердевания уплотненной смеси минеральных заполнителей (щебня, песка, тонкоизмельченного минерального порошка) с органическим вяжущим (битумом или дегтем). Асфальтобетон применяется главным образом для строительства дорог, а также для устройства полов в промышленных зданиях.</text:p>
          </table:table-cell>
          <table:table-cell table:number-columns-repeated="1022"/>
        </table:table-row>
        <table:table-row table:style-name="ro1">
          <table:table-cell office:value-type="string">
            <text:p>Бачок смывной</text:p>
          </table:table-cell>
          <table:table-cell office:value-type="string">
            <text:p>Безнапорный, аккумулирующий воду резервуар, наполняемый автоматически из водопроводной сети и опорожняемый вручную или автоматически для обеспечения смыва унитаза (напольной чаши).</text:p>
          </table:table-cell>
          <table:table-cell table:number-columns-repeated="1022"/>
        </table:table-row>
        <table:table-row table:style-name="ro1">
          <table:table-cell office:value-type="string">
            <text:p>Блок бетонный</text:p>
          </table:table-cell>
          <table:table-cell office:value-type="string">
            <text:p>Изделия из бетона массой от десятков килограммов до нескольких тонн. Изготавливаются из тяжелых, облегченных и легких бетонов. По назначению подразделяются на фундаментные, цокольные и стеновые. Для снижения массы и теплопроводности часто выпускаются пустотными или дырчатыми. Наиболее часто пустоты имеют форму щелей, которые расположены вдоль или поперек блока.</text:p>
          </table:table-cell>
          <table:table-cell table:number-columns-repeated="1022"/>
        </table:table-row>
        <table:table-row table:style-name="ro1">
          <table:table-cell office:value-type="string">
            <text:p>Водоотведение</text:p>
          </table:table-cell>
          <table:table-cell office:value-type="string">
            <text:p>Использование комплекса инженерных сооружений и оборудования с целью удаления сточных, ливневых и талых вод из населенных пунктов и промышленных объектов.</text:p>
          </table:table-cell>
          <table:table-cell table:number-columns-repeated="1022"/>
        </table:table-row>
        <table:table-row table:style-name="ro1">
          <table:table-cell office:value-type="string">
            <text:p>Гидрофобность</text:p>
          </table:table-cell>
          <table:table-cell office:value-type="string">
            <text:p>Способность материала не смачиваться водой.</text:p>
          </table:table-cell>
          <table:table-cell table:number-columns-repeated="1022"/>
        </table:table-row>
        <table:table-row table:style-name="ro1">
          <table:table-cell office:value-type="string">
            <text:p>Глухая резьба</text:p>
          </table:table-cell>
          <table:table-cell office:value-type="string">
            <text:p>Несквозная резьба, выполненная в массиве древесины, рассчитанная на восприятие рельефа при солнечном освещении или специальной подсветке.</text:p>
          </table:table-cell>
          <table:table-cell table:number-columns-repeated="1022"/>
        </table:table-row>
        <table:table-row table:style-name="ro1">
          <table:table-cell office:value-type="string">
            <text:p>Дождеприемник</text:p>
          </table:table-cell>
          <table:table-cell office:value-type="string">
            <text:p>Сооружение на канализационной сети, предназначенное для приема и отвода дождевых вод.</text:p>
          </table:table-cell>
          <table:table-cell table:number-columns-repeated="1022"/>
        </table:table-row>
        <table:table-row table:style-name="ro1">
          <table:table-cell office:value-type="string">
            <text:p>Жидкие гвозди</text:p>
          </table:table-cell>
          <table:table-cell office:value-type="string">
            <text:p>Жидкие гвозди - клеи, отличающиеся высокой адгезией. Клей жидкие гвозди наносятся на склеиваемые материалы не сплошным слоем, а точечно, на места, куда обычно забивают гвозди или дюбели.</text:p>
          </table:table-cell>
          <table:table-cell table:number-columns-repeated="1022"/>
        </table:table-row>
        <table:table-row table:style-name="ro1">
          <table:table-cell office:value-type="string">
            <text:p>Зонт вытяжной</text:p>
          </table:table-cell>
          <table:table-cell office:value-type="string">
            <text:p>Элемент систем вытяжной вентиляции, размещаемый над тепловыделяющим оборудованием. Используется в промышленности, лабораториях, на предприятиях общественного питания и т. д. В разговорной речи весьма часто используется термин «вытяжка».</text:p>
          </table:table-cell>
          <table:table-cell table:number-columns-repeated="1022"/>
        </table:table-row>
        <table:table-row table:style-name="ro1">
          <table:table-cell office:value-type="string">
            <text:p>Кран козловой</text:p>
          </table:table-cell>
          <table:table-cell office:value-type="string">
            <text:p>Кран, у которого несущие элементы конструкции опираются на крановый путь при помощи двух опорных стоек.</text:p>
          </table:table-cell>
          <table:table-cell table:number-columns-repeated="1022"/>
        </table:table-row>
        <table:table-row table:style-name="ro1">
          <table:table-cell office:value-type="string">
            <text:p>Кран мостовой</text:p>
          </table:table-cell>
          <table:table-cell office:value-type="string">
            <text:p>Кран, у которого несущие элементы конструкции опираются непосредственно на крановый путь.</text:p>
          </table:table-cell>
          <table:table-cell table:number-columns-repeated="1022"/>
        </table:table-row>
        <table:table-row table:style-name="ro1">
          <table:table-cell office:value-type="string">
            <text:p>Красная линия</text:p>
          </table:table-cell>
          <table:table-cell office:value-type="string">
            <text:p>В градостроительстве красная линия – линия, отделяющая застроенную территорию от незастроенного пространства (площадь, улица). За красную линию не должно выходить ни одно из строений квартала.</text:p>
          </table:table-cell>
          <table:table-cell table:number-columns-repeated="1022"/>
        </table:table-row>
        <table:table-row table:style-name="ro1">
          <table:table-cell office:value-type="string">
            <text:p>Ламинирование</text:p>
          </table:table-cell>
          <table:table-cell office:value-type="string">
            <text:p>Ламинирование – облицовка поверхности плиты декоративной бумагой (пленкой), пропитанной смолами, методом горячего прессования, при котором волокна плиты и бумаги проникают друг в друга.</text:p>
          </table:table-cell>
          <table:table-cell table:number-columns-repeated="1022"/>
        </table:table-row>
        <table:table-row table:style-name="ro1">
          <table:table-cell office:value-type="string">
            <text:p>Лобовая доска</text:p>
          </table:table-cell>
          <table:table-cell office:value-type="string">
            <text:p>В деревянном зодчестве украшенная резьбой доска, закрывающая переход от бревен стены к доскам фронтона избы.</text:p>
          </table:table-cell>
          <table:table-cell table:number-columns-repeated="1022"/>
        </table:table-row>
        <table:table-row table:style-name="ro1">
          <table:table-cell office:value-type="string">
            <text:p>Марка кирпича</text:p>
          </table:table-cell>
          <table:table-cell office:value-type="string">
            <text:p>Показатель прочности, определяющий нагрузку (в кг) на 1 кв.см, которую может выдержать кирпич. В промышленности выпускается кирпич марок: 75, 100, 125, 150, 200, 250, 300.</text:p>
          </table:table-cell>
          <table:table-cell table:number-columns-repeated="1022"/>
        </table:table-row>
        <table:table-row table:style-name="ro1">
          <table:table-cell office:value-type="string">
            <text:p>Марка цемента</text:p>
          </table:table-cell>
          <table:table-cell office:value-type="string">
            <text:p>Показатель прочности изделий из цемента на изгиб и сжатие. Различают марки 200, 300, 400, 500, 550 и 600.</text:p>
          </table:table-cell>
          <table:table-cell table:number-columns-repeated="1022"/>
        </table:table-row>
        <table:table-row table:style-name="ro1">
          <table:table-cell office:value-type="string">
            <text:p>Нивелирование</text:p>
          </table:table-cell>
          <table:table-cell office:value-type="string">
            <text:p>Топографическая съемка рельефа местности по предварително перенесенным на местность точкам.</text:p>
          </table:table-cell>
          <table:table-cell table:number-columns-repeated="1022"/>
        </table:table-row>
        <table:table-row table:style-name="ro1">
          <table:table-cell office:value-type="string">
            <text:p>Огнестойкость</text:p>
          </table:table-cell>
          <table:table-cell office:value-type="string">
            <text:p>Способность конструкций и изделий в течение определенного времени выдерживать без разрушения воздействие высоких температур.</text:p>
          </table:table-cell>
          <table:table-cell table:number-columns-repeated="1022"/>
        </table:table-row>
        <table:table-row table:style-name="ro1">
          <table:table-cell office:value-type="string">
            <text:p>Огнеупорность</text:p>
          </table:table-cell>
          <table:table-cell office:value-type="string">
            <text:p>Способность материалов выдерживать без разрушения воздействие высоких (не ниже 1580 град. С) температур.</text:p>
          </table:table-cell>
          <table:table-cell table:number-columns-repeated="1022"/>
        </table:table-row>
        <table:table-row table:style-name="ro1">
          <table:table-cell office:value-type="string">
            <text:p>Оконный проем</text:p>
          </table:table-cell>
          <table:table-cell office:value-type="string">
            <text:p>Оконный проем – проем для монтажа одного или нескольких оконных блоков.</text:p>
          </table:table-cell>
          <table:table-cell table:number-columns-repeated="1022"/>
        </table:table-row>
        <table:table-row table:style-name="ro1">
          <table:table-cell office:value-type="string">
            <text:p>Пиломатериалы</text:p>
          </table:table-cell>
          <table:table-cell office:value-type="string">
            <text:p>Пиломатериалы - изготавливаются путем продольной распиловки пиловочных бревен. Бревна на пиломатериалы могут распиливаться по диаметру (пластины) или по двум взаимно перпендикулярным диаметрам (четвертина).</text:p>
          </table:table-cell>
          <table:table-cell table:number-columns-repeated="1022"/>
        </table:table-row>
        <table:table-row table:style-name="ro1">
          <table:table-cell office:value-type="string">
            <text:p>Покрытие КПЦР</text:p>
          </table:table-cell>
          <table:table-cell office:value-type="string">
            <text:p>Покрытие КПЦР – КПЦР — коллоидный полимерцементный раствор. Покрытие КПЦР, предназначено для усиленной гидроизоляции полов и стен подвальных помещений промышленных и гражданских зданий, резервуаров для питьевой воды и пожарного водоснабжения, аэротенков, объектов химической водоочистки, канализационных и насосных станций, ванн плавательных бассейнов, мазутохранилищ, гидротехнических и других сооружений.</text:p>
          </table:table-cell>
          <table:table-cell table:number-columns-repeated="1022"/>
        </table:table-row>
        <table:table-row table:style-name="ro1">
          <table:table-cell office:value-type="string">
            <text:p>Полимербетоны</text:p>
          </table:table-cell>
          <table:table-cell office:value-type="string">
            <text:p>Специальные бетоны на основе полимерного вяжущего, химически стойких минеральных заполнителей, наполнителей и добавок.</text:p>
          </table:table-cell>
          <table:table-cell table:number-columns-repeated="1022"/>
        </table:table-row>
        <table:table-row table:style-name="ro1">
          <table:table-cell office:value-type="string">
            <text:p>Полы наливные</text:p>
          </table:table-cell>
          <table:table-cell office:value-type="string">
            <text:p>Полы наливные - монолитные покрытия полов, выполняемые из подвижных полимерсодержащих составов по предварительно подготовленному основанию или стяжке.</text:p>
          </table:table-cell>
          <table:table-cell table:number-columns-repeated="1022"/>
        </table:table-row>
        <table:table-row table:style-name="ro1">
          <table:table-cell office:value-type="string">
            <text:p>Реконструкция</text:p>
          </table:table-cell>
          <table:table-cell office:value-type="string">
            <text:p>Обновление, модернизация, перестройка зданий, улиц, площадей, городов.</text:p>
          </table:table-cell>
          <table:table-cell table:number-columns-repeated="1022"/>
        </table:table-row>
        <table:table-row table:style-name="ro1">
          <table:table-cell office:value-type="string">
            <text:p>Ремонт фасада</text:p>
          </table:table-cell>
          <table:table-cell office:value-type="string">
            <text:p>Проведение строительных работ, предусматривающих один из видов работ (или их комплекс): ремонтно-восстановительные работ по фасаду здания (включая замену отделочного материала); ремонт или частичное восстановление архитектурных элементов; проведение штукатурных и окрасочных работ; ремонт, замену столярных изделий (кроме объектов историко-градостроительной среды); покраску столярных изделий; ремонт, покраску кровли.</text:p>
          </table:table-cell>
          <table:table-cell table:number-columns-repeated="1022"/>
        </table:table-row>
        <table:table-row table:style-name="ro1">
          <table:table-cell office:value-type="string">
            <text:p>Сплит-система</text:p>
          </table:table-cell>
          <table:table-cell office:value-type="string">
            <text:p>Сплит-система – кондиционер раздельного типа, состоящий из 2-х и более блоков, наружного и одного или нескольких внутренних.</text:p>
          </table:table-cell>
          <table:table-cell table:number-columns-repeated="1022"/>
        </table:table-row>
        <table:table-row table:style-name="ro1">
          <table:table-cell office:value-type="string">
            <text:p>Стекло жидкое</text:p>
          </table:table-cell>
          <table:table-cell office:value-type="string">
            <text:p>Стекло жидкое - воздушное вяжущее, изготавливаемое путем обжига смеси, состоящей из кварцевого песка, и соды. Полученное стекло после дробления растворяют в воде. Натриевое жидкое стекло применяется при производстве бетонов со специальными свойствами (кислотоупорных, жаростойких), огнезащитных красок и других материалов.</text:p>
          </table:table-cell>
          <table:table-cell table:number-columns-repeated="1022"/>
        </table:table-row>
        <table:table-row table:style-name="ro1">
          <table:table-cell office:value-type="string">
            <text:p>Строительство</text:p>
          </table:table-cell>
          <table:table-cell office:value-type="string">
            <text:p>Отрасль материального производства, в которой создаются основные фонды производственного и непроизводственного назначения: готовые к эксплуатации здания, сооружения и их комплексы.</text:p>
          </table:table-cell>
          <table:table-cell table:number-columns-repeated="1022"/>
        </table:table-row>
        <table:table-row table:style-name="ro1">
          <table:table-cell office:value-type="string">
            <text:p>Теплоусвоение</text:p>
          </table:table-cell>
          <table:table-cell office:value-type="string">
            <text:p>Теплоусвоение – способность материала поглощать тепло в контакте с другими материалами.</text:p>
          </table:table-cell>
          <table:table-cell table:number-columns-repeated="1022"/>
        </table:table-row>
        <table:table-row table:style-name="ro1">
          <table:table-cell office:value-type="string">
            <text:p>Фонарь здания</text:p>
          </table:table-cell>
          <table:table-cell office:value-type="string">
            <text:p>Выпуклая (различной формы) часть покрытия сооружения, имеющая проемы для освещения и вентиляции.</text:p>
          </table:table-cell>
          <table:table-cell table:number-columns-repeated="1022"/>
        </table:table-row>
        <table:table-row table:style-name="ro1">
          <table:table-cell office:value-type="string">
            <text:p>Цепная кладка</text:p>
          </table:table-cell>
          <table:table-cell office:value-type="string">
            <text:p>Кирпичная кладка, перевязка в которой осуществляется чередованием тычковых и ложковых рядов с перекрытием всех вертикальных швов.</text:p>
          </table:table-cell>
          <table:table-cell table:number-columns-repeated="1022"/>
        </table:table-row>
        <table:table-row table:style-name="ro1">
          <table:table-cell office:value-type="string">
            <text:p>Экструзионный</text:p>
          </table:table-cell>
          <table:table-cell office:value-type="string">
            <text:p>Полученный методом экструзии. Т. е. изделия (пленки, листы, трубы и т.д.) из полимерных или иных материалов, произведенные посредством выдавливания материала через канал головки экструдера (матрица с отверстием).</text:p>
          </table:table-cell>
          <table:table-cell table:number-columns-repeated="1022"/>
        </table:table-row>
        <table:table-row table:style-name="ro1">
          <table:table-cell office:value-type="string">
            <text:p>Электрокорунд</text:p>
          </table:table-cell>
          <table:table-cell office:value-type="string">
            <text:p>Синтетический корунд электродуговой плавки, искусственный абразивный материал. Состав: окись аллюминия, окислы кремния, титана, кальция и железа. Технология производства: плавка глиноземсодержащего сырья в дуговых печах с последующей кристаллизацией расплава. В зависимости от содержания глинозема и особенностей технологии изготовления различают несколько разновидностей: нормальный, белый, легированный (хромистый, титанистый, циркониевый). Электрокорундовые зерна, порошки и микропорошки широко используются при производстве абразивных материалов. Кроме того, электрокорунд применяется для изготовления огнеупорных, химически инертных изделий, керамических деталей электровакуумных приборов, изоляторов, в технологических процессах черной металлургии.</text:p>
          </table:table-cell>
          <table:table-cell table:number-columns-repeated="1022"/>
        </table:table-row>
        <table:table-row table:style-name="ro1">
          <table:table-cell office:value-type="string">
            <text:p>Этиленгликоль</text:p>
          </table:table-cell>
          <table:table-cell office:value-type="string">
            <text:p>Простейший гликоль, бесцветная вязкая жидкость со сладким вкусом. Смешивается во всех соотношениях с водой, спиртом, ацетоном, плохо растворим в эфире, не растворим в хлороформе, алифатических и ароматических углеводородах. Обладает способностью существенно понижать температуру замерзания воды (например, при 40%%-ном содержании – до минус 25O C. что широко используется для приготовления антифризов. Производные этиленгликоля используются при производстве растворителей, взрывчатых веществ, стнтетических волокон.</text:p>
          </table:table-cell>
          <table:table-cell table:number-columns-repeated="1022"/>
        </table:table-row>
        <table:table-row table:style-name="ro1">
          <table:table-cell office:value-type="string">
            <text:p>Биостойкость</text:p>
          </table:table-cell>
          <table:table-cell office:value-type="string">
            <text:p>Способность строительных материалов противостоять действию продуктов жизнедеятельности живых организмов (См «биологическая коррозия»). Степень биостойкости зависит как от химического состава строительного материала, так и условий эксплуатации.</text:p>
          </table:table-cell>
          <table:table-cell table:number-columns-repeated="1022"/>
        </table:table-row>
        <table:table-row table:style-name="ro1">
          <table:table-cell office:value-type="string">
            <text:p>Ввод объекта</text:p>
          </table:table-cell>
          <table:table-cell office:value-type="string">
            <text:p>Юридическое оформление заказчиком законченного строительством объекта в органах исполнительной власти.</text:p>
          </table:table-cell>
          <table:table-cell table:number-columns-repeated="1022"/>
        </table:table-row>
        <table:table-row table:style-name="ro1">
          <table:table-cell office:value-type="string">
            <text:p>Выветривание</text:p>
          </table:table-cell>
          <table:table-cell office:value-type="string">
            <text:p>Разрушение горных пород под воздействием различных атмосферных явлений: ветров, дождей, снеготаяния, солнечной радиации и т.п.</text:p>
          </table:table-cell>
          <table:table-cell table:number-columns-repeated="1022"/>
        </table:table-row>
        <table:table-row table:style-name="ro1">
          <table:table-cell office:value-type="string">
            <text:p>Дверь ложная</text:p>
          </table:table-cell>
          <table:table-cell office:value-type="string">
            <text:p>Облицованный наличником заложенный дверной проем, образующий неглубокую нишу.</text:p>
          </table:table-cell>
          <table:table-cell table:number-columns-repeated="1022"/>
        </table:table-row>
        <table:table-row table:style-name="ro1">
          <table:table-cell office:value-type="string">
            <text:p>Детериорация</text:p>
          </table:table-cell>
          <table:table-cell office:value-type="string">
            <text:p>Ухудшение состояния окружающей природной среды, происходящее в результате хозяйственной деятельности человека.</text:p>
          </table:table-cell>
          <table:table-cell table:number-columns-repeated="1022"/>
        </table:table-row>
        <table:table-row table:style-name="ro1">
          <table:table-cell office:value-type="string">
            <text:p>Жирный бетон</text:p>
          </table:table-cell>
          <table:table-cell office:value-type="string">
            <text:p>Бетон с низким содержанием заполнителей и высоким содержанием цемента.</text:p>
          </table:table-cell>
          <table:table-cell table:number-columns-repeated="1022"/>
        </table:table-row>
        <table:table-row table:style-name="ro1">
          <table:table-cell office:value-type="string">
            <text:p>Клееный брус</text:p>
          </table:table-cell>
          <table:table-cell office:value-type="string">
            <text:p>Несущий конструктивный элемент, изготовленный из деревянных досок, склеенных вместе в параллельном направлении волокон.</text:p>
          </table:table-cell>
          <table:table-cell table:number-columns-repeated="1022"/>
        </table:table-row>
        <table:table-row table:style-name="ro1">
          <table:table-cell office:value-type="string">
            <text:p>Марка бетона</text:p>
          </table:table-cell>
          <table:table-cell office:value-type="string">
            <text:p>Определяется пределом прочности на сжатие образцов размером 150x150x150 мм, изготовленных из рабочего состава и испытанных через 28 суток нормального твердения.</text:p>
          </table:table-cell>
          <table:table-cell table:number-columns-repeated="1022"/>
        </table:table-row>
        <table:table-row table:style-name="ro1">
          <table:table-cell office:value-type="string">
            <text:p>Оконный блок</text:p>
          </table:table-cell>
          <table:table-cell office:value-type="string">
            <text:p>Оконный блок – светопрозрачная часть окна, предназначенная для освещения и проветривания помещения. Оконный блок состоит из коробки, створчатых элементов и встроенных систем проветривания.</text:p>
          </table:table-cell>
          <table:table-cell table:number-columns-repeated="1022"/>
        </table:table-row>
        <table:table-row table:style-name="ro1">
          <table:table-cell office:value-type="string">
            <text:p>Пароизoляция</text:p>
          </table:table-cell>
          <table:table-cell office:value-type="string">
            <text:p>Слой материала, основным назначением которого является предотвращение попадания влаги в результате капиллярного просачивания или диффузии водяных паров в строительные конструкции.</text:p>
          </table:table-cell>
          <table:table-cell table:number-columns-repeated="1022"/>
        </table:table-row>
        <table:table-row table:style-name="ro1">
          <table:table-cell office:value-type="string">
            <text:p>Пластичность</text:p>
          </table:table-cell>
          <table:table-cell office:value-type="string">
            <text:p>Способность материала без разрушения изменять свои размеры и форму под воздействием внешней нагрузки и сохранять эти изменения после прекращения ее действия.</text:p>
          </table:table-cell>
          <table:table-cell table:number-columns-repeated="1022"/>
        </table:table-row>
        <table:table-row table:style-name="ro1">
          <table:table-cell office:value-type="string">
            <text:p>Полиакрилаты</text:p>
          </table:table-cell>
          <table:table-cell office:value-type="string">
            <text:p>Полимеры сложных эфиров акриловой или метакриловой кислот, образующиеся при полимеризации эфиров акриловой и метакриловой кислот (соответственно, акрилатов и метакрилатов). Представляют собой прозрачные, термопластичные, физиологически безвредные, хорошо растворяющиеся в органических растворителях и характеризующиеся низкой масло-и бензостойкостью материалы. Применяются для производства стекла органического, полимерных пленок, лакокрасочных материалов, клеев и пропиточных составов для бумаги, кожи, дерева, ткани и проч.</text:p>
          </table:table-cell>
          <table:table-cell table:number-columns-repeated="1022"/>
        </table:table-row>
        <table:table-row table:style-name="ro1">
          <table:table-cell office:value-type="string">
            <text:p>Полимербетон</text:p>
          </table:table-cell>
          <table:table-cell office:value-type="string">
            <text:p>Полимербетон – материал на основе рационально подобранной смеси полиэфирных смол и различных минеральных заполнителей.</text:p>
          </table:table-cell>
          <table:table-cell table:number-columns-repeated="1022"/>
        </table:table-row>
        <table:table-row table:style-name="ro1">
          <table:table-cell office:value-type="string">
            <text:p>Потайной зуб</text:p>
          </table:table-cell>
          <table:table-cell office:value-type="string">
            <text:p>Потайной зуб - прямоугольный выступ в верхнем бревне, входящий в соответствующий паз нижнего бревна венца сруба.</text:p>
          </table:table-cell>
          <table:table-cell table:number-columns-repeated="1022"/>
        </table:table-row>
        <table:table-row table:style-name="ro1">
          <table:table-cell office:value-type="string">
            <text:p>Растворители</text:p>
          </table:table-cell>
          <table:table-cell office:value-type="string">
            <text:p>Жидкости, служащие для придания составам необходимой консистенции. В качестве растворителей для масляных красок используются бензин, уайт-спирит, скипидар, для перхлорвиниловых – ацетон, для клеевых и водоэмульсионных – вода. Большинство растворителей – токсичные, горючие и взрывоопасные вещества.</text:p>
          </table:table-cell>
          <table:table-cell table:number-columns-repeated="1022"/>
        </table:table-row>
        <table:table-row table:style-name="ro1">
          <table:table-cell office:value-type="string">
            <text:p>Рыбий пузырь</text:p>
          </table:table-cell>
          <table:table-cell office:value-type="string">
            <text:p>В поздней готике – оконный проем сложной криволинейной формы.</text:p>
          </table:table-cell>
          <table:table-cell table:number-columns-repeated="1022"/>
        </table:table-row>
        <table:table-row table:style-name="ro1">
          <table:table-cell office:value-type="string">
            <text:p>Сухая кладка</text:p>
          </table:table-cell>
          <table:table-cell office:value-type="string">
            <text:p>Каменная кладка, выполняемая с перевязкой швов, но без применения кладочного раствора. Для скрепления блоков применяются металлические анкеры.</text:p>
          </table:table-cell>
          <table:table-cell table:number-columns-repeated="1022"/>
        </table:table-row>
        <table:table-row table:style-name="ro1">
          <table:table-cell office:value-type="string">
            <text:p>Теплоемкость</text:p>
          </table:table-cell>
          <table:table-cell office:value-type="string">
            <text:p>Теплоемкость – способность материала аккумулировать тепловую энергию, Удельная теплоёмкость — это количество тепла, которое необходимо передать 1 кг данного материала, чтобы повысить его температуру на 1 град.С.</text:p>
          </table:table-cell>
          <table:table-cell table:number-columns-repeated="1022"/>
        </table:table-row>
        <table:table-row table:style-name="ro1">
          <table:table-cell office:value-type="string">
            <text:p>Укрывистость</text:p>
          </table:table-cell>
          <table:table-cell office:value-type="string">
            <text:p>Способность лакокрасочного состава при равномерном нанесении на одноцветную поверхность скрыть ее первоначальный цвет.</text:p>
          </table:table-cell>
          <table:table-cell table:number-columns-repeated="1022"/>
        </table:table-row>
        <table:table-row table:style-name="ro1">
          <table:table-cell office:value-type="string">
            <text:p>Чугун ковкий</text:p>
          </table:table-cell>
          <table:table-cell office:value-type="string">
            <text:p>Ковкий чугун получают путем отжига отливок белого чугуна. При этом углерод приобретает вид хлопьевидного графита. Маркировка – КЧ.</text:p>
          </table:table-cell>
          <table:table-cell table:number-columns-repeated="1022"/>
        </table:table-row>
        <table:table-row table:style-name="ro1">
          <table:table-cell office:value-type="string">
            <text:p>Эмаль-провод</text:p>
          </table:table-cell>
          <table:table-cell office:value-type="string">
            <text:p>Провода круглого и прямоугольного сечения с медной жилой и изоляцией на основе эмальлаков, предназначенные для обмоток электрических машин, аппаратов, измерительных и прочих приборов.</text:p>
          </table:table-cell>
          <table:table-cell table:number-columns-repeated="1022"/>
        </table:table-row>
        <table:table-row table:style-name="ro1">
          <table:table-cell office:value-type="string">
            <text:p>Автогрейдер</text:p>
          </table:table-cell>
          <table:table-cell office:value-type="string">
            <text:p>Самоходная колесная машина. Основной рабочий орган – приводимый в действие от двигателя полноповоротный отвал криволинейного профиля с механическим или гидравлическим управлением. Может оснащаться сменным оборудованием бульдозера, погрузчика, снегоочистителя и других машин. Автогрейдеры применяются для профилирования земляных насыпей, перемещения и разравнивания грунтов и строительных материалов при сооружении, реконструкции и ремонте автомобильных дорог, аэродромных покрытий, мелиоративных сооружений и т. д.</text:p>
          </table:table-cell>
          <table:table-cell table:number-columns-repeated="1022"/>
        </table:table-row>
        <table:table-row table:style-name="ro1">
          <table:table-cell office:value-type="string">
            <text:p>Агломерация</text:p>
          </table:table-cell>
          <table:table-cell office:value-type="string">
            <text:p>В металлургическом производстве: термический процесс окускования мелких материалов, путем их спекания с целью придания формы и свойств (химического состава, структуры), необходимых для плавки. На практике чаще всего осуществляется на колосниковых решетках, с просасыванием воздуха сверху вниз сквозь лежащую на решётке шихту. Впервые промышленное производство агломерата освоено в начале 20 в. Основные исходные материалы: мелкая сырая руда и ее концентрат, а также топливо (коксовая и антрацитовая мелочь до 3 мм), флюс (известняк и доломит). Более 95%% агломерата используется в черной металлургии.</text:p>
          </table:table-cell>
          <table:table-cell table:number-columns-repeated="1022"/>
        </table:table-row>
        <table:table-row table:style-name="ro1">
          <table:table-cell office:value-type="string">
            <text:p>Амортизатор</text:p>
          </table:table-cell>
          <table:table-cell office:value-type="string">
            <text:p>Устройство для защиты от ударных нагрузок и сотрясений в машинах и сооружениях. Располагается между телом, передающим ударную нагрузку, и защищаемым телом. В конструкциях амортизаторов используются упругие свойства твердых тел (рессоры, торсионы, резиновые элементы), жидкостей (т. н. "гидравлические пружины") и газов (пневматические пружины).</text:p>
          </table:table-cell>
          <table:table-cell table:number-columns-repeated="1022"/>
        </table:table-row>
        <table:table-row table:style-name="ro1">
          <table:table-cell office:value-type="string">
            <text:p>Антисептики</text:p>
          </table:table-cell>
          <table:table-cell office:value-type="string">
            <text:p>Антисептики - вещества, применяющиеся для предохранения строительных материалов органического происхождения от биоповреждений (воздействия бактерий, грибов и др.)</text:p>
          </table:table-cell>
          <table:table-cell table:number-columns-repeated="1022"/>
        </table:table-row>
        <table:table-row table:style-name="ro1">
          <table:table-cell office:value-type="string">
            <text:p>Архитектура</text:p>
          </table:table-cell>
          <table:table-cell office:value-type="string">
            <text:p>Архитектура - искусство проектирования и строительства сооружений, решающее эстетические и социальные задачи. Архитектура входит в триаду главных искусств: живопись, скульптура, архитектура.</text:p>
          </table:table-cell>
          <table:table-cell table:number-columns-repeated="1022"/>
        </table:table-row>
        <table:table-row table:style-name="ro1">
          <table:table-cell office:value-type="string">
            <text:p>Бетононасос</text:p>
          </table:table-cell>
          <table:table-cell office:value-type="string">
            <text:p>Машина для транспортирования бетонной смеси по трубопроводам (шлангам) к месту ее укладки. Различают станционарные и автобетонасосы (бетононасосы, смонтированные на автомобильном шасси).</text:p>
          </table:table-cell>
          <table:table-cell table:number-columns-repeated="1022"/>
        </table:table-row>
        <table:table-row table:style-name="ro1">
          <table:table-cell office:value-type="string">
            <text:p>Бутилкаучук</text:p>
          </table:table-cell>
          <table:table-cell office:value-type="string">
            <text:p>Синтетический каучук, продукт сополимеризации изобутилена и небольшого количества (до 5%%) изопрена. Не растворяется в спиртах, эфирах, дихлорэтане, анилине, нитробензоле. Стоек к действию воды. Отличается низкой газопроницаемостью. Важнейшая область применения – производство шин и резиновых изделий, стойких к действию высоких температур и агрессивных сред.</text:p>
          </table:table-cell>
          <table:table-cell table:number-columns-repeated="1022"/>
        </table:table-row>
        <table:table-row table:style-name="ro1">
          <table:table-cell office:value-type="string">
            <text:p>Газосиликат</text:p>
          </table:table-cell>
          <table:table-cell office:value-type="string">
            <text:p>Газосиликат - ячеистый теплоизоляционный бетон, получаемый из смеси извести с молотым кварцевым песком путем вспучивания предварительно приготовленного шлама (теста) с помощью газообразователя и затвердевания в различных условиях (автоклавная обработка или пропаривание).</text:p>
          </table:table-cell>
          <table:table-cell table:number-columns-repeated="1022"/>
        </table:table-row>
        <table:table-row table:style-name="ro1">
          <table:table-cell office:value-type="string">
            <text:p>Геомембраны</text:p>
          </table:table-cell>
          <table:table-cell office:value-type="string">
            <text:p>Рулонные материалы из полимеров или битумов, характеризующиеся очень низкой водопроницаемостью. Применяются для паро-, гидро- и газоизоляции подземных строительных конструкций, устройства противофильтрационных экранов, а также для снижения величины активных сдвиговых напряжений за счет гладкого контакта с нижележащим слоем и т. д.</text:p>
          </table:table-cell>
          <table:table-cell table:number-columns-repeated="1022"/>
        </table:table-row>
        <table:table-row table:style-name="ro1">
          <table:table-cell office:value-type="string">
            <text:p>Гидропривод</text:p>
          </table:table-cell>
          <table:table-cell office:value-type="string">
            <text:p>Привод, включающий в себя гидравлический механизм, в котором рабочая жидкость находится под давлением, с одним и более объемным гидродвигателем (гидроцилиндром).</text:p>
          </table:table-cell>
          <table:table-cell table:number-columns-repeated="1022"/>
        </table:table-row>
        <table:table-row table:style-name="ro1">
          <table:table-cell office:value-type="string">
            <text:p>Гидрошпонки</text:p>
          </table:table-cell>
          <table:table-cell office:value-type="string">
            <text:p>Выполненные из ПВХ эластичные ленты для уплотнения рабочих и деформационных швов в бетонных конструкциях, постоянно или временно находящихся под воздействием поверхностных грунтовых или сточных вод (резервуары, водонапорные башни, дамбы, водосливы, каналы, плавательные бассейны, очистные сооружения и т.п.). Также используется для гидроизоляции (удержания воды вне сооружения) фундаментов, подземных парковок, туннелей и др. подземных сооружений.</text:p>
          </table:table-cell>
          <table:table-cell table:number-columns-repeated="1022"/>
        </table:table-row>
        <table:table-row table:style-name="ro1">
          <table:table-cell office:value-type="string">
            <text:p>Гипсокартон</text:p>
          </table:table-cell>
          <table:table-cell office:value-type="string">
            <text:p>Представляет собой лист, состоящий из двух слоев строительной бумаги(картона) и гипсового сердечника. Из общей массы листа примерно 93%% приходится на двуводный гипс, 6%% — на картон, 1%% массы образован за счет влаги, крахмала и органического поверхностно-активного вещества.</text:p>
          </table:table-cell>
          <table:table-cell table:number-columns-repeated="1022"/>
        </table:table-row>
        <table:table-row table:style-name="ro1">
          <table:table-cell office:value-type="string">
            <text:p>Грунтозацеп</text:p>
          </table:table-cell>
          <table:table-cell office:value-type="string">
            <text:p>Выступ на протекторе, обеспечивающий хорошее сцепление с грунтом и самоочищение от него.</text:p>
          </table:table-cell>
          <table:table-cell table:number-columns-repeated="1022"/>
        </table:table-row>
        <table:table-row table:style-name="ro1">
          <table:table-cell office:value-type="string">
            <text:p>Девелопмент</text:p>
          </table:table-cell>
          <table:table-cell office:value-type="string">
            <text:p>Область менеджмента. занимающаяся развитием недвижимости. Включает комплекс строительных, инженерных и иных мероприятий над недвижимым имуществом, ведущих к качественным изменениям в состоянии (и, соответственно, стоимости)земли, зданий и сооружений.</text:p>
          </table:table-cell>
          <table:table-cell table:number-columns-repeated="1022"/>
        </table:table-row>
        <table:table-row table:style-name="ro1">
          <table:table-cell office:value-type="string">
            <text:p>Диэлектрики</text:p>
          </table:table-cell>
          <table:table-cell office:value-type="string">
            <text:p>Вещества, обладающее низкой удельной электрической проводимостью, т. е. практически не проводящие электрический ток; способны поляризоваться в электрическом поле.</text:p>
          </table:table-cell>
          <table:table-cell table:number-columns-repeated="1022"/>
        </table:table-row>
        <table:table-row table:style-name="ro1">
          <table:table-cell office:value-type="string">
            <text:p>Железобетон</text:p>
          </table:table-cell>
          <table:table-cell office:value-type="string">
            <text:p>Искусственный строительный материал, состоящий из стального арматурного каркаса залитого бетоном и конструктивно объединяющий рабочие свойства стали и бетона. При этом арматура работает на растяжение, а бетон – на сжатие.</text:p>
          </table:table-cell>
          <table:table-cell table:number-columns-repeated="1022"/>
        </table:table-row>
        <table:table-row table:style-name="ro1">
          <table:table-cell office:value-type="string">
            <text:p>Канализация</text:p>
          </table:table-cell>
          <table:table-cell office:value-type="string">
            <text:p>Канализация – система труб или подземных каналов, служащая для удаления, очистки и обезвреживания сточных вод.</text:p>
          </table:table-cell>
          <table:table-cell table:number-columns-repeated="1022"/>
        </table:table-row>
        <table:table-row table:style-name="ro1">
          <table:table-cell office:value-type="string">
            <text:p>Каширование</text:p>
          </table:table-cell>
          <table:table-cell office:value-type="string">
            <text:p>Каширование – облицовка поверхности плиты (ДВП, MDF, HDF) декоративной бумагой (пленкой), пропитанной смолами, под давлением с последующим отвердением клеевого слоя различными способами, но без использования горячего процесса.</text:p>
          </table:table-cell>
          <table:table-cell table:number-columns-repeated="1022"/>
        </table:table-row>
        <table:table-row table:style-name="ro1">
          <table:table-cell office:value-type="string">
            <text:p>Койланаглиф</text:p>
          </table:table-cell>
          <table:table-cell office:value-type="string">
            <text:p>Рельеф с углубленным контуром и выпуклой моделировкой, встречающийся в архитектуре Древнего Египта, античности и древнего Востока.</text:p>
          </table:table-cell>
          <table:table-cell table:number-columns-repeated="1022"/>
        </table:table-row>
        <table:table-row table:style-name="ro1">
          <table:table-cell office:value-type="string">
            <text:p>Кронциркуль</text:p>
          </table:table-cell>
          <table:table-cell office:value-type="string">
            <text:p>Измерительное средство для сравнения наружных линейных размеров деталей с размерами, взятыми по масштабной линейке, концевым мерам или калибру. Состоит из двух соединенных шарнирно дугообразных ножек. Иногда имеет шкалу. Второе значение – чертёжный инструмент для вычерчивания окружностей.</text:p>
          </table:table-cell>
          <table:table-cell table:number-columns-repeated="1022"/>
        </table:table-row>
        <table:table-row table:style-name="ro1">
          <table:table-cell office:value-type="string">
            <text:p>Монокоттура</text:p>
          </table:table-cell>
          <table:table-cell office:value-type="string">
            <text:p>Монокоттура - эмалированные обожжённые плитки с цветной или белой эмалью, сформованные путем прессования. Технология производства монокоттуры, предусматривает лишь одну процедуру обжига, которому подвергаются одновременно и основа, и эмаль.</text:p>
          </table:table-cell>
          <table:table-cell table:number-columns-repeated="1022"/>
        </table:table-row>
        <table:table-row table:style-name="ro1">
          <table:table-cell office:value-type="string">
            <text:p>Обвалование</text:p>
          </table:table-cell>
          <table:table-cell office:value-type="string">
            <text:p>Возведение земляных дамб вокруг местности подверженной потенциальному затоплению поверхностными водами.</text:p>
          </table:table-cell>
          <table:table-cell table:number-columns-repeated="1022"/>
        </table:table-row>
        <table:table-row table:style-name="ro1">
          <table:table-cell office:value-type="string">
            <text:p>Обои жидкие</text:p>
          </table:table-cell>
          <table:table-cell office:value-type="string">
            <text:p>Обои жидкие - позволяют создавать гладкие или рельефные покрытия без швов. В состав жидких обоев могут входить хлопок, целлюлоза, текстильные волокна. Обои жидкие разводятся водоэмульсионной краской и наносятся валиком или краскопультом. Колеровка производится специальными красками.</text:p>
          </table:table-cell>
          <table:table-cell table:number-columns-repeated="1022"/>
        </table:table-row>
        <table:table-row table:style-name="ro1">
          <table:table-cell office:value-type="string">
            <text:p>Перспектива</text:p>
          </table:table-cell>
          <table:table-cell office:value-type="string">
            <text:p>Перспектива - система изображения трехмерного пространства на двухмерной плоскости в соответствии со зрительным восприятием человека. В архитектурных чертежах перспектива используется для построения иллюзорного пространства.</text:p>
          </table:table-cell>
          <table:table-cell table:number-columns-repeated="1022"/>
        </table:table-row>
        <table:table-row table:style-name="ro1">
          <table:table-cell office:value-type="string">
            <text:p>Подступенок</text:p>
          </table:table-cell>
          <table:table-cell office:value-type="string">
            <text:p>Подступенок – конструктивная деталь лестницы: вертикальный элемент ступени.</text:p>
          </table:table-cell>
          <table:table-cell table:number-columns-repeated="1022"/>
        </table:table-row>
        <table:table-row table:style-name="ro1">
          <table:table-cell office:value-type="string">
            <text:p>Полуколонна</text:p>
          </table:table-cell>
          <table:table-cell office:value-type="string">
            <text:p>Полуколонна - колонна выступающая из плоскости стены на половину своего диаметра. Конструктивно полуколонна – контрфорс, увеличивающий устойчивость сооружения.</text:p>
          </table:table-cell>
          <table:table-cell table:number-columns-repeated="1022"/>
        </table:table-row>
        <table:table-row table:style-name="ro1">
          <table:table-cell office:value-type="string">
            <text:p>Разбавители</text:p>
          </table:table-cell>
          <table:table-cell office:value-type="string">
            <text:p>Жидкости, служащие для уменьшения вязкости составов или разведения сухих минеральных красок. В качестве разбавителей в лакокрасочных составах используют олифы и различные эмульсии.</text:p>
          </table:table-cell>
          <table:table-cell table:number-columns-repeated="1022"/>
        </table:table-row>
        <table:table-row table:style-name="ro1">
          <table:table-cell office:value-type="string">
            <text:p>Размалковка</text:p>
          </table:table-cell>
          <table:table-cell office:value-type="string">
            <text:p>Изменение формы поперечного сечения уголкового профиля, вследствие изгибания его полок наружу. Изменение формы поперечного сечения уголкового профиля, вследствие изгибания его полок внутрь называется смалковка.</text:p>
          </table:table-cell>
          <table:table-cell table:number-columns-repeated="1022"/>
        </table:table-row>
        <table:table-row table:style-name="ro1">
          <table:table-cell office:value-type="string">
            <text:p>Раскреповка</text:p>
          </table:table-cell>
          <table:table-cell office:value-type="string">
            <text:p>Раскреповка - вертикальное членение объема, проходящее по всей его высоте. Создавая небольшие выступы-утолщения в стене, раскреповка членит все пересекаемые элементы: карниз, фронтон, цоколь и т. п.</text:p>
          </table:table-cell>
          <table:table-cell table:number-columns-repeated="1022"/>
        </table:table-row>
        <table:table-row table:style-name="ro1">
          <table:table-cell office:value-type="string">
            <text:p>Романцемент</text:p>
          </table:table-cell>
          <table:table-cell office:value-type="string">
            <text:p>Романцемент - гидравлическое вяжущее. Романцемент получают посредством тонкого помола известковых и магнезиальных мергелей обожженных при температуре 850–900 град. С. Романцемент может содержать гипс и различные добавки. Выпускается романцемент трех марок: 2,5; 5 и 10.</text:p>
          </table:table-cell>
          <table:table-cell table:number-columns-repeated="1022"/>
        </table:table-row>
        <table:table-row table:style-name="ro1">
          <table:table-cell office:value-type="string">
            <text:p>Рубка углов</text:p>
          </table:table-cell>
          <table:table-cell office:value-type="string">
            <text:p>1. Рубка углов "в обло" ("в чашу") – снизу вдоль вышележащего бревна вырубается полукруглая выемка по диаметру нижележащего бревна. В углах торцы бревен выходят за плоскость перпендикулярной стены. Чаша выбирается в половину бревна. 2. Рубка углов "в лапу" – в углах концы бревен соединяются потайным зубом и их торцы не выходят за плоскость перпендикулярной стены. 3. Рубка углов "в иглу" – один конец бревна соединяется "в простую чашу", другой – затесывается на два канта и вставляется в паз, выбранный в боку другого бревна. 4. Рубка углов "в реж" – чаша вырубается не в половину, а в четверть бревна таким образом, что между бревнами остается просвет. Такой способ применяется при рубке неотапливаемых помещений в целях экономии леса (хоз. постройки и т. п.).</text:p>
          </table:table-cell>
          <table:table-cell table:number-columns-repeated="1022"/>
        </table:table-row>
        <table:table-row table:style-name="ro1">
          <table:table-cell office:value-type="string">
            <text:p>Стеклопакет</text:p>
          </table:table-cell>
          <table:table-cell office:value-type="string">
            <text:p>Стеклопакет – пакет, состоящий из двух или трех листов стекла (одно- и двухкамерные пакеты соответственно), герметично закрепленных на металлической рамке. Внутри стеклопакета находится разреженный воздух или инертный газ. Стеклопакет отличается хорошей теплоизоляцией, звукоизоляцией и герметичностью, не запотевает и не загрязняется изнутри.</text:p>
          </table:table-cell>
          <table:table-cell table:number-columns-repeated="1022"/>
        </table:table-row>
        <table:table-row table:style-name="ro1">
          <table:table-cell office:value-type="string">
            <text:p>Стеклоэласт</text:p>
          </table:table-cell>
          <table:table-cell office:value-type="string">
            <text:p>Рулонный наплавляемый кровельный и гидроизоляционный материал. Предназначается для устройства кровельного ковра зданий различного типа и назначения, а также гидроизоляции фундаментов, мостов, тоннелей. Сохраняет эластичность при температуре до минус 25 град. C, теплостойкость – до +100 град. C. Состоит из не гниющей основы (стеклохолст, комбинированная ткань, каркасная стеклоткань РАТЛ, полиэстер) и нанесенного с двух сторон СБС-модифицированного полимерно-битумного вяжущего (полимер СБС – стирол-бутадиен-стирол). Марка «П» применяется для нижних слоев кровельного ковра и гидроизоляции. Марка «К» – для верхних слоев кровельного покрытия. Имеет недосыпанную кромку для улучшенной наклейки рулонных полотен внахлест. Наплавляется с помощью пропановой или дизельной горелки, приклеивается мастикой, либо закрепляется механически. Высокие адгезионные свойства СБС битумов позволяют применять Стеклоэласт практически на любые горизонтальные, наклонные, и вертикальные поверхности, изготовленные из негорючих материалов (цементно-песчаная стяжка, минераловатный утеплитель и т. п.).</text:p>
          </table:table-cell>
          <table:table-cell table:number-columns-repeated="1022"/>
        </table:table-row>
        <table:table-row table:style-name="ro1">
          <table:table-cell office:value-type="string">
            <text:p>Сухие смеси</text:p>
          </table:table-cell>
          <table:table-cell office:value-type="string">
            <text:p>Сухие смеси – сыпучие, рационально подобранные смеси вяжущего, заполнителя, наполнителей и специальными добавками (регуляторы схватывания и твердения, адгезивы, пластификаторы и другие). Сухие смеси предназначены для приготовления строительных растворов, смесей для выравнивания бетонных полов, приклеивания строительных плиток, приготовления грунтовок, шпаклевок, штукатурок и затирок. Сухие смеси затворяются водой на месте производства работ.</text:p>
          </table:table-cell>
          <table:table-cell table:number-columns-repeated="1022"/>
        </table:table-row>
        <table:table-row table:style-name="ro1">
          <table:table-cell office:value-type="string">
            <text:p>Тощий бетон</text:p>
          </table:table-cell>
          <table:table-cell office:value-type="string">
            <text:p>Бетон с высоким содержанием заполнителей и низким содержанием цемента.</text:p>
          </table:table-cell>
          <table:table-cell table:number-columns-repeated="1022"/>
        </table:table-row>
        <table:table-row table:style-name="ro1">
          <table:table-cell office:value-type="string">
            <text:p>Уайт-спирит</text:p>
          </table:table-cell>
          <table:table-cell office:value-type="string">
            <text:p>Смесь жидких углеводородов, один из растворителей нефтяных. Применяется как растворитель в лакокрасочной промышленности.</text:p>
          </table:table-cell>
          <table:table-cell table:number-columns-repeated="1022"/>
        </table:table-row>
        <table:table-row table:style-name="ro1">
          <table:table-cell office:value-type="string">
            <text:p>Углепластик</text:p>
          </table:table-cell>
          <table:table-cell office:value-type="string">
            <text:p>Пластмасса, содержащая углеродные волокна.</text:p>
          </table:table-cell>
          <table:table-cell table:number-columns-repeated="1022"/>
        </table:table-row>
        <table:table-row table:style-name="ro1">
          <table:table-cell office:value-type="string">
            <text:p>Ультрамарин</text:p>
          </table:table-cell>
          <table:table-cell office:value-type="string">
            <text:p>Яркая, сочная синяя краска.</text:p>
          </table:table-cell>
          <table:table-cell table:number-columns-repeated="1022"/>
        </table:table-row>
        <table:table-row table:style-name="ro1">
          <table:table-cell office:value-type="string">
            <text:p>Фиброцемент</text:p>
          </table:table-cell>
          <table:table-cell office:value-type="string">
            <text:p>Материал, состоящий из цемента (80-90%%), армирующих волокон и минеральных заполнителей. Используется для изготовления стеновых панелей, перегородок и облицовочных плит (листов). Изначально (в самом начале XX века) в качестве фибры применялся асбест, сегодня это – синтетические и стеклянные волокна.</text:p>
          </table:table-cell>
          <table:table-cell table:number-columns-repeated="1022"/>
        </table:table-row>
        <table:table-row table:style-name="ro1">
          <table:table-cell office:value-type="string">
            <text:p>Чугун белый</text:p>
          </table:table-cell>
          <table:table-cell office:value-type="string">
            <text:p>Чугун, в котором весь углерод находится в виде карбида железа или цементита.</text:p>
          </table:table-cell>
          <table:table-cell table:number-columns-repeated="1022"/>
        </table:table-row>
        <table:table-row table:style-name="ro1">
          <table:table-cell office:value-type="string">
            <text:p>Чугун серый</text:p>
          </table:table-cell>
          <table:table-cell office:value-type="string">
            <text:p>Углерод в сером чугуне присутствует в виде пластинчатого или волокнистого графита. Маркировка – СЧ.</text:p>
          </table:table-cell>
          <table:table-cell table:number-columns-repeated="1022"/>
        </table:table-row>
        <table:table-row table:style-name="ro1">
          <table:table-cell office:value-type="string">
            <text:p>Шахта лифта</text:p>
          </table:table-cell>
          <table:table-cell office:value-type="string">
            <text:p>Сооружение, в котором движутся кабина и (или) противовес.</text:p>
          </table:table-cell>
          <table:table-cell table:number-columns-repeated="1022"/>
        </table:table-row>
        <table:table-row table:style-name="ro1">
          <table:table-cell office:value-type="string">
            <text:p>Антипирены</text:p>
          </table:table-cell>
          <table:table-cell office:value-type="string">
            <text:p>Антипирены - вещества, предохраняющие древесину и другие материалы органического происхождения от воспламенения и самостоятельного горения. Антипирены содержат замедлители горения (фосфаты аммония, бура, хлористый аммоний), сипергисты (вещества, усиливающие действие основного замедлителя) и стабилизаторы, ограничивающие расход замедлителя.</text:p>
          </table:table-cell>
          <table:table-cell table:number-columns-repeated="1022"/>
        </table:table-row>
        <table:table-row table:style-name="ro1">
          <table:table-cell office:value-type="string">
            <text:p>Армоцемент</text:p>
          </table:table-cell>
          <table:table-cell office:value-type="string">
            <text:p>Армоцемент - мелкозернистый бетон, в массе которого равномерно распределены проволочные стальные сетки. Одновременно может присутствовать и стержневая или проволочная арматура. Из армоцемента можно изготавливать тонкостенные элементы (речные и морские суда, дебаркадеры, резервуары, трубы).</text:p>
          </table:table-cell>
          <table:table-cell table:number-columns-repeated="1022"/>
        </table:table-row>
        <table:table-row table:style-name="ro1">
          <table:table-cell office:value-type="string">
            <text:p>Асбокрошка</text:p>
          </table:table-cell>
          <table:table-cell office:value-type="string">
            <text:p>Обработанное асбестовое волокно, состоящее из смеси волокон различной длины. Применяется при производстве асбестотехнических и асбоцементных изделий</text:p>
          </table:table-cell>
          <table:table-cell table:number-columns-repeated="1022"/>
        </table:table-row>
        <table:table-row table:style-name="ro1">
          <table:table-cell office:value-type="string">
            <text:p>Асбоцемент</text:p>
          </table:table-cell>
          <table:table-cell office:value-type="string">
            <text:p>Асбоцемент - материал, состоящий из затвердевшего портландцемента и волокон асбеста, выполняющих функцию дискретной арматуры. Наличие волокон асбеста увеличивает прочность асбоцемента и снижает его теплопроводность.</text:p>
          </table:table-cell>
          <table:table-cell table:number-columns-repeated="1022"/>
        </table:table-row>
        <table:table-row table:style-name="ro1">
          <table:table-cell office:value-type="string">
            <text:p>Балюстрада</text:p>
          </table:table-cell>
          <table:table-cell office:value-type="string">
            <text:p>Балюстрада - ограждение крыш, лестниц, галерей, балконов в виде перил с невысокими фигурными стойками (балясинами).</text:p>
          </table:table-cell>
          <table:table-cell table:number-columns-repeated="1022"/>
        </table:table-row>
        <table:table-row table:style-name="ro1">
          <table:table-cell office:value-type="string">
            <text:p>Бикроэласт</text:p>
          </table:table-cell>
          <table:table-cell office:value-type="string">
            <text:p>Модифицированный битумный кровельный и гидроизоляционный материал. Предназначен для устройства кровель с малым уклоном и гидроизоляции фундаментов зданий и сооружении. Состоит из прочной не гниющей органической основы (стеклоткань, стеклохолст или полиэстер), на которую с двух сторон нанесено высококачественное модифицированное битумное вяжущее. Свободно гнется при температурах до -1 град. C, обладает теплостойкостью +85 град. C.</text:p>
          </table:table-cell>
          <table:table-cell table:number-columns-repeated="1022"/>
        </table:table-row>
        <table:table-row table:style-name="ro1">
          <table:table-cell office:value-type="string">
            <text:p>Биотектура</text:p>
          </table:table-cell>
          <table:table-cell office:value-type="string">
            <text:p>Биотектура - раздел архитектуры, основанный на учете особенностей окружающей среды, а также применении местных строительных материалов.</text:p>
          </table:table-cell>
          <table:table-cell table:number-columns-repeated="1022"/>
        </table:table-row>
        <table:table-row table:style-name="ro1">
          <table:table-cell office:value-type="string">
            <text:p>Брандмауэр</text:p>
          </table:table-cell>
          <table:table-cell office:value-type="string">
            <text:p>Брандмауэр - противопожарная стена.</text:p>
          </table:table-cell>
          <table:table-cell table:number-columns-repeated="1022"/>
        </table:table-row>
        <table:table-row table:style-name="ro1">
          <table:table-cell office:value-type="string">
            <text:p>Вакуумметр</text:p>
          </table:table-cell>
          <table:table-cell office:value-type="string">
            <text:p>То же, что и вакуумный манометр или вакуумметр-манометр, – прибор для измерения давления разреженных (давление ниже атмосферного) газов. Совокупность методов измерения давления разреженных газов носит название вакуумметрия. В зависимости от устройства и принципа действия различают жидкостные (гидростатические), механические, компрессионные ионизационные, тепловые, магнитные электроразрядные, вязкостные и др. вакуумметры.</text:p>
          </table:table-cell>
          <table:table-cell table:number-columns-repeated="1022"/>
        </table:table-row>
        <table:table-row table:style-name="ro1">
          <table:table-cell office:value-type="string">
            <text:p>Вентиляция</text:p>
          </table:table-cell>
          <table:table-cell office:value-type="string">
            <text:p>Вентиляция – регулируемый воздухообмен в помещении, обеспечевающий чистоту, определенный температурный режим, необходимую влажность и подвижность воздуха.</text:p>
          </table:table-cell>
          <table:table-cell table:number-columns-repeated="1022"/>
        </table:table-row>
        <table:table-row table:style-name="ro1">
          <table:table-cell office:value-type="string">
            <text:p>Вермикулит</text:p>
          </table:table-cell>
          <table:table-cell office:value-type="string">
            <text:p>Вермикулит - материал из группы гидрослюд, образовавшийся в природе из биотита или флогопита под влиянием гидротермальных процессов в коре выветривания.</text:p>
          </table:table-cell>
          <table:table-cell table:number-columns-repeated="1022"/>
        </table:table-row>
        <table:table-row table:style-name="ro1">
          <table:table-cell office:value-type="string">
            <text:p>Виброкаток</text:p>
          </table:table-cell>
          <table:table-cell office:value-type="string">
            <text:p>Виброкаток – дорожный каток, один из вальцов которого совершает колебательные движения.</text:p>
          </table:table-cell>
          <table:table-cell table:number-columns-repeated="1022"/>
        </table:table-row>
        <table:table-row table:style-name="ro1">
          <table:table-cell office:value-type="string">
            <text:p>Витая пара</text:p>
          </table:table-cell>
          <table:table-cell office:value-type="string">
            <text:p>Витая пара – как правило, экранированный электрокабель, состоящий из двух свитых вместе проводников.</text:p>
          </table:table-cell>
          <table:table-cell table:number-columns-repeated="1022"/>
        </table:table-row>
        <table:table-row table:style-name="ro1">
          <table:table-cell office:value-type="string">
            <text:p>Воздуховод</text:p>
          </table:table-cell>
          <table:table-cell office:value-type="string">
            <text:p>Трубопровод для перемещения воздуха в системах вентиляции, отопления и кондиционирования.</text:p>
          </table:table-cell>
          <table:table-cell table:number-columns-repeated="1022"/>
        </table:table-row>
        <table:table-row table:style-name="ro1">
          <table:table-cell office:value-type="string">
            <text:p>Геокаркасы</text:p>
          </table:table-cell>
          <table:table-cell office:value-type="string">
            <text:p>Разновидность георешеток (другое название «объемные георешетки»). Конструкции из нетканных лент, скрепленных между собой сварными высокопрочными швами в шахматном порядке. Применяются для противоэрозионной защиты откосов, конусов путепроводов, а также при устройстве подпорных стенок и армировании слабых оснований.</text:p>
          </table:table-cell>
          <table:table-cell table:number-columns-repeated="1022"/>
        </table:table-row>
        <table:table-row table:style-name="ro1">
          <table:table-cell office:value-type="string">
            <text:p>Георешетки</text:p>
          </table:table-cell>
          <table:table-cell office:value-type="string">
            <text:p>Геосинтетический материал, состоящий из сетки работающих на растяжение непрерывных соединительных элементов, скрепленных между собой экструзионным способом, сваркой или переплетением (при этом величина ячеек больше ширины соединительных элементов и имеет достаточные размеры для сцепления с окружающим грунтом, камнями или другими геотехническими сопрягаемыми элементами). Георешетки применяются для армирования грунтовых стен, устоев мостов, склонов и земляных насыпей, а так же в локальных местах, имеющих слабое основание.</text:p>
          </table:table-cell>
          <table:table-cell table:number-columns-repeated="1022"/>
        </table:table-row>
        <table:table-row table:style-name="ro1">
          <table:table-cell office:value-type="string">
            <text:p>Двери-купе</text:p>
          </table:table-cell>
          <table:table-cell office:value-type="string">
            <text:p>Двери-купе – двери, использующиеся в качестве фасада шкафоф-купе или в качестве раздвижных перегородок.</text:p>
          </table:table-cell>
          <table:table-cell table:number-columns-repeated="1022"/>
        </table:table-row>
        <table:table-row table:style-name="ro1">
          <table:table-cell office:value-type="string">
            <text:p>Демаркация</text:p>
          </table:table-cell>
          <table:table-cell office:value-type="string">
            <text:p>Разграниченье, проведение какой-либо разделяющей черты, границы.</text:p>
          </table:table-cell>
          <table:table-cell table:number-columns-repeated="1022"/>
        </table:table-row>
        <table:table-row table:style-name="ro1">
          <table:table-cell office:value-type="string">
            <text:p>Динамометр</text:p>
          </table:table-cell>
          <table:table-cell office:value-type="string">
            <text:p>Прибор, предназначенный для измерения силы. Чувствительным элементом прибора – пружина, деформация которой пропорциональна модулю измеряемой силы.</text:p>
          </table:table-cell>
          <table:table-cell table:number-columns-repeated="1022"/>
        </table:table-row>
        <table:table-row table:style-name="ro1">
          <table:table-cell office:value-type="string">
            <text:p>Заземление</text:p>
          </table:table-cell>
          <table:table-cell office:value-type="string">
            <text:p>Устройство для электрического соединения с Землей аппаратов, машин и приборов. Состоит из заземлителя и заземляющего проводника. Служит для защиты от опасного действия электрического тока.</text:p>
          </table:table-cell>
          <table:table-cell table:number-columns-repeated="1022"/>
        </table:table-row>
        <table:table-row table:style-name="ro1">
          <table:table-cell office:value-type="string">
            <text:p>Застройщик</text:p>
          </table:table-cell>
          <table:table-cell office:value-type="string">
            <text:p>Физическое/юридическое лицо или орган государственной исполнительной власти/местного самоуправления, получившее в установленном порядке земельный участок под строительство или реконструкцию комплекса недвижимого имущества.</text:p>
          </table:table-cell>
          <table:table-cell table:number-columns-repeated="1022"/>
        </table:table-row>
        <table:table-row table:style-name="ro1">
          <table:table-cell office:value-type="string">
            <text:p>Зенкование</text:p>
          </table:table-cell>
          <table:table-cell office:value-type="string">
            <text:p>Обработка выходной части отверстия для получения конических или цилиндрических углублений.</text:p>
          </table:table-cell>
          <table:table-cell table:number-columns-repeated="1022"/>
        </table:table-row>
        <table:table-row table:style-name="ro1">
          <table:table-cell office:value-type="string">
            <text:p>Известняки</text:p>
          </table:table-cell>
          <table:table-cell office:value-type="string">
            <text:p>Известняки - осадочные горные породы, состоящие главным образом из кальцита. Известняки могут содержать различные примеси (обломочных частиц, органических соединений и др.) Название известнякам дается в зависимости от особенностей слагающих его компонентов. Известняки широко применяются в строительстве (как облицовочный камень, для производства извести и т. д.), стекольной промышленности, металлургии (флюсы).</text:p>
          </table:table-cell>
          <table:table-cell table:number-columns-repeated="1022"/>
        </table:table-row>
        <table:table-row table:style-name="ro1">
          <table:table-cell office:value-type="string">
            <text:p>Контргайка</text:p>
          </table:table-cell>
          <table:table-cell office:value-type="string">
            <text:p>Контргайка – вторая гайка, навинчиваемая вслед за основной на тот же болт и препятствующая самоотвинчиванию первой.</text:p>
          </table:table-cell>
          <table:table-cell table:number-columns-repeated="1022"/>
        </table:table-row>
        <table:table-row table:style-name="ro1">
          <table:table-cell office:value-type="string">
            <text:p>Лессировка</text:p>
          </table:table-cell>
          <table:table-cell office:value-type="string">
            <text:p>Тонкие прозрачные (полупрозрачные) слои красок, наносимые на просохшие или просыхающие краски, с целью изменения, (усиления или ослабления) цветовых тонов.</text:p>
          </table:table-cell>
          <table:table-cell table:number-columns-repeated="1022"/>
        </table:table-row>
        <table:table-row table:style-name="ro1">
          <table:table-cell office:value-type="string">
            <text:p>Ливнеспуск</text:p>
          </table:table-cell>
          <table:table-cell office:value-type="string">
            <text:p>Сооружение на канализационной сети, предназначенное для сброса избытков дождевых вод в приемник сточных вод.</text:p>
          </table:table-cell>
          <table:table-cell table:number-columns-repeated="1022"/>
        </table:table-row>
        <table:table-row table:style-name="ro1">
          <table:table-cell office:value-type="string">
            <text:p>Миксбордер</text:p>
          </table:table-cell>
          <table:table-cell office:value-type="string">
            <text:p>Миксбордер - вытянутой формы цветник. Миксбордер включают набор разнообразных многолетних растений, обеспечивающих непрерывное цветение.</text:p>
          </table:table-cell>
          <table:table-cell table:number-columns-repeated="1022"/>
        </table:table-row>
        <table:table-row table:style-name="ro1">
          <table:table-cell office:value-type="string">
            <text:p>Ортогональ</text:p>
          </table:table-cell>
          <table:table-cell office:value-type="string">
            <text:p>Ортогональ в архитектурном проектировании – система изображений плана или фасада. Ортогональ выполняется в прямых линиях, без учета перспективных сокращений.</text:p>
          </table:table-cell>
          <table:table-cell table:number-columns-repeated="1022"/>
        </table:table-row>
        <table:table-row table:style-name="ro1">
          <table:table-cell office:value-type="string">
            <text:p>Пендельтюр</text:p>
          </table:table-cell>
          <table:table-cell office:value-type="string">
            <text:p>Пендельтюр - дверь на качающихся петлях, открывающаяся в обе стороны.</text:p>
          </table:table-cell>
          <table:table-cell table:number-columns-repeated="1022"/>
        </table:table-row>
        <table:table-row table:style-name="ro1">
          <table:table-cell office:value-type="string">
            <text:p>Пеноасбест</text:p>
          </table:table-cell>
          <table:table-cell office:value-type="string">
            <text:p>Пеноасбест - особолёгкий минеральный теплоизоляционный материал. Готовится пеноасбест из распушенного хризатил-асбеста, технической пены и химических реагентов. Средняя плотность около 20 кг/куб.м.</text:p>
          </table:table-cell>
          <table:table-cell table:number-columns-repeated="1022"/>
        </table:table-row>
        <table:table-row table:style-name="ro1">
          <table:table-cell office:value-type="string">
            <text:p>Пеностекло</text:p>
          </table:table-cell>
          <table:table-cell office:value-type="string">
            <text:p>Пеностекло - ячеистый материал, получаемый при спекании тонкоизмельченного стекла. Пеностекло с сообщающимися порами используется как звукопоглощающий материал. Пеностекло с закрытыми порами – как теплоизоляционный.</text:p>
          </table:table-cell>
          <table:table-cell table:number-columns-repeated="1022"/>
        </table:table-row>
        <table:table-row table:style-name="ro1">
          <table:table-cell office:value-type="string">
            <text:p>Перекрытие</text:p>
          </table:table-cell>
          <table:table-cell office:value-type="string">
            <text:p>Перекрытие - конструктивная часть сооружения, разделяющие его на этажи. По назначению перекрытия бывают цокольные, междуэтажные, чердачные; по форме – плоские и сводчатые. Несущими элемены плоских перекрытий являются балки и плиты.</text:p>
          </table:table-cell>
          <table:table-cell table:number-columns-repeated="1022"/>
        </table:table-row>
        <table:table-row table:style-name="ro1">
          <table:table-cell office:value-type="string">
            <text:p>Пористость</text:p>
          </table:table-cell>
          <table:table-cell office:value-type="string">
            <text:p>Пористость - степень заполнения объема материала порами (ячейками воздуха или другого газа). Пористость существенно влияет на технические свойства материалов теплопроводность, прочность, водопоглощение и др.).</text:p>
          </table:table-cell>
          <table:table-cell table:number-columns-repeated="1022"/>
        </table:table-row>
        <table:table-row table:style-name="ro1">
          <table:table-cell office:value-type="string">
            <text:p>Пропиловка</text:p>
          </table:table-cell>
          <table:table-cell office:value-type="string">
            <text:p>Ажурная сквозная резьба по дереву, выполненная специальной пилой. Пропиловкой оформляются наличники, карнизы, причелины и пр. в деревянном зодчестве.</text:p>
          </table:table-cell>
          <table:table-cell table:number-columns-repeated="1022"/>
        </table:table-row>
        <table:table-row table:style-name="ro1">
          <table:table-cell office:value-type="string">
            <text:p>Профнастил</text:p>
          </table:table-cell>
          <table:table-cell office:value-type="string">
            <text:p>Профнастил - металлический профильный лист, на который сверху нанесен слой полимера, затем последовательно слой грунтовки, пассиватора и цинка.</text:p>
          </table:table-cell>
          <table:table-cell table:number-columns-repeated="1022"/>
        </table:table-row>
        <table:table-row table:style-name="ro1">
          <table:table-cell office:value-type="string">
            <text:p>Путепровод</text:p>
          </table:table-cell>
          <table:table-cell office:value-type="string">
            <text:p>Конструктивно – аналог моста, эстакады, служащий для организации непрерывного движения в местах пересечения транспортных коммуникаций.</text:p>
          </table:table-cell>
          <table:table-cell table:number-columns-repeated="1022"/>
        </table:table-row>
        <table:table-row table:style-name="ro1">
          <table:table-cell office:value-type="string">
            <text:p>Разжелобок</text:p>
          </table:table-cell>
          <table:table-cell office:value-type="string">
            <text:p>Разжелобок - стык двух скатов кровли с желобом между ними.</text:p>
          </table:table-cell>
          <table:table-cell table:number-columns-repeated="1022"/>
        </table:table-row>
        <table:table-row table:style-name="ro1">
          <table:table-cell office:value-type="string">
            <text:p>Расщебенка</text:p>
          </table:table-cell>
          <table:table-cell office:value-type="string">
            <text:p>Расщебенка – заполнение щебнем пустого пространства, как правило, между элементами фундаментных конструкций.</text:p>
          </table:table-cell>
          <table:table-cell table:number-columns-repeated="1022"/>
        </table:table-row>
        <table:table-row table:style-name="ro1">
          <table:table-cell office:value-type="string">
            <text:p>Рольставни</text:p>
          </table:table-cell>
          <table:table-cell office:value-type="string">
            <text:p>Рольставни – современная альтернатива традиционным железным решеткам. Основным назначением рольставен является защита от проникновения в помещение.</text:p>
          </table:table-cell>
          <table:table-cell table:number-columns-repeated="1022"/>
        </table:table-row>
        <table:table-row table:style-name="ro1">
          <table:table-cell office:value-type="string">
            <text:p>Стеклоизол</text:p>
          </table:table-cell>
          <table:table-cell office:value-type="string">
            <text:p>Модифицированный битумный кровельный и гидроизоляционный наплавляемый материал. Предназначен для устройства кровельного ковра зданий и сооружений, а также различных гидроизоляционных работ. Сохраняет эластичность (т. е. возможность укладки) при температуре до минус 10 градусов C, теплостойкость – до +85°C. Состоит из прочной стекловолокнистой основы с нанесенными с двух сторон слоями высококачественного вяжущего на основе окисленного битума.</text:p>
          </table:table-cell>
          <table:table-cell table:number-columns-repeated="1022"/>
        </table:table-row>
        <table:table-row table:style-name="ro1">
          <table:table-cell office:value-type="string">
            <text:p>Стеклообои</text:p>
          </table:table-cell>
          <table:table-cell office:value-type="string">
            <text:p>Стеклообои – рулонный материал на основе тисненного стекловолокна. Стеклообои огнестойки.</text:p>
          </table:table-cell>
          <table:table-cell table:number-columns-repeated="1022"/>
        </table:table-row>
        <table:table-row table:style-name="ro1">
          <table:table-cell office:value-type="string">
            <text:p>Тетрапилон</text:p>
          </table:table-cell>
          <table:table-cell office:value-type="string">
            <text:p>Тетрапилон - триумфальная арка с двумя взаимно пересекающимися проездами.</text:p>
          </table:table-cell>
          <table:table-cell table:number-columns-repeated="1022"/>
        </table:table-row>
        <table:table-row table:style-name="ro1">
          <table:table-cell office:value-type="string">
            <text:p>Точка росы</text:p>
          </table:table-cell>
          <table:table-cell office:value-type="string">
            <text:p>Точка росы – температура, до которой должен охладиться воздух, чтобы достичь состояния насыщения водяным паром при данном влагосодержании и неизменном давлении. При достижении точки росы в воздухе или на предметах, с которыми он соприкасается, начинается конденсация водяного пара.</text:p>
          </table:table-cell>
          <table:table-cell table:number-columns-repeated="1022"/>
        </table:table-row>
        <table:table-row table:style-name="ro1">
          <table:table-cell office:value-type="string">
            <text:p>Фибробетон</text:p>
          </table:table-cell>
          <table:table-cell office:value-type="string">
            <text:p>Фибробетон – конструкционный материал, получаемый на основе мелкозернистого бетона, армированного тонкодисперсным синтетическим или стеклянным волокном, а также металлической сечкой-фиброй.</text:p>
          </table:table-cell>
          <table:table-cell table:number-columns-repeated="1022"/>
        </table:table-row>
        <table:table-row table:style-name="ro1">
          <table:table-cell office:value-type="string">
            <text:p>Фольгоизол</text:p>
          </table:table-cell>
          <table:table-cell office:value-type="string">
            <text:p>Рулонный материал, состоящий из тонкой рифленой алюминиевой фольги, покрытой с нижней стороны слоем битумно-резинового или битумно-полимерного вяжущего, состоящего из битума и резины или каучука с минеральным наполнителем и антисептиком.</text:p>
          </table:table-cell>
          <table:table-cell table:number-columns-repeated="1022"/>
        </table:table-row>
        <table:table-row table:style-name="ro1">
          <table:table-cell office:value-type="string">
            <text:p>Чистый пол</text:p>
          </table:table-cell>
          <table:table-cell office:value-type="string">
            <text:p>Верхняя видимая поверхность пола.</text:p>
          </table:table-cell>
          <table:table-cell table:number-columns-repeated="1022"/>
        </table:table-row>
        <table:table-row table:style-name="ro1">
          <table:table-cell office:value-type="string">
            <text:p>Штукатурка</text:p>
          </table:table-cell>
          <table:table-cell office:value-type="string">
            <text:p>Отделочный или защитный слой, образованный при затвердевании строительных (штукатурных) растворов на поверхностях конструктивных элементов и частей зданий и сооружений. Различают монолитную (мокрую) штукатурку, выполняемую нанесением на поверхность штукатурного раствора, и сухую, когда поверхность облицовывается готовыми крупноразмерными листами (плитами) заводского изготовления. Штукатурка служит: - для выравнивания поверхностей ограждающих конструкций, с целью подготовки их к последующей отделке; - защиты от атмосферных воздействий (например, при отделке фасадов зданий); - защиты от иных вредных факторов (огнезащитные, звукопоглощающие, рентгенозащитные и др. штукатурки).</text:p>
          </table:table-cell>
          <table:table-cell table:number-columns-repeated="1022"/>
        </table:table-row>
        <table:table-row table:style-name="ro1">
          <table:table-cell office:value-type="string">
            <text:p>Штукатурка</text:p>
          </table:table-cell>
          <table:table-cell office:value-type="string">
            <text:p>Отделочный материал, получаемый путем смешения в определенной пропорции вяжущих веществ (цемент, известь, гипс и т. п.), песка и воды.</text:p>
          </table:table-cell>
          <table:table-cell table:number-columns-repeated="1022"/>
        </table:table-row>
        <table:table-row table:style-name="ro1">
          <table:table-cell office:value-type="string">
            <text:p>Этилацетат</text:p>
          </table:table-cell>
          <table:table-cell office:value-type="string">
            <text:p>Уксусноэтиловый эфир CH3COOC2H5. Бесцветная легколетучая жидкость с фруктовым запахом. Хорошо растворим в спирте, эфире, хлороформе; мало растворим в воде. Горюч, в определенных концентрациях в воздухе взрывоопасен (3-9 %%). Применяется как растворитель в лакокрасочной промышленности.</text:p>
          </table:table-cell>
          <table:table-cell table:number-columns-repeated="1022"/>
        </table:table-row>
        <table:table-row table:style-name="ro1">
          <table:table-cell office:value-type="string">
            <text:p>Агломерат</text:p>
          </table:table-cell>
          <table:table-cell office:value-type="string">
            <text:p>В геологии – рыхлые скопления неправильных очертаний обломков горных пород, при цементации образующие брекчии, туфы и т. д. Агломерат лавовый — скопление глыб очень вязкой лавы, образовавшейся при движении лавового потока. В металлургическом производстве – спекшаяся в куски мелкая (часто пылевидная) руда размерами до 100 мм с незначительным содержанием мелочи.</text:p>
          </table:table-cell>
          <table:table-cell table:number-columns-repeated="1022"/>
        </table:table-row>
        <table:table-row table:style-name="ro1">
          <table:table-cell office:value-type="string">
            <text:p>Аглопорит</text:p>
          </table:table-cell>
          <table:table-cell office:value-type="string">
            <text:p>Искусственный пористый заполнитель для легких бетонов – продукт дробления шихты, изготовленной методом агломерации (спекания) из глинистых пород или глиносодержащих отходов добывающей промышленности. Алгопорит применяется для производства аглопоритобетона.</text:p>
          </table:table-cell>
          <table:table-cell table:number-columns-repeated="1022"/>
        </table:table-row>
        <table:table-row table:style-name="ro1">
          <table:table-cell office:value-type="string">
            <text:p>Адсорбент</text:p>
          </table:table-cell>
          <table:table-cell office:value-type="string">
            <text:p>Адсорбент – вещество, способное присоединять к своему поверхностному слою молекулы газа и жидкости.</text:p>
          </table:table-cell>
          <table:table-cell table:number-columns-repeated="1022"/>
        </table:table-row>
        <table:table-row table:style-name="ro1">
          <table:table-cell office:value-type="string">
            <text:p>Адсорбция</text:p>
          </table:table-cell>
          <table:table-cell office:value-type="string">
            <text:p>Адсорбция – поглощение некоторыми твердыми телами газов, красок, солей и других веществ из растворов.</text:p>
          </table:table-cell>
          <table:table-cell table:number-columns-repeated="1022"/>
        </table:table-row>
        <table:table-row table:style-name="ro1">
          <table:table-cell office:value-type="string">
            <text:p>Алевролит</text:p>
          </table:table-cell>
          <table:table-cell office:value-type="string">
            <text:p>Обломочная твердая порода, сцементированная, уплотненная, претерпевшая некоторые диагенетические изменения. Состоит преимущественно из зерен размером от 100 до 10 мкм.</text:p>
          </table:table-cell>
          <table:table-cell table:number-columns-repeated="1022"/>
        </table:table-row>
        <table:table-row table:style-name="ro1">
          <table:table-cell office:value-type="string">
            <text:p>Анемометр</text:p>
          </table:table-cell>
          <table:table-cell office:value-type="string">
            <text:p>Прибор для измерения скорости ветра и газовых потоков по числу оборотов вращающейся под действием ветра вертушки. Регистрирующие анемометры носят название анемографов.</text:p>
          </table:table-cell>
          <table:table-cell table:number-columns-repeated="1022"/>
        </table:table-row>
        <table:table-row table:style-name="ro1">
          <table:table-cell office:value-type="string">
            <text:p>Анемостат</text:p>
          </table:table-cell>
          <table:table-cell office:value-type="string">
            <text:p>Конечный воздухотехнический элемент для распределения (подачи и отвода) воздуха.</text:p>
          </table:table-cell>
          <table:table-cell table:number-columns-repeated="1022"/>
        </table:table-row>
        <table:table-row table:style-name="ro1">
          <table:table-cell office:value-type="string">
            <text:p>Антресоль</text:p>
          </table:table-cell>
          <table:table-cell office:value-type="string">
            <text:p>Верхний полуэтаж, встроенный в объем основного этажа. Антресоли характерны для особняков и усадебных домов 18-19 вв. В современном «звучании» – полка под потолком квартиры.</text:p>
          </table:table-cell>
          <table:table-cell table:number-columns-repeated="1022"/>
        </table:table-row>
        <table:table-row table:style-name="ro1">
          <table:table-cell office:value-type="string">
            <text:p>Асбозурит</text:p>
          </table:table-cell>
          <table:table-cell office:value-type="string">
            <text:p>Асбозурит - теплоизоляционный материал, состоящий из диатомита (70–85%%) и асбестового волокна (15–30%%).</text:p>
          </table:table-cell>
          <table:table-cell table:number-columns-repeated="1022"/>
        </table:table-row>
        <table:table-row table:style-name="ro1">
          <table:table-cell office:value-type="string">
            <text:p>Асботкань</text:p>
          </table:table-cell>
          <table:table-cell office:value-type="string">
            <text:p>Ткань асбестовая – полотно из переплетенных асбестовых нитей, содержащих от 5 до 18 %% связующего волокна (вискозы, хлопка, лавсана). Используется при изготовлении для прошива жарозащитной одежды и теплозащитных покрытий. Применяется в качестве теплоизоляционного материала в котельных, различном теплотехническом оборудовании.</text:p>
          </table:table-cell>
          <table:table-cell table:number-columns-repeated="1022"/>
        </table:table-row>
        <table:table-row table:style-name="ro1">
          <table:table-cell office:value-type="string">
            <text:p>Аспирация</text:p>
          </table:table-cell>
          <table:table-cell office:value-type="string">
            <text:p>Аспирация - процесс удаления пыли и газов, образующихся в процессе работы технологического оборудования из производственных помещений.</text:p>
          </table:table-cell>
          <table:table-cell table:number-columns-repeated="1022"/>
        </table:table-row>
        <table:table-row table:style-name="ro1">
          <table:table-cell office:value-type="string">
            <text:p>Бельведер</text:p>
          </table:table-cell>
          <table:table-cell office:value-type="string">
            <text:p>Бельведер – круглая в плане надстройка над зданием. Беседка или павильон, как правило, на возвышенном месте.</text:p>
          </table:table-cell>
          <table:table-cell table:number-columns-repeated="1022"/>
        </table:table-row>
        <table:table-row table:style-name="ro1">
          <table:table-cell office:value-type="string">
            <text:p>Бетоновоз</text:p>
          </table:table-cell>
          <table:table-cell office:value-type="string">
            <text:p>Специальный автомобиль, оборудованный емкостью для перевозки бетонной смеси.</text:p>
          </table:table-cell>
          <table:table-cell table:number-columns-repeated="1022"/>
        </table:table-row>
        <table:table-row table:style-name="ro1">
          <table:table-cell office:value-type="string">
            <text:p>Биотуалет</text:p>
          </table:table-cell>
          <table:table-cell office:value-type="string">
            <text:p>Биотуалет – сантехническое устройство для переработки фекальных отходов в органическое удобрение путем использования процесса биологического окисления.</text:p>
          </table:table-cell>
          <table:table-cell table:number-columns-repeated="1022"/>
        </table:table-row>
        <table:table-row table:style-name="ro1">
          <table:table-cell office:value-type="string">
            <text:p>Брусчатка</text:p>
          </table:table-cell>
          <table:table-cell office:value-type="string">
            <text:p>Дорожно-строительный материал из прочных горных пород (гранит, базальт, диабаз и пр.), в виде брусков, имеющих форму, близкую к параллелепипеду. Применяется для устройства покрытий на отдельных участках автомобильных дорог и мощения городских улиц и площадей.</text:p>
          </table:table-cell>
          <table:table-cell table:number-columns-repeated="1022"/>
        </table:table-row>
        <table:table-row table:style-name="ro1">
          <table:table-cell office:value-type="string">
            <text:p>Бульдозер</text:p>
          </table:table-cell>
          <table:table-cell office:value-type="string">
            <text:p>Бульдозер – самоходная землеройная машина с навесным щитом, расположенным вне базы ходовой части машины.</text:p>
          </table:table-cell>
          <table:table-cell table:number-columns-repeated="1022"/>
        </table:table-row>
        <table:table-row table:style-name="ro1">
          <table:table-cell office:value-type="string">
            <text:p>Вестибюль</text:p>
          </table:table-cell>
          <table:table-cell office:value-type="string">
            <text:p>Помещение между входом и внутренним пространством. Использовался еще в древнеримской архитектуре (например, в зданиях бань). Но особую важность приобрел в странах с холодным климатом, для защиты от теплопотерь. В России применительно к частным домам чаще употреблялись названия «прихожая» или «крытые сени», а слово вестибюль использовалось для общественных зданий.</text:p>
          </table:table-cell>
          <table:table-cell table:number-columns-repeated="1022"/>
        </table:table-row>
        <table:table-row table:style-name="ro1">
          <table:table-cell office:value-type="string">
            <text:p>Винипласт</text:p>
          </table:table-cell>
          <table:table-cell office:value-type="string">
            <text:p>Термопластичный непрозрачный материал – пластическая масса на основе поливинилхлорида (ПВХ), содержащая стабилизаторы, смазывающие вещества, красители (для получения цветных изделий), наполнители и модификаторы (снижают стоимость, улучшают физико-механические свойства). Впервые производство винипласта было организовано в Германии в 30-х гг. 20 столетия. Винипласт не горит, не имеет запаха, хорошо поддается различным видам механической обработки на обычных станках, легко сваривается с помощью сварочного прутка, хорошо склеивается, является хорошим диэлектриком, устойчив к действию кислот. Используется как коррозионностойкий конструкционный материал для изготовления емкостей, трубопроводов, вентиляционных установок, футеровки стальных, бетонных и деревянных аппаратов, в системах водоснабжения, канализации, ирригации и мелиорации. Также применяется в строительстве (изготовление отделочных материалов и изделий) и как упаковочный материал</text:p>
          </table:table-cell>
          <table:table-cell table:number-columns-repeated="1022"/>
        </table:table-row>
        <table:table-row table:style-name="ro1">
          <table:table-cell office:value-type="string">
            <text:p>Влажность</text:p>
          </table:table-cell>
          <table:table-cell office:value-type="string">
            <text:p>Величина, показывающая относительное (реже абсолютное) содержание влаги в материале, определенное по отношению к массе сухого материала и выраженная в процентах.</text:p>
          </table:table-cell>
          <table:table-cell table:number-columns-repeated="1022"/>
        </table:table-row>
        <table:table-row table:style-name="ro1">
          <table:table-cell office:value-type="string">
            <text:p>Водозабор</text:p>
          </table:table-cell>
          <table:table-cell office:value-type="string">
            <text:p>Гидротехническое сооружение для забора воды в целях водоснабжения, ирригации.</text:p>
          </table:table-cell>
          <table:table-cell table:number-columns-repeated="1022"/>
        </table:table-row>
        <table:table-row table:style-name="ro1">
          <table:table-cell office:value-type="string">
            <text:p>Водоотлив</text:p>
          </table:table-cell>
          <table:table-cell office:value-type="string">
            <text:p>Комплекс мероприятий по отводу и удалению подземных или поверхностных вод. В горном деле – из шахт (рудников), карьеров; в строительстве – из котлованов и траншей. Производится, как с подъемом воды, так и самотеком. Системы водоотвода состоят из дренажных канав, трубчатых коллекторов, водосборников, камер с насосами, нагнетательных трубопроводов и т. д.</text:p>
          </table:table-cell>
          <table:table-cell table:number-columns-repeated="1022"/>
        </table:table-row>
        <table:table-row table:style-name="ro1">
          <table:table-cell office:value-type="string">
            <text:p>Восьмерик</text:p>
          </table:table-cell>
          <table:table-cell office:value-type="string">
            <text:p>Восьмерик - бревенчатый восьмигранный сруб. В деревянном зодчестве восьмерик – конструктивное решение перехода от кубического объема сооружения к куполу.</text:p>
          </table:table-cell>
          <table:table-cell table:number-columns-repeated="1022"/>
        </table:table-row>
        <table:table-row table:style-name="ro1">
          <table:table-cell office:value-type="string">
            <text:p>Газобетон</text:p>
          </table:table-cell>
          <table:table-cell office:value-type="string">
            <text:p>Разновидность ячеистого бетона, получаемая из смеси вяжущего, песка и воды с газообразующими добавками. В качестве вяжущего применяют портландцемент. Газообразователем, как правило, служит алюминиевая пудра. При введении ее в смесь происходит реакция с известью или щелочью, в результате которой выделяется водород.</text:p>
          </table:table-cell>
          <table:table-cell table:number-columns-repeated="1022"/>
        </table:table-row>
        <table:table-row table:style-name="ro1">
          <table:table-cell office:value-type="string">
            <text:p>Гидроизол</text:p>
          </table:table-cell>
          <table:table-cell office:value-type="string">
            <text:p>Рулонный беспокровный гидроизоляционный материал, полученный путем пропитки асбестового картона нефтяным битумом.</text:p>
          </table:table-cell>
          <table:table-cell table:number-columns-repeated="1022"/>
        </table:table-row>
        <table:table-row table:style-name="ro1">
          <table:table-cell office:value-type="string">
            <text:p>Гидроизол</text:p>
          </table:table-cell>
          <table:table-cell office:value-type="string">
            <text:p>Беспокровный биостойкий рулонный материал, получаемый пропиткой асбестовой бумаги нефтяными битумами. Предназначается для гидроизоляции подземных и других сооружений, устройства рулонной кровли и антикоррозионных покрытий трубопроводов.</text:p>
          </table:table-cell>
          <table:table-cell table:number-columns-repeated="1022"/>
        </table:table-row>
        <table:table-row table:style-name="ro1">
          <table:table-cell office:value-type="string">
            <text:p>Грунтовки</text:p>
          </table:table-cell>
          <table:table-cell office:value-type="string">
            <text:p>Составы, наносимые первым слоем на подготовленную к окраске поверхность для уменьшения ее пористости и обеспечения требуемой адгезии лакокрасочного покрытия. От окрашивающих составов отличаются меньшим содержанием пигментов.</text:p>
          </table:table-cell>
          <table:table-cell table:number-columns-repeated="1022"/>
        </table:table-row>
        <table:table-row table:style-name="ro1">
          <table:table-cell office:value-type="string">
            <text:p>Дальномер</text:p>
          </table:table-cell>
          <table:table-cell office:value-type="string">
            <text:p>Прибор, служащий для определения расстояний без их непосредственного измерения на местности.</text:p>
          </table:table-cell>
          <table:table-cell table:number-columns-repeated="1022"/>
        </table:table-row>
        <table:table-row table:style-name="ro1">
          <table:table-cell office:value-type="string">
            <text:p>Девелопер</text:p>
          </table:table-cell>
          <table:table-cell office:value-type="string">
            <text:p>Предприниматель, получающий прибыль от создания и развития объектов недвижимости (как финансирующий реализацию проекта самостоятельно, так и с привлечением инвестиций). Может брать на себя функции автора идеи проекта, приобретателя земельного участка под застройку, организатора проектирования объекта, нанимателя генподрядчика, управляющего недвижимостью и т. д.</text:p>
          </table:table-cell>
          <table:table-cell table:number-columns-repeated="1022"/>
        </table:table-row>
        <table:table-row table:style-name="ro1">
          <table:table-cell office:value-type="string">
            <text:p>Декстрины</text:p>
          </table:table-cell>
          <table:table-cell office:value-type="string">
            <text:p>Продукты частичного расщепления полисахаридов, аморфные вещества с достаточно выраженными восстанавливающими свойствами, образуют коллоидные растворы. Декстрины из крахмала применяют в качестве клеящих веществ в текстильной, полиграфической, обувной промышленности.</text:p>
          </table:table-cell>
          <table:table-cell table:number-columns-repeated="1022"/>
        </table:table-row>
        <table:table-row table:style-name="ro1">
          <table:table-cell office:value-type="string">
            <text:p>Дефлектор</text:p>
          </table:table-cell>
          <table:table-cell office:value-type="string">
            <text:p>Вытяжное устройство, устанавливаемое на конце наружной части трубы для отсоса загрязнннного воздуха из различных помещений и реже для подачи воздуха в помещения. Устанавленный на дымовой трубе дефлектор повышает тягу, подсасывая газы из трубы. Действие дефлектора основано на использовании энергии обдувающего его потока воздуха. Выполняются дефлекторы преимущественно из стали, реже из бетона, асбестоцемента и других материалов.</text:p>
          </table:table-cell>
          <table:table-cell table:number-columns-repeated="1022"/>
        </table:table-row>
        <table:table-row table:style-name="ro1">
          <table:table-cell office:value-type="string">
            <text:p>Диспенсер</text:p>
          </table:table-cell>
          <table:table-cell office:value-type="string">
            <text:p>1) Одна из разновидностей печатной рекламы. Подставка из жесткой бумаги, картона или пластика с рекламным текстом или изображением. 2) Устройство для поштучной подачи товара в упаковке. 3) Автомат, предназначенный для выдачи наличных денег.</text:p>
          </table:table-cell>
          <table:table-cell table:number-columns-repeated="1022"/>
        </table:table-row>
        <table:table-row table:style-name="ro1">
          <table:table-cell office:value-type="string">
            <text:p>Жесткость</text:p>
          </table:table-cell>
          <table:table-cell office:value-type="string">
            <text:p>Жесткость – способность металлоконструкции или ее элемента не подвергаться деформации под воздействием внешних механических нагрузок.</text:p>
          </table:table-cell>
          <table:table-cell table:number-columns-repeated="1022"/>
        </table:table-row>
        <table:table-row table:style-name="ro1">
          <table:table-cell office:value-type="string">
            <text:p>Зензубель</text:p>
          </table:table-cell>
          <table:table-cell office:value-type="string">
            <text:p>Столярный инструмент для выборки и зачистки четвертей, фальцев, пазов, а также острожки перпендикулярных поверхностей. Может иметь одиночный или двойной нож по форме напоминающий лопатку.</text:p>
          </table:table-cell>
          <table:table-cell table:number-columns-repeated="1022"/>
        </table:table-row>
        <table:table-row table:style-name="ro1">
          <table:table-cell office:value-type="string">
            <text:p>Зигмашина</text:p>
          </table:table-cell>
          <table:table-cell office:value-type="string">
            <text:p>Иногда пишется: зикмашина, зиговочная машина, зиг-машина. Машина для образования и правки местных выступов и углублений (зигов) на поверхности листовой заготовки, а также для закатки проволоки.</text:p>
          </table:table-cell>
          <table:table-cell table:number-columns-repeated="1022"/>
        </table:table-row>
        <table:table-row table:style-name="ro1">
          <table:table-cell office:value-type="string">
            <text:p>Инсоляция</text:p>
          </table:table-cell>
          <table:table-cell office:value-type="string">
            <text:p>Степень освещенности солнечным светом зданий, сооружений и их внутренних помещений.</text:p>
          </table:table-cell>
          <table:table-cell table:number-columns-repeated="1022"/>
        </table:table-row>
        <table:table-row table:style-name="ro1">
          <table:table-cell office:value-type="string">
            <text:p>Калорифер</text:p>
          </table:table-cell>
          <table:table-cell office:value-type="string">
            <text:p>Калорифер – прибор для нагревания воздуха в помещение, состоящий из труб, по которым циркулирует горячая вода, пар или горячий воздух.</text:p>
          </table:table-cell>
          <table:table-cell table:number-columns-repeated="1022"/>
        </table:table-row>
        <table:table-row table:style-name="ro1">
          <table:table-cell office:value-type="string">
            <text:p>Кератофир</text:p>
          </table:table-cell>
          <table:table-cell office:value-type="string">
            <text:p>Эффузивная или жильная щелочная горная порода с порфировымивыделениями полевого шпата и цветных минералов</text:p>
          </table:table-cell>
          <table:table-cell table:number-columns-repeated="1022"/>
        </table:table-row>
        <table:table-row table:style-name="ro1">
          <table:table-cell office:value-type="string">
            <text:p>Коллектор</text:p>
          </table:table-cell>
          <table:table-cell office:value-type="string">
            <text:p>В электротехнике – часть ротора электрической машины, состоящая из ряда изолированных друг от друга медных пластин, служащая электромеханическим преобразователем частоты тока. В коммунальном хозяйстве – участок канализационной сети, собирающий сточные, воды из бассейнов канализования. Подразделяются на: коллекторы бассейна канализования (принимают сточные воды из канализационной сети одного бассейна); главные коллекторы (собирают сточные воды из двух или нескольких коллекторов бассейнов канализования); загородные, или отводные, коллекторы (отводят сточные воды транзитом (без присоединений) за пределы объекта канализования к насосным станциям, очистным сооружениям или к месту выпуска в водоем).</text:p>
          </table:table-cell>
          <table:table-cell table:number-columns-repeated="1022"/>
        </table:table-row>
        <table:table-row table:style-name="ro1">
          <table:table-cell office:value-type="string">
            <text:p>Конвектор</text:p>
          </table:table-cell>
          <table:table-cell office:value-type="string">
            <text:p>Конвектор – отопительный прибор, основаннный на принципе рециркуляции горячего и холодного воздуха.</text:p>
          </table:table-cell>
          <table:table-cell table:number-columns-repeated="1022"/>
        </table:table-row>
        <table:table-row table:style-name="ro1">
          <table:table-cell office:value-type="string">
            <text:p>Контрфорс</text:p>
          </table:table-cell>
          <table:table-cell office:value-type="string">
            <text:p>Контрфорс - вертикальная опора, расположенная с наружной стороны стены и воспринимающая боковой распор. Сечение контрфорса увеличивается по мере приближения к основанию по треугольнику или ступенчато. В случае возникновения сравнительно небольших нагрузок, сечение контрфорса может быть постоянным, что внешне приближает контрфорс к пилястре.</text:p>
          </table:table-cell>
          <table:table-cell table:number-columns-repeated="1022"/>
        </table:table-row>
        <table:table-row table:style-name="ro1">
          <table:table-cell office:value-type="string">
            <text:p>Ламбрекен</text:p>
          </table:table-cell>
          <table:table-cell office:value-type="string">
            <text:p>Ламбрекен - украшающая верхнюю часть оконного или дверного проема поперечная драпировка из плотной тяжелой ткани с воланами, складками, кистями. Также ламбрекен - резное деревянное украшение того же назначения.</text:p>
          </table:table-cell>
          <table:table-cell table:number-columns-repeated="1022"/>
        </table:table-row>
        <table:table-row table:style-name="ro1">
          <table:table-cell office:value-type="string">
            <text:p>Люминофор</text:p>
          </table:table-cell>
          <table:table-cell office:value-type="string">
            <text:p>Люминофор – вещество, излучающее свет при воздействии на него электромагнитного излучения. Используется в лампах дневного света, электронно-лучевых трубках и т.п.</text:p>
          </table:table-cell>
          <table:table-cell table:number-columns-repeated="1022"/>
        </table:table-row>
        <table:table-row table:style-name="ro1">
          <table:table-cell office:value-type="string">
            <text:p>Мегаполис</text:p>
          </table:table-cell>
          <table:table-cell office:value-type="string">
            <text:p>Очень крупный как по занимаемой площади, так и по численности населения город, образовавшийся за счет присоеденения соседних населенных пунктов.</text:p>
          </table:table-cell>
          <table:table-cell table:number-columns-repeated="1022"/>
        </table:table-row>
        <table:table-row table:style-name="ro1">
          <table:table-cell office:value-type="string">
            <text:p>Нащельник</text:p>
          </table:table-cell>
          <table:table-cell office:value-type="string">
            <text:p>Нащельник - узкая деревянная (пластиковая) рейка. Нащельник прикрывает щели между досками покрытия или обшивки сооружения.</text:p>
          </table:table-cell>
          <table:table-cell table:number-columns-repeated="1022"/>
        </table:table-row>
        <table:table-row table:style-name="ro1">
          <table:table-cell office:value-type="string">
            <text:p>Обрешетка</text:p>
          </table:table-cell>
          <table:table-cell office:value-type="string">
            <text:p>Обрешетка - конструкция из брусков, досок, жердей и т. п. Обрешетка располагается поперек стропил для настила по ней кровельного материала.</text:p>
          </table:table-cell>
          <table:table-cell table:number-columns-repeated="1022"/>
        </table:table-row>
        <table:table-row table:style-name="ro1">
          <table:table-cell office:value-type="string">
            <text:p>Оранжерея</text:p>
          </table:table-cell>
          <table:table-cell office:value-type="string">
            <text:p>Оранжерея - остекленное сооружение с искусственным климатом. Оранжерея предназначена для выращивания различных теплолюбивых растений.</text:p>
          </table:table-cell>
          <table:table-cell table:number-columns-repeated="1022"/>
        </table:table-row>
        <table:table-row table:style-name="ro1">
          <table:table-cell office:value-type="string">
            <text:p>Пальметта</text:p>
          </table:table-cell>
          <table:table-cell office:value-type="string">
            <text:p>Пальметта - декоративный орнамент в виде стилизованных пальмовых листьев, соединенных в гирлянду. Орнамент пальметта был довольно популярен в Риме, позже – в искусстве классицизма.</text:p>
          </table:table-cell>
          <table:table-cell table:number-columns-repeated="1022"/>
        </table:table-row>
        <table:table-row table:style-name="ro1">
          <table:table-cell office:value-type="string">
            <text:p>Пенобетон</text:p>
          </table:table-cell>
          <table:table-cell office:value-type="string">
            <text:p>Пенобетон - вид ячеистого легкого бетона, получаемый из пеномассы, которая приготавливается из цементного теста, поризованного технической пеной, образующей воздушные ячейки (поры).</text:p>
          </table:table-cell>
          <table:table-cell table:number-columns-repeated="1022"/>
        </table:table-row>
        <table:table-row table:style-name="ro1">
          <table:table-cell office:value-type="string">
            <text:p>Пенопласт</text:p>
          </table:table-cell>
          <table:table-cell office:value-type="string">
            <text:p>Пенопласт - материал, имеющий пористую структуру состоящую из несообщающихся ячеек. Пенопласт имеет низкую плотность, высокие тепло- и звукоизоляционные характеристики. К недостаткам пенопласта можно отнести горючесть.</text:p>
          </table:table-cell>
          <table:table-cell table:number-columns-repeated="1022"/>
        </table:table-row>
        <table:table-row table:style-name="ro1">
          <table:table-cell office:value-type="string">
            <text:p>Перемычка</text:p>
          </table:table-cell>
          <table:table-cell office:value-type="string">
            <text:p>Перемычка - неебольшая балка, применяемая для перекрытия дверных, оконных и т. п. проемов.</text:p>
          </table:table-cell>
          <table:table-cell table:number-columns-repeated="1022"/>
        </table:table-row>
        <table:table-row table:style-name="ro1">
          <table:table-cell office:value-type="string">
            <text:p>Перистиль</text:p>
          </table:table-cell>
          <table:table-cell office:value-type="string">
            <text:p>Перистиль - прямоугольные площадь, сад или двор, окруженные крытой колоннадой.</text:p>
          </table:table-cell>
          <table:table-cell table:number-columns-repeated="1022"/>
        </table:table-row>
        <table:table-row table:style-name="ro1">
          <table:table-cell office:value-type="string">
            <text:p>Песчаники</text:p>
          </table:table-cell>
          <table:table-cell office:value-type="string">
            <text:p>Песчаники - обломочные породы, состоящие из мелких частиц различных минералов, сцементированных в прочную массу. Окраска песчаника может быть белой, серой, желтой, красной.</text:p>
          </table:table-cell>
          <table:table-cell table:number-columns-repeated="1022"/>
        </table:table-row>
        <table:table-row table:style-name="ro1">
          <table:table-cell office:value-type="string">
            <text:p>Пластизол</text:p>
          </table:table-cell>
          <table:table-cell office:value-type="string">
            <text:p>Пластизол - металлический лист толщиной 0,5 мм. С внешней стороны на него нанесен слой полимера толщиной 200 мкм, затем слой грунтовки, пассиватора и цинка. С внутренней стороны нанесены слой цинка, пассиватора и специального покрытия на основе эпоксидной смолы. Пластизол применяется в основном как кровельное покрытие.</text:p>
          </table:table-cell>
          <table:table-cell table:number-columns-repeated="1022"/>
        </table:table-row>
        <table:table-row table:style-name="ro1">
          <table:table-cell office:value-type="string">
            <text:p>Плита МДФ</text:p>
          </table:table-cell>
          <table:table-cell office:value-type="string">
            <text:p>Плита МДФ. Новый вид ДВП европейского производства. Плиты МДФ готовятся из тонкодисперсной древесной муки, спресованные с синтетическими смолами. В отличие от традиционно применяющимся ДВП плиты МДФ фризируются и покрываются декоративными плёнками.</text:p>
          </table:table-cell>
          <table:table-cell table:number-columns-repeated="1022"/>
        </table:table-row>
        <table:table-row table:style-name="ro1">
          <table:table-cell office:value-type="string">
            <text:p>Плотность</text:p>
          </table:table-cell>
          <table:table-cell office:value-type="string">
            <text:p>Отношение массы тела к занимаемому объему. Выражается в кг/куб. м. Различают истинную и насыпную плотность. Истинная плотность - предел отношения массы к объему, т. е. плотность тела или вещества без учета имеющихся в них пустот и пор. Насыпная плотность - отношение массы зернистых материалов ко всему занимаемому или объему, включая пространства между частицами.</text:p>
          </table:table-cell>
          <table:table-cell table:number-columns-repeated="1022"/>
        </table:table-row>
        <table:table-row table:style-name="ro1">
          <table:table-cell office:value-type="string">
            <text:p>Погрузчик</text:p>
          </table:table-cell>
          <table:table-cell office:value-type="string">
            <text:p>Погрузчик – самоходный подъёмно-транспортный механизм, предназначенный для погрузки, разгрузки и штабелирования грузов.</text:p>
          </table:table-cell>
          <table:table-cell table:number-columns-repeated="1022"/>
        </table:table-row>
        <table:table-row table:style-name="ro1">
          <table:table-cell office:value-type="string">
            <text:p>Подволока</text:p>
          </table:table-cell>
          <table:table-cell office:value-type="string">
            <text:p>Подволока в деревянном зодчестве - чердачное помещение.</text:p>
          </table:table-cell>
          <table:table-cell table:number-columns-repeated="1022"/>
        </table:table-row>
        <table:table-row table:style-name="ro1">
          <table:table-cell office:value-type="string">
            <text:p>Подъемник</text:p>
          </table:table-cell>
          <table:table-cell office:value-type="string">
            <text:p>Грузоподъемная машина прерывного действия, предназначенная для перемещения людей с инструментом и материалами и проведения работ в пределах зоны обслуживания.</text:p>
          </table:table-cell>
          <table:table-cell table:number-columns-repeated="1022"/>
        </table:table-row>
        <table:table-row table:style-name="ro1">
          <table:table-cell office:value-type="string">
            <text:p>Причелина</text:p>
          </table:table-cell>
          <table:table-cell office:value-type="string">
            <text:p>Причелина - украшенные резьбой фронтонные доски. Причелина прикрывает торцы слег тесовой кровли.</text:p>
          </table:table-cell>
          <table:table-cell table:number-columns-repeated="1022"/>
        </table:table-row>
        <table:table-row table:style-name="ro1">
          <table:table-cell office:value-type="string">
            <text:p>Прочность</text:p>
          </table:table-cell>
          <table:table-cell office:value-type="string">
            <text:p>Свойство материала сопротивляться разрушению под действием внутренних напряжений, вызываемых внешними силами или другими факторами. Физическая природа прочности твёрдых тел обусловлена в конечном счёте силами взаимодействия между атомами и ионами, составляющими тело. Оценивается пределом прочности – нагрузкой, при которой происходит разрушение материала. Обозначается R, измеряется в МПа.</text:p>
          </table:table-cell>
          <table:table-cell table:number-columns-repeated="1022"/>
        </table:table-row>
        <table:table-row table:style-name="ro1">
          <table:table-cell office:value-type="string">
            <text:p>Пуццоланы</text:p>
          </table:table-cell>
          <table:table-cell office:value-type="string">
            <text:p>Пуццоланы - слабо сцементированные отложения вулканических материалов (пеплы и т. д.), разновидность вулканических туфов. Светлые разновидности пуццоланов применяются при изготовлении гидравлической извести и пуццоланового цемента. Такой цемент имеет повышенные водо- и сульфатостойкость, но отличается пониженными воздухо- и морозостойкостью по сравнению с портландцементом.</text:p>
          </table:table-cell>
          <table:table-cell table:number-columns-repeated="1022"/>
        </table:table-row>
        <table:table-row table:style-name="ro1">
          <table:table-cell office:value-type="string">
            <text:p>Пьедестал</text:p>
          </table:table-cell>
          <table:table-cell office:value-type="string">
            <text:p>Художественно оформленное основание для скульптуры, вазы, обелиска, колонны.</text:p>
          </table:table-cell>
          <table:table-cell table:number-columns-repeated="1022"/>
        </table:table-row>
        <table:table-row table:style-name="ro1">
          <table:table-cell office:value-type="string">
            <text:p>Развертка</text:p>
          </table:table-cell>
          <table:table-cell office:value-type="string">
            <text:p>Режущий инструмент, применяемый для окончательной (чистовой) обработки просверленных отверстий. Различают ручные развертки для работы с помощью воротка, надеваемого на квадрат развертки и машинные развертки для работы на станке. По форме различают цилиндрические и конические развертки.</text:p>
          </table:table-cell>
          <table:table-cell table:number-columns-repeated="1022"/>
        </table:table-row>
        <table:table-row table:style-name="ro1">
          <table:table-cell office:value-type="string">
            <text:p>Разрядник</text:p>
          </table:table-cell>
          <table:table-cell office:value-type="string">
            <text:p>Электротехническое устройство в виде двух или нескольких электродов, разделенных диэлектрическими (разрядным) промежутками, проводимость которых резко меняется, когда разность потенциалов между электродами становится равной некоторой конкретной величине (т. н. напряжение пробоя). В соответствии с функциональным назначением выделяют два основных типа разрядников — защитные (вследствие пробоя разрядника позволяют предотвращать чрезмерное возрастание напряжения на линии или на той установке, к которой они подсоединены) и управляющие (применяются для соединения в определенной последовательности различных элементов генераторов импульсного напряжения, для подсоединения нагрузки к мощным импульсным источникам тока, а также для соединения элементов электрических схем испытательной аппаратуры высокого напряжения). Применяются в электротехнике, радиоэлектроники, автоматике.</text:p>
          </table:table-cell>
          <table:table-cell table:number-columns-repeated="1022"/>
        </table:table-row>
        <table:table-row table:style-name="ro1">
          <table:table-cell office:value-type="string">
            <text:p>Резьбомер</text:p>
          </table:table-cell>
          <table:table-cell office:value-type="string">
            <text:p>Резьбоизмерительный прибор – средство измерения и контроля резьбы. Различают резьбомеры: для комплексного контроля и для измерения отдельных параметров; для наружной и внутренней резьб; для цилиндрической и конической резьб; для ходовых винтов и т. д. Наибольшим разнообразием отличаются резьбомеры для измерения наружных резьб.</text:p>
          </table:table-cell>
          <table:table-cell table:number-columns-repeated="1022"/>
        </table:table-row>
        <table:table-row table:style-name="ro1">
          <table:table-cell office:value-type="string">
            <text:p>Сеть ТN-S</text:p>
          </table:table-cell>
          <table:table-cell office:value-type="string">
            <text:p>Сеть ТN, в которой нулевой рабочий и нулевой защитный проводники работают раздельно по всей сети.</text:p>
          </table:table-cell>
          <table:table-cell table:number-columns-repeated="1022"/>
        </table:table-row>
        <table:table-row table:style-name="ro1">
          <table:table-cell office:value-type="string">
            <text:p>Сиккативы</text:p>
          </table:table-cell>
          <table:table-cell office:value-type="string">
            <text:p>Растворы металлических солей жировых кислот в органических растворителях, служащие для ускорения высыхания лаков и красок.</text:p>
          </table:table-cell>
          <table:table-cell table:number-columns-repeated="1022"/>
        </table:table-row>
        <table:table-row table:style-name="ro1">
          <table:table-cell office:value-type="string">
            <text:p>Смалковка</text:p>
          </table:table-cell>
          <table:table-cell office:value-type="string">
            <text:p>Изменение формы поперечного сечения уголкового профиля, вследствие изгибания его полок внутрь. Изменение формы поперечного сечения уголкового профиля, вследствие изгибания его полок наружу называется размалковка.</text:p>
          </table:table-cell>
          <table:table-cell table:number-columns-repeated="1022"/>
        </table:table-row>
        <table:table-row table:style-name="ro1">
          <table:table-cell office:value-type="string">
            <text:p>Смеситель</text:p>
          </table:table-cell>
          <table:table-cell office:value-type="string">
            <text:p>Водоразборное устройство, обеспечивающее смешение холодной и горячей воды, а также регулирование ее расхода и температуру потребителем.</text:p>
          </table:table-cell>
          <table:table-cell table:number-columns-repeated="1022"/>
        </table:table-row>
        <table:table-row table:style-name="ro1">
          <table:table-cell office:value-type="string">
            <text:p>Стеклопор</text:p>
          </table:table-cell>
          <table:table-cell office:value-type="string">
            <text:p>Стеклопор – гранулы, получаемые вспучиванием растворимого жидкого стекла или так называемой силикатглыбы — продукта охлаждения расплава натриевого или калиевого стекла. Стеклопор имеет среднюю плотность 200-300 кг/куб.м.</text:p>
          </table:table-cell>
          <table:table-cell table:number-columns-repeated="1022"/>
        </table:table-row>
        <table:table-row table:style-name="ro1">
          <table:table-cell office:value-type="string">
            <text:p>Стретчинг</text:p>
          </table:table-cell>
          <table:table-cell office:value-type="string">
            <text:p>Стретчинг – способ натяжения коврового покрытия, при котором ковролин укладывается на укрепленные вдоль стен узкие рейки с двумя рядами вбитых под углом гвоздей и натягивается с помощью специальных инструментов.</text:p>
          </table:table-cell>
          <table:table-cell table:number-columns-repeated="1022"/>
        </table:table-row>
        <table:table-row table:style-name="ro1">
          <table:table-cell office:value-type="string">
            <text:p>Струбцина</text:p>
          </table:table-cell>
          <table:table-cell office:value-type="string">
            <text:p>Струбцина – зажимное приспособление для крепления деталей, используемое при при склеивании и монтаже деревянных конструкций.</text:p>
          </table:table-cell>
          <table:table-cell table:number-columns-repeated="1022"/>
        </table:table-row>
        <table:table-row table:style-name="ro1">
          <table:table-cell office:value-type="string">
            <text:p>Таун-Хаус</text:p>
          </table:table-cell>
          <table:table-cell office:value-type="string">
            <text:p>Таун-Хаус – рассчитанный на несколько семей элитный коттедж.</text:p>
          </table:table-cell>
          <table:table-cell table:number-columns-repeated="1022"/>
        </table:table-row>
        <table:table-row table:style-name="ro1">
          <table:table-cell office:value-type="string">
            <text:p>Тахеометр</text:p>
          </table:table-cell>
          <table:table-cell office:value-type="string">
            <text:p>Прибор, предназначеный для тахеометрической съемки с целью получения плана с изображением ситуации и рельефа.</text:p>
          </table:table-cell>
          <table:table-cell table:number-columns-repeated="1022"/>
        </table:table-row>
        <table:table-row table:style-name="ro1">
          <table:table-cell office:value-type="string">
            <text:p>Твердость</text:p>
          </table:table-cell>
          <table:table-cell office:value-type="string">
            <text:p>Твердость. Свойство материала сопротивляться проникновению в него другого, более твердого тела. Например, по шкале МООСа все природные минералы делятся на 10 групп по твёрдости.</text:p>
          </table:table-cell>
          <table:table-cell table:number-columns-repeated="1022"/>
        </table:table-row>
        <table:table-row table:style-name="ro1">
          <table:table-cell office:value-type="string">
            <text:p>Твердость</text:p>
          </table:table-cell>
          <table:table-cell office:value-type="string">
            <text:p>Свойство материала сопротивляться местной пластической деформации, возникающей при внедрении в него более твердого тела. Не является физической постоянной, а представляет собой сложное свойство, зависящее как от прочности и пластичности материала, так и от метода измерения (методы Бринелля, Роквелла, Виккерса, Шора).</text:p>
          </table:table-cell>
          <table:table-cell table:number-columns-repeated="1022"/>
        </table:table-row>
        <table:table-row table:style-name="ro1">
          <table:table-cell office:value-type="string">
            <text:p>Текстолит</text:p>
          </table:table-cell>
          <table:table-cell office:value-type="string">
            <text:p>Материал, состоящий из нескольких слоев ткани (бязь, миткаль, бельтинг, шифон, ткани из искусственных и синтетических органических волокон – вискозных, полиамидных, полиэфирных и т. д.), пропитанных синтетической смолой (смолы феноло-формальдегидные, крезоло- и ксиленолоальдегидные, мочевино- и меламино-формальдегидные, а также полиамиды, полиолефины, ацетил- и этилцеллюлоза). Текстолиты на основе стеклянных тканей называются стеклотекстолитами, на основе асбестовых — асботекстолитами. Собственно текстолиты значительно легче (плотность 1,3—1,4 г/см3) асбо- и стеклотекстолитов, характеризуются меньшей теплопроводностью, лучше подвергаются механической обработке и склеиванию, но при этом менее прочны, обладают более низкой тепло- и химической стойкостью. Текстолиты производят в виде листов, пластин и плит. Используют для изготовления подшипников скольжения, электрораспределительных панелей, шестерен, втулок, труб, цилиндров, профилей.</text:p>
          </table:table-cell>
          <table:table-cell table:number-columns-repeated="1022"/>
        </table:table-row>
        <table:table-row table:style-name="ro1">
          <table:table-cell office:value-type="string">
            <text:p>Тектоника</text:p>
          </table:table-cell>
          <table:table-cell office:value-type="string">
            <text:p>Тектоника - соотношение несущих и несомых частей сооружения, выраженное в пластических формах. Тектоника - художественное выражение закономерностей, присущих конструктивной системе здания.</text:p>
          </table:table-cell>
          <table:table-cell table:number-columns-repeated="1022"/>
        </table:table-row>
        <table:table-row table:style-name="ro1">
          <table:table-cell office:value-type="string">
            <text:p>Термостат</text:p>
          </table:table-cell>
          <table:table-cell office:value-type="string">
            <text:p>Термостат – прибор, поддерживающий заданную температуру.</text:p>
          </table:table-cell>
          <table:table-cell table:number-columns-repeated="1022"/>
        </table:table-row>
        <table:table-row table:style-name="ro1">
          <table:table-cell office:value-type="string">
            <text:p>Терракота</text:p>
          </table:table-cell>
          <table:table-cell office:value-type="string">
            <text:p>Терракота - неглазурованные керамические изделия строительного, бытового и художественного назначения. Терракота известна со времен неолита.</text:p>
          </table:table-cell>
          <table:table-cell table:number-columns-repeated="1022"/>
        </table:table-row>
        <table:table-row table:style-name="ro1">
          <table:table-cell office:value-type="string">
            <text:p>Упругость</text:p>
          </table:table-cell>
          <table:table-cell office:value-type="string">
            <text:p>Свойство физических тел восстанавливать свою форму после прекращения воздействия на них внешних сил.</text:p>
          </table:table-cell>
          <table:table-cell table:number-columns-repeated="1022"/>
        </table:table-row>
        <table:table-row table:style-name="ro1">
          <table:table-cell office:value-type="string">
            <text:p>Фальш-пол</text:p>
          </table:table-cell>
          <table:table-cell office:value-type="string">
            <text:p>Фальш-пол – сборно-разборные полы промышленных зданий с вентилируемым подпольем. В фальш-поле прокладываются электротехнические и прочие коммуникации.</text:p>
          </table:table-cell>
          <table:table-cell table:number-columns-repeated="1022"/>
        </table:table-row>
        <table:table-row table:style-name="ro1">
          <table:table-cell office:value-type="string">
            <text:p>Фосфогипс</text:p>
          </table:table-cell>
          <table:table-cell office:value-type="string">
            <text:p>Фосфогипс – побочный продукт промышленного производства, в основном содержащий двуводный гипс. Фосфогипс – ценное сырьё для получения строительного гипса.</text:p>
          </table:table-cell>
          <table:table-cell table:number-columns-repeated="1022"/>
        </table:table-row>
        <table:table-row table:style-name="ro1">
          <table:table-cell office:value-type="string">
            <text:p>Фундамент</text:p>
          </table:table-cell>
          <table:table-cell office:value-type="string">
            <text:p>Преимущественно подземная часть сооружения, служащая его опорой и передающая нагрузку на основание.</text:p>
          </table:table-cell>
          <table:table-cell table:number-columns-repeated="1022"/>
        </table:table-row>
        <table:table-row table:style-name="ro1">
          <table:table-cell office:value-type="string">
            <text:p>Футеровка</text:p>
          </table:table-cell>
          <table:table-cell office:value-type="string">
            <text:p>Защитная внутренняя облицовка. Термин используется применительно к тепловым агрегатам, химическим аппаратам, дробильному оборудованию. Футеровка выполняется из материала в большей степени устойчивого к воздействию соответствующего фактора (может быть огнеупорной, кислотоупорной, теплоизоляционной, защищающей от механических воздействий). Иногда футеровкой называют называют наружную защитную облицовку элементов агрегатов.</text:p>
          </table:table-cell>
          <table:table-cell table:number-columns-repeated="1022"/>
        </table:table-row>
        <table:table-row table:style-name="ro1">
          <table:table-cell office:value-type="string">
            <text:p>Шерхебель</text:p>
          </table:table-cell>
          <table:table-cell office:value-type="string">
            <text:p>Столярный инструмент, предназначенный для первоначального грубого строгания вдоль, поперек и под углом к волокнам древесины. Нож шерхебеля имеет закругленный конец, который оставляет после себя неглубокие желобки.</text:p>
          </table:table-cell>
          <table:table-cell table:number-columns-repeated="1022"/>
        </table:table-row>
        <table:table-row table:style-name="ro1">
          <table:table-cell office:value-type="string">
            <text:p>Шефмонтаж</text:p>
          </table:table-cell>
          <table:table-cell office:value-type="string">
            <text:p>Организационно-техническое руководство монтажом оборудования поставщиком этого оборудования при выполнении монтажных работ специалистами заказчика.</text:p>
          </table:table-cell>
          <table:table-cell table:number-columns-repeated="1022"/>
        </table:table-row>
        <table:table-row table:style-name="ro1">
          <table:table-cell office:value-type="string">
            <text:p>Шкаф-купе</text:p>
          </table:table-cell>
          <table:table-cell office:value-type="string">
            <text:p>Шкаф-купе – пристенный или встроенный в нишу шкаф с раздвижными дверями.</text:p>
          </table:table-cell>
          <table:table-cell table:number-columns-repeated="1022"/>
        </table:table-row>
        <table:table-row table:style-name="ro1">
          <table:table-cell office:value-type="string">
            <text:p>Шпаклевки</text:p>
          </table:table-cell>
          <table:table-cell office:value-type="string">
            <text:p>Отделочные составы для выравнивания поверхностей перед окраской. Изготавливаются гипсовые, клеевые, масляные, полимерные и лаковые.</text:p>
          </table:table-cell>
          <table:table-cell table:number-columns-repeated="1022"/>
        </table:table-row>
        <table:table-row table:style-name="ro1">
          <table:table-cell office:value-type="string">
            <text:p>Шпингалет</text:p>
          </table:table-cell>
          <table:table-cell office:value-type="string">
            <text:p>Задвижка для запирания окон и дверей. Как правило, выполняется из металла. Один из видов оконной (дверной) фурнитуры.</text:p>
          </table:table-cell>
          <table:table-cell table:number-columns-repeated="1022"/>
        </table:table-row>
        <table:table-row table:style-name="ro1">
          <table:table-cell office:value-type="string">
            <text:p>Эклектизм</text:p>
          </table:table-cell>
          <table:table-cell office:value-type="string">
            <text:p>Эклектизм - формальное, механическое использование в композиции и художественной отделке зданий элементов стилей прошлых эпох.</text:p>
          </table:table-cell>
          <table:table-cell table:number-columns-repeated="1022"/>
        </table:table-row>
        <table:table-row table:style-name="ro1">
          <table:table-cell office:value-type="string">
            <text:p>Экстерьер</text:p>
          </table:table-cell>
          <table:table-cell office:value-type="string">
            <text:p>Внешний облик здания.</text:p>
          </table:table-cell>
          <table:table-cell table:number-columns-repeated="1022"/>
        </table:table-row>
        <table:table-row table:style-name="ro1">
          <table:table-cell office:value-type="string">
            <text:p>Экструзия</text:p>
          </table:table-cell>
          <table:table-cell office:value-type="string">
            <text:p>Формование изделий путем выдавливания материала через матрицу с отверстием соответствующего сечения.</text:p>
          </table:table-cell>
          <table:table-cell table:number-columns-repeated="1022"/>
        </table:table-row>
        <table:table-row table:style-name="ro1">
          <table:table-cell office:value-type="string">
            <text:p>Эластобит</text:p>
          </table:table-cell>
          <table:table-cell office:value-type="string">
            <text:p>Рулонный наплавляемый кровельный и гидроизоляционный материал широкого применения. Предназначается для устройства кровельного ковра зданий различного типа и назначения, а также гидроизоляции фундаментов, мостов, тоннелей. Сохраняет эластичность (т. е. возможность укладки) при температуре до минус 15 град. C, теплостойкость – до +85 град. C. Эластобит получают путем двухстороннего нанесения на негниющую основу (стеклохолст, комбинированая ткань, каркасная стеклоткань РАТЛ, полиэстер) СБС-модифицированного полимерно-битумного вяжущего. Марка «П» применяется для устройства нижних слоев кровельного ковра и гидроизоляции. Марка «К» – для устройства верхних слоев кровельного покрытия. Эластобит наплавляется с помощью пропановой или дизельной горелки, приклеивается мастикой, либо закрепляется механически. В зависимости от технических решений материал может быть закреплен полностью, частично или оставлен свободно лежащим.</text:p>
          </table:table-cell>
          <table:table-cell table:number-columns-repeated="1022"/>
        </table:table-row>
        <table:table-row table:style-name="ro1">
          <table:table-cell office:value-type="string">
            <text:p>Эмульсолы</text:p>
          </table:table-cell>
          <table:table-cell office:value-type="string">
            <text:p>Многокомпонентные составы на основе минеральных масел и поверхностно-активных веществ (сульфонатов, оксиэтилированных алкилфенолов, алифатических кислот и др.). При смешении с водой образуют устойчивые коллоидно-дисперсные системы. Могут содержать спирты, полиэтиленгликоли, присадки, бактерициды, воду. Используются в качестве разделительной эмульсии для смазывания форм и опалубки при производстве бетонных изделий, а также при изготовлении многофункциональных смазочно-охлаждающих жидкостей.</text:p>
          </table:table-cell>
          <table:table-cell table:number-columns-repeated="1022"/>
        </table:table-row>
        <table:table-row table:style-name="ro1">
          <table:table-cell office:value-type="string">
            <text:p>Абразивы</text:p>
          </table:table-cell>
          <table:table-cell office:value-type="string">
            <text:p>Вещества, обладающие высокой твердостью (алмаз, корунд, наждак, карбид кремния и др.). Абразивы используются для механической обработки (шлифования, полировки) поверхностей различных материалов. Абразивы имеют разную твердость, форму, размеры зерен и абразивную способность.</text:p>
          </table:table-cell>
          <table:table-cell table:number-columns-repeated="1022"/>
        </table:table-row>
        <table:table-row table:style-name="ro1">
          <table:table-cell office:value-type="string">
            <text:p>Автоклав</text:p>
          </table:table-cell>
          <table:table-cell office:value-type="string">
            <text:p>Аппарат для проведения различных процессов при нагреве под давлением выше атмосферного (как правило, до 500 град. Цельсия и 1500 кгс/кв. см), благодаря чему достигается ускорение реакции и увеличение выхода продукта. Представляет собой сосуд емкостью от нескольких десятков куб. см до сотен метров кубических. Автоклавы бывают вращающимися, качающимися, горизонтальными, вертикальными, колонными. Применяются в химической, резиновой (для вулканизация технических изделий), пищевой промышленности; в гидрометаллургии; производстве стройматериалов (для термовлажностной обработки силикатного кирпича и силикатных изделий из ячеистого бетона.</text:p>
          </table:table-cell>
          <table:table-cell table:number-columns-repeated="1022"/>
        </table:table-row>
        <table:table-row table:style-name="ro1">
          <table:table-cell office:value-type="string">
            <text:p>Агротекс</text:p>
          </table:table-cell>
          <table:table-cell office:value-type="string">
            <text:p>Торговая марка укрывного сельскохозяйственного полотна, однородная структура которого обеспечивает создание микроклимата с оптимально поддерживаемой температурой, равномерным распределением осадков и постоянной циркуляцией воздуха. Не препятствует естественному росту растений, способствует более раннему созреванию и повышению урожайности овощей и фруктов.</text:p>
          </table:table-cell>
          <table:table-cell table:number-columns-repeated="1022"/>
        </table:table-row>
        <table:table-row table:style-name="ro1">
          <table:table-cell office:value-type="string">
            <text:p>Акрилаты</text:p>
          </table:table-cell>
          <table:table-cell office:value-type="string">
            <text:p>Соли и эфиры акриловой кислоты.Акриловые эфиры – основная продукция, производимая из акриловой кислоты (в них перерабатывется более половины производимой в мире акриловой кислоты).</text:p>
          </table:table-cell>
          <table:table-cell table:number-columns-repeated="1022"/>
        </table:table-row>
        <table:table-row table:style-name="ro1">
          <table:table-cell office:value-type="string">
            <text:p>Алебастр</text:p>
          </table:table-cell>
          <table:table-cell office:value-type="string">
            <text:p>Алебастр - продукт обжига природного гипса при температуре 120–170 град. С. В строительстве алебастр применяют в виде порошка тонкого помола.</text:p>
          </table:table-cell>
          <table:table-cell table:number-columns-repeated="1022"/>
        </table:table-row>
        <table:table-row table:style-name="ro1">
          <table:table-cell office:value-type="string">
            <text:p>Алупласт</text:p>
          </table:table-cell>
          <table:table-cell office:value-type="string">
            <text:p>Профиль для легких перегородок, состоящий из алюминия и пластика.</text:p>
          </table:table-cell>
          <table:table-cell table:number-columns-repeated="1022"/>
        </table:table-row>
        <table:table-row table:style-name="ro1">
          <table:table-cell office:value-type="string">
            <text:p>Ангидрит</text:p>
          </table:table-cell>
          <table:table-cell office:value-type="string">
            <text:p>Сульфат кальция. В природе ангидрит – минерал или осадочная горная порода, в основном состоящая из этого минерала. Растворимый, нерастворимый и высокотемпературный ангидриты являются компонентами гипсовых и ангидритовых вяжущих веществ (ангидритовый цемент, отделочный ангидритовый цемент, высокообжиговый гипс). Ангидрит используется в качестве поделочного камня.</text:p>
          </table:table-cell>
          <table:table-cell table:number-columns-repeated="1022"/>
        </table:table-row>
        <table:table-row table:style-name="ro1">
          <table:table-cell office:value-type="string">
            <text:p>Антифриз</text:p>
          </table:table-cell>
          <table:table-cell office:value-type="string">
            <text:p>Антифриз - охлаждающая жидкость для двигателей внутреннего сгорания. Представляет собой смесь воды с этиленгликолем. В зависимости от марки антифриз имеет температуру замерзания –40 или –65 град. С. Антифризы различных марок отличаются также по цвету.</text:p>
          </table:table-cell>
          <table:table-cell table:number-columns-repeated="1022"/>
        </table:table-row>
        <table:table-row table:style-name="ro1">
          <table:table-cell office:value-type="string">
            <text:p>Антрацит</text:p>
          </table:table-cell>
          <table:table-cell office:value-type="string">
            <text:p>Ископаемый гумусовый уголь высшей степени метаморфизма. Залегает в виде пластов различной мощности, главным образом средней и малой. Используется как высококачественное энергетическое топливо, в литейном и доменном процессах, а также для изготовления электродов и полупроводников.</text:p>
          </table:table-cell>
          <table:table-cell table:number-columns-repeated="1022"/>
        </table:table-row>
        <table:table-row table:style-name="ro1">
          <table:table-cell office:value-type="string">
            <text:p>Анфилада</text:p>
          </table:table-cell>
          <table:table-cell office:value-type="string">
            <text:p>Ряд помещений, площадей, дворов, парковых ландшафтных структур, последовательно примыкающих друг к другу по одной прямой и имеющих единую открытую сквозную перспективу. Прием характерный для барокко и классицизма.</text:p>
          </table:table-cell>
          <table:table-cell table:number-columns-repeated="1022"/>
        </table:table-row>
        <table:table-row table:style-name="ro1">
          <table:table-cell office:value-type="string">
            <text:p>Ареометр</text:p>
          </table:table-cell>
          <table:table-cell office:value-type="string">
            <text:p>Прибор для измерений плотности жидкостей и твердых тел, действие которого основано на законе Архимеда. По глубине погружения ареометра (т. е. объему вытесненной им жидкости) и его весу можно определить плотность исследуемой жидкости. На практике применяют ареометры двух типов: постоянного веса и постоянного объема.</text:p>
          </table:table-cell>
          <table:table-cell table:number-columns-repeated="1022"/>
        </table:table-row>
        <table:table-row table:style-name="ro1">
          <table:table-cell office:value-type="string">
            <text:p>Арктилит</text:p>
          </table:table-cell>
          <table:table-cell office:value-type="string">
            <text:p>Арктилит - слоистый пластик, представляющий собой чередование слоев березового шпона, ткани и металлической сетки. Склеивание слоев осуществляется с помощью фенолформальдегидной смолы. Арктилит применяется в судостроении.</text:p>
          </table:table-cell>
          <table:table-cell table:number-columns-repeated="1022"/>
        </table:table-row>
        <table:table-row table:style-name="ro1">
          <table:table-cell office:value-type="string">
            <text:p>Арматура</text:p>
          </table:table-cell>
          <table:table-cell office:value-type="string">
            <text:p>Арматура - составная часть железобетонной конструкции, предназначенная для восприятия растягивающих усилий. Обычно применяют стальную арматуру, в некоторых случаях – неметаллическую арматуру.</text:p>
          </table:table-cell>
          <table:table-cell table:number-columns-repeated="1022"/>
        </table:table-row>
        <table:table-row table:style-name="ro1">
          <table:table-cell office:value-type="string">
            <text:p>Ацетилен</text:p>
          </table:table-cell>
          <table:table-cell office:value-type="string">
            <text:p>Ненасыщенный углеводород. Бесцветный мало растворимый в воде газ. Служит сырьем для синтеза целого ряда ценных промышленных продуктов (например, винилхлорида – исходного вещества для производства пластических материалов). При сжигании ацетилена выделяется большое количество тепла (до 14 000 ккал/куб. м), поэтому ацетилено-кислородное пламя (максимальная температура выше 3000 град. Цельсия) применяют для сварки и резки цветных и черных металлов. Ацетилен хранят и транспортируют в стальных баллонах под давлением в виде ацетонового раствора, поглощенного пористым материалом (например, древесным углем).</text:p>
          </table:table-cell>
          <table:table-cell table:number-columns-repeated="1022"/>
        </table:table-row>
        <table:table-row table:style-name="ro1">
          <table:table-cell office:value-type="string">
            <text:p>Балясины</text:p>
          </table:table-cell>
          <table:table-cell office:value-type="string">
            <text:p>Балясины - элементы ограждающих конструкций лестниц, балконов, террас, поддерживающие перила.</text:p>
          </table:table-cell>
          <table:table-cell table:number-columns-repeated="1022"/>
        </table:table-row>
        <table:table-row table:style-name="ro1">
          <table:table-cell office:value-type="string">
            <text:p>Бардолин</text:p>
          </table:table-cell>
          <table:table-cell office:value-type="string">
            <text:p>Бардолин - битумная черепица, центральный слой которой — упругое стекловолокно. Бардолин пропитнан с двух сторон битумом, верхний слой имеет минеральную посыпку, нижний слой — кремниевый песок.</text:p>
          </table:table-cell>
          <table:table-cell table:number-columns-repeated="1022"/>
        </table:table-row>
        <table:table-row table:style-name="ro1">
          <table:table-cell office:value-type="string">
            <text:p>Бельтинг</text:p>
          </table:table-cell>
          <table:table-cell office:value-type="string">
            <text:p>Тяжелая, очень плотная и прочная техническая ткань, получаемая из крученой хлопчатобумажной пряжи, иногда с применением химических волокон. Используется для изготовления конвейерных лент и приводных ремней.</text:p>
          </table:table-cell>
          <table:table-cell table:number-columns-repeated="1022"/>
        </table:table-row>
        <table:table-row table:style-name="ro1">
          <table:table-cell office:value-type="string">
            <text:p>Бустилат</text:p>
          </table:table-cell>
          <table:table-cell office:value-type="string">
            <text:p>Бустилат – клей на синтетической основе для приклеивания линолеума, ковровых покрытий, поливинилхлоридных плиток для полов и других рулонных и плиточных материалов.</text:p>
          </table:table-cell>
          <table:table-cell table:number-columns-repeated="1022"/>
        </table:table-row>
        <table:table-row table:style-name="ro1">
          <table:table-cell office:value-type="string">
            <text:p>Ватерпас</text:p>
          </table:table-cell>
          <table:table-cell office:value-type="string">
            <text:p>Прибор для проверки горизонтальности плоскости.</text:p>
          </table:table-cell>
          <table:table-cell table:number-columns-repeated="1022"/>
        </table:table-row>
        <table:table-row table:style-name="ro1">
          <table:table-cell office:value-type="string">
            <text:p>Вибратор</text:p>
          </table:table-cell>
          <table:table-cell office:value-type="string">
            <text:p>Любая система, служащая для возбуждения механических, электромагнитных или иных колебаний. В радиотехнике – участок проводника, излучающий электромагнитные волны, вследствие прохождения по нему переменного тока. В строительных технологиях – устройство для получения механических колебаний, используемое самостоятельно или как узел вибрационных машин и оборудования. Важнейшая область применения – уплотнение бетонных смесей при проведении бетонных работ или изготовлении бетонных и железобетонных изделий. Кроме того, вибраторы используются для механизации выгрузки материалов из емкостей, уплотнения грунтов и дорожных покрытий, в виброконвейерах, вибростендах для испытания конструкций.</text:p>
          </table:table-cell>
          <table:table-cell table:number-columns-repeated="1022"/>
        </table:table-row>
        <table:table-row table:style-name="ro1">
          <table:table-cell office:value-type="string">
            <text:p>Виньетка</text:p>
          </table:table-cell>
          <table:table-cell office:value-type="string">
            <text:p>Виньетка – небольшая лепная орнаментальная или сюжетная композиция на фасаде здания или стене (потолке) помещения.</text:p>
          </table:table-cell>
          <table:table-cell table:number-columns-repeated="1022"/>
        </table:table-row>
        <table:table-row table:style-name="ro1">
          <table:table-cell office:value-type="string">
            <text:p>Вольфрам</text:p>
          </table:table-cell>
          <table:table-cell office:value-type="string">
            <text:p>Тугоплавкий тяжелый металл светло-серого цвета, химический элемент VI группы периодической системы Менделеева. Мало распространен в природе. В свободном состоянии не встречается, входит в состав некоторых минералов, из которых промышленное значение имеют вольфрамит (Fe, Mn) WO4 и шеелит CaWO4. Почти столетие не находил промышленного применения. Лишь во второй половине 19 века начал использоваться для улучшения свойств стали. В современной технике широко применяется как в ряде сплавов, так и в виде чистого металла. Входит в состав износоустойчивых и жаропрочных сплавов, используется для изготовления нитей накала электроламп и деталей электровакуумных приборов.</text:p>
          </table:table-cell>
          <table:table-cell table:number-columns-repeated="1022"/>
        </table:table-row>
        <table:table-row table:style-name="ro1">
          <table:table-cell office:value-type="string">
            <text:p>Ворсолин</text:p>
          </table:table-cell>
          <table:table-cell office:value-type="string">
            <text:p>Покрытие для пола или стен, в процессе производства которого петли разрезаются, «подбриваются» до нужной длины и распускаются.</text:p>
          </table:table-cell>
          <table:table-cell table:number-columns-repeated="1022"/>
        </table:table-row>
        <table:table-row table:style-name="ro1">
          <table:table-cell office:value-type="string">
            <text:p>Вулканит</text:p>
          </table:table-cell>
          <table:table-cell office:value-type="string">
            <text:p>Штучный теплоизоляционный материал, состоящий из асбеста, диатомита и извести.</text:p>
          </table:table-cell>
          <table:table-cell table:number-columns-repeated="1022"/>
        </table:table-row>
        <table:table-row table:style-name="ro1">
          <table:table-cell office:value-type="string">
            <text:p>Выклейка</text:p>
          </table:table-cell>
          <table:table-cell office:value-type="string">
            <text:p>В общем случае – узор (рисунок) из другого материала, наклеиваемый на что-либо В полиграфии – приклеивание отделочной бумаги на основу форзаца из белой бумаги с тканевым фальцем.</text:p>
          </table:table-cell>
          <table:table-cell table:number-columns-repeated="1022"/>
        </table:table-row>
        <table:table-row table:style-name="ro1">
          <table:table-cell office:value-type="string">
            <text:p>Геосетки</text:p>
          </table:table-cell>
          <table:table-cell office:value-type="string">
            <text:p>Рулонные материалы, имеющие ячеистую структуру, образующие элементы которой (высокопрочные нити или пучки нитей) скреплены узлами, переплетены или спрессованы. Существуют композиционные геосетки, в состав которых входят нетканые материалы. Изготавливаются из полимерных нитей или лент. Характеризуются высокой прочностью и малой деформативностью. Используются для укрепления слабых грунтов, армирования автодорог, железнодорожных путей, взлетно-посадочных полос аэродромов и полигонов для захоронения отходов, а также упрочнения строительных конструкций и гидросооружений, армирования изоляции нефтяных и газовых трубопроводов.</text:p>
          </table:table-cell>
          <table:table-cell table:number-columns-repeated="1022"/>
        </table:table-row>
        <table:table-row table:style-name="ro1">
          <table:table-cell office:value-type="string">
            <text:p>Градирня</text:p>
          </table:table-cell>
          <table:table-cell office:value-type="string">
            <text:p>Градирня - башня с железобетонным или металлическим каркасом обшитым асбоцементными/алюминиевыми панелями. Градирня предназначенна для охлаждения циркуляционной воды при оборотной системе водоснабжения.</text:p>
          </table:table-cell>
          <table:table-cell table:number-columns-repeated="1022"/>
        </table:table-row>
        <table:table-row table:style-name="ro1">
          <table:table-cell office:value-type="string">
            <text:p>Граффито</text:p>
          </table:table-cell>
          <table:table-cell office:value-type="string">
            <text:p>Способ декоративной отделки фасадов, заключающийся в нанесении на поверхность стены двух тонких разноцветных слоев штукатурки и последующем процарапывании металлическим инструментом высохшего верхнего слоя до нижнего – фонового.</text:p>
          </table:table-cell>
          <table:table-cell table:number-columns-repeated="1022"/>
        </table:table-row>
        <table:table-row table:style-name="ro1">
          <table:table-cell office:value-type="string">
            <text:p>Детандер</text:p>
          </table:table-cell>
          <table:table-cell office:value-type="string">
            <text:p>Машина для охлаждения газа, вследствие его расширения, т. е. расширительная машина, в которой поток совершает (полезную) внешнюю работу, вращая колесо или толкая поршень. Применяется главным образом не с целью совершения внешней работы, а для получения холода. Так, детандеры используются в установках сжижения газов, криогенных рефрижераторах, в некоторых системах кондиционирования воздуха и т. д.</text:p>
          </table:table-cell>
          <table:table-cell table:number-columns-repeated="1022"/>
        </table:table-row>
        <table:table-row table:style-name="ro1">
          <table:table-cell office:value-type="string">
            <text:p>Диатомит</text:p>
          </table:table-cell>
          <table:table-cell office:value-type="string">
            <text:p>Диатомит - рыхлая или сцементированная кремнистая горная порода белого, светло-серого или желтоватого цвета. Диатомит более чем на 50%% состоит из панцирей диатомей. Диатомиты обладают большой пористостью, малой плотностью (не тонут в воде), адсорбционными и теплоизоляционными свойствами. Диатомиты кислотостойки, огнеупорны.</text:p>
          </table:table-cell>
          <table:table-cell table:number-columns-repeated="1022"/>
        </table:table-row>
        <table:table-row table:style-name="ro1">
          <table:table-cell office:value-type="string">
            <text:p>Диффузор</text:p>
          </table:table-cell>
          <table:table-cell office:value-type="string">
            <text:p>В аэродинамике – часть канала (трубы), в которой происходят замедление (расширение) потока и возрастание давления. Диффузоры применяется в устройствах, в которых осуществляется перемещение жидкостей и газов (водопроводах, газопроводах, воздуховодах, нефтепроводах, аэродинамических трубах, реактивных двигателях и пр.). В электроакустике диффузором называют часть механической колебательной системы громкоговорителя, предназначенной для возбуждения звуковых волн в окружающем воздухе. Кроме того, название «диффузор» носят элементы технологического оборудования, например в производстве глинозема – аппарат для проточного выщелачивания дробленого бокситового спека.</text:p>
          </table:table-cell>
          <table:table-cell table:number-columns-repeated="1022"/>
        </table:table-row>
        <table:table-row table:style-name="ro1">
          <table:table-cell office:value-type="string">
            <text:p>Заворина</text:p>
          </table:table-cell>
          <table:table-cell office:value-type="string">
            <text:p>Заворина - разновидность засова, представляющая собой перекладину, как правило, деревянную. Завориной изнутри закладываются ворота.</text:p>
          </table:table-cell>
          <table:table-cell table:number-columns-repeated="1022"/>
        </table:table-row>
        <table:table-row table:style-name="ro1">
          <table:table-cell office:value-type="string">
            <text:p>Заглушка</text:p>
          </table:table-cell>
          <table:table-cell office:value-type="string">
            <text:p>Деталь для временной или постоянной герметизации концевых участков трубопроводов. Можетт применяться для предохранения торцов труб и профилей при перевозке и хранении.</text:p>
          </table:table-cell>
          <table:table-cell table:number-columns-repeated="1022"/>
        </table:table-row>
        <table:table-row table:style-name="ro1">
          <table:table-cell office:value-type="string">
            <text:p>Зенковка</text:p>
          </table:table-cell>
          <table:table-cell office:value-type="string">
            <text:p>Зенковка – многолезвийный режущий инструмент для обработки деталей с целью получения конических или цилиндрических углублений, опорных плоскостей вокруг отверстий или снятия фасок центровых отверстий.</text:p>
          </table:table-cell>
          <table:table-cell table:number-columns-repeated="1022"/>
        </table:table-row>
        <table:table-row table:style-name="ro1">
          <table:table-cell office:value-type="string">
            <text:p>Индуктор</text:p>
          </table:table-cell>
          <table:table-cell office:value-type="string">
            <text:p>Индуктор – прибор для получения электрического тока более высокого напряжения</text:p>
          </table:table-cell>
          <table:table-cell table:number-columns-repeated="1022"/>
        </table:table-row>
        <table:table-row table:style-name="ro1">
          <table:table-cell office:value-type="string">
            <text:p>Интарсия</text:p>
          </table:table-cell>
          <table:table-cell office:value-type="string">
            <text:p>Декоративно-прикладное искусство – врезка в основной массив древесины деревянных пластинок другого цвета или пластинок из другого материала (бронзы, кости, перламутра и т. п.).</text:p>
          </table:table-cell>
          <table:table-cell table:number-columns-repeated="1022"/>
        </table:table-row>
        <table:table-row table:style-name="ro1">
          <table:table-cell office:value-type="string">
            <text:p>Интерьер</text:p>
          </table:table-cell>
          <table:table-cell office:value-type="string">
            <text:p>Интерьер – внутреннее пространство помещения. Функциональное назначение интерьера определяет его архитектурное решение – размер, пропорции и т.д.</text:p>
          </table:table-cell>
          <table:table-cell table:number-columns-repeated="1022"/>
        </table:table-row>
        <table:table-row table:style-name="ro1">
          <table:table-cell office:value-type="string">
            <text:p>Канелюры</text:p>
          </table:table-cell>
          <table:table-cell office:value-type="string">
            <text:p>Канелюры – вертикальные и горизонтальные желоба на колоннах (вертикальные) и базах колонн (горизонтальные).</text:p>
          </table:table-cell>
          <table:table-cell table:number-columns-repeated="1022"/>
        </table:table-row>
        <table:table-row table:style-name="ro1">
          <table:table-cell office:value-type="string">
            <text:p>Канефора</text:p>
          </table:table-cell>
          <table:table-cell office:value-type="string">
            <text:p>Канефора - органично вписанное в архитектуру здания скульптурное изображение женской фигуры, играющее конструктивную роль. Канефора выполняет функции колонны.</text:p>
          </table:table-cell>
          <table:table-cell table:number-columns-repeated="1022"/>
        </table:table-row>
        <table:table-row table:style-name="ro1">
          <table:table-cell office:value-type="string">
            <text:p>Капитель</text:p>
          </table:table-cell>
          <table:table-cell office:value-type="string">
            <text:p>Конструктивно капитель – верхняя часть вертикальной опоры (стойки, колонны, пилястры), воспринимающая нагрузку от горизонтальных балок перекрытия. Из античной архитектуры известны четыре основных типа капитель дорическая, капитель ионическая, капитель коринфская и, являющаяся соединением последних двух – композитная капитель.</text:p>
          </table:table-cell>
          <table:table-cell table:number-columns-repeated="1022"/>
        </table:table-row>
        <table:table-row table:style-name="ro1">
          <table:table-cell office:value-type="string">
            <text:p>Кварциты</text:p>
          </table:table-cell>
          <table:table-cell office:value-type="string">
            <text:p>Плотные и крепкие зернистые горные породы, состоящие почти полностью из кремнезема. Используются как строительный камень, абразивный и кислотоупорный материал, в виде флюса в металлургии и для производства огнеупорного кирпича.</text:p>
          </table:table-cell>
          <table:table-cell table:number-columns-repeated="1022"/>
        </table:table-row>
        <table:table-row table:style-name="ro1">
          <table:table-cell office:value-type="string">
            <text:p>Керамзит</text:p>
          </table:table-cell>
          <table:table-cell office:value-type="string">
            <text:p>Керамзит - искусственный заполнитель для легких бетонов (керамзитобетон). Керамзит получается в результате вспучивания гранул легкоплавких глинистых пород при их обжиге. Керамзит выпускается в виде щебня или гравия диаметром 5–40 мм. Кроме того, керамзит используется в качестве теплоизоляционной засыпки.</text:p>
          </table:table-cell>
          <table:table-cell table:number-columns-repeated="1022"/>
        </table:table-row>
        <table:table-row table:style-name="ro1">
          <table:table-cell office:value-type="string">
            <text:p>Керамика</text:p>
          </table:table-cell>
          <table:table-cell office:value-type="string">
            <text:p>Материалы и изделия из минерального сырья (глины), полученные путем обжига при высоких температурах.</text:p>
          </table:table-cell>
          <table:table-cell table:number-columns-repeated="1022"/>
        </table:table-row>
        <table:table-row table:style-name="ro1">
          <table:table-cell office:value-type="string">
            <text:p>Коррозия</text:p>
          </table:table-cell>
          <table:table-cell office:value-type="string">
            <text:p>Необратимый процесс ухудшения характеристик и свойств строительного материала в конструкции в результате химического и (или) физико-химического и (или) биологического воздействий или процессов в самом материале.</text:p>
          </table:table-cell>
          <table:table-cell table:number-columns-repeated="1022"/>
        </table:table-row>
        <table:table-row table:style-name="ro1">
          <table:table-cell office:value-type="string">
            <text:p>Котлован</text:p>
          </table:table-cell>
          <table:table-cell office:value-type="string">
            <text:p>Котлован – искуственное углубление в грунте, предназначенноя для устройства оснований и фундаментов зданий и других инженерных сооружений.</text:p>
          </table:table-cell>
          <table:table-cell table:number-columns-repeated="1022"/>
        </table:table-row>
        <table:table-row table:style-name="ro1">
          <table:table-cell office:value-type="string">
            <text:p>Креномер</text:p>
          </table:table-cell>
          <table:table-cell office:value-type="string">
            <text:p>Прибор, показывающий угол наклона подъемника.</text:p>
          </table:table-cell>
          <table:table-cell table:number-columns-repeated="1022"/>
        </table:table-row>
        <table:table-row table:style-name="ro1">
          <table:table-cell office:value-type="string">
            <text:p>Курдонер</text:p>
          </table:table-cell>
          <table:table-cell office:value-type="string">
            <text:p>Курдонер - ограниченный главным корпусом и боковыми флигелями парадный двор перед особняком. По красной линии курдонер отделяется от наружного пространства сквозной оградой с воротами.</text:p>
          </table:table-cell>
          <table:table-cell table:number-columns-repeated="1022"/>
        </table:table-row>
        <table:table-row table:style-name="ro1">
          <table:table-cell office:value-type="string">
            <text:p>Ландшафт</text:p>
          </table:table-cell>
          <table:table-cell office:value-type="string">
            <text:p>Участок поверхности земли, в пределах которого все природные компоненты находятся во взаимосвязанном единстве.</text:p>
          </table:table-cell>
          <table:table-cell table:number-columns-repeated="1022"/>
        </table:table-row>
        <table:table-row table:style-name="ro1">
          <table:table-cell office:value-type="string">
            <text:p>Лестница</text:p>
          </table:table-cell>
          <table:table-cell office:value-type="string">
            <text:p>Конструктивный элемент, соединяющий этажи здания. Состоит из наклонных маршей, этажных (на одной отметке с этажом) и промежуточных (междуэтажных) лестничных площадок. По конфигурации лестницы разделяются на прямые, ломаные, криволинейные, винтовые.</text:p>
          </table:table-cell>
          <table:table-cell table:number-columns-repeated="1022"/>
        </table:table-row>
        <table:table-row table:style-name="ro1">
          <table:table-cell office:value-type="string">
            <text:p>Линолеум</text:p>
          </table:table-cell>
          <table:table-cell office:value-type="string">
            <text:p>Рулонный полимерный материал для покрытия полов. Первоначально изготавливался на джутовой основе из растительных масел и пробковой муки (глифталевый линолеум). В настоящее время выпускают линолеумы на основе синтетических смол.</text:p>
          </table:table-cell>
          <table:table-cell table:number-columns-repeated="1022"/>
        </table:table-row>
        <table:table-row table:style-name="ro1">
          <table:table-cell office:value-type="string">
            <text:p>Майолика</text:p>
          </table:table-cell>
          <table:table-cell office:value-type="string">
            <text:p>Майолика - крупнопористые керамические изделия с росписью по сырой непрозрачной оловянной глазури, соединяющейся при обжиге с красками. К майолике относят испанскую и итальянскую керамику XV–XVI веков.</text:p>
          </table:table-cell>
          <table:table-cell table:number-columns-repeated="1022"/>
        </table:table-row>
        <table:table-row table:style-name="ro1">
          <table:table-cell office:value-type="string">
            <text:p>Манометр</text:p>
          </table:table-cell>
          <table:table-cell office:value-type="string">
            <text:p>Прибор для измерения давления жидкостей и газов. Различают манометры для измерения абсолютного давления, отсчитываемого от нуля (полного вакуума) и манометры для измерений избыточного давления (то есть разности между абсолютным и атмосферным давлением, когда абсолютное давление больше атмосферного). Для измерения давления, соответствующего атмосферному, применяют барометры, а для измерения давления разреженных газов — вакуумметры. Основа измерительной системы манометра — чувствительный элемент, являющийся первичным преобразователем давления. В зависимости от принципа действия и конструкции чувствительного элемента различают жидкостные, поршневые, деформационные (пружинные) манометры. Кроме того, находят применение приборы, действие которых основано на измерении изменений физических свойств различных веществ под действием давления.</text:p>
          </table:table-cell>
          <table:table-cell table:number-columns-repeated="1022"/>
        </table:table-row>
        <table:table-row table:style-name="ro1">
          <table:table-cell office:value-type="string">
            <text:p>Мансарда</text:p>
          </table:table-cell>
          <table:table-cell office:value-type="string">
            <text:p>Мансарда - чердачное помещение, оборудованное для жилых нужд. Названо по фамилии французского архитектора Ф. Мансара (1646–1708). Устройство мансарды дает возможность получить дополнительную полезную площадь в здании.</text:p>
          </table:table-cell>
          <table:table-cell table:number-columns-repeated="1022"/>
        </table:table-row>
        <table:table-row table:style-name="ro1">
          <table:table-cell office:value-type="string">
            <text:p>Маркетри</text:p>
          </table:table-cell>
          <table:table-cell office:value-type="string">
            <text:p>Маркетри - мозаичные изображения, выполненные путем наклеивания на основу тонких фигурных пластинок фанеры из различных пород древесины. В ряде случаев в маркетри добавляются пластинки из слоновой кости, перламутра, металла. Маркетри широко используется при изготовлении мебели.</text:p>
          </table:table-cell>
          <table:table-cell table:number-columns-repeated="1022"/>
        </table:table-row>
        <table:table-row table:style-name="ro1">
          <table:table-cell office:value-type="string">
            <text:p>Мауэрлат</text:p>
          </table:table-cell>
          <table:table-cell office:value-type="string">
            <text:p>Мауэрлат - брус, служащий опорой наслонных деревянных стропил и предназначенный для распределения нагрузки, создаваемой крышей сооружения. Мауэрлат располагается на верхнем внутреннем обрезе каменных стен.</text:p>
          </table:table-cell>
          <table:table-cell table:number-columns-repeated="1022"/>
        </table:table-row>
        <table:table-row table:style-name="ro1">
          <table:table-cell office:value-type="string">
            <text:p>Мембрана</text:p>
          </table:table-cell>
          <table:table-cell office:value-type="string">
            <text:p>Покрытие сооружения – пространственная конструкция в виде гибкой провисающей оболочки, закрепленной по верхнему периметру сооружения.</text:p>
          </table:table-cell>
          <table:table-cell table:number-columns-repeated="1022"/>
        </table:table-row>
        <table:table-row table:style-name="ro1">
          <table:table-cell office:value-type="string">
            <text:p>Молибден</text:p>
          </table:table-cell>
          <table:table-cell office:value-type="string">
            <text:p>Светло-серый тугоплавкий металл, химический элемент шестой группы периодической системы Менделеева. Открыт в 1778 г. шведским химиком К. Шееле. Помимо молибденовых руд, источником молибдена служат также некоторые молибденосодержащие медные и медно-свинцово-цинковые руды. Основная часть добываемого молибдена идет на производство легированных сталей. Кроме того, металлический молибден применяется при производстве электроосветительных ламп и электровакуумных приборов; молибденовые проволока и лента широко используются в качестве нагревателей для высокотемпературных печей.</text:p>
          </table:table-cell>
          <table:table-cell table:number-columns-repeated="1022"/>
        </table:table-row>
        <table:table-row table:style-name="ro1">
          <table:table-cell office:value-type="string">
            <text:p>Наличник</text:p>
          </table:table-cell>
          <table:table-cell office:value-type="string">
            <text:p>Наличник - деревянная (пластиковая) профилированная рамка. Наличник обрамляет дверной или оконный проемы.</text:p>
          </table:table-cell>
          <table:table-cell table:number-columns-repeated="1022"/>
        </table:table-row>
        <table:table-row table:style-name="ro1">
          <table:table-cell office:value-type="string">
            <text:p>Нутромер</text:p>
          </table:table-cell>
          <table:table-cell office:value-type="string">
            <text:p>Измерительный инструмент для определения внутренних линейных размеров (отверстий, пазов и т. п.) деталей. Большинство нутромеров имеет устройства для установки (центрирования) линии измерения в направлении контролируемого размера, а также дополнительные механизмы для передачи перемещений от измерительных наконечников на отсчетное устройство. Для более точных измерений используют микрометрические нутромеры со сменными удлинителями и индикаторами часового типа. По конструкции различают цанговые, шариковые и другие нутромеры. Основанием для классификации также служат: тип отсчетного устройства; вид контакта с измеряемой поверхностью и т. д. Индикаторные нутромеры выпускаются обычно с рычажными и клиновыми передачами. Большинство нутромеров имеет две точки контакта с измеряемой поверхностью (двухконтактная схема измерения).</text:p>
          </table:table-cell>
          <table:table-cell table:number-columns-repeated="1022"/>
        </table:table-row>
        <table:table-row table:style-name="ro1">
          <table:table-cell office:value-type="string">
            <text:p>Оконница</text:p>
          </table:table-cell>
          <table:table-cell office:value-type="string">
            <text:p>Оконница - оконный переплет в виде металлической решетки со слюдяным или стеклянным заполнением. В древних постройках оконница выполнялась в виде доски с прорезанными в ней отверстиями.</text:p>
          </table:table-cell>
          <table:table-cell table:number-columns-repeated="1022"/>
        </table:table-row>
        <table:table-row table:style-name="ro1">
          <table:table-cell office:value-type="string">
            <text:p>Опалубка</text:p>
          </table:table-cell>
          <table:table-cell office:value-type="string">
            <text:p>Съемная деревянная или металлическая форма, в которую укладывают бетонный раствор при возведении бетонных и железобетонных конструкций.</text:p>
          </table:table-cell>
          <table:table-cell table:number-columns-repeated="1022"/>
        </table:table-row>
        <table:table-row table:style-name="ro1">
          <table:table-cell office:value-type="string">
            <text:p>Орнамент</text:p>
          </table:table-cell>
          <table:table-cell office:value-type="string">
            <text:p>Орнамент - декоративный элемент в строительном, изобразительном и прикладном искусстве, состоящий из повторяющихся стилизованных природных или архитектурных форм. Основное предназначение орнамента: заполнение поверхностей, обрамление, разделение частей, украшение внутренних стен, потолков и фасадов зданий.</text:p>
          </table:table-cell>
          <table:table-cell table:number-columns-repeated="1022"/>
        </table:table-row>
        <table:table-row table:style-name="ro1">
          <table:table-cell office:value-type="string">
            <text:p>Ортостат</text:p>
          </table:table-cell>
          <table:table-cell office:value-type="string">
            <text:p>Ортостат - вертикальные плиты нижней части каменной стены. Иногда на ортостате выполняются скульптурные рельефы.</text:p>
          </table:table-cell>
          <table:table-cell table:number-columns-repeated="1022"/>
        </table:table-row>
        <table:table-row table:style-name="ro1">
          <table:table-cell office:value-type="string">
            <text:p>Охлупень</text:p>
          </table:table-cell>
          <table:table-cell office:value-type="string">
            <text:p>Охлупень - коньковое бревно с выбранным снизу пазом. Охлупень прикрывает верхний (коньковый) стык тесин деревянной кровли. Комлевой частью охлупень, выходит на фасад дома и украшается резным изображением коня, птицы и т. п.</text:p>
          </table:table-cell>
          <table:table-cell table:number-columns-repeated="1022"/>
        </table:table-row>
        <table:table-row table:style-name="ro1">
          <table:table-cell office:value-type="string">
            <text:p>Пандатив</text:p>
          </table:table-cell>
          <table:table-cell office:value-type="string">
            <text:p>Пандатив - скульптурное лепное украшение, расположенное (висящее) в вершине свода. См. также ПАРУСА.</text:p>
          </table:table-cell>
          <table:table-cell table:number-columns-repeated="1022"/>
        </table:table-row>
        <table:table-row table:style-name="ro1">
          <table:table-cell office:value-type="string">
            <text:p>Патрубок</text:p>
          </table:table-cell>
          <table:table-cell office:value-type="string">
            <text:p>Патрубок – небольшой отрезок трубы, присоединённый (ввальцованный, приклёпанный, приваренный) к трубопроводу, резервуару и др. конструкциям, служащий для подключения к ним трубопроводов и арматуры.</text:p>
          </table:table-cell>
          <table:table-cell table:number-columns-repeated="1022"/>
        </table:table-row>
        <table:table-row table:style-name="ro1">
          <table:table-cell office:value-type="string">
            <text:p>Пеноизол</text:p>
          </table:table-cell>
          <table:table-cell office:value-type="string">
            <text:p>Органический ячеистый карбомидный пенопласт. Отличается низкими плотностью и теплопроводностью, высокой сопротивляемостью огню, стойкостью к действию микроорганизмов, легкостью механической обработки, относительно невысокой стоимостью. Используется в качестве теплоизоляционного материала при строительстве и ремонте жилых и производственных зданий и сооружений.</text:p>
          </table:table-cell>
          <table:table-cell table:number-columns-repeated="1022"/>
        </table:table-row>
        <table:table-row table:style-name="ro1">
          <table:table-cell office:value-type="string">
            <text:p>Пергамин</text:p>
          </table:table-cell>
          <table:table-cell office:value-type="string">
            <text:p>Пергамин - мягкий рулонный кровельный материал, получаемый путем пропитки кровельного картона битумом. Пергамин используется в качестве армирующей части нижних слоев изоляционных покрытий в кровле.</text:p>
          </table:table-cell>
          <table:table-cell table:number-columns-repeated="1022"/>
        </table:table-row>
        <table:table-row table:style-name="ro1">
          <table:table-cell office:value-type="string">
            <text:p>Пигменты</text:p>
          </table:table-cell>
          <table:table-cell office:value-type="string">
            <text:p>Пигменты - нерастворимые сухие вещества, придающие окраску лакокрасочным материалам, пластмассам и т. д. Неорганические пигменты подразделяются на природные и искусственные (синтетические). К природным пигментам относятся, в частности, различные окислы железа, марганца, хрома и другие соединения (железный сурик, охра, мумия), а также некоторые виды глин и известняков. Синтетические пигменты делятся на органические и неорганические. Основными характеристиками пигментов являются цвет, свето- и атмосферостойкость, интенсивность, укрывистость, антикоррозионность.</text:p>
          </table:table-cell>
          <table:table-cell table:number-columns-repeated="1022"/>
        </table:table-row>
        <table:table-row table:style-name="ro1">
          <table:table-cell office:value-type="string">
            <text:p>Пилястра</text:p>
          </table:table-cell>
          <table:table-cell office:value-type="string">
            <text:p>Пилястра - прямоугольный плоский вертикальный выступ, повторяющий все части и пропорции колонны. Пилястра является декоративным элементом, служащим для вертикального членения плоскости стены. В некоторых случаях пилястра может служить конструктивным усилением стены.</text:p>
          </table:table-cell>
          <table:table-cell table:number-columns-repeated="1022"/>
        </table:table-row>
        <table:table-row table:style-name="ro1">
          <table:table-cell office:value-type="string">
            <text:p>Пластина</text:p>
          </table:table-cell>
          <table:table-cell office:value-type="string">
            <text:p>Пластина - половина распиленного или расколотого вдоль бревна. Пластины применяются для настила полов, потолков, взвозов, деревянных мостов и т. п.</text:p>
          </table:table-cell>
          <table:table-cell table:number-columns-repeated="1022"/>
        </table:table-row>
        <table:table-row table:style-name="ro1">
          <table:table-cell office:value-type="string">
            <text:p>Подбалка</text:p>
          </table:table-cell>
          <table:table-cell office:value-type="string">
            <text:p>Подбалка - отрезкок бруса, расположенный между несущей балкой и опорными стойками. Подбалки предназначены для распределения вертикальной нагрузки.</text:p>
          </table:table-cell>
          <table:table-cell table:number-columns-repeated="1022"/>
        </table:table-row>
        <table:table-row table:style-name="ro1">
          <table:table-cell office:value-type="string">
            <text:p>Подклеть</text:p>
          </table:table-cell>
          <table:table-cell office:value-type="string">
            <text:p>Подклеть - нижний нежилой этаж деревянного или каменного дома. Подклеть предназначена для хозяйственных нужд.</text:p>
          </table:table-cell>
          <table:table-cell table:number-columns-repeated="1022"/>
        </table:table-row>
        <table:table-row table:style-name="ro1">
          <table:table-cell office:value-type="string">
            <text:p>Подмости</text:p>
          </table:table-cell>
          <table:table-cell office:value-type="string">
            <text:p>Подмости - конструкция, предназначенная для выполнения работ, производимых на небольшой высоте.</text:p>
          </table:table-cell>
          <table:table-cell table:number-columns-repeated="1022"/>
        </table:table-row>
        <table:table-row table:style-name="ro1">
          <table:table-cell office:value-type="string">
            <text:p>Половняк</text:p>
          </table:table-cell>
          <table:table-cell office:value-type="string">
            <text:p>Половняк - разбитый пополам (или на более мелкие части) кирпич.</text:p>
          </table:table-cell>
          <table:table-cell table:number-columns-repeated="1022"/>
        </table:table-row>
        <table:table-row table:style-name="ro1">
          <table:table-cell office:value-type="string">
            <text:p>Портьера</text:p>
          </table:table-cell>
          <table:table-cell office:value-type="string">
            <text:p>Портьера – тканевой занавес дверного или оконного проема, состоящий из одного или двух вертикальных полотнищ.</text:p>
          </table:table-cell>
          <table:table-cell table:number-columns-repeated="1022"/>
        </table:table-row>
        <table:table-row table:style-name="ro1">
          <table:table-cell office:value-type="string">
            <text:p>Пропилеи</text:p>
          </table:table-cell>
          <table:table-cell office:value-type="string">
            <text:p>Пропилеи - торжественно оформленный подъезд к монументальному зданию. Например, пропилеи афинского Акрополя, парные галереи при подъезде к Смольному в Санкт- Петербурге.</text:p>
          </table:table-cell>
          <table:table-cell table:number-columns-repeated="1022"/>
        </table:table-row>
        <table:table-row table:style-name="ro1">
          <table:table-cell office:value-type="string">
            <text:p>Проступь</text:p>
          </table:table-cell>
          <table:table-cell office:value-type="string">
            <text:p>Проступь – верхний горизонтальный элемент ступени.</text:p>
          </table:table-cell>
          <table:table-cell table:number-columns-repeated="1022"/>
        </table:table-row>
        <table:table-row table:style-name="ro1">
          <table:table-cell office:value-type="string">
            <text:p>Пульвины</text:p>
          </table:table-cell>
          <table:table-cell office:value-type="string">
            <text:p>Пульвины - каменная плита (подушка), установленная между пятОй арки и капителью опоры (колонны).</text:p>
          </table:table-cell>
          <table:table-cell table:number-columns-repeated="1022"/>
        </table:table-row>
        <table:table-row table:style-name="ro1">
          <table:table-cell office:value-type="string">
            <text:p>Расшивка</text:p>
          </table:table-cell>
          <table:table-cell office:value-type="string">
            <text:p>1. Расшивка (гл.) - придание определенной формы лицевым швам кирпичной или каменной кладки. 2. Расшивка (сущ.) - инструмент для производства указанных работ.</text:p>
          </table:table-cell>
          <table:table-cell table:number-columns-repeated="1022"/>
        </table:table-row>
        <table:table-row table:style-name="ro1">
          <table:table-cell office:value-type="string">
            <text:p>Редуктор</text:p>
          </table:table-cell>
          <table:table-cell office:value-type="string">
            <text:p>Редуктор – механизм, входящий в приводы машин и служащий для снижения угловых скоростей ведомого вала с целью повышения крутящих моментов.</text:p>
          </table:table-cell>
          <table:table-cell table:number-columns-repeated="1022"/>
        </table:table-row>
        <table:table-row table:style-name="ro1">
          <table:table-cell office:value-type="string">
            <text:p>Ростверк</text:p>
          </table:table-cell>
          <table:table-cell office:value-type="string">
            <text:p>Ростверк - часть фундамента сооружения. Ростверк распределяет нагрузку на основание, в том числе свайное.</text:p>
          </table:table-cell>
          <table:table-cell table:number-columns-repeated="1022"/>
        </table:table-row>
        <table:table-row table:style-name="ro1">
          <table:table-cell office:value-type="string">
            <text:p>Рубероид</text:p>
          </table:table-cell>
          <table:table-cell office:value-type="string">
            <text:p>Рубероид - мягкий рулонный кровельный материал. Изготавливается рубероид путем пропитки кровельного картона нефтяными битумами и последующего нанесения на обе стороны слоев тугоплавкого битума с наполнителем и посыпкой. Рубероид подразделяется на кровельный и подкладочный.</text:p>
          </table:table-cell>
          <table:table-cell table:number-columns-repeated="1022"/>
        </table:table-row>
        <table:table-row table:style-name="ro1">
          <table:table-cell office:value-type="string">
            <text:p>Рубитэкс</text:p>
          </table:table-cell>
          <table:table-cell office:value-type="string">
            <text:p>Рулонный кровельный и гидроизоляционный материал. Предназначен для устройства кровельного ковра зданий и сооружений различного назначения, а также гидроизоляции мостов, фундаментов, тоннелей. Сохраняет эластичность (а значит, возможность укладки) при температуре до минус 25 град. C, теплостойкость – до +100 град. C. Состоит из армирующей основы (стеклохолст, комбинированая ткань, каркасная стеклоткань РАТЛ, полиэстер – полиэфирное нетканое волокно), покрытой с обеих сторон СБС-модифицированным полимерно-битумным вяжущим. Имеет непревзойденную адгезию к основанию (стяжка, бетон, металл и т. д.), высокую теплостойкость и устойчивость к циклическим перепадам температур. Нижняя сторона покрывается легкооплавляемой антиадгезионной пленкой, (марка «П»), верхняя – пленкой либо крупнозернистой минеральной посыпкой (марка «К»).</text:p>
          </table:table-cell>
          <table:table-cell table:number-columns-repeated="1022"/>
        </table:table-row>
        <table:table-row table:style-name="ro1">
          <table:table-cell office:value-type="string">
            <text:p>Самцовая</text:p>
          </table:table-cell>
          <table:table-cell office:value-type="string">
            <text:p>Конструкция крыши, в которой тес укладывается на горизонтальные бревна – слеги. Концы слег врубаются в поперечные бревна сруба, образующие фронтон.</text:p>
          </table:table-cell>
          <table:table-cell table:number-columns-repeated="1022"/>
        </table:table-row>
        <table:table-row table:style-name="ro1">
          <table:table-cell office:value-type="string">
            <text:p>Саркофаг</text:p>
          </table:table-cell>
          <table:table-cell office:value-type="string">
            <text:p>Саркофаг - первоначально название породы известняка, способствующего разложению тела и употреблявшегося для изготовления гробов. Отсюда переносное значение саркофага – гроб, небольшая гробница.</text:p>
          </table:table-cell>
          <table:table-cell table:number-columns-repeated="1022"/>
        </table:table-row>
        <table:table-row table:style-name="ro1">
          <table:table-cell office:value-type="string">
            <text:p>Скарпель</text:p>
          </table:table-cell>
          <table:table-cell office:value-type="string">
            <text:p>Скарпель – круглый или граненый стальной стержень. Один его конец расширяется в виде лопаточки с острозаточенным краем, по другому – тупому – концу наносят удары молотком. Используется скульпторами, а также при производстве ремонтно-строительных работ.</text:p>
          </table:table-cell>
          <table:table-cell table:number-columns-repeated="1022"/>
        </table:table-row>
        <table:table-row table:style-name="ro1">
          <table:table-cell office:value-type="string">
            <text:p>Стамеска</text:p>
          </table:table-cell>
          <table:table-cell office:value-type="string">
            <text:p>Столярный инструмент, предназначенный для резания материала небольшой толщины. Например, для зачистки гнезд и пазов, прирезки и подгонки соединений; снятия фасок, выдалбливания гнезд. В зависимости от формы и заточки рабочей части различают плоские и полукруглые стамески. У полукруглых стамесок полотно имеет изгиб. В зависимости от степени изогнутости полотна полукруглые стамески подразделяются на отлогие, средние, крутые и церазики. Полукруглые стамески используются при выполнении резьбы. В зависимости от характера работы они затачиваются как снаружи, так и изнутри.</text:p>
          </table:table-cell>
          <table:table-cell table:number-columns-repeated="1022"/>
        </table:table-row>
        <table:table-row table:style-name="ro1">
          <table:table-cell office:value-type="string">
            <text:p>Стрельня</text:p>
          </table:table-cell>
          <table:table-cell office:value-type="string">
            <text:p>Стрельня - башня в древнерусском крепостном зодчестве.</text:p>
          </table:table-cell>
          <table:table-cell table:number-columns-repeated="1022"/>
        </table:table-row>
        <table:table-row table:style-name="ro1">
          <table:table-cell office:value-type="string">
            <text:p>Стропила</text:p>
          </table:table-cell>
          <table:table-cell office:value-type="string">
            <text:p>Стропила - несущие конструкции скатной кровли. Стропила состоят из наклонных стропильных ног, вертикальных стоек и наклонных подкосов. При необходимости стропила связываются понизу горизонтальными подстропильными балками.</text:p>
          </table:table-cell>
          <table:table-cell table:number-columns-repeated="1022"/>
        </table:table-row>
        <table:table-row table:style-name="ro1">
          <table:table-cell office:value-type="string">
            <text:p>Суглинок</text:p>
          </table:table-cell>
          <table:table-cell office:value-type="string">
            <text:p>Рыхлая осадочная горная порода, содержащая 10–30%% глинистых частиц (размером менее 0,005 мм). По содержанию глинистых частиц выделяют тяжелые (20–30%%), средние (15–20%%) и легкие (10–15%%) суглинки. Используются как сырье для производства кирпича, черепицы, реже – керамической плитки.</text:p>
          </table:table-cell>
          <table:table-cell table:number-columns-repeated="1022"/>
        </table:table-row>
        <table:table-row table:style-name="ro1">
          <table:table-cell office:value-type="string">
            <text:p>Теодолит</text:p>
          </table:table-cell>
          <table:table-cell office:value-type="string">
            <text:p>Прибор, предназначенный для измерения горизонтальных и вертикальных углов.</text:p>
          </table:table-cell>
          <table:table-cell table:number-columns-repeated="1022"/>
        </table:table-row>
        <table:table-row table:style-name="ro1">
          <table:table-cell office:value-type="string">
            <text:p>Фибролит</text:p>
          </table:table-cell>
          <table:table-cell office:value-type="string">
            <text:p>Фибролит – плитный материал, изготавливаемый обычно из специальных древесных стружек (древесной шерсти) и неорганического вяжущего вещества. Древесную шерсть получают в виде тонкой и узкой стружки длиной до 30 см на специальных станках. В качестве вяжущего в фибролите используют портландцемент, реже магнезиальное вяжущее. Теплоизоляционный фибролит имеет среднюю плотность 300-500 кг/м3.</text:p>
          </table:table-cell>
          <table:table-cell table:number-columns-repeated="1022"/>
        </table:table-row>
        <table:table-row table:style-name="ro1">
          <table:table-cell office:value-type="string">
            <text:p>Флюгарка</text:p>
          </table:table-cell>
          <table:table-cell office:value-type="string">
            <text:p>Устройство, предназначенное для измерения направления ветра, в виде одной или двух расположенных под углом пластинок, при вращении вокруг вертикальной оси устанавливающихся противовесом навстречу ветру.</text:p>
          </table:table-cell>
          <table:table-cell table:number-columns-repeated="1022"/>
        </table:table-row>
        <table:table-row table:style-name="ro1">
          <table:table-cell office:value-type="string">
            <text:p>Форсунка</text:p>
          </table:table-cell>
          <table:table-cell office:value-type="string">
            <text:p>Форсунка – устройство для распыления жидкостей. Подача жидкости осуществляется под давлением или при помощи сжатого воздуха.</text:p>
          </table:table-cell>
          <table:table-cell table:number-columns-repeated="1022"/>
        </table:table-row>
        <table:table-row table:style-name="ro1">
          <table:table-cell office:value-type="string">
            <text:p>Черепица</text:p>
          </table:table-cell>
          <table:table-cell office:value-type="string">
            <text:p>Черепица - штучный кровельный материал из обожженной глины. Черепица также изготавливается из металла или пластика.</text:p>
          </table:table-cell>
          <table:table-cell table:number-columns-repeated="1022"/>
        </table:table-row>
        <table:table-row table:style-name="ro1">
          <table:table-cell office:value-type="string">
            <text:p>Четверик</text:p>
          </table:table-cell>
          <table:table-cell office:value-type="string">
            <text:p>Четверик - четырехугольный в плане бревенчатый сруб.</text:p>
          </table:table-cell>
          <table:table-cell table:number-columns-repeated="1022"/>
        </table:table-row>
        <table:table-row table:style-name="ro1">
          <table:table-cell office:value-type="string">
            <text:p>Шестерик</text:p>
          </table:table-cell>
          <table:table-cell office:value-type="string">
            <text:p>Шестерик - шестиугольный в плане бревенчатый сруб.</text:p>
          </table:table-cell>
          <table:table-cell table:number-columns-repeated="1022"/>
        </table:table-row>
        <table:table-row table:style-name="ro1">
          <table:table-cell office:value-type="string">
            <text:p>Штепсель</text:p>
          </table:table-cell>
          <table:table-cell office:value-type="string">
            <text:p>Приспособление, имеющее два гнезда, в которые втыкается вилка с проводом для включения в электрическую сеть переносных аппаратов (ламп, нагревательных приборов и т. д.).</text:p>
          </table:table-cell>
          <table:table-cell table:number-columns-repeated="1022"/>
        </table:table-row>
        <table:table-row table:style-name="ro1">
          <table:table-cell office:value-type="string">
            <text:p>Шунгизит</text:p>
          </table:table-cell>
          <table:table-cell office:value-type="string">
            <text:p>Шунгизит - искусственный пористый материал, получаемый при обжиге шунгитсодержащих пород. Шунгизит используется в качестве заполнителя для легких бетонов (шунгизитобетон) и в качестве теплоизоляционной засыпки.</text:p>
          </table:table-cell>
          <table:table-cell table:number-columns-repeated="1022"/>
        </table:table-row>
        <table:table-row table:style-name="ro1">
          <table:table-cell office:value-type="string">
            <text:p>Эмульсии</text:p>
          </table:table-cell>
          <table:table-cell office:value-type="string">
            <text:p>Эмульсии - группа связующих и разбавителей для водных и лакокрасочных составов, улучшающих их качество и способствующих экономии олифы. Применяются эмульсии вместо олифы для приготовления шпаклевок, г/рунтовок. Битумные и дегтевые эмульсии используют для огрунтовки оснований под гидроизоляцию, для приклеивания рулонных кровельных материалов, при изготовлении асфальтовых растворов.</text:p>
          </table:table-cell>
          <table:table-cell table:number-columns-repeated="1022"/>
        </table:table-row>
        <table:table-row table:style-name="ro1">
          <table:table-cell office:value-type="string">
            <text:p>Эмульсия</text:p>
          </table:table-cell>
          <table:table-cell office:value-type="string">
            <text:p>Эмульсия – двухфазная дисперсионная система, в который чаще всего дисперсионной средой является вода, а дисперсионной фазой — органические жидкости, в том числе битумы, полимерные смолы. Эмульсия применяется в производстве водоимульсионных красок.</text:p>
          </table:table-cell>
          <table:table-cell table:number-columns-repeated="1022"/>
        </table:table-row>
        <table:table-row table:style-name="ro1">
          <table:table-cell office:value-type="string">
            <text:p>Эпистиль</text:p>
          </table:table-cell>
          <table:table-cell office:value-type="string">
            <text:p>Эпистиль - нижняя деталь балочной конструкции. Эпистиль опирающается непосредственно на опору.</text:p>
          </table:table-cell>
          <table:table-cell table:number-columns-repeated="1022"/>
        </table:table-row>
        <table:table-row table:style-name="ro1">
          <table:table-cell office:value-type="string">
            <text:p>Эстакада</text:p>
          </table:table-cell>
          <table:table-cell office:value-type="string">
            <text:p>Надземное или надводное сооружение мостового типа, служащее для пропуска транспортных средств и пешеходов, обеспечения погрузочно-разгрузочных работ, прокладки инженерных коммуникаций. Обычно состоит из значительного числа пролетов однотипной конструкции. Материалами для строительства эстакад служат железобетон, сталь или дерево. На строительных объектах их используют для транспортировки строительных материалов и изделий и перемещения подъемных и монтажных кранов.</text:p>
          </table:table-cell>
          <table:table-cell table:number-columns-repeated="1022"/>
        </table:table-row>
        <table:table-row table:style-name="ro1">
          <table:table-cell office:value-type="string">
            <text:p>Адгезия</text:p>
          </table:table-cell>
          <table:table-cell office:value-type="string">
            <text:p>Способность сцепления двух разнородных тел на молекулярном уровне.</text:p>
          </table:table-cell>
          <table:table-cell table:number-columns-repeated="1022"/>
        </table:table-row>
        <table:table-row table:style-name="ro1">
          <table:table-cell office:value-type="string">
            <text:p>Акведук</text:p>
          </table:table-cell>
          <table:table-cell office:value-type="string">
            <text:p>Водовод в виде арочного моста, в котором стенки и днище лотка являются несущими конструкциями.</text:p>
          </table:table-cell>
          <table:table-cell table:number-columns-repeated="1022"/>
        </table:table-row>
        <table:table-row table:style-name="ro1">
          <table:table-cell office:value-type="string">
            <text:p>Альбедо</text:p>
          </table:table-cell>
          <table:table-cell office:value-type="string">
            <text:p>Характеристика отражательных свойств наружных поверхностей зданий и сооружений. Альбедо учитывается при расчете теплопоступления от солнечной радиации внутрь зданий и сооружений.</text:p>
          </table:table-cell>
          <table:table-cell table:number-columns-repeated="1022"/>
        </table:table-row>
        <table:table-row table:style-name="ro1">
          <table:table-cell office:value-type="string">
            <text:p>Алюцинк</text:p>
          </table:table-cell>
          <table:table-cell office:value-type="string">
            <text:p>Сплав цинка и аллюминия (состав аллюминий – 55 %%, цинк – 43,5 %%, кремний – 1,5 %%). Впервые получен в 60-х годах XX столетия. Зарекомендовал себя в качестве высоко эффективной защиты от коррозии.</text:p>
          </table:table-cell>
          <table:table-cell table:number-columns-repeated="1022"/>
        </table:table-row>
        <table:table-row table:style-name="ro1">
          <table:table-cell office:value-type="string">
            <text:p>Андезит</text:p>
          </table:table-cell>
          <table:table-cell office:value-type="string">
            <text:p>Вулканическая горная порода, состоящая в основном из плагиоклаза и одного или нескольких цветных минералов. Андезит применяется для изготовления кислотоупорных материалов.</text:p>
          </table:table-cell>
          <table:table-cell table:number-columns-repeated="1022"/>
        </table:table-row>
        <table:table-row table:style-name="ro1">
          <table:table-cell office:value-type="string">
            <text:p>Арболит</text:p>
          </table:table-cell>
          <table:table-cell office:value-type="string">
            <text:p>Арболит - разновидность легкого бетона, заполнителем в котором являются разной крупности частицы растительного происхождения, а вяжущим – цемент, строительный гипс и т. д. По назначению арболит подразделяют на теплоизоляционный и конструкционно-теплоизоляционный.</text:p>
          </table:table-cell>
          <table:table-cell table:number-columns-repeated="1022"/>
        </table:table-row>
        <table:table-row table:style-name="ro1">
          <table:table-cell office:value-type="string">
            <text:p>Асфальт</text:p>
          </table:table-cell>
          <table:table-cell office:value-type="string">
            <text:p>Асфальт - искусственное или природное органическое вяжущее. Асфальт применяется главным образом для строительства дорог, а также для устройства полов в промышленных зданиях.</text:p>
          </table:table-cell>
          <table:table-cell table:number-columns-repeated="1022"/>
        </table:table-row>
        <table:table-row table:style-name="ro1">
          <table:table-cell office:value-type="string">
            <text:p>Аэратор</text:p>
          </table:table-cell>
          <table:table-cell office:value-type="string">
            <text:p>Насадок на изливе, образующий аэрированную (водовоздушную) струю.</text:p>
          </table:table-cell>
          <table:table-cell table:number-columns-repeated="1022"/>
        </table:table-row>
        <table:table-row table:style-name="ro1">
          <table:table-cell office:value-type="string">
            <text:p>Базальт</text:p>
          </table:table-cell>
          <table:table-cell office:value-type="string">
            <text:p>Базальт - темная вулканическая горная порода, состоящая из плотной или очень мелкозернистой массы, но может содержать порфировые выделения. Базальт хорошо полируется. Базальт используется в качестве бутового камня, наполнителя для бетонов, для мощения улиц, при производстве литых каменных изделий.</text:p>
          </table:table-cell>
          <table:table-cell table:number-columns-repeated="1022"/>
        </table:table-row>
        <table:table-row table:style-name="ro1">
          <table:table-cell office:value-type="string">
            <text:p>Бегунец</text:p>
          </table:table-cell>
          <table:table-cell office:value-type="string">
            <text:p>Бегунец – тип кирпичной кладки в виде пояса, образующего на поверхности стены ряд треугольных углублений, попеременно обращенных вершинами вверх и вниз.</text:p>
          </table:table-cell>
          <table:table-cell table:number-columns-repeated="1022"/>
        </table:table-row>
        <table:table-row table:style-name="ro1">
          <table:table-cell office:value-type="string">
            <text:p>Биг-бэг</text:p>
          </table:table-cell>
          <table:table-cell office:value-type="string">
            <text:p>Мягкие контейнеры для транспортировки и хранения насыпных грузов, используются для складирования и хранения вторичного сырья и вывоза мусора. Биг-бэги – очень экономичный вид упаковки благодаря своему минимальному весу и способности принимать необходимую форму. Легко адаптируются под любые виды погрузочно-разгрузочного оборудования и установки затаривания и разгрузки.</text:p>
          </table:table-cell>
          <table:table-cell table:number-columns-repeated="1022"/>
        </table:table-row>
        <table:table-row table:style-name="ro1">
          <table:table-cell office:value-type="string">
            <text:p>Битулин</text:p>
          </table:table-cell>
          <table:table-cell office:value-type="string">
            <text:p>Битулин - материал на основе нетканого полиэстера или стекловолокна. С двух сторон на него наплавляются битумные мембраны с добавлением полипропилена. С внешней (верхней) стороны битум покрывается слоем талька, с нижней — прикрывается сгорающей при укладке пленкой.</text:p>
          </table:table-cell>
          <table:table-cell table:number-columns-repeated="1022"/>
        </table:table-row>
        <table:table-row table:style-name="ro1">
          <table:table-cell office:value-type="string">
            <text:p>Бульвар</text:p>
          </table:table-cell>
          <table:table-cell office:value-type="string">
            <text:p>Аллея, расположенная посреди широкой улицы со специально высаженными деревьями и кустарниками. Имеет важное значение при озеленении городов.</text:p>
          </table:table-cell>
          <table:table-cell table:number-columns-repeated="1022"/>
        </table:table-row>
        <table:table-row table:style-name="ro1">
          <table:table-cell office:value-type="string">
            <text:p>Вагонка</text:p>
          </table:table-cell>
          <table:table-cell office:value-type="string">
            <text:p>Вагонка - погонажное изделие изделие из древесины — фрезированная тонкая доска (в паз, гребень, в четверть). Вагонка используется для обшивки стен и потолков. Вагонка - экологически чистый материал.</text:p>
          </table:table-cell>
          <table:table-cell table:number-columns-repeated="1022"/>
        </table:table-row>
        <table:table-row table:style-name="ro1">
          <table:table-cell office:value-type="string">
            <text:p>Вентиль</text:p>
          </table:table-cell>
          <table:table-cell office:value-type="string">
            <text:p>Вентиль – клапан для регулирования расхода жидкости, пара или газа.</text:p>
          </table:table-cell>
          <table:table-cell table:number-columns-repeated="1022"/>
        </table:table-row>
        <table:table-row table:style-name="ro1">
          <table:table-cell office:value-type="string">
            <text:p>Веранда</text:p>
          </table:table-cell>
          <table:table-cell office:value-type="string">
            <text:p>Веранда - остекленная неотапливаемая пристройка к зданию дачного типа. В большинстве случаев веранда одноэтажная. Иногда встречаются двухэтажные веранды.</text:p>
          </table:table-cell>
          <table:table-cell table:number-columns-repeated="1022"/>
        </table:table-row>
        <table:table-row table:style-name="ro1">
          <table:table-cell office:value-type="string">
            <text:p>Верстак</text:p>
          </table:table-cell>
          <table:table-cell office:value-type="string">
            <text:p>Специальный стол для столярных, слесарных и иных работ. Различаются по назначению (слесарные, столярные), по материалу (металлические, деревянные), по количеству тумб (одно-, двух-, трехтумбовые), по числу рабочих мест (одноместные, двухместные) Обычно стационарный верстак оборудуют передними и задними тисками, а его верстачную доску – приспособлениями для фиксации заготовок.</text:p>
          </table:table-cell>
          <table:table-cell table:number-columns-repeated="1022"/>
        </table:table-row>
        <table:table-row table:style-name="ro1">
          <table:table-cell office:value-type="string">
            <text:p>Витрина</text:p>
          </table:table-cell>
          <table:table-cell office:value-type="string">
            <text:p>Витрина – стеклянное хранилище для выставки на вид и сбережения различных предметов.</text:p>
          </table:table-cell>
          <table:table-cell table:number-columns-repeated="1022"/>
        </table:table-row>
        <table:table-row table:style-name="ro1">
          <table:table-cell office:value-type="string">
            <text:p>Габарит</text:p>
          </table:table-cell>
          <table:table-cell office:value-type="string">
            <text:p>В общем случае – предельное очертание предмета. Применительно к транспортным машинам и движущимся частям стационарных машин определяется с учетом их безопасного перемещения среди других машин и сооружений. В архитектуре – обобщенный предельный контур архитектурного сооружения или его части.</text:p>
          </table:table-cell>
          <table:table-cell table:number-columns-repeated="1022"/>
        </table:table-row>
        <table:table-row table:style-name="ro1">
          <table:table-cell office:value-type="string">
            <text:p>Галерея</text:p>
          </table:table-cell>
          <table:table-cell office:value-type="string">
            <text:p>Крытый проход, расположенный по наружному периметру здания, опирающийся на несущие стены, колонны, аркады.</text:p>
          </table:table-cell>
          <table:table-cell table:number-columns-repeated="1022"/>
        </table:table-row>
        <table:table-row table:style-name="ro1">
          <table:table-cell office:value-type="string">
            <text:p>Гардины</text:p>
          </table:table-cell>
          <table:table-cell office:value-type="string">
            <text:p>Гардины – занавеси из легкой прозрачной ткани, ширина которых, как правило, в два и более раза превышает ширину карниза.</text:p>
          </table:table-cell>
          <table:table-cell table:number-columns-repeated="1022"/>
        </table:table-row>
        <table:table-row table:style-name="ro1">
          <table:table-cell office:value-type="string">
            <text:p>Геоматы</text:p>
          </table:table-cell>
          <table:table-cell office:value-type="string">
            <text:p>Имеющие различную структуру (регулярно или хаотично расположенные волокна, конструкции из полос в виде сот и проч.) объемные рулонные водопроницаемые структуры, выполненные из полимеров и (или) других синтетических или природных элементов, соединенных между собой термическим, механическим или иным способом. Применяются для создания устойчивого растительного покрова на берегах водоемов, склонах и откосах, предотвращения эрозионных процессов, улучшения дренажа и усиления оснований</text:p>
          </table:table-cell>
          <table:table-cell table:number-columns-repeated="1022"/>
        </table:table-row>
        <table:table-row table:style-name="ro1">
          <table:table-cell office:value-type="string">
            <text:p>Глазурь</text:p>
          </table:table-cell>
          <table:table-cell office:value-type="string">
            <text:p>Глазурь - тонкий стекловидный слой на поверхности керамических изделий, образующийся за счет расплавления и последующего застывания специально нанесенной керамической массы определенного состава. Глазурь улучшает физико-химические и декоративные качества изделия, способствует увеличению его механической прочности, химической стойкости, долговечности, повышает его эксплуатационные качества.</text:p>
          </table:table-cell>
          <table:table-cell table:number-columns-repeated="1022"/>
        </table:table-row>
        <table:table-row table:style-name="ro1">
          <table:table-cell office:value-type="string">
            <text:p>Горбыль</text:p>
          </table:table-cell>
          <table:table-cell office:value-type="string">
            <text:p>Наружная часть бревна, удаляемая при получении бруса на лесопильной раме, циркульной или ленточной пиле. Имеет одну пропиленную поверхность. Используется для технологической щепы и при производстве деревянных изделий. Горбыль, у которого наружная поверхность частично пропилена называется дощатым горбылем.</text:p>
          </table:table-cell>
          <table:table-cell table:number-columns-repeated="1022"/>
        </table:table-row>
        <table:table-row table:style-name="ro1">
          <table:table-cell office:value-type="string">
            <text:p>Грейдер</text:p>
          </table:table-cell>
          <table:table-cell office:value-type="string">
            <text:p>Грейдер – прицепная землеройно-планировочная машина, которая с помощью отвала вырезает или перемещает грунт.</text:p>
          </table:table-cell>
          <table:table-cell table:number-columns-repeated="1022"/>
        </table:table-row>
        <table:table-row table:style-name="ro1">
          <table:table-cell office:value-type="string">
            <text:p>Демпфер</text:p>
          </table:table-cell>
          <table:table-cell office:value-type="string">
            <text:p>Устройство для гашения, ослабления (демпфирования) или предотвращения механических колебаний, возникающих в машинах и приборах при их работе (гидравлические, механические, пневматические). В электрических машинах роль демпферов, ослабляющих электромагнитные колебания, выполняют катушки индуктивности.</text:p>
          </table:table-cell>
          <table:table-cell table:number-columns-repeated="1022"/>
        </table:table-row>
        <table:table-row table:style-name="ro1">
          <table:table-cell office:value-type="string">
            <text:p>Дозатор</text:p>
          </table:table-cell>
          <table:table-cell office:value-type="string">
            <text:p>Дозатор – устройство для автоматического отмеривания (дозирования) заданных массы или объёма жидких и сыпучих материалов.</text:p>
          </table:table-cell>
          <table:table-cell table:number-columns-repeated="1022"/>
        </table:table-row>
        <table:table-row table:style-name="ro1">
          <table:table-cell office:value-type="string">
            <text:p>Дымоход</text:p>
          </table:table-cell>
          <table:table-cell office:value-type="string">
            <text:p>Дымоход – канал дымовой трубы.</text:p>
          </table:table-cell>
          <table:table-cell table:number-columns-repeated="1022"/>
        </table:table-row>
        <table:table-row table:style-name="ro1">
          <table:table-cell office:value-type="string">
            <text:p>Изразцы</text:p>
          </table:table-cell>
          <table:table-cell office:value-type="string">
            <text:p>Изразцы - декоративные плитки из обожженной глины, покрытые цветной глазурью. Сформованные изразцы высушивают, а затем обжигают при температуре до 1150 град. С. Изразцы могут быть гладкими или рельефными, покрытыми глазурью (майоликовые), или неглазурованными (терракотовые).</text:p>
          </table:table-cell>
          <table:table-cell table:number-columns-repeated="1022"/>
        </table:table-row>
        <table:table-row table:style-name="ro1">
          <table:table-cell office:value-type="string">
            <text:p>Квартал</text:p>
          </table:table-cell>
          <table:table-cell office:value-type="string">
            <text:p>Ограниченная с четырех сторон улицами часть застроенной территории населенного пункта, предполагающая целостность архитектурного замысла и соблюдение экономических противопожарных и санитарно-гигиенических требований.</text:p>
          </table:table-cell>
          <table:table-cell table:number-columns-repeated="1022"/>
        </table:table-row>
        <table:table-row table:style-name="ro1">
          <table:table-cell office:value-type="string">
            <text:p>Керосин</text:p>
          </table:table-cell>
          <table:table-cell office:value-type="string">
            <text:p>Продукт перегонки тяжелых нефтепродуктов. Представляет собой смесь углеводородов с температурой кипения 110–320 град. С. Применяется как топливо и в качестве растворителя.</text:p>
          </table:table-cell>
          <table:table-cell table:number-columns-repeated="1022"/>
        </table:table-row>
        <table:table-row table:style-name="ro1">
          <table:table-cell office:value-type="string">
            <text:p>Клинкер</text:p>
          </table:table-cell>
          <table:table-cell office:value-type="string">
            <text:p>Продукт равномерного обжига измельченной сырьевой смеси (известняка и глины). Используется при производстве цемента.</text:p>
          </table:table-cell>
          <table:table-cell table:number-columns-repeated="1022"/>
        </table:table-row>
        <table:table-row table:style-name="ro1">
          <table:table-cell office:value-type="string">
            <text:p>Когезия</text:p>
          </table:table-cell>
          <table:table-cell office:value-type="string">
            <text:p>Сцепление между находящимися в контакте поверхностями двух однородных по составу тел.</text:p>
          </table:table-cell>
          <table:table-cell table:number-columns-repeated="1022"/>
        </table:table-row>
        <table:table-row table:style-name="ro1">
          <table:table-cell office:value-type="string">
            <text:p>Колонна</text:p>
          </table:table-cell>
          <table:table-cell office:value-type="string">
            <text:p>Колонна - вертикальная линейная конструкция, высота которой значительно превышает ее поперечное сечение. Колонна предназначенная для восприятия вертикальных (в меньшей степени – горизонтальных) нагрузок.</text:p>
          </table:table-cell>
          <table:table-cell table:number-columns-repeated="1022"/>
        </table:table-row>
        <table:table-row table:style-name="ro1">
          <table:table-cell office:value-type="string">
            <text:p>Консоль</text:p>
          </table:table-cell>
          <table:table-cell office:value-type="string">
            <text:p>Консоль - часть балки или иной конструкции. Консоль выступает из плоскости стены.</text:p>
          </table:table-cell>
          <table:table-cell table:number-columns-repeated="1022"/>
        </table:table-row>
        <table:table-row table:style-name="ro1">
          <table:table-cell office:value-type="string">
            <text:p>Коттедж</text:p>
          </table:table-cell>
          <table:table-cell office:value-type="string">
            <text:p>Коттедж – загородный индивидуальный одно- двух-этажный жилой дом с приусадебным участком.</text:p>
          </table:table-cell>
          <table:table-cell table:number-columns-repeated="1022"/>
        </table:table-row>
        <table:table-row table:style-name="ro1">
          <table:table-cell office:value-type="string">
            <text:p>Кружала</text:p>
          </table:table-cell>
          <table:table-cell office:value-type="string">
            <text:p>Кружала - деревянная форма, поддерживающая опалубку, по которой возводятся арочные, сводчатые и купольные конструкции. Кружала также используют при возведении сводчатой части каминов.</text:p>
          </table:table-cell>
          <table:table-cell table:number-columns-repeated="1022"/>
        </table:table-row>
        <table:table-row table:style-name="ro1">
          <table:table-cell office:value-type="string">
            <text:p>Ламинат</text:p>
          </table:table-cell>
          <table:table-cell office:value-type="string">
            <text:p>Слоистый пластик на основе ПВХ-смолы. Наносится на поверхность ДСП под давлением, имитирует текстуру природного камня (мрамор, гранит, габбро и т.д.), древесных пород (бук, дуб, груша, орех, красное и чёрное дерево и др.). Отличается повышенной температуростойкостью, малой истираемостью.</text:p>
          </table:table-cell>
          <table:table-cell table:number-columns-repeated="1022"/>
        </table:table-row>
        <table:table-row table:style-name="ro1">
          <table:table-cell office:value-type="string">
            <text:p>Люверсы</text:p>
          </table:table-cell>
          <table:table-cell office:value-type="string">
            <text:p>Люверсы – отверстия в верхней части шторы, окантованные металлом, сквозь которые продевается карниз.</text:p>
          </table:table-cell>
          <table:table-cell table:number-columns-repeated="1022"/>
        </table:table-row>
        <table:table-row table:style-name="ro1">
          <table:table-cell office:value-type="string">
            <text:p>Люкарна</text:p>
          </table:table-cell>
          <table:table-cell office:value-type="string">
            <text:p>Люкарна - чердачное окно.</text:p>
          </table:table-cell>
          <table:table-cell table:number-columns-repeated="1022"/>
        </table:table-row>
        <table:table-row table:style-name="ro1">
          <table:table-cell office:value-type="string">
            <text:p>Малахит</text:p>
          </table:table-cell>
          <table:table-cell office:value-type="string">
            <text:p>Млахит - мелкокристаллический водный карбонат меди, один из красивейших минералов. Малахит характерен широкой гаммой зеленых тонов – от светло-зеленого с голубизной («бирюзовый») до черно-зеленого. Используется малахит для облицовки колонн, столешниц, каминов, ваз, торшеров и т. п.</text:p>
          </table:table-cell>
          <table:table-cell table:number-columns-repeated="1022"/>
        </table:table-row>
        <table:table-row table:style-name="ro1">
          <table:table-cell office:value-type="string">
            <text:p>Манжета</text:p>
          </table:table-cell>
          <table:table-cell office:value-type="string">
            <text:p>Уплотнение в соединениях деталей машин, служащее для предотвращения протекания жидкости или газа из области высокого в область более низкого давления. Выполняется в виде кольца из резины, кожи или иного материала.</text:p>
          </table:table-cell>
          <table:table-cell table:number-columns-repeated="1022"/>
        </table:table-row>
        <table:table-row table:style-name="ro1">
          <table:table-cell office:value-type="string">
            <text:p>Мезонин</text:p>
          </table:table-cell>
          <table:table-cell office:value-type="string">
            <text:p>Мезонин - надстройка над средней частью небольшого жилого дома. Часто мезонин выполняется с балконом.</text:p>
          </table:table-cell>
          <table:table-cell table:number-columns-repeated="1022"/>
        </table:table-row>
        <table:table-row table:style-name="ro1">
          <table:table-cell office:value-type="string">
            <text:p>Мергель</text:p>
          </table:table-cell>
          <table:table-cell office:value-type="string">
            <text:p>Мергель представляет собой известково-глинистую породу, содержащую 35-65%% глинистого вещества. Мергель широко используется как сырье для производства портландцемента. Мергель малоустойчив к атмосферным воздействиям.</text:p>
          </table:table-cell>
          <table:table-cell table:number-columns-repeated="1022"/>
        </table:table-row>
        <table:table-row table:style-name="ro1">
          <table:table-cell office:value-type="string">
            <text:p>Мозаика</text:p>
          </table:table-cell>
          <table:table-cell office:value-type="string">
            <text:p>Мозаика - изображение или узор, выполненные из цветных камней, смальты (разноцветных кусочков стеклянных сплавов), цветной керамической плитки и т. п. Используется мозаика в основном для украшения зданий.</text:p>
          </table:table-cell>
          <table:table-cell table:number-columns-repeated="1022"/>
        </table:table-row>
        <table:table-row table:style-name="ro1">
          <table:table-cell office:value-type="string">
            <text:p>Молдинг</text:p>
          </table:table-cell>
          <table:table-cell office:value-type="string">
            <text:p>Молдинг – переходный декоративный профиль, служащий для заделки стыков декоративных облицовочных плит, панелей и т.п.</text:p>
          </table:table-cell>
          <table:table-cell table:number-columns-repeated="1022"/>
        </table:table-row>
        <table:table-row table:style-name="ro1">
          <table:table-cell office:value-type="string">
            <text:p>Надфиль</text:p>
          </table:table-cell>
          <table:table-cell office:value-type="string">
            <text:p>Небольшой напильник с мелкой насечкой. Изготавливается из высокоуглеродистой инструментальной стали. Применяется для зачистки и обработки поверхностей мелких точных деталей.</text:p>
          </table:table-cell>
          <table:table-cell table:number-columns-repeated="1022"/>
        </table:table-row>
        <table:table-row table:style-name="ro1">
          <table:table-cell office:value-type="string">
            <text:p>Нервюры</text:p>
          </table:table-cell>
          <table:table-cell office:value-type="string">
            <text:p>Нервюры - выпуклые ребра свода, образующие каркас. Нервюры упрощающие кладку свода и уменьшающие его распор.</text:p>
          </table:table-cell>
          <table:table-cell table:number-columns-repeated="1022"/>
        </table:table-row>
        <table:table-row table:style-name="ro1">
          <table:table-cell office:value-type="string">
            <text:p>Нивелир</text:p>
          </table:table-cell>
          <table:table-cell office:value-type="string">
            <text:p>Нивелир - прибор, предназначенный для определения превышения одной точки над другой.</text:p>
          </table:table-cell>
          <table:table-cell table:number-columns-repeated="1022"/>
        </table:table-row>
        <table:table-row table:style-name="ro1">
          <table:table-cell office:value-type="string">
            <text:p>Октагон</text:p>
          </table:table-cell>
          <table:table-cell office:value-type="string">
            <text:p>Октагон - восьмигранное сооружение. Октагон перекрывается восьмигранным же шатровым покрытием.</text:p>
          </table:table-cell>
          <table:table-cell table:number-columns-repeated="1022"/>
        </table:table-row>
        <table:table-row table:style-name="ro1">
          <table:table-cell office:value-type="string">
            <text:p>Ондулин</text:p>
          </table:table-cell>
          <table:table-cell office:value-type="string">
            <text:p>Ондулин - волнистый листовой кровельный материал с волокнистым наполнителем. Ондулин не содержит асбеста.</text:p>
          </table:table-cell>
          <table:table-cell table:number-columns-repeated="1022"/>
        </table:table-row>
        <table:table-row table:style-name="ro1">
          <table:table-cell office:value-type="string">
            <text:p>Паддуга</text:p>
          </table:table-cell>
          <table:table-cell office:value-type="string">
            <text:p>Паддуга - cферическая поверхность, расположенная над карнизом в помещении. Паддуга создает переход от плоскости стены к поверхности потолка.</text:p>
          </table:table-cell>
          <table:table-cell table:number-columns-repeated="1022"/>
        </table:table-row>
        <table:table-row table:style-name="ro1">
          <table:table-cell office:value-type="string">
            <text:p>Палисад</text:p>
          </table:table-cell>
          <table:table-cell office:value-type="string">
            <text:p>Стена из врытых в землю и соединенных между собой столбов высотой в несколько метров.</text:p>
          </table:table-cell>
          <table:table-cell table:number-columns-repeated="1022"/>
        </table:table-row>
        <table:table-row table:style-name="ro1">
          <table:table-cell office:value-type="string">
            <text:p>Парапет</text:p>
          </table:table-cell>
          <table:table-cell office:value-type="string">
            <text:p>Парапет - ограждение балкона, кровли здания, моста, набережной и т. п. В некоторых случаях парапет решается как декоративный художественный элемент.</text:p>
          </table:table-cell>
          <table:table-cell table:number-columns-repeated="1022"/>
        </table:table-row>
        <table:table-row table:style-name="ro1">
          <table:table-cell office:value-type="string">
            <text:p>Пергола</text:p>
          </table:table-cell>
          <table:table-cell office:value-type="string">
            <text:p>Пергола - сооружение, состоящее из установленных друг за другом арок с деревянной обрешеткой. Пергола используется для размещения на ней вьющихся декоративных растений.</text:p>
          </table:table-cell>
          <table:table-cell table:number-columns-repeated="1022"/>
        </table:table-row>
        <table:table-row table:style-name="ro1">
          <table:table-cell office:value-type="string">
            <text:p>Перекид</text:p>
          </table:table-cell>
          <table:table-cell office:value-type="string">
            <text:p>Перекид – полотнище ткани, перекинутое через карниз.</text:p>
          </table:table-cell>
          <table:table-cell table:number-columns-repeated="1022"/>
        </table:table-row>
        <table:table-row table:style-name="ro1">
          <table:table-cell office:value-type="string">
            <text:p>Перелив</text:p>
          </table:table-cell>
          <table:table-cell office:value-type="string">
            <text:p>Узел водосливной арматуры, предназначенный для слива излишней воды из санитарно-технического прибора при достижении в нем максимального уровня воды.</text:p>
          </table:table-cell>
          <table:table-cell table:number-columns-repeated="1022"/>
        </table:table-row>
        <table:table-row table:style-name="ro1">
          <table:table-cell office:value-type="string">
            <text:p>Переруб</text:p>
          </table:table-cell>
          <table:table-cell office:value-type="string">
            <text:p>Переруб - внутренняя бревенчатая (брусовая) стена, выполненная одновременно с основным срубом, врубленная с остатком. Конструкция сруба с использованием переруба называется ПЯТИСТЕНОК.</text:p>
          </table:table-cell>
          <table:table-cell table:number-columns-repeated="1022"/>
        </table:table-row>
        <table:table-row table:style-name="ro1">
          <table:table-cell office:value-type="string">
            <text:p>Плинтус</text:p>
          </table:table-cell>
          <table:table-cell office:value-type="string">
            <text:p>Плинтус - профилированная деревянная или пластиковая рейка. Плинтус предназначен для прикрытия щелей между полом и стеной. Плинтус можно рассматривать и как элемент архитектурного оформления помещения.</text:p>
          </table:table-cell>
          <table:table-cell table:number-columns-repeated="1022"/>
        </table:table-row>
        <table:table-row table:style-name="ro1">
          <table:table-cell office:value-type="string">
            <text:p>Площадь</text:p>
          </table:table-cell>
          <table:table-cell office:value-type="string">
            <text:p>Архитектурно организованная, незастроенная часть территории населенного пункта, органично включенная в уличную сеть.</text:p>
          </table:table-cell>
          <table:table-cell table:number-columns-repeated="1022"/>
        </table:table-row>
        <table:table-row table:style-name="ro1">
          <table:table-cell office:value-type="string">
            <text:p>Поручни</text:p>
          </table:table-cell>
          <table:table-cell office:value-type="string">
            <text:p>Поручни – перила ограждений надстроек, мостиков, трапов, машинных площадок и др. Поручни изготавливаются из дерева или металла.</text:p>
          </table:table-cell>
          <table:table-cell table:number-columns-repeated="1022"/>
        </table:table-row>
        <table:table-row table:style-name="ro1">
          <table:table-cell office:value-type="string">
            <text:p>Потерна</text:p>
          </table:table-cell>
          <table:table-cell office:value-type="string">
            <text:p>Потерна - коридор (галерея) внутри массивного сооружения. Потерна устраивается, например, в теле плотин для наблюдения за состоянием их внутренних частей.</text:p>
          </table:table-cell>
          <table:table-cell table:number-columns-repeated="1022"/>
        </table:table-row>
        <table:table-row table:style-name="ro1">
          <table:table-cell office:value-type="string">
            <text:p>Рабатка</text:p>
          </table:table-cell>
          <table:table-cell office:value-type="string">
            <text:p>Рабатка - цветник в виде узкой (1–2,5 м) полосы. Рабатка окаймляет парковые дорожки, цветочные партеры.</text:p>
          </table:table-cell>
          <table:table-cell table:number-columns-repeated="1022"/>
        </table:table-row>
        <table:table-row table:style-name="ro1">
          <table:table-cell office:value-type="string">
            <text:p>Равелин</text:p>
          </table:table-cell>
          <table:table-cell office:value-type="string">
            <text:p>Равелин - оборонительное сооружение впереди крепостного вала. Как правило, равелин треугольный в плане.</text:p>
          </table:table-cell>
          <table:table-cell table:number-columns-repeated="1022"/>
        </table:table-row>
        <table:table-row table:style-name="ro1">
          <table:table-cell office:value-type="string">
            <text:p>Розетка</text:p>
          </table:table-cell>
          <table:table-cell office:value-type="string">
            <text:p>Стилизованный орнамент в виде распустившегося цветка.</text:p>
          </table:table-cell>
          <table:table-cell table:number-columns-repeated="1022"/>
        </table:table-row>
        <table:table-row table:style-name="ro1">
          <table:table-cell office:value-type="string">
            <text:p>Ротонда</text:p>
          </table:table-cell>
          <table:table-cell office:value-type="string">
            <text:p>Ротонда - круглая в плане постройка (зал, беседка, павильон), окруженная колоннами и покрытая куполом.</text:p>
          </table:table-cell>
          <table:table-cell table:number-columns-repeated="1022"/>
        </table:table-row>
        <table:table-row table:style-name="ro1">
          <table:table-cell office:value-type="string">
            <text:p>Рубанок</text:p>
          </table:table-cell>
          <table:table-cell office:value-type="string">
            <text:p>Столярный инструмент, предназначенный для ручного строгания древесины. Состоит из деревянной или металлической колодки, резца (ножа) и зажимного клина. Имеет несколько разновидностей, например, горбач (рубанок со съемными колодками, использующийся для ручного строгания выпуклых и вогнутых деталей), шлифтик (рубанок с укороченным корпусом, применяемый для зачистки древесины, имеющей задиры и свилеватость, а также для зачистки торцов).</text:p>
          </table:table-cell>
          <table:table-cell table:number-columns-repeated="1022"/>
        </table:table-row>
        <table:table-row table:style-name="ro1">
          <table:table-cell office:value-type="string">
            <text:p>Сандрик</text:p>
          </table:table-cell>
          <table:table-cell office:value-type="string">
            <text:p>Сандрик - декоративный архитектурный элемент в виде небольшого карниза. Сандрик располагается над окном или дверью.</text:p>
          </table:table-cell>
          <table:table-cell table:number-columns-repeated="1022"/>
        </table:table-row>
        <table:table-row table:style-name="ro1">
          <table:table-cell office:value-type="string">
            <text:p>Сеть ТN</text:p>
          </table:table-cell>
          <table:table-cell office:value-type="string">
            <text:p>Питающая сеть, которая имеет точку, непосредственно связанную с землей, а открытые проводящие части электроустановки присоединяются к этой точке посредством нулевых защитных проводников.</text:p>
          </table:table-cell>
          <table:table-cell table:number-columns-repeated="1022"/>
        </table:table-row>
        <table:table-row table:style-name="ro1">
          <table:table-cell office:value-type="string">
            <text:p>Сеть ТТ</text:p>
          </table:table-cell>
          <table:table-cell office:value-type="string">
            <text:p>Питающая сеть, которая имеет точку, непосредственно связанную с землей, а открытые проводящие части электроустановки присоединены к заземлителю, электрически независимому от заземлителя нейтрали источника питания.</text:p>
          </table:table-cell>
          <table:table-cell table:number-columns-repeated="1022"/>
        </table:table-row>
        <table:table-row table:style-name="ro1">
          <table:table-cell office:value-type="string">
            <text:p>Слобода</text:p>
          </table:table-cell>
          <table:table-cell office:value-type="string">
            <text:p>Расположенное вдоль дороги, ведущей в город, пригородное поселение.</text:p>
          </table:table-cell>
          <table:table-cell table:number-columns-repeated="1022"/>
        </table:table-row>
        <table:table-row table:style-name="ro1">
          <table:table-cell office:value-type="string">
            <text:p>Спейсер</text:p>
          </table:table-cell>
          <table:table-cell office:value-type="string">
            <text:p>Спейсер – идущая по периметру стеклопакета между стеклами тонкая полая рамка. Внутри спейсера находится влагопоглотитель.</text:p>
          </table:table-cell>
          <table:table-cell table:number-columns-repeated="1022"/>
        </table:table-row>
        <table:table-row table:style-name="ro1">
          <table:table-cell office:value-type="string">
            <text:p>Стеллаж</text:p>
          </table:table-cell>
          <table:table-cell office:value-type="string">
            <text:p>Стеллаж – многоярусная конструкция для складирования и хранения различных предметов и материалов, состоящее из ряда вертикальных стоек или стенок с полками, ящиками и т.п.</text:p>
          </table:table-cell>
          <table:table-cell table:number-columns-repeated="1022"/>
        </table:table-row>
        <table:table-row table:style-name="ro1">
          <table:table-cell office:value-type="string">
            <text:p>Суппорт</text:p>
          </table:table-cell>
          <table:table-cell office:value-type="string">
            <text:p>Узел, предназначенный для крепления и перемещения (ручного или механического) инструмента. Точность перемещения и жесткость суппорта в значительной степени определяют качество станка. Обычно состоит из резцедержателя и т. н. «салазок», обеспечивающих заданное направление движения инструмента.</text:p>
          </table:table-cell>
          <table:table-cell table:number-columns-repeated="1022"/>
        </table:table-row>
        <table:table-row table:style-name="ro1">
          <table:table-cell office:value-type="string">
            <text:p>Терраса</text:p>
          </table:table-cell>
          <table:table-cell office:value-type="string">
            <text:p>1. Террасса - естественная или искусственно устроенная на склоне местности горизонтальная площадка для возведения зданий, прокладки дорожек и т. д. 2. Террасса - открытая с трех сторон неотапливаемая пристройка к зданию, соединенная с ним дверью.</text:p>
          </table:table-cell>
          <table:table-cell table:number-columns-repeated="1022"/>
        </table:table-row>
        <table:table-row table:style-name="ro1">
          <table:table-cell office:value-type="string">
            <text:p>Торкрет</text:p>
          </table:table-cell>
          <table:table-cell office:value-type="string">
            <text:p>Способ бетонирования при котором бетонная смесь послойно наносится на бетонируемую поверхность под давлением сжатого воздуха.</text:p>
          </table:table-cell>
          <table:table-cell table:number-columns-repeated="1022"/>
        </table:table-row>
        <table:table-row table:style-name="ro1">
          <table:table-cell office:value-type="string">
            <text:p>Трельяж</text:p>
          </table:table-cell>
          <table:table-cell office:value-type="string">
            <text:p>Легкая решетка для вьющихся растений.</text:p>
          </table:table-cell>
          <table:table-cell table:number-columns-repeated="1022"/>
        </table:table-row>
        <table:table-row table:style-name="ro1">
          <table:table-cell office:value-type="string">
            <text:p>Углерод</text:p>
          </table:table-cell>
          <table:table-cell office:value-type="string">
            <text:p>Химический элемент, важнейшая составляющая часть органических веществ.</text:p>
          </table:table-cell>
          <table:table-cell table:number-columns-repeated="1022"/>
        </table:table-row>
        <table:table-row table:style-name="ro1">
          <table:table-cell office:value-type="string">
            <text:p>Укосина</text:p>
          </table:table-cell>
          <table:table-cell office:value-type="string">
            <text:p>Укосина - раскос, наклонно стоящая к стойке подпорка.</text:p>
          </table:table-cell>
          <table:table-cell table:number-columns-repeated="1022"/>
        </table:table-row>
        <table:table-row table:style-name="ro1">
          <table:table-cell office:value-type="string">
            <text:p>Фахверк</text:p>
          </table:table-cell>
          <table:table-cell office:value-type="string">
            <text:p>Фахверк - каркасная система, состоящая из связанных между собой стоек, балок и раскосов. Фахверк играет не только конструктивную, но и декоративную роль, визуально расчленяя фасад.</text:p>
          </table:table-cell>
          <table:table-cell table:number-columns-repeated="1022"/>
        </table:table-row>
        <table:table-row table:style-name="ro1">
          <table:table-cell office:value-type="string">
            <text:p>Фехраль</text:p>
          </table:table-cell>
          <table:table-cell office:value-type="string">
            <text:p>Общее название жаростойких сплавов на железной основе, содержащих хром (Cr) и аллюминий (Al), сочетающих жаростойкость с высоким удельным электрическим сопротивлением. Фехраль ыпускается преимущественно в виде проволоки и ленты. Применяется как заменитель нихрома для изготовления элементов сопротивлений, работающих с нагревом не выше 1000 град. C.</text:p>
          </table:table-cell>
          <table:table-cell table:number-columns-repeated="1022"/>
        </table:table-row>
        <table:table-row table:style-name="ro1">
          <table:table-cell office:value-type="string">
            <text:p>Филёнка</text:p>
          </table:table-cell>
          <table:table-cell office:value-type="string">
            <text:p>Филёнка - выделенные тонкими профилированными рамками участки стены. Также филёнка - щиток из тонких досок, фанеры или пластика, закрывающий просвет в каркасе полотна двери.</text:p>
          </table:table-cell>
          <table:table-cell table:number-columns-repeated="1022"/>
        </table:table-row>
        <table:table-row table:style-name="ro1">
          <table:table-cell office:value-type="string">
            <text:p>Флигель</text:p>
          </table:table-cell>
          <table:table-cell office:value-type="string">
            <text:p>Боковая (или отдельно стоящая) пристройка к основному зданию.</text:p>
          </table:table-cell>
          <table:table-cell table:number-columns-repeated="1022"/>
        </table:table-row>
        <table:table-row table:style-name="ro1">
          <table:table-cell office:value-type="string">
            <text:p>Флюорит</text:p>
          </table:table-cell>
          <table:table-cell office:value-type="string">
            <text:p>Другое название – плавиковый шпат, минерал класса фторидов; формула химического состава CaF2. Твердость по минералогической шкале 4, плотность 3180–3200 кг/м3, температура плавления – 1360 град. C. Окраска разнообразная: желтая, зеленая, фиолетовая и др. Используется в металлургии в качестве флюса; в химической промышленности – для получения плавиковой кислоты, а также – эмалей и глазурей для керамического производства. Широко применяется в оптике для изготовления линз, объективов и т. д.</text:p>
          </table:table-cell>
          <table:table-cell table:number-columns-repeated="1022"/>
        </table:table-row>
        <table:table-row table:style-name="ro1">
          <table:table-cell office:value-type="string">
            <text:p>Фрамуга</text:p>
          </table:table-cell>
          <table:table-cell office:value-type="string">
            <text:p>Фрамуга - верхняя застекленная часть оконного переплета. Иногда фрамуга устанавливается над створками дверей.</text:p>
          </table:table-cell>
          <table:table-cell table:number-columns-repeated="1022"/>
        </table:table-row>
        <table:table-row table:style-name="ro1">
          <table:table-cell office:value-type="string">
            <text:p>Фронтон</text:p>
          </table:table-cell>
          <table:table-cell office:value-type="string">
            <text:p>Ограниченное по бокам скатами крыши, а снизу карнизом завершение фасада здания, портика, колоннады, как правило, треугольной формы.</text:p>
          </table:table-cell>
          <table:table-cell table:number-columns-repeated="1022"/>
        </table:table-row>
        <table:table-row table:style-name="ro1">
          <table:table-cell office:value-type="string">
            <text:p>Фуганок</text:p>
          </table:table-cell>
          <table:table-cell office:value-type="string">
            <text:p>Ручной столярный инструмент, предназначенный для окончательного чистового строгания; выравнивания больших поверхностей; прифуговки (пригонки) отдельных деталей. Конструктивно устроен как длинный рубанок с двойным ножом.</text:p>
          </table:table-cell>
          <table:table-cell table:number-columns-repeated="1022"/>
        </table:table-row>
        <table:table-row table:style-name="ro1">
          <table:table-cell office:value-type="string">
            <text:p>Цековка</text:p>
          </table:table-cell>
          <table:table-cell office:value-type="string">
            <text:p>Зенковка для зачистки торцовых поверхностей (например, снятие бобышек). Как правило, выполняется в виде насадных головок, имеющих торцовые зубцы.</text:p>
          </table:table-cell>
          <table:table-cell table:number-columns-repeated="1022"/>
        </table:table-row>
        <table:table-row table:style-name="ro1">
          <table:table-cell office:value-type="string">
            <text:p>Цемянка</text:p>
          </table:table-cell>
          <table:table-cell office:value-type="string">
            <text:p>Цемянка - мелкотолченый красный кирпич или керамика. Цемянка добавляется в известковый раствор для придания ему розового оттенка.</text:p>
          </table:table-cell>
          <table:table-cell table:number-columns-repeated="1022"/>
        </table:table-row>
        <table:table-row table:style-name="ro1">
          <table:table-cell office:value-type="string">
            <text:p>Шиногиб</text:p>
          </table:table-cell>
          <table:table-cell office:value-type="string">
            <text:p>Устройство, предназначенное для изгиба медных и алюминиевых токоведущих шин. Основные технические параметры: усилие (в тоннах); максимальная ширина шины (в мм); максимальная толщина шины (в мм); диапазон угла изгиба (в град.); масса (в кг). Шиногибы различаются типом привода, например, гидравлический с электроприводом, ручной механический. Компактность и мобильность позволяет работать с шиногибом непосредственно на месте монтажа шин.</text:p>
          </table:table-cell>
          <table:table-cell table:number-columns-repeated="1022"/>
        </table:table-row>
        <table:table-row table:style-name="ro1">
          <table:table-cell office:value-type="string">
            <text:p>Шинорез</text:p>
          </table:table-cell>
          <table:table-cell office:value-type="string">
            <text:p>Устройство для резки медных и алюминиевых токоведущих шин.</text:p>
          </table:table-cell>
          <table:table-cell table:number-columns-repeated="1022"/>
        </table:table-row>
        <table:table-row table:style-name="ro1">
          <table:table-cell office:value-type="string">
            <text:p>Шпилька</text:p>
          </table:table-cell>
          <table:table-cell office:value-type="string">
            <text:p>В машиностроении – крепежная деталь в виде металлического стержня с резьбой на обоих концах.</text:p>
          </table:table-cell>
          <table:table-cell table:number-columns-repeated="1022"/>
        </table:table-row>
        <table:table-row table:style-name="ro1">
          <table:table-cell office:value-type="string">
            <text:p>Эбониты</text:p>
          </table:table-cell>
          <table:table-cell office:value-type="string">
            <text:p>Продукты вулканизации каучука большими количествами серы (до 50%% от массы каучука). Образующийся твердый материал хорошо поддается механической обработке, негигроскопичен, газонепроницаем, стоек к действию растворов кислот, оснований, солей, растительных и животных жиров, но в отличие от имеющей сходную технологию изготовдения резины не проявляет высокоэластичных свойств. Эбониты применяют в производстве электроизоляционных деталей приборов.</text:p>
          </table:table-cell>
          <table:table-cell table:number-columns-repeated="1022"/>
        </table:table-row>
        <table:table-row table:style-name="ro1">
          <table:table-cell office:value-type="string">
            <text:p>Экседра</text:p>
          </table:table-cell>
          <table:table-cell office:value-type="string">
            <text:p>Экседра – полукруглая глубокая ниша в здании или отдельное полуоткрытое полукруглое сооружение.</text:p>
          </table:table-cell>
          <table:table-cell table:number-columns-repeated="1022"/>
        </table:table-row>
        <table:table-row table:style-name="ro1">
          <table:table-cell office:value-type="string">
            <text:p>Азерит</text:p>
          </table:table-cell>
          <table:table-cell office:value-type="string">
            <text:p>Искусственный заполнитель для легких бетонов. Представляет собой шарообразные стекловидные пористые частицы диаметром 5–40 мм. Азерит применяется также в качестве теплоизоляционной засыпки.</text:p>
          </table:table-cell>
          <table:table-cell table:number-columns-repeated="1022"/>
        </table:table-row>
        <table:table-row table:style-name="ro1">
          <table:table-cell office:value-type="string">
            <text:p>Альков</text:p>
          </table:table-cell>
          <table:table-cell office:value-type="string">
            <text:p>На арабском – «маленькая комната». Ниша в стене. Может служить спальней, местом расположения внутриквартирной лестницы и т. д.</text:p>
          </table:table-cell>
          <table:table-cell table:number-columns-repeated="1022"/>
        </table:table-row>
        <table:table-row table:style-name="ro1">
          <table:table-cell office:value-type="string">
            <text:p>Алюфом</text:p>
          </table:table-cell>
          <table:table-cell office:value-type="string">
            <text:p>Торговая марка комплексной тепло-, паро- и звукоизоляции с высоким коэффициентом отражения излучаемой тепловой энергии.</text:p>
          </table:table-cell>
          <table:table-cell table:number-columns-repeated="1022"/>
        </table:table-row>
        <table:table-row table:style-name="ro1">
          <table:table-cell office:value-type="string">
            <text:p>Аркада</text:p>
          </table:table-cell>
          <table:table-cell office:value-type="string">
            <text:p>Ряд одинаковых по форме и размеру арок, опирающихся на колонны или столбы. Чаще всего применяется при устройстве открытых галерей.</text:p>
          </table:table-cell>
          <table:table-cell table:number-columns-repeated="1022"/>
        </table:table-row>
        <table:table-row table:style-name="ro1">
          <table:table-cell office:value-type="string">
            <text:p>Асбест</text:p>
          </table:table-cell>
          <table:table-cell office:value-type="string">
            <text:p>Асбест - минералы класса силикатов легко расщепляющиеся на тонкие прочные волокна. Наибольшее промышленное значение имеет хризотил-асбест. Асбест используется при производстве асбоцементных листов, труб и других строительных материалов.</text:p>
          </table:table-cell>
          <table:table-cell table:number-columns-repeated="1022"/>
        </table:table-row>
        <table:table-row table:style-name="ro1">
          <table:table-cell office:value-type="string">
            <text:p>Атриум</text:p>
          </table:table-cell>
          <table:table-cell office:value-type="string">
            <text:p>Помещение, высота которого составляет два и более этажей. Может напрямую сообщаться с помещениями, расположенными на этажах здания.Атриумы появились в Древнем Риме, где служили местом для размещения очага.</text:p>
          </table:table-cell>
          <table:table-cell table:number-columns-repeated="1022"/>
        </table:table-row>
        <table:table-row table:style-name="ro1">
          <table:table-cell office:value-type="string">
            <text:p>Балкон</text:p>
          </table:table-cell>
          <table:table-cell office:value-type="string">
            <text:p>Балкон – консольно выступающая площадка на фасаде здания, огражденная перилами.</text:p>
          </table:table-cell>
          <table:table-cell table:number-columns-repeated="1022"/>
        </table:table-row>
        <table:table-row table:style-name="ro1">
          <table:table-cell office:value-type="string">
            <text:p>Бензин</text:p>
          </table:table-cell>
          <table:table-cell office:value-type="string">
            <text:p>Продукт перегонки нефти, представляющий собой смесь легких углеводородов с температурой кипения от 30 до 205 град. С. Применяется как топливо для карбюраторных двигателей и как растворитель.</text:p>
          </table:table-cell>
          <table:table-cell table:number-columns-repeated="1022"/>
        </table:table-row>
        <table:table-row table:style-name="ro1">
          <table:table-cell office:value-type="string">
            <text:p>Бетоны</text:p>
          </table:table-cell>
          <table:table-cell office:value-type="string">
            <text:p>Группа строительных материалов, представляющая собой искусственный камень, состоящий из затвердевшей смеси вяжущих веществ (цемент, битум и т. д.), воды, заполнителей (песок, гравий, щебень, шлак) и различных добавок. По назначению бетоны подразделяются на конструкционные и специальные. По средней плотности – на особо тяжелые (свыше 2500 кг/см куб.), тяжелые (1200–2200), легкие (600–1200) и особо легкие (до 500 кг/см куб.). Бетоны подразделяются также по виду вяжущего, структуре, виду заполнителей. По прочности на сжатие выделяют марки бетона: тяжелого – 100, 150, 200, 250, 300, 400, 500, 600, 700, 800; легкого – 25, 35, 50, 75, 100, 150, 200, 300, 400.</text:p>
          </table:table-cell>
          <table:table-cell table:number-columns-repeated="1022"/>
        </table:table-row>
        <table:table-row table:style-name="ro1">
          <table:table-cell office:value-type="string">
            <text:p>Биогаз</text:p>
          </table:table-cell>
          <table:table-cell office:value-type="string">
            <text:p>Биогаз - смесь газов растительного и животного происхождения, которые образуются при разложении органических отходов, например, на свалках. Биогаз может быть получен в специальных установках и использован в качестве топлива.</text:p>
          </table:table-cell>
          <table:table-cell table:number-columns-repeated="1022"/>
        </table:table-row>
        <table:table-row table:style-name="ro1">
          <table:table-cell office:value-type="string">
            <text:p>Битумы</text:p>
          </table:table-cell>
          <table:table-cell office:value-type="string">
            <text:p>Природные или искусственные твердые или жидкие водорастворимые органические вещества, состоящие из смеси высокомолекулярных углеводородов и их производных, содержащих кислород, серу, азот и комплексные соединения металлов. Применяются в дорожном и жилищном строительстве, лакокрасочной и химической промышленности.</text:p>
          </table:table-cell>
          <table:table-cell table:number-columns-repeated="1022"/>
        </table:table-row>
        <table:table-row table:style-name="ro1">
          <table:table-cell office:value-type="string">
            <text:p>Бойлер</text:p>
          </table:table-cell>
          <table:table-cell office:value-type="string">
            <text:p>Устройство для получения горячей воды с помощью пара, проходящего по трубам, расположенным внутри резервуара.</text:p>
          </table:table-cell>
          <table:table-cell table:number-columns-repeated="1022"/>
        </table:table-row>
        <table:table-row table:style-name="ro1">
          <table:table-cell office:value-type="string">
            <text:p>Бордюр</text:p>
          </table:table-cell>
          <table:table-cell office:value-type="string">
            <text:p>Бордюр – в дорожном строительстве - бортовые камни, отделяющие проезжую часть дороги от обочин, тротуаров и т.п.; В ландшафтном дизайне - окаймляющая посадка низких растений по контуру клумбы, вдоль дорожки, газона.</text:p>
          </table:table-cell>
          <table:table-cell table:number-columns-repeated="1022"/>
        </table:table-row>
        <table:table-row table:style-name="ro1">
          <table:table-cell office:value-type="string">
            <text:p>Бревно</text:p>
          </table:table-cell>
          <table:table-cell office:value-type="string">
            <text:p>Часть ствола дерева заданной длины, полученная его поперечным делением.</text:p>
          </table:table-cell>
          <table:table-cell table:number-columns-repeated="1022"/>
        </table:table-row>
        <table:table-row table:style-name="ro1">
          <table:table-cell office:value-type="string">
            <text:p>Бризол</text:p>
          </table:table-cell>
          <table:table-cell office:value-type="string">
            <text:p>Модифицированный безосновный рулонный материал, предназначенный для антикоррозийной защиты и гидроизоляции подземных стальных трубопроводов и гидроизоляции подземных сооружений. Применяется при температуре окружающего воздуха не ниже минус 20 град. C.</text:p>
          </table:table-cell>
          <table:table-cell table:number-columns-repeated="1022"/>
        </table:table-row>
        <table:table-row table:style-name="ro1">
          <table:table-cell office:value-type="string">
            <text:p>Бункер</text:p>
          </table:table-cell>
          <table:table-cell office:value-type="string">
            <text:p>Емкость для хранения и перегрузки сыпучих материалов, выполненная из железобетона, стали или древесины.</text:p>
          </table:table-cell>
          <table:table-cell table:number-columns-repeated="1022"/>
        </table:table-row>
        <table:table-row table:style-name="ro1">
          <table:table-cell office:value-type="string">
            <text:p>Вальма</text:p>
          </table:table-cell>
          <table:table-cell office:value-type="string">
            <text:p>Скат шатровой крыши, имеющий треугольную форму и расположенный с торцовой стороны здания.</text:p>
          </table:table-cell>
          <table:table-cell table:number-columns-repeated="1022"/>
        </table:table-row>
        <table:table-row table:style-name="ro1">
          <table:table-cell office:value-type="string">
            <text:p>Вальцы</text:p>
          </table:table-cell>
          <table:table-cell office:value-type="string">
            <text:p>Рабочие органы различных машин (дробильных, мукомольных, штамповальных, деревообрабатывающих и т. д.), выполненные в виде гладких или рифленых валков, цилиндров или конусов и служащих для подачи обрабатываемого материала. (</text:p>
          </table:table-cell>
          <table:table-cell table:number-columns-repeated="1022"/>
        </table:table-row>
        <table:table-row table:style-name="ro1">
          <table:table-cell office:value-type="string">
            <text:p>Виадук</text:p>
          </table:table-cell>
          <table:table-cell office:value-type="string">
            <text:p>Сооружение мостового типа, предназначенное для преодоления неводных преград – ущелий, оврагов, дорог, железнодорожных путей и т. п.</text:p>
          </table:table-cell>
          <table:table-cell table:number-columns-repeated="1022"/>
        </table:table-row>
        <table:table-row table:style-name="ro1">
          <table:table-cell office:value-type="string">
            <text:p>Витраж</text:p>
          </table:table-cell>
          <table:table-cell office:value-type="string">
            <text:p>Витраж - вставленная в оконный или дверной проем, либо в самостоятельную раму декоративная композиция, выполненная из кусков (в большинстве случаев разноцветного) стекла. В современной архитектуре витраж – обширное остекление фасада крупноразмерными стеклами, закрепленными в металлических рамах.</text:p>
          </table:table-cell>
          <table:table-cell table:number-columns-repeated="1022"/>
        </table:table-row>
        <table:table-row table:style-name="ro1">
          <table:table-cell office:value-type="string">
            <text:p>Втулка</text:p>
          </table:table-cell>
          <table:table-cell office:value-type="string">
            <text:p>Деталь машины, механизма или прибора, имеющая осевое отверстие, в которое входит другая деталь. В зависимости от формы различают цилиндрические и конические втулки; в зависимости от назначения – подшипниковые (изготовленные из антифрикционных материалов детали неразъемного подшипника скольжения, в отверстии которой вращается цапфа вала или оси), закрепительные (предназначены для закрепления внутренних колец подшипников качения и других деталей на цилиндрических участках валов и осей), переходные (служат для установки инструмента с коническим хвостовиком в шпиндель станка, имеющего отверстие большего размера, чем хвостовик инструмента) и проч.</text:p>
          </table:table-cell>
          <table:table-cell table:number-columns-repeated="1022"/>
        </table:table-row>
        <table:table-row table:style-name="ro1">
          <table:table-cell office:value-type="string">
            <text:p>Габбро</text:p>
          </table:table-cell>
          <table:table-cell office:value-type="string">
            <text:p>Габбро - высокопрочный стойкий к выветриванию строительный материал – магматическая горная порода черного или темно-зеленого цвета (встречается пятнистая окраска). Габбро в виде полированных плит используется для облицовки фасадов зданий.</text:p>
          </table:table-cell>
          <table:table-cell table:number-columns-repeated="1022"/>
        </table:table-row>
        <table:table-row table:style-name="ro1">
          <table:table-cell office:value-type="string">
            <text:p>Гравий</text:p>
          </table:table-cell>
          <table:table-cell office:value-type="string">
            <text:p>Природный или искусственный материал, представляющий собой окатанные зерна размером 5–70 мм и гладкую поверхность.</text:p>
          </table:table-cell>
          <table:table-cell table:number-columns-repeated="1022"/>
        </table:table-row>
        <table:table-row table:style-name="ro1">
          <table:table-cell office:value-type="string">
            <text:p>Гранит</text:p>
          </table:table-cell>
          <table:table-cell office:value-type="string">
            <text:p>Гранит - полнокристаллическая равномернозернистая или порфировидная горная порода, состоящая из кварца, полевого шпата и темноцветных минералов. Гранит обладает высокой твердостью. Используется гранит в качестве декоративного облицовочного материала, как заполнитель для бетонов, в виде кислотоупорной облицовки.</text:p>
          </table:table-cell>
          <table:table-cell table:number-columns-repeated="1022"/>
        </table:table-row>
        <table:table-row table:style-name="ro1">
          <table:table-cell office:value-type="string">
            <text:p>Грохот</text:p>
          </table:table-cell>
          <table:table-cell office:value-type="string">
            <text:p>Один из основных видов технологического оборудования дробильно-сортировочных заводов и обогатительных фабрик, служащий для механической сортировки сыпучих материалов по крупности частиц (кусков). Помимо разделения материалов на фракции, может использоваться для обезвоживания материалов. Грохоты подразделяются на неподвижные (состоящие из рабочего органа неподвижной просеивающей поверхности и установки для ее крепления – колосниковые, дуговые, конические) и подвижные, состояшие из одной или нескольких просеивающих поверхностей (сит), устройств для их установки и механизма, приводящего сита в движение. Среди подвижных различают барабанные, качающиеся, вибрационные и полувибрационные грохоты.</text:p>
          </table:table-cell>
          <table:table-cell table:number-columns-repeated="1022"/>
        </table:table-row>
        <table:table-row table:style-name="ro1">
          <table:table-cell office:value-type="string">
            <text:p>Двойня</text:p>
          </table:table-cell>
          <table:table-cell office:value-type="string">
            <text:p>Деревянная постройка, объединяющая в одну группу два (три) сруба с самостоятельными несимметричными двускатными крышами.</text:p>
          </table:table-cell>
          <table:table-cell table:number-columns-repeated="1022"/>
        </table:table-row>
        <table:table-row table:style-name="ro1">
          <table:table-cell office:value-type="string">
            <text:p>Деталь</text:p>
          </table:table-cell>
          <table:table-cell office:value-type="string">
            <text:p>Изделие, изготовленное из однородного по наименованию и марке материала, без применения сборочных операций. Эти же изделия, подвергнутые покрытиям (защитным или декоративным), независимо от вида, толщины и назначения покрытия, или изготовленные с применением местной сварки, пайки, склейки, сшивки и т. п.</text:p>
          </table:table-cell>
          <table:table-cell table:number-columns-repeated="1022"/>
        </table:table-row>
        <table:table-row table:style-name="ro1">
          <table:table-cell office:value-type="string">
            <text:p>Диабаз</text:p>
          </table:table-cell>
          <table:table-cell office:value-type="string">
            <text:p>Диабаз - полнокристаллическая мелкозернистая вулканическая горная порода черного цвета. Диабаз обладает высокой твердостью и прочностью на сжатие. Применяется диабаз для мощения улиц и при производстве литых каменных изделий.</text:p>
          </table:table-cell>
          <table:table-cell table:number-columns-repeated="1022"/>
        </table:table-row>
        <table:table-row table:style-name="ro1">
          <table:table-cell office:value-type="string">
            <text:p>Диммер</text:p>
          </table:table-cell>
          <table:table-cell office:value-type="string">
            <text:p>Диммер – устройство для плавного регулирования силы света лампы.</text:p>
          </table:table-cell>
          <table:table-cell table:number-columns-repeated="1022"/>
        </table:table-row>
        <table:table-row table:style-name="ro1">
          <table:table-cell office:value-type="string">
            <text:p>Дранка</text:p>
          </table:table-cell>
          <table:table-cell office:value-type="string">
            <text:p>Дранка - деревянная щепа, применявшаяся для кровли крыш. В некоторой степени дранка - предшественница черепицы.</text:p>
          </table:table-cell>
          <table:table-cell table:number-columns-repeated="1022"/>
        </table:table-row>
        <table:table-row table:style-name="ro1">
          <table:table-cell office:value-type="string">
            <text:p>Дренаж</text:p>
          </table:table-cell>
          <table:table-cell office:value-type="string">
            <text:p>Система траншей, борозд, труб (дрен), колодцев, предназначенных для сбора избыточной грунтовой влаги с осваевоемой территории.</text:p>
          </table:table-cell>
          <table:table-cell table:number-columns-repeated="1022"/>
        </table:table-row>
        <table:table-row table:style-name="ro1">
          <table:table-cell office:value-type="string">
            <text:p>Дымник</text:p>
          </table:table-cell>
          <table:table-cell office:value-type="string">
            <text:p>Дымник - верхняя надкровельная часть печной дымовой трубы.</text:p>
          </table:table-cell>
          <table:table-cell table:number-columns-repeated="1022"/>
        </table:table-row>
        <table:table-row table:style-name="ro1">
          <table:table-cell office:value-type="string">
            <text:p>Дюбель</text:p>
          </table:table-cell>
          <table:table-cell office:value-type="string">
            <text:p>Дюбель - крепежное изделие. Предназначен дюбель для закрепления в твердых сплошных стеновых или потолочных материалах. Принцип крепления дюбеля: трение, возникающее за счет распора дюбеля при установке в него шурупа или винта, создающее удерживающую силу.</text:p>
          </table:table-cell>
          <table:table-cell table:number-columns-repeated="1022"/>
        </table:table-row>
        <table:table-row table:style-name="ro1">
          <table:table-cell office:value-type="string">
            <text:p>Ендова</text:p>
          </table:table-cell>
          <table:table-cell office:value-type="string">
            <text:p>Желоб, сочленение двух скатов крыши, образующее входящий угол.</text:p>
          </table:table-cell>
          <table:table-cell table:number-columns-repeated="1022"/>
        </table:table-row>
        <table:table-row table:style-name="ro1">
          <table:table-cell office:value-type="string">
            <text:p>Жалюзи</text:p>
          </table:table-cell>
          <table:table-cell office:value-type="string">
            <text:p>Светозащитные шторы, состоящие из горизонтальных или вертикальных непрозрачных пластиковых или металлических пластин, вращающихся на оси.</text:p>
          </table:table-cell>
          <table:table-cell table:number-columns-repeated="1022"/>
        </table:table-row>
        <table:table-row table:style-name="ro1">
          <table:table-cell office:value-type="string">
            <text:p>Жиклёр</text:p>
          </table:table-cell>
          <table:table-cell office:value-type="string">
            <text:p>Жиклёр – калиброванное отверстие для дозирования подачи жидкого топлива или воздуха.</text:p>
          </table:table-cell>
          <table:table-cell table:number-columns-repeated="1022"/>
        </table:table-row>
        <table:table-row table:style-name="ro1">
          <table:table-cell office:value-type="string">
            <text:p>Заплот</text:p>
          </table:table-cell>
          <table:table-cell office:value-type="string">
            <text:p>Забор, представляющий собой сплошную деревянную ограду из бревен или теса.</text:p>
          </table:table-cell>
          <table:table-cell table:number-columns-repeated="1022"/>
        </table:table-row>
        <table:table-row table:style-name="ro1">
          <table:table-cell office:value-type="string">
            <text:p>Заступ</text:p>
          </table:table-cell>
          <table:table-cell office:value-type="string">
            <text:p>Большая металлическая лопата для земляных работ. Состоит из железной лопасти и рукоятки. На верхнем конце ручки имеется костыль. Форма лопасти может быть прямоугольной со скошенными или закругленными краями, трапецоидальной и трехугольной</text:p>
          </table:table-cell>
          <table:table-cell table:number-columns-repeated="1022"/>
        </table:table-row>
        <table:table-row table:style-name="ro1">
          <table:table-cell office:value-type="string">
            <text:p>Импост</text:p>
          </table:table-cell>
          <table:table-cell office:value-type="string">
            <text:p>Завершающая часть колонны или стены, имеющая вид полочки или фигурного карниза, являющаяся опорой для вышерасположенной арки. Перемычка над оконным или дверным проемом того же назначения.</text:p>
          </table:table-cell>
          <table:table-cell table:number-columns-repeated="1022"/>
        </table:table-row>
        <table:table-row table:style-name="ro1">
          <table:table-cell office:value-type="string">
            <text:p>Инцерт</text:p>
          </table:table-cell>
          <table:table-cell office:value-type="string">
            <text:p>Облицовка бетонных поверхностей природными или искусственными камнями неправильной формы.</text:p>
          </table:table-cell>
          <table:table-cell table:number-columns-repeated="1022"/>
        </table:table-row>
        <table:table-row table:style-name="ro1">
          <table:table-cell office:value-type="string">
            <text:p>Калибр</text:p>
          </table:table-cell>
          <table:table-cell office:value-type="string">
            <text:p>Измерительный прибор – средство комплексного контроля, используемый при приемке готовых деталей и предназначенный для проверки размеров и формы изделий или взаимного расположения их частей. С его помощью определяют, находятся ли в допускаемых пределах размеры деталей или сборочных единиц, например, сопрягаемых винтовых поверхностей (болт и гайка) на длине свинчивания. Различают: регулируемые, нерегулируемые, непроходные, рабочие, приемные и другие калибры.</text:p>
          </table:table-cell>
          <table:table-cell table:number-columns-repeated="1022"/>
        </table:table-row>
        <table:table-row table:style-name="ro1">
          <table:table-cell office:value-type="string">
            <text:p>Каптаж</text:p>
          </table:table-cell>
          <table:table-cell office:value-type="string">
            <text:p>Колодец или приемная камера для сбора подземных родниковых вод в местах их выхода на поверхность.</text:p>
          </table:table-cell>
          <table:table-cell table:number-columns-repeated="1022"/>
        </table:table-row>
        <table:table-row table:style-name="ro1">
          <table:table-cell office:value-type="string">
            <text:p>Карниз</text:p>
          </table:table-cell>
          <table:table-cell office:value-type="string">
            <text:p>Карниз – горизонтальный выступ на стене, поддерживающий крышу здания и защищающий стену от стекающей воды.</text:p>
          </table:table-cell>
          <table:table-cell table:number-columns-repeated="1022"/>
        </table:table-row>
        <table:table-row table:style-name="ro1">
          <table:table-cell office:value-type="string">
            <text:p>Картуш</text:p>
          </table:table-cell>
          <table:table-cell office:value-type="string">
            <text:p>Картуш – украшение в виде щита или не до конца развернутого свитка, на котором помещается герб, эмблема или надпись.</text:p>
          </table:table-cell>
          <table:table-cell table:number-columns-repeated="1022"/>
        </table:table-row>
        <table:table-row table:style-name="ro1">
          <table:table-cell office:value-type="string">
            <text:p>Карьер</text:p>
          </table:table-cell>
          <table:table-cell office:value-type="string">
            <text:p>Место добычи полезных ископаемых открытым способом.</text:p>
          </table:table-cell>
          <table:table-cell table:number-columns-repeated="1022"/>
        </table:table-row>
        <table:table-row table:style-name="ro1">
          <table:table-cell office:value-type="string">
            <text:p>Кафель</text:p>
          </table:table-cell>
          <table:table-cell office:value-type="string">
            <text:p>Кафель - облицовочная керамическая плитка.</text:p>
          </table:table-cell>
          <table:table-cell table:number-columns-repeated="1022"/>
        </table:table-row>
        <table:table-row table:style-name="ro1">
          <table:table-cell office:value-type="string">
            <text:p>Кельма</text:p>
          </table:table-cell>
          <table:table-cell office:value-type="string">
            <text:p>Инструмент для выполнения каменных работ. Стальная лопатка с деревянной ручкой. Существует несколько типов кельм. КБ (кельма для бетонных и каменных работ)– применяется для разравнивания раствора и бетонной смеси, заполнения вертикальных швов и подрезки раствора, выступающего из швов. КП (кельма для печных и каменных работ)– применяется для разравнивания раствора, заполнения вертикальных швов и подрезки раствора, выступающего из швов; для разравнивания раствора при кладке вентиляционных и дымовых каналов. КШ (кельма для штукатурных работ)– применяется для набрасывания и разравнивания раствора. КО (кельма для отделочных работ)– применяется для набрасывания, разравнивания раствора и выполнения других операций при производстве отделочных работ.</text:p>
          </table:table-cell>
          <table:table-cell table:number-columns-repeated="1022"/>
        </table:table-row>
        <table:table-row table:style-name="ro1">
          <table:table-cell office:value-type="string">
            <text:p>Кемпас</text:p>
          </table:table-cell>
          <table:table-cell office:value-type="string">
            <text:p>Твердолиственная порода деревьев, произрастающих в Юго-Восточной Азии. Красная с золотистыми, желтыми и оранжевыми оттенками древесина имеет ровную текстуру со светлыми прожилками. Отличается твердостью, плотностью, влагоустойчивостью.</text:p>
          </table:table-cell>
          <table:table-cell table:number-columns-repeated="1022"/>
        </table:table-row>
        <table:table-row table:style-name="ro1">
          <table:table-cell office:value-type="string">
            <text:p>Кирпич</text:p>
          </table:table-cell>
          <table:table-cell office:value-type="string">
            <text:p>Каменный штучный пустотелый или полнотелый строительный материал правильной формы, изготавливаемый из глинистого сырья путем обжига. Подразделяется на марки по прочности (от 75 до 300) и морозостойкости (от 15 до 50). По теплотехническим свойствам и плотности выделяют эффективный (1450 кг/м куб.), условно эффективный (1450–1600) и обыкновенный кирпич (свыше 1600).</text:p>
          </table:table-cell>
          <table:table-cell table:number-columns-repeated="1022"/>
        </table:table-row>
        <table:table-row table:style-name="ro1">
          <table:table-cell office:value-type="string">
            <text:p>Киянка</text:p>
          </table:table-cell>
          <table:table-cell office:value-type="string">
            <text:p>Столярный инструмент, молоток из дерева твердых пород. Используется для работы с долотами и стамесками, что предохраняет рукоятки режущих инструментов от повреждений.</text:p>
          </table:table-cell>
          <table:table-cell table:number-columns-repeated="1022"/>
        </table:table-row>
        <table:table-row table:style-name="ro1">
          <table:table-cell office:value-type="string">
            <text:p>Кладка</text:p>
          </table:table-cell>
          <table:table-cell office:value-type="string">
            <text:p>Кладка, состоящая из уложенных в определенном порядке (с перевязкой) камней или кирпичей. Основная цель перевязки – придание конструкции монолитности путем укладки камней каждого верхнего ряда таким образом, чтобы вертикальные швы между ними не совпадали с вертикальными швами между камнями нижнего ряда. Существует несколько систем перевязки: многорядная (римская); двухрядная (цепная); крестовая; готическая (польская) и голландская.</text:p>
          </table:table-cell>
          <table:table-cell table:number-columns-repeated="1022"/>
        </table:table-row>
        <table:table-row table:style-name="ro1">
          <table:table-cell office:value-type="string">
            <text:p>Кокора</text:p>
          </table:table-cell>
          <table:table-cell office:value-type="string">
            <text:p>Кокора - в деревянном зодчестве ствол, как правило – ели, с одним ответвленным корнем, образующим крюк. Кокора использовалась в качестве стропила при устройстве безгвоздевых кровель.</text:p>
          </table:table-cell>
          <table:table-cell table:number-columns-repeated="1022"/>
        </table:table-row>
        <table:table-row table:style-name="ro1">
          <table:table-cell office:value-type="string">
            <text:p>Комель</text:p>
          </table:table-cell>
          <table:table-cell office:value-type="string">
            <text:p>Нижняя, толстая часть бревна. Бревно, заготовленное из нижней части ствола называется комлевым бревном.</text:p>
          </table:table-cell>
          <table:table-cell table:number-columns-repeated="1022"/>
        </table:table-row>
        <table:table-row table:style-name="ro1">
          <table:table-cell office:value-type="string">
            <text:p>Косоур</text:p>
          </table:table-cell>
          <table:table-cell office:value-type="string">
            <text:p>Косоур - наклонная несущая балка, на которую опираются ступени лестничного марша. В промышленном домостроении сборный лестничный марш изготавливается из железобетона полностью (и косоуры, и ступени) и также называется косоур.</text:p>
          </table:table-cell>
          <table:table-cell table:number-columns-repeated="1022"/>
        </table:table-row>
        <table:table-row table:style-name="ro1">
          <table:table-cell office:value-type="string">
            <text:p>Кошель</text:p>
          </table:table-cell>
          <table:table-cell office:value-type="string">
            <text:p>Кошель - распространенный в северных территориях России тип крестьянского дома. Кошель подразумевает параллельное расположение жилой и хозяйственной зон, находящихся под одной несимметричной крышей.</text:p>
          </table:table-cell>
          <table:table-cell table:number-columns-repeated="1022"/>
        </table:table-row>
        <table:table-row table:style-name="ro1">
          <table:table-cell office:value-type="string">
            <text:p>Кренты</text:p>
          </table:table-cell>
          <table:table-cell office:value-type="string">
            <text:p>Добавки, вводимые в состав цемента при помоле для улучшения его свойств.</text:p>
          </table:table-cell>
          <table:table-cell table:number-columns-repeated="1022"/>
        </table:table-row>
        <table:table-row table:style-name="ro1">
          <table:table-cell office:value-type="string">
            <text:p>Кровля</text:p>
          </table:table-cell>
          <table:table-cell office:value-type="string">
            <text:p>Верхняя часть крыши, состоящая из деревянной обрешетки и наружного покрытия. В качестве покрытия применяются самые разнообразные материалы: от дранки и черепицы до современных пластиковых материалов.</text:p>
          </table:table-cell>
          <table:table-cell table:number-columns-repeated="1022"/>
        </table:table-row>
        <table:table-row table:style-name="ro1">
          <table:table-cell office:value-type="string">
            <text:p>Лоджия</text:p>
          </table:table-cell>
          <table:table-cell office:value-type="string">
            <text:p>Лоджия – часть здания, открытая с одной или нескольких сторон (балкон или вход, углубленные в стену).</text:p>
          </table:table-cell>
          <table:table-cell table:number-columns-repeated="1022"/>
        </table:table-row>
        <table:table-row table:style-name="ro1">
          <table:table-cell office:value-type="string">
            <text:p>Люверс</text:p>
          </table:table-cell>
          <table:table-cell office:value-type="string">
            <text:p>Люверс – круглое отверстие в парусе, парусиновом тенте, чехле, шторе и т.п., служащее для пропуска снастей. Для предохранения от разрыва люверс обметывается ниткой.</text:p>
          </table:table-cell>
          <table:table-cell table:number-columns-repeated="1022"/>
        </table:table-row>
        <table:table-row table:style-name="ro1">
          <table:table-cell office:value-type="string">
            <text:p>Люлька</text:p>
          </table:table-cell>
          <table:table-cell office:value-type="string">
            <text:p>Площадка, имеющая ограждение, предназначенная для размещения людей с инструментом и материалами.</text:p>
          </table:table-cell>
          <table:table-cell table:number-columns-repeated="1022"/>
        </table:table-row>
        <table:table-row table:style-name="ro1">
          <table:table-cell office:value-type="string">
            <text:p>Матица</text:p>
          </table:table-cell>
          <table:table-cell office:value-type="string">
            <text:p>В деревяных постройках матица - главная несущая балка, поддерживающая потолочный настил.</text:p>
          </table:table-cell>
          <table:table-cell table:number-columns-repeated="1022"/>
        </table:table-row>
        <table:table-row table:style-name="ro1">
          <table:table-cell office:value-type="string">
            <text:p>Метизы</text:p>
          </table:table-cell>
          <table:table-cell office:value-type="string">
            <text:p>Изделия различного назначения, изготовленные из стальной проволоки, катанки или ленты (сварочные электроды, сетки, тяжи, крепежные изделия).</text:p>
          </table:table-cell>
          <table:table-cell table:number-columns-repeated="1022"/>
        </table:table-row>
        <table:table-row table:style-name="ro1">
          <table:table-cell office:value-type="string">
            <text:p>Метчик</text:p>
          </table:table-cell>
          <table:table-cell office:value-type="string">
            <text:p>Инструмент для нарезания внутренней резьбы в предварительно просверленных отверстиях. Представляет собой закаленный винт с прорезанными вдоль стержня канавками, образующими режущие кромки. По назначению метчики подразделяются на ручные, машинно-ручные и машинные; по профилю нарезаемой резьбы – на метчики для метрической, дюймовой и трубной резьб; по конструкции – на цельные, сборные и специальные.</text:p>
          </table:table-cell>
          <table:table-cell table:number-columns-repeated="1022"/>
        </table:table-row>
        <table:table-row table:style-name="ro1">
          <table:table-cell office:value-type="string">
            <text:p>Модерн</text:p>
          </table:table-cell>
          <table:table-cell office:value-type="string">
            <text:p>Модерн - архитектурный стиль конца XIX – начала XX вв. Стиль модерн появился благодаря применению новых технико-конструктивных средств. Модерн характерен свободной планировкой, что создает подчеркнуто индивидуальный облик зданий.</text:p>
          </table:table-cell>
          <table:table-cell table:number-columns-repeated="1022"/>
        </table:table-row>
        <table:table-row table:style-name="ro1">
          <table:table-cell office:value-type="string">
            <text:p>Мрамор</text:p>
          </table:table-cell>
          <table:table-cell office:value-type="string">
            <text:p>Мрамор - карбонатная горная порода, образующаяся при перекристаллизации известняков. Мрамор хорошо полируется. Применяется мрамор в качестве облицовочного строительного материала.</text:p>
          </table:table-cell>
          <table:table-cell table:number-columns-repeated="1022"/>
        </table:table-row>
        <table:table-row table:style-name="ro1">
          <table:table-cell office:value-type="string">
            <text:p>Нихром</text:p>
          </table:table-cell>
          <table:table-cell office:value-type="string">
            <text:p>Общее название группы жаростойких сплавов никеля (65—80%%) с хромом (кроме того в состав нихрома могут входить кремний, аллюминий, микродобавки редкоземельных металлов). Впервые получен в начале XX столетия. Благодаря сочетанию высоких жаростойкости и электрического сопротивления применяется для изготовления нагревательных элементов электрических печей и бытовых приборов; а также деталей, работающих при высоких температурах.</text:p>
          </table:table-cell>
          <table:table-cell table:number-columns-repeated="1022"/>
        </table:table-row>
        <table:table-row table:style-name="ro1">
          <table:table-cell office:value-type="string">
            <text:p>Пандус</text:p>
          </table:table-cell>
          <table:table-cell office:value-type="string">
            <text:p>Пандус - пологий (около 15 градусов) подъем для въезда на верхнюю площадку крыльца. В современном строительстве пандус устраивается в многоэтажных гаражах, подземных переходах и т. п.</text:p>
          </table:table-cell>
          <table:table-cell table:number-columns-repeated="1022"/>
        </table:table-row>
        <table:table-row table:style-name="ro1">
          <table:table-cell office:value-type="string">
            <text:p>Панель</text:p>
          </table:table-cell>
          <table:table-cell office:value-type="string">
            <text:p>Панель - отделка нижней части стены помещения, отличная от отделки всей стены. Панель может быть деревянной, мраморной, пластиковой.</text:p>
          </table:table-cell>
          <table:table-cell table:number-columns-repeated="1022"/>
        </table:table-row>
        <table:table-row table:style-name="ro1">
          <table:table-cell office:value-type="string">
            <text:p>Паркет</text:p>
          </table:table-cell>
          <table:table-cell office:value-type="string">
            <text:p>Материал в виде тонких строганных планок (клепок) из твердых пород древесины, служащий для покрытия полов. Различают штучный паркет, щитовой и наборный.</text:p>
          </table:table-cell>
          <table:table-cell table:number-columns-repeated="1022"/>
        </table:table-row>
        <table:table-row table:style-name="ro1">
          <table:table-cell office:value-type="string">
            <text:p>Партер</text:p>
          </table:table-cell>
          <table:table-cell office:value-type="string">
            <text:p>В ландшафтной архитектуре – открытая часть парка, расположенная на плоской местности. </text:p>
          </table:table-cell>
          <table:table-cell table:number-columns-repeated="1022"/>
        </table:table-row>
        <table:table-row table:style-name="ro1">
          <table:table-cell office:value-type="string">
            <text:p>Паруса</text:p>
          </table:table-cell>
          <table:table-cell office:value-type="string">
            <text:p>Паруса - треугольные сферические элементы купольной конструкции. С помощью паруса возводится купол над четырехугольным в плане помещением.</text:p>
          </table:table-cell>
          <table:table-cell table:number-columns-repeated="1022"/>
        </table:table-row>
        <table:table-row table:style-name="ro1">
          <table:table-cell office:value-type="string">
            <text:p>Перила</text:p>
          </table:table-cell>
          <table:table-cell office:value-type="string">
            <text:p>Перила - ограждения различной конфигурации. Перилами ограждают лестницы, балконы, терассы, набережные, мосты. Как правило перила имеют высоту около одного метра.</text:p>
          </table:table-cell>
          <table:table-cell table:number-columns-repeated="1022"/>
        </table:table-row>
        <table:table-row table:style-name="ro1">
          <table:table-cell office:value-type="string">
            <text:p>Плафон</text:p>
          </table:table-cell>
          <table:table-cell office:value-type="string">
            <text:p>Плафон - украшенный живописным или лепным изображением потолок.</text:p>
          </table:table-cell>
          <table:table-cell table:number-columns-repeated="1022"/>
        </table:table-row>
        <table:table-row table:style-name="ro1">
          <table:table-cell office:value-type="string">
            <text:p>Плашка</text:p>
          </table:table-cell>
          <table:table-cell office:value-type="string">
            <text:p>Резьбонарезной инструмент для нарезания наружной резьбы вручную или на металлорежущем станке (как правило, за один проход). В процессе резания плашка и заготовка одновременно совершают вращение вокруг продольной оси резьбы и равную шагу резьбы продольную подачу. Плашки изготавливаются из инструментальной и быстрорежущей сталей. В зависимости от наружной формы различают круглые, квадратные, шестигранные, трубчатые и иные плашки.</text:p>
          </table:table-cell>
          <table:table-cell table:number-columns-repeated="1022"/>
        </table:table-row>
        <table:table-row table:style-name="ro1">
          <table:table-cell office:value-type="string">
            <text:p>Плитка</text:p>
          </table:table-cell>
          <table:table-cell office:value-type="string">
            <text:p>Плитка глазурованная (эмалированнная). Плитка, имеющая поверхность покрытую слоем цветного стекла, придающего ей важные эстетические характеристики (цвет, блеск, рисунок, оттенки и т.д.), а также технические свойства (твердость, непроницаемость и т.д.).</text:p>
          </table:table-cell>
          <table:table-cell table:number-columns-repeated="1022"/>
        </table:table-row>
        <table:table-row table:style-name="ro1">
          <table:table-cell office:value-type="string">
            <text:p>Плывун</text:p>
          </table:table-cell>
          <table:table-cell office:value-type="string">
            <text:p>Плывун - насыщенный водой рыхлый грунт. В результате давления вышележащих толщ и других механических воздействий плывун переходит в текучее состояние.</text:p>
          </table:table-cell>
          <table:table-cell table:number-columns-repeated="1022"/>
        </table:table-row>
        <table:table-row table:style-name="ro1">
          <table:table-cell office:value-type="string">
            <text:p>Подкос</text:p>
          </table:table-cell>
          <table:table-cell office:value-type="string">
            <text:p>Подкос - работающий на сжатие наклонный брус в строительных конструкциях. Подкос поддерживает горизонтальные элеменеты конструкции (балки, перекрыртия). Подкос опирается на вертикальные элементы (стойки, колонны).</text:p>
          </table:table-cell>
          <table:table-cell table:number-columns-repeated="1022"/>
        </table:table-row>
        <table:table-row table:style-name="ro1">
          <table:table-cell office:value-type="string">
            <text:p>Полица</text:p>
          </table:table-cell>
          <table:table-cell office:value-type="string">
            <text:p>Полица - пологая нижняя часть шатровой или двускатной кровли. Полица предназначена для отвода дождевой воды.</text:p>
          </table:table-cell>
          <table:table-cell table:number-columns-repeated="1022"/>
        </table:table-row>
        <table:table-row table:style-name="ro1">
          <table:table-cell office:value-type="string">
            <text:p>Портал</text:p>
          </table:table-cell>
          <table:table-cell office:value-type="string">
            <text:p>Архитектурно оформленный и богато украшенный резьбой и т. п. дверной проем монументального здания.</text:p>
          </table:table-cell>
          <table:table-cell table:number-columns-repeated="1022"/>
        </table:table-row>
        <table:table-row table:style-name="ro1">
          <table:table-cell office:value-type="string">
            <text:p>Портик</text:p>
          </table:table-cell>
          <table:table-cell office:value-type="string">
            <text:p>Портик - образованная несущими колоннами галерея. Портик распологается перед входом в здание.</text:p>
          </table:table-cell>
          <table:table-cell table:number-columns-repeated="1022"/>
        </table:table-row>
        <table:table-row table:style-name="ro1">
          <table:table-cell office:value-type="string">
            <text:p>Порфир</text:p>
          </table:table-cell>
          <table:table-cell office:value-type="string">
            <text:p>Порфир - мелкокристаллическая изверженная горная порода с крупными включениями. По химическому составу порфир близок к граниту.</text:p>
          </table:table-cell>
          <table:table-cell table:number-columns-repeated="1022"/>
        </table:table-row>
        <table:table-row table:style-name="ro1">
          <table:table-cell office:value-type="string">
            <text:p>Прируб</text:p>
          </table:table-cell>
          <table:table-cell office:value-type="string">
            <text:p>Прируб - органически включенная в общую композицию второстепенная и более низкая часть срубного здания.</text:p>
          </table:table-cell>
          <table:table-cell table:number-columns-repeated="1022"/>
        </table:table-row>
        <table:table-row table:style-name="ro1">
          <table:table-cell office:value-type="string">
            <text:p>Прогон</text:p>
          </table:table-cell>
          <table:table-cell office:value-type="string">
            <text:p>Прогон - балка в системе несущих конструкций здания. Прогон опирается непосредственно на опорные части сооружения – стены, колонны, пилоны.</text:p>
          </table:table-cell>
          <table:table-cell table:number-columns-repeated="1022"/>
        </table:table-row>
        <table:table-row table:style-name="ro1">
          <table:table-cell office:value-type="string">
            <text:p>Продух</text:p>
          </table:table-cell>
          <table:table-cell office:value-type="string">
            <text:p>Продух - небольшое отверстие в цоколях, стенах, перекрытиях здания. Продухи предназначены для естественной вентиляции замкнутых пространств сооружения.</text:p>
          </table:table-cell>
          <table:table-cell table:number-columns-repeated="1022"/>
        </table:table-row>
        <table:table-row table:style-name="ro1">
          <table:table-cell office:value-type="string">
            <text:p>Пролет</text:p>
          </table:table-cell>
          <table:table-cell office:value-type="string">
            <text:p>Пролет - расстояние между смежными опорами, перекрываемое балкой, плитой, аркой и пр. Расчетный пролет – расстояние между осями опор. Пролет в свету – расстояние между внутренними гранями опор.</text:p>
          </table:table-cell>
          <table:table-cell table:number-columns-repeated="1022"/>
        </table:table-row>
        <table:table-row table:style-name="ro1">
          <table:table-cell office:value-type="string">
            <text:p>Прясло</text:p>
          </table:table-cell>
          <table:table-cell office:value-type="string">
            <text:p>В русском оборонительном строительстве часть крепостной стены между двумя башнями.</text:p>
          </table:table-cell>
          <table:table-cell table:number-columns-repeated="1022"/>
        </table:table-row>
        <table:table-row table:style-name="ro1">
          <table:table-cell office:value-type="string">
            <text:p>Ракурс</text:p>
          </table:table-cell>
          <table:table-cell office:value-type="string">
            <text:p>Перспективное сокращение архитектурных форм, изображенных фигур и предметов.</text:p>
          </table:table-cell>
          <table:table-cell table:number-columns-repeated="1022"/>
        </table:table-row>
        <table:table-row table:style-name="ro1">
          <table:table-cell office:value-type="string">
            <text:p>Раскос</text:p>
          </table:table-cell>
          <table:table-cell office:value-type="string">
            <text:p>Раскос - строительный элемент, соединяющий два узла каркаса, фермы и т. п. Раскос располагается по диагонали замкнутого контура и обеспечивает жесткость конструкции.</text:p>
          </table:table-cell>
          <table:table-cell table:number-columns-repeated="1022"/>
        </table:table-row>
        <table:table-row table:style-name="ro1">
          <table:table-cell office:value-type="string">
            <text:p>Распор</text:p>
          </table:table-cell>
          <table:table-cell office:value-type="string">
            <text:p>Горизонтальная составляющая вертикальной нагрузки, возникающая в конструкциях работающих на распор (арках, сводах и т. п.).</text:p>
          </table:table-cell>
          <table:table-cell table:number-columns-repeated="1022"/>
        </table:table-row>
        <table:table-row table:style-name="ro1">
          <table:table-cell office:value-type="string">
            <text:p>Рельеф</text:p>
          </table:table-cell>
          <table:table-cell office:value-type="string">
            <text:p>1. Рельеф - скульптурное изображение на плоскости. Рельеф может быть углубленным (койланогриф) и выступающим (барельеф, горельеф). 2. Рельеф - конфигурация поверхности земельного участка (рельеф местности).</text:p>
          </table:table-cell>
          <table:table-cell table:number-columns-repeated="1022"/>
        </table:table-row>
        <table:table-row table:style-name="ro1">
          <table:table-cell office:value-type="string">
            <text:p>Ригель</text:p>
          </table:table-cell>
          <table:table-cell office:value-type="string">
            <text:p>Ригель - горизонтальный элемент строительной конструкции (балка, прогон). В рамах ригель соединяет стойки, в каркасах – опоры, в крышах – стропила.</text:p>
          </table:table-cell>
          <table:table-cell table:number-columns-repeated="1022"/>
        </table:table-row>
        <table:table-row table:style-name="ro1">
          <table:table-cell office:value-type="string">
            <text:p>Рундук</text:p>
          </table:table-cell>
          <table:table-cell office:value-type="string">
            <text:p>Крытая площадка наружной деревянной лестницы.</text:p>
          </table:table-cell>
          <table:table-cell table:number-columns-repeated="1022"/>
        </table:table-row>
        <table:table-row table:style-name="ro1">
          <table:table-cell office:value-type="string">
            <text:p>Сажень</text:p>
          </table:table-cell>
          <table:table-cell office:value-type="string">
            <text:p>Сажень - русская мера длины, определяемая средними размерами человеческого тела. Малая сажень – от поднятой на уровень плеча руки, до пола. Косая сажень – расстояние от подошвы левой ноги до конца пальцев поднятой вверх правой руки. 1 сажень = 48 вершкам = 7 футам = 84 дюймам = 2,13360 м.</text:p>
          </table:table-cell>
          <table:table-cell table:number-columns-repeated="1022"/>
        </table:table-row>
        <table:table-row table:style-name="ro1">
          <table:table-cell office:value-type="string">
            <text:p>Септик</text:p>
          </table:table-cell>
          <table:table-cell office:value-type="string">
            <text:p>Септик – сооружение для очистки небольших количеств (до 25 м3, реже до 50 м3 в сутки) бытовых сточных вод.</text:p>
          </table:table-cell>
          <table:table-cell table:number-columns-repeated="1022"/>
        </table:table-row>
        <table:table-row table:style-name="ro1">
          <table:table-cell office:value-type="string">
            <text:p>Стойка</text:p>
          </table:table-cell>
          <table:table-cell office:value-type="string">
            <text:p>Столб, колонна и т. п., служащие опорой балкам, перекрытию и работающие на на центральное и внецентренное сжатие.</text:p>
          </table:table-cell>
          <table:table-cell table:number-columns-repeated="1022"/>
        </table:table-row>
        <table:table-row table:style-name="ro1">
          <table:table-cell office:value-type="string">
            <text:p>Стусло</text:p>
          </table:table-cell>
          <table:table-cell office:value-type="string">
            <text:p>Стусло – столярное приспособление, предназначенное для распиливания пиломатериалов под заданным углом.</text:p>
          </table:table-cell>
          <table:table-cell table:number-columns-repeated="1022"/>
        </table:table-row>
        <table:table-row table:style-name="ro1">
          <table:table-cell office:value-type="string">
            <text:p>Стяжка</text:p>
          </table:table-cell>
          <table:table-cell office:value-type="string">
            <text:p>Стяжка – основание под покрытие. Стяжка – слой пола, служащий для выравнивания поверхности нижележащего слоя пола или перекрытия. Стяжка придает покрытию пола на перекрытии заданного уклона. С помощью стяжки укрываются различные трубопроводы, распределяются нагрузки по нежестким нижележащим слоям пола на перекрытии.</text:p>
          </table:table-cell>
          <table:table-cell table:number-columns-repeated="1022"/>
        </table:table-row>
        <table:table-row table:style-name="ro1">
          <table:table-cell office:value-type="string">
            <text:p>Супесь</text:p>
          </table:table-cell>
          <table:table-cell office:value-type="string">
            <text:p>Рыхлая осадочная горная порода, с содержанием глинистых частиц менее 10%%. Применяется в качестве сырья при производстве строительной керамики.</text:p>
          </table:table-cell>
          <table:table-cell table:number-columns-repeated="1022"/>
        </table:table-row>
        <table:table-row table:style-name="ro1">
          <table:table-cell office:value-type="string">
            <text:p>Тамбур</text:p>
          </table:table-cell>
          <table:table-cell office:value-type="string">
            <text:p>Тамбур - помещение небольшой площади внутри здания или наружная пристройка у входных дверей. Тамбур препятствует переохлаждению основных помещений.</text:p>
          </table:table-cell>
          <table:table-cell table:number-columns-repeated="1022"/>
        </table:table-row>
        <table:table-row table:style-name="ro1">
          <table:table-cell office:value-type="string">
            <text:p>Тегула</text:p>
          </table:table-cell>
          <table:table-cell office:value-type="string">
            <text:p>Тегула - кровельная черепица. Также тегула крыша; кров; кровля.</text:p>
          </table:table-cell>
          <table:table-cell table:number-columns-repeated="1022"/>
        </table:table-row>
        <table:table-row table:style-name="ro1">
          <table:table-cell office:value-type="string">
            <text:p>Тетива</text:p>
          </table:table-cell>
          <table:table-cell office:value-type="string">
            <text:p>Тетива - наклонная несущая конструкция лестницы. Доски, образующие ступени, врезаются в боковые стороны тетивы. В железобетонных лестницах ступени составляют единое целое с тетивами.</text:p>
          </table:table-cell>
          <table:table-cell table:number-columns-repeated="1022"/>
        </table:table-row>
        <table:table-row table:style-name="ro1">
          <table:table-cell office:value-type="string">
            <text:p>Тимпан</text:p>
          </table:table-cell>
          <table:table-cell office:value-type="string">
            <text:p>Тимпан - внутреннее поле фронтона. Треугольный или полуциркульный участок над окном или дверью, выделенный рельефом.</text:p>
          </table:table-cell>
          <table:table-cell table:number-columns-repeated="1022"/>
        </table:table-row>
        <table:table-row table:style-name="ro1">
          <table:table-cell office:value-type="string">
            <text:p>Угодье</text:p>
          </table:table-cell>
          <table:table-cell office:value-type="string">
            <text:p>Угодье - уасток земли, пригодный для хозяйственного использования.</text:p>
          </table:table-cell>
          <table:table-cell table:number-columns-repeated="1022"/>
        </table:table-row>
        <table:table-row table:style-name="ro1">
          <table:table-cell office:value-type="string">
            <text:p>Узорит</text:p>
          </table:table-cell>
          <table:table-cell office:value-type="string">
            <text:p>Узорит - облицовочный материал из отходов производства стекла.</text:p>
          </table:table-cell>
          <table:table-cell table:number-columns-repeated="1022"/>
        </table:table-row>
        <table:table-row table:style-name="ro1">
          <table:table-cell office:value-type="string">
            <text:p>Усадка</text:p>
          </table:table-cell>
          <table:table-cell office:value-type="string">
            <text:p>Усадка – уменьшение линейных размеров и объёма материалов вследствие потери ими влаги, уплотнения, затвердевания и подобных процессов.</text:p>
          </table:table-cell>
          <table:table-cell table:number-columns-repeated="1022"/>
        </table:table-row>
        <table:table-row table:style-name="ro1">
          <table:table-cell office:value-type="string">
            <text:p>Фанера</text:p>
          </table:table-cell>
          <table:table-cell office:value-type="string">
            <text:p>Фанера - слоистый древесный материал, склеенный из нечетного (три и более) числа листов лущеного шпона. Волокна шпона смежных слоев фанеры ориентированы взаимно перпендикулярно. Подразделяется на фанеру общего и специального назначения.</text:p>
          </table:table-cell>
          <table:table-cell table:number-columns-repeated="1022"/>
        </table:table-row>
        <table:table-row table:style-name="ro1">
          <table:table-cell office:value-type="string">
            <text:p>Фарфор</text:p>
          </table:table-cell>
          <table:table-cell office:value-type="string">
            <text:p>Изделия тонкой керамики белого цвета с температурой обжига 1250–1450 град. С. Имеют низкое водопоглощение (до 1%%) и достаточно высокую твердость (6,57–7,5 по шкале Мооса). Подразделяются на изделия из твердого и мягкого фарфора, что определяется температурой обжига. Существуют технические разновидности фарфора, обладающие рядом специфических качеств.</text:p>
          </table:table-cell>
          <table:table-cell table:number-columns-repeated="1022"/>
        </table:table-row>
        <table:table-row table:style-name="ro1">
          <table:table-cell office:value-type="string">
            <text:p>Фитинг</text:p>
          </table:table-cell>
          <table:table-cell office:value-type="string">
            <text:p>Фитинг – соединительная часть трубопровода, устанавливаемая в местах его разветвлений, поворотов и переходов на другой диаметр.</text:p>
          </table:table-cell>
          <table:table-cell table:number-columns-repeated="1022"/>
        </table:table-row>
        <table:table-row table:style-name="ro1">
          <table:table-cell office:value-type="string">
            <text:p>Фланец</text:p>
          </table:table-cell>
          <table:table-cell office:value-type="string">
            <text:p>Фланец – металлический плоский диск на концах труб, служащий для скрепления их между собой при помощи болтов или заклепок.</text:p>
          </table:table-cell>
          <table:table-cell table:number-columns-repeated="1022"/>
        </table:table-row>
        <table:table-row table:style-name="ro1">
          <table:table-cell office:value-type="string">
            <text:p>Флюгер</text:p>
          </table:table-cell>
          <table:table-cell office:value-type="string">
            <text:p>Прибор для определения направления и скорости ветра в виде поворачивающегося под воздействием ветра металлическрого флажка, установленного на вертикальной оси. Противовес флажка направлен в сторону, откуда дует ветер. Сила ветра определяется по углу отклонения от вертикали укрепленной на флюгере перпендикулярно направлению ветра свободно качающейся металлическая дощечке.</text:p>
          </table:table-cell>
          <table:table-cell table:number-columns-repeated="1022"/>
        </table:table-row>
        <table:table-row table:style-name="ro1">
          <table:table-cell office:value-type="string">
            <text:p>Фреска</text:p>
          </table:table-cell>
          <table:table-cell office:value-type="string">
            <text:p>Фреска - живопись водяными красками по свеженанесенной, сырой штукатурке.</text:p>
          </table:table-cell>
          <table:table-cell table:number-columns-repeated="1022"/>
        </table:table-row>
        <table:table-row table:style-name="ro1">
          <table:table-cell office:value-type="string">
            <text:p>Цемент</text:p>
          </table:table-cell>
          <table:table-cell office:value-type="string">
            <text:p>Порошкообразный строительный вяжущий материал, который обладает гидравлическими свойствами, состоит из клинкера и, при необходимости, гипса или его производных и добавок.</text:p>
          </table:table-cell>
          <table:table-cell table:number-columns-repeated="1022"/>
        </table:table-row>
        <table:table-row table:style-name="ro1">
          <table:table-cell office:value-type="string">
            <text:p>Цоколь</text:p>
          </table:table-cell>
          <table:table-cell office:value-type="string">
            <text:p>Нижняя часть наружной стены здания, расположенная непосредственно на фундаменте, или верхняя, надземная, часть ленточного фундамента.</text:p>
          </table:table-cell>
          <table:table-cell table:number-columns-repeated="1022"/>
        </table:table-row>
        <table:table-row table:style-name="ro1">
          <table:table-cell office:value-type="string">
            <text:p>Чердак</text:p>
          </table:table-cell>
          <table:table-cell office:value-type="string">
            <text:p>Как правило, неотапливаемое помещение, ограниченное крышей и верхним (чердачным) перекрытием здания.</text:p>
          </table:table-cell>
          <table:table-cell table:number-columns-repeated="1022"/>
        </table:table-row>
        <table:table-row table:style-name="ro1">
          <table:table-cell office:value-type="string">
            <text:p>Шарнир</text:p>
          </table:table-cell>
          <table:table-cell office:value-type="string">
            <text:p>Подвижное соединение двух тел, при котором их относительное движение является вращением вокруг оси (в случае цилиндрического шарнира; другое название – вращательная кинематическая пара) или точки (шаровой шарнир; другое название – сферическая кинематическая пара). Шарниры используются не только в механизмах машин, но и в строительных конструкциях с целью разгрузки элементов от изгибающих усилий и уменьшения температурных напряжений.</text:p>
          </table:table-cell>
          <table:table-cell table:number-columns-repeated="1022"/>
        </table:table-row>
        <table:table-row table:style-name="ro1">
          <table:table-cell office:value-type="string">
            <text:p>Шеллак</text:p>
          </table:table-cell>
          <table:table-cell office:value-type="string">
            <text:p>Природная смола животного происхождения, вырабатываемая насекомыми, паразитирующими на некоторых древесных тропических и субтропических растениях. Хорошо растворим в щелочах и в низших алифатических спиртах, нерастворим в бензине, жирах и маслах. По окраске различают темный, оранжевый и бледный шеллак. Применяется для приготовления спиртовых лаков и политур.</text:p>
          </table:table-cell>
          <table:table-cell table:number-columns-repeated="1022"/>
        </table:table-row>
        <table:table-row table:style-name="ro1">
          <table:table-cell office:value-type="string">
            <text:p>Шелыга</text:p>
          </table:table-cell>
          <table:table-cell office:value-type="string">
            <text:p>Шелыга - линия, соединяющая верхние точки арки или свода.</text:p>
          </table:table-cell>
          <table:table-cell table:number-columns-repeated="1022"/>
        </table:table-row>
        <table:table-row table:style-name="ro1">
          <table:table-cell office:value-type="string">
            <text:p>Шплинт</text:p>
          </table:table-cell>
          <table:table-cell office:value-type="string">
            <text:p>Изготовленный из углеродистой стали согнутый пополам (для удобства разведения выступающих концов одна половинка делается чуть длиннее другой) проволочный стержень полукруглого сечения. Используется для предотвращения самоотвинчивания гаек и в качестве фиксирующего элемента слабо нагруженных сопряженных деталей.</text:p>
          </table:table-cell>
          <table:table-cell table:number-columns-repeated="1022"/>
        </table:table-row>
        <table:table-row table:style-name="ro1">
          <table:table-cell office:value-type="string">
            <text:p>Шпонка</text:p>
          </table:table-cell>
          <table:table-cell office:value-type="string">
            <text:p>В машиностроении – деталь машины или механизма, представляющая собой призматический или клинообразный брусок для соединения вала с надетой на него деталью. В деревянных конструкциях – деталь для соединения элементов деревянной конструкции, воспринимающая сдвигающие усилия. В гидроизоляционных работах – уплотнение из гидроизоляционного материала (например, битума), которым заполнены пазы в швах гидротехнических сооружений.</text:p>
          </table:table-cell>
          <table:table-cell table:number-columns-repeated="1022"/>
        </table:table-row>
        <table:table-row table:style-name="ro1">
          <table:table-cell office:value-type="string">
            <text:p>Штраба</text:p>
          </table:table-cell>
          <table:table-cell office:value-type="string">
            <text:p>То же, что и штроба. Канавка в бетоне или кирпиче, предназначенная для пpокладки элементов инженерных систем зданий (труб, кабеля и проч.). Делается с помощью зубил, перфораторов или штраборезов.</text:p>
          </table:table-cell>
          <table:table-cell table:number-columns-repeated="1022"/>
        </table:table-row>
        <table:table-row table:style-name="ro1">
          <table:table-cell office:value-type="string">
            <text:p>Штрипс</text:p>
          </table:table-cell>
          <table:table-cell office:value-type="string">
            <text:p>Cтальная полоса (шириной lj 400 мм и толщиной 1,75—10 мм),используемая в качестве заготовки при производстве сварных труб.</text:p>
          </table:table-cell>
          <table:table-cell table:number-columns-repeated="1022"/>
        </table:table-row>
        <table:table-row table:style-name="ro1">
          <table:table-cell office:value-type="string">
            <text:p>Штроба</text:p>
          </table:table-cell>
          <table:table-cell office:value-type="string">
            <text:p>То же, что и штраба. Канавка в бетоне или кирпиче, предназначенная для пpокладки элементов инженерных систем зданий (труб, кабеля и проч.). Делается с помощью зубил, перфораторов или штраборезов.</text:p>
          </table:table-cell>
          <table:table-cell table:number-columns-repeated="1022"/>
        </table:table-row>
        <table:table-row table:style-name="ro1">
          <table:table-cell office:value-type="string">
            <text:p>Штульп</text:p>
          </table:table-cell>
          <table:table-cell office:value-type="string">
            <text:p>Пластиковый профиль подобно импосту, служащий для соединения двух оконных створок. Но, в отличие от импоста, в штульповом соединении одна створка, не имея оконной ручки, при открывании зависима от другой (т. е. ее можно открыть, лишь открыв основную створку с ручкой). Преимущества штульпового соединения перед импостом заключается в том, что при полностью открытых двух створках, проем полностью свободен, поскольку в отличие от импоста штульп крепится не к раме, а к створке.</text:p>
          </table:table-cell>
          <table:table-cell table:number-columns-repeated="1022"/>
        </table:table-row>
        <table:table-row table:style-name="ro1">
          <table:table-cell office:value-type="string">
            <text:p>Штуцер</text:p>
          </table:table-cell>
          <table:table-cell office:value-type="string">
            <text:p>Деталь трубопровода. Втулка, один из концов которой имеет внутреннюю или наружную резьбу для крепления к различным емкостям или другим трубопроводам. Также штуцером называют отрезок трубы небольшого диаметра для выпуска воды или воздуха, а также отбора жидкости из трубопровода с целью измерения её давления.</text:p>
          </table:table-cell>
          <table:table-cell table:number-columns-repeated="1022"/>
        </table:table-row>
        <table:table-row table:style-name="ro1">
          <table:table-cell office:value-type="string">
            <text:p>Шунгит</text:p>
          </table:table-cell>
          <table:table-cell office:value-type="string">
            <text:p>Шунгит - горные породы докембрийского возраста, содержащие большое количество метаморфизованного органического вещества. Иногда шунгит называют «аспидные сланцы». Шунгит используются для получения шунгизита, отличаются высокой химической стойкостью, достаточно высоким сопротивлением истиранию, морозостойкостью.</text:p>
          </table:table-cell>
          <table:table-cell table:number-columns-repeated="1022"/>
        </table:table-row>
        <table:table-row table:style-name="ro1">
          <table:table-cell office:value-type="string">
            <text:p>Щебень</text:p>
          </table:table-cell>
          <table:table-cell office:value-type="string">
            <text:p>Щебень - рыхлая обломочная порода из неокатанных обломков горных пород, шлаков и т. д. размером от 10 до 100 мм. Щебень может иметь как природное, так и искусственное происхождение.</text:p>
          </table:table-cell>
          <table:table-cell table:number-columns-repeated="1022"/>
        </table:table-row>
        <table:table-row table:style-name="ro1">
          <table:table-cell office:value-type="string">
            <text:p>Элювий</text:p>
          </table:table-cell>
          <table:table-cell office:value-type="string">
            <text:p>Элювий - продукт выветривания горных пород, остающийся на месте своего образования.</text:p>
          </table:table-cell>
          <table:table-cell table:number-columns-repeated="1022"/>
        </table:table-row>
        <table:table-row table:style-name="ro1">
          <table:table-cell office:value-type="string">
            <text:p>Янтарь</text:p>
          </table:table-cell>
          <table:table-cell office:value-type="string">
            <text:p>Янтарь - окаменевшая ископаемая смола древних хвойных деревьев.</text:p>
          </table:table-cell>
          <table:table-cell table:number-columns-repeated="1022"/>
        </table:table-row>
        <table:table-row table:style-name="ro1">
          <table:table-cell office:value-type="string">
            <text:p>Абаши</text:p>
          </table:table-cell>
          <table:table-cell office:value-type="string">
            <text:p>Абаши (абаш) - Лиственная порода, произрастающая в западной части экваториальной Африки. Цвет древесины: кремово-белый переходящий к бледно-желтому. Низкие теплопроводность и теплоемкость, высокая водостойкость, отсутствие сучков и выделяемой смолы, легкость, пластичность, прочность, способность длительное время сохранять первоначальный внешний вид способствуют широкому применению древесины абаши для изготовления контактирующих с кожей человека деталей интерьера саун.</text:p>
          </table:table-cell>
          <table:table-cell table:number-columns-repeated="1022"/>
        </table:table-row>
        <table:table-row table:style-name="ro1">
          <table:table-cell office:value-type="string">
            <text:p>Ангоб</text:p>
          </table:table-cell>
          <table:table-cell office:value-type="string">
            <text:p>Декоративное керамическое покрытие (тонкий слой из глинистой суспензии), наносимое на поверхность керамического изделия и закрывающее цвет или грубую структуру его материала. Может быть белым или цветным. Применяется в производстве цветного кирпича и облицовочной плитки.</text:p>
          </table:table-cell>
          <table:table-cell table:number-columns-repeated="1022"/>
        </table:table-row>
        <table:table-row table:style-name="ro1">
          <table:table-cell office:value-type="string">
            <text:p>Анкер</text:p>
          </table:table-cell>
          <table:table-cell office:value-type="string">
            <text:p>Крепежная деталь механическим или химическим способом способствующая соединению строительных изделий и конструкций и креплению оборудования. Также анкером называют деталь, частично забетонированную в монолитную конструкцию или заложенную в кирпичную кладку.</text:p>
          </table:table-cell>
          <table:table-cell table:number-columns-repeated="1022"/>
        </table:table-row>
        <table:table-row table:style-name="ro1">
          <table:table-cell office:value-type="string">
            <text:p>Антик</text:p>
          </table:table-cell>
          <table:table-cell office:value-type="string">
            <text:p>Произведения искусства античной эпохи – керамика, вазы, скульптура и т. п.</text:p>
          </table:table-cell>
          <table:table-cell table:number-columns-repeated="1022"/>
        </table:table-row>
        <table:table-row table:style-name="ro1">
          <table:table-cell office:value-type="string">
            <text:p>Аргон</text:p>
          </table:table-cell>
          <table:table-cell office:value-type="string">
            <text:p>Газ без цвета, запаха и вкуса. Химический элемент VIII гр. периодической системы Менделеева (инертный газ). Впервые получен в 1894 году. В природе присутствует только в свободном виде. В промышленности аргон получают в процессе разделения воздуха при глубоком охлаждении. Аргон широко используется при термической обработке легко окисляющихся металлов (так в защитной атмосфере аргона проводят сварку и резку различных редких и цветных металлов).</text:p>
          </table:table-cell>
          <table:table-cell table:number-columns-repeated="1022"/>
        </table:table-row>
        <table:table-row table:style-name="ro1">
          <table:table-cell office:value-type="string">
            <text:p>Аттик</text:p>
          </table:table-cell>
          <table:table-cell office:value-type="string">
            <text:p>Стенка, над венчающим архитектурное сооружение карнизом (часто завершает триумфальные арки). Может быть украшено рельефами или надписями.</text:p>
          </table:table-cell>
          <table:table-cell table:number-columns-repeated="1022"/>
        </table:table-row>
        <table:table-row table:style-name="ro1">
          <table:table-cell office:value-type="string">
            <text:p>Ацэид</text:p>
          </table:table-cell>
          <table:table-cell office:value-type="string">
            <text:p>Асбестоцементные дугостойкие доски (листы) электротехнические. Предназначены для изготовления искрогасительных перегородок, устройства электрораспределительных щитов, оснований электрических машин и аппаратов, облицовки индукционных и тигельных печей. Используется как строительный материал (перекрытия, подоконники. Отличаются чрезвычайно высокой прочностью, устойчивы против загнивания, термостойки, долговечны, стойки к агрессивным средам.</text:p>
          </table:table-cell>
          <table:table-cell table:number-columns-repeated="1022"/>
        </table:table-row>
        <table:table-row table:style-name="ro1">
          <table:table-cell office:value-type="string">
            <text:p>Балка</text:p>
          </table:table-cell>
          <table:table-cell office:value-type="string">
            <text:p>Балка - горизонтальная несущая конструкция зданий и сооружений, имеющая опору в двух или более точках. Балка, перекрывающая один пролет и имеющая две опоры, называется разрезной. Балка, перекрывающая несколько пролетов и имеющая несколько опор, называется неразрезной многопролетной.</text:p>
          </table:table-cell>
          <table:table-cell table:number-columns-repeated="1022"/>
        </table:table-row>
        <table:table-row table:style-name="ro1">
          <table:table-cell office:value-type="string">
            <text:p>Берма</text:p>
          </table:table-cell>
          <table:table-cell office:value-type="string">
            <text:p>Уступы на откосах гидротехнических сооружений: земляных и каменных плотинах (берма плотины – площадка с незначительным уклоном для отвода вод), каналов, укрепленных берегов и т. д., служащие для придания устойчивости вышележащих частей сооружений, а также улучшения условий их эксплуатации. Бермами также называют уступы в карьерах. Бермы шириной до 15 м, используются для размещения транспортных коммуникаций (например, автомобильных дорог), соединяющих забои с поверхностью, бермы шириной до 10 м служат для периодического удаления осыпающихся горных пород, а предохранительные бермы шириной до 5 м – для предотвращения обрушения бортов карьеров.</text:p>
          </table:table-cell>
          <table:table-cell table:number-columns-repeated="1022"/>
        </table:table-row>
        <table:table-row table:style-name="ro1">
          <table:table-cell office:value-type="string">
            <text:p>Больц</text:p>
          </table:table-cell>
          <table:table-cell office:value-type="string">
            <text:p>Больц – стальной крепежный элемент, соединяющий ступени лестницы между собой. Лестница на больцах не имеет каркаса. Его роль выполняют ступени и больцы.</text:p>
          </table:table-cell>
          <table:table-cell table:number-columns-repeated="1022"/>
        </table:table-row>
        <table:table-row table:style-name="ro1">
          <table:table-cell office:value-type="string">
            <text:p>Валик</text:p>
          </table:table-cell>
          <table:table-cell office:value-type="string">
            <text:p>В малярном деле – инструмент для нанесения и равномерного распределения лакокрасочных материалов по окрашиваемой поверхности. Корпуса валиков, как правило, изготавливаются из полиэтилена высокой плотности или алюминиевых сплавов (допускается использовать картон с пропиткой в эпоксидной смоле или бакелитовом лаке); подшипники – из полиэтилена (или иных ударопрочных пластмасс), стали или алюминиевых сплавов. Существуют следующие типы малярных валиков: - ВМ - валики с меховым покрытием, предназначенные для окраски поверхностей лакокрасочным составом; - ВМП - валики с меховым покрытием, предназначенные для окраски полов лакокрасочным составом; - ВМУ - валики с меховым покрытием, предназначенные для окраски вогнутых углов лакокрасочным составом; - ВП - валики с пенополиуретановым покрытием, предназначенные для окраски поверхностей водно-клеевым составом. Кроме того, широкое применение получили валики-насадки (ролики) из полиамида (перлона, нейлона), полиакрила (канекарона, модакрила, мерила), полиэстера, велюра (шерсть и полиакрил), поролона (мольтопрена). Для нанесения структурных красок и штукатурок и придания поверхности фактурного мелкозернистого покрытия применяются структурные валики; для нанесения штукатурок и густых красок с декоративным эффектом – валики рельефные; для разглаживания обоев – валики прижимные; для перфорации гипсокартона и удаления обоев – валики игольчатые; для прокатывания неутвержденных лицевых слоев с целью удаления воздуха (деаэрации) – валики для наливных полов.</text:p>
          </table:table-cell>
          <table:table-cell table:number-columns-repeated="1022"/>
        </table:table-row>
        <table:table-row table:style-name="ro1">
          <table:table-cell office:value-type="string">
            <text:p>Ванты</text:p>
          </table:table-cell>
          <table:table-cell office:value-type="string">
            <text:p>Стальные тросы, применяемые как растяжки для крепления высоких металлических труб, радиомачт, башен ветродвигателей и т.д.</text:p>
          </table:table-cell>
          <table:table-cell table:number-columns-repeated="1022"/>
        </table:table-row>
        <table:table-row table:style-name="ro1">
          <table:table-cell office:value-type="string">
            <text:p>Венец</text:p>
          </table:table-cell>
          <table:table-cell office:value-type="string">
            <text:p>В деревянном строительстве венец - один ряд горизонтальных бревен или брусьев сруба.</text:p>
          </table:table-cell>
          <table:table-cell table:number-columns-repeated="1022"/>
        </table:table-row>
        <table:table-row table:style-name="ro1">
          <table:table-cell office:value-type="string">
            <text:p>Вышка</text:p>
          </table:table-cell>
          <table:table-cell office:value-type="string">
            <text:p>Грузоподъемная машина прерывного действия, предназначенная для перемещения людей с инструментом и материалами и проведения работ в вертикальном направлении (вверх, вниз).</text:p>
          </table:table-cell>
          <table:table-cell table:number-columns-repeated="1022"/>
        </table:table-row>
        <table:table-row table:style-name="ro1">
          <table:table-cell office:value-type="string">
            <text:p>Гайка</text:p>
          </table:table-cell>
          <table:table-cell office:value-type="string">
            <text:p>Деталь резьбового соединения или винтовой передачи, имеющая отверстие с резьбой. Крепежная гайка служит для закрепления сидящих на валу деталей (подшипников качения, шкивов и т. п.) или навинченная на конец болта (шпильки) обеспечивает фиксацию элементов, скрепляемых с помощью резьбового соединения. Также гайки применяются в винтовых передачах (например, в механизмах подачи станков, домкратах и проч.). В зависимости от формы различают шестигранные, круглые, корончатые, барашковые, колпачковые и другие гайки.</text:p>
          </table:table-cell>
          <table:table-cell table:number-columns-repeated="1022"/>
        </table:table-row>
        <table:table-row table:style-name="ro1">
          <table:table-cell office:value-type="string">
            <text:p>Герма</text:p>
          </table:table-cell>
          <table:table-cell office:value-type="string">
            <text:p>Используемое в садово-парковой архитектуре скульптурное изображение в виде головы или бюста на четырехгранной опоре.</text:p>
          </table:table-cell>
          <table:table-cell table:number-columns-repeated="1022"/>
        </table:table-row>
        <table:table-row table:style-name="ro1">
          <table:table-cell office:value-type="string">
            <text:p>Глиеж</text:p>
          </table:table-cell>
          <table:table-cell office:value-type="string">
            <text:p>Глиеж - глина, обожженная в результате подземного горения угольных пластов. Глиеж применяется при производстве силикатных цементов, где ее содержание может достигать 50%%.</text:p>
          </table:table-cell>
          <table:table-cell table:number-columns-repeated="1022"/>
        </table:table-row>
        <table:table-row table:style-name="ro1">
          <table:table-cell office:value-type="string">
            <text:p>Глины</text:p>
          </table:table-cell>
          <table:table-cell office:value-type="string">
            <text:p>Осадочные горные породы, в основном состоящие из глинистых минералов. Обладают пластичностью – при замешивании с водой образуют вязкое тесто, которое при высыхании сохраняет приданную форму. Используются для производства керамики, огнеупоров, как адсорбенты, а также для изготовления кладочных печных растворов.</text:p>
          </table:table-cell>
          <table:table-cell table:number-columns-repeated="1022"/>
        </table:table-row>
        <table:table-row table:style-name="ro1">
          <table:table-cell office:value-type="string">
            <text:p>Грунт</text:p>
          </table:table-cell>
          <table:table-cell office:value-type="string">
            <text:p>Общее название горных пород включая почвы, являющихся объектом строительной деятельности. Различают: скальные грунты - породы, залегающие в виде монолитного или трещиноватого массива и рыхлые грунты - крупнообломочные и песчаные породы.</text:p>
          </table:table-cell>
          <table:table-cell table:number-columns-repeated="1022"/>
        </table:table-row>
        <table:table-row table:style-name="ro1">
          <table:table-cell office:value-type="string">
            <text:p>Декор</text:p>
          </table:table-cell>
          <table:table-cell office:value-type="string">
            <text:p>Система украшений (именно так это и переводится с латинского) фасадов и интерьеров зданий и сооружений или изделий. Примерами декора являются одноцветная и многоцветная покраска, художественная роспись, фактурная обработка поверхности, выполненные из различеных материалов орнаменты, скульптурные изображения и т. д. Декор призван помогать акцентировать выразительность архитектурных решений. И, кроме того, это – одно из средств зрительного объединения в ансамбль отдельных зданий или предметов.</text:p>
          </table:table-cell>
          <table:table-cell table:number-columns-repeated="1022"/>
        </table:table-row>
        <table:table-row table:style-name="ro1">
          <table:table-cell office:value-type="string">
            <text:p>Желоб</text:p>
          </table:table-cell>
          <table:table-cell office:value-type="string">
            <text:p>Желоб в местах соединения элементов строительных конструкций (брусьев, бревен, досок). В паз вставляется соединительная рейка или гребень смежного элемента.</text:p>
          </table:table-cell>
          <table:table-cell table:number-columns-repeated="1022"/>
        </table:table-row>
        <table:table-row table:style-name="ro1">
          <table:table-cell office:value-type="string">
            <text:p>Забор</text:p>
          </table:table-cell>
          <table:table-cell office:value-type="string">
            <text:p>Глухая ограда, как правило, выше человеческого роста.</text:p>
          </table:table-cell>
          <table:table-cell table:number-columns-repeated="1022"/>
        </table:table-row>
        <table:table-row table:style-name="ro1">
          <table:table-cell office:value-type="string">
            <text:p>Замок</text:p>
          </table:table-cell>
          <table:table-cell office:value-type="string">
            <text:p>Изделие, служащее для запирания дверей, имеющее сложную комбинацию запирающих устройств или рабочих штифтов, обеспечивающих блокировку.</text:p>
          </table:table-cell>
          <table:table-cell table:number-columns-repeated="1022"/>
        </table:table-row>
        <table:table-row table:style-name="ro1">
          <table:table-cell office:value-type="string">
            <text:p>Изгиб</text:p>
          </table:table-cell>
          <table:table-cell office:value-type="string">
            <text:p>Деформация, возникающая в балках, плитах перекрытий, ограждающих конструкциях под воздействием внешних нагрузок или температурных изменений.</text:p>
          </table:table-cell>
          <table:table-cell table:number-columns-repeated="1022"/>
        </table:table-row>
        <table:table-row table:style-name="ro1">
          <table:table-cell office:value-type="string">
            <text:p>Камин</text:p>
          </table:table-cell>
          <table:table-cell office:value-type="string">
            <text:p>Камин - открытый очаг, предназначенный для обогрева помещения. К основным частям камина относятся: топливник – ниша, в которой происходит сгорание топлива; под – своего рода колосник, на который укладывают топливо; дымоход – дымовая труба, отводящая продукты сгорания; зольник – выдвижная металлическая емкость для сбора золы. Камин обладает малым КПД (5–20%%), поэтому имеет в основном декоративное значение. К положительным качествам камина можно отнести усиленную вытяжку комнатного воздуха, что хорошо вентилирует помещение.</text:p>
          </table:table-cell>
          <table:table-cell table:number-columns-repeated="1022"/>
        </table:table-row>
        <table:table-row table:style-name="ro1">
          <table:table-cell office:value-type="string">
            <text:p>Квадр</text:p>
          </table:table-cell>
          <table:table-cell office:value-type="string">
            <text:p>Квадр - отесанный каменный блок, имеющий форму прямоугольного параллелепипеда. Квадр – элемент каменной стены.</text:p>
          </table:table-cell>
          <table:table-cell table:number-columns-repeated="1022"/>
        </table:table-row>
        <table:table-row table:style-name="ro1">
          <table:table-cell office:value-type="string">
            <text:p>Клеть</text:p>
          </table:table-cell>
          <table:table-cell office:value-type="string">
            <text:p>Клеть - прямоугольный в плане бревенчатый сруб. Также клеть - холодная (без отопления) изба, кладовая, амбар.</text:p>
          </table:table-cell>
          <table:table-cell table:number-columns-repeated="1022"/>
        </table:table-row>
        <table:table-row table:style-name="ro1">
          <table:table-cell office:value-type="string">
            <text:p>Конек</text:p>
          </table:table-cell>
          <table:table-cell office:value-type="string">
            <text:p>Конек - верхнее горизонтальное ребро крыши. Конек образовывается пересечением двух кровельных скатов.</text:p>
          </table:table-cell>
          <table:table-cell table:number-columns-repeated="1022"/>
        </table:table-row>
        <table:table-row table:style-name="ro1">
          <table:table-cell office:value-type="string">
            <text:p>Крыша</text:p>
          </table:table-cell>
          <table:table-cell office:value-type="string">
            <text:p>Верхнее покрытие сооружения, защищающее его от воздействия внешней среды. Состоит из несущей части – стропил, подстропильных балок и в ряде случаев стоек и наружного слоя (см. кровля). Наклонные плоскости крыши называются скатами; внутренние углы, образованные скатами – ендовами; наружные углы – ребрами; верхнее горизонтальное ребро – коньком.</text:p>
          </table:table-cell>
          <table:table-cell table:number-columns-repeated="1022"/>
        </table:table-row>
        <table:table-row table:style-name="ro1">
          <table:table-cell office:value-type="string">
            <text:p>Купол</text:p>
          </table:table-cell>
          <table:table-cell office:value-type="string">
            <text:p>Покрытие в форме полушария или опрокинутой чаши, возведенное над круглым или мноугольным в плане сооружением.</text:p>
          </table:table-cell>
          <table:table-cell table:number-columns-repeated="1022"/>
        </table:table-row>
        <table:table-row table:style-name="ro1">
          <table:table-cell office:value-type="string">
            <text:p>Люнет</text:p>
          </table:table-cell>
          <table:table-cell office:value-type="string">
            <text:p>Люнет – ограниченный горизонтально снизу арочный проем в своде или стене.</text:p>
          </table:table-cell>
          <table:table-cell table:number-columns-repeated="1022"/>
        </table:table-row>
        <table:table-row table:style-name="ro1">
          <table:table-cell office:value-type="string">
            <text:p>Люстр</text:p>
          </table:table-cell>
          <table:table-cell office:value-type="string">
            <text:p>Люстр - тонкая прозрачная пленка. Люстр наносится на глазурованную поверхность фарфоровых и фаянсовых изделий для придания им после обжига радужного металлического блеска.</text:p>
          </table:table-cell>
          <table:table-cell table:number-columns-repeated="1022"/>
        </table:table-row>
        <table:table-row table:style-name="ro1">
          <table:table-cell office:value-type="string">
            <text:p>Накат</text:p>
          </table:table-cell>
          <table:table-cell office:value-type="string">
            <text:p>Уложенные сплошным настилом на стены и балки бревна или пластины, составляющие часть плоского покрытия.</text:p>
          </table:table-cell>
          <table:table-cell table:number-columns-repeated="1022"/>
        </table:table-row>
        <table:table-row table:style-name="ro1">
          <table:table-cell office:value-type="string">
            <text:p>Накат</text:p>
          </table:table-cell>
          <table:table-cell office:value-type="string">
            <text:p>Черный пол - настил по балкам перекрытия, на который укладывается утеплитель.</text:p>
          </table:table-cell>
          <table:table-cell table:number-columns-repeated="1022"/>
        </table:table-row>
        <table:table-row table:style-name="ro1">
          <table:table-cell office:value-type="string">
            <text:p>Отлив</text:p>
          </table:table-cell>
          <table:table-cell office:value-type="string">
            <text:p>Отлив – козырек, предназначенный для защищиты нижний части окна и удаления влаги.</text:p>
          </table:table-cell>
          <table:table-cell table:number-columns-repeated="1022"/>
        </table:table-row>
        <table:table-row table:style-name="ro1">
          <table:table-cell office:value-type="string">
            <text:p>Пазик</text:p>
          </table:table-cell>
          <table:table-cell office:value-type="string">
            <text:p>Инструмент для выборки пазов в элементах деревянных конструкций.</text:p>
          </table:table-cell>
          <table:table-cell table:number-columns-repeated="1022"/>
        </table:table-row>
        <table:table-row table:style-name="ro1">
          <table:table-cell office:value-type="string">
            <text:p>Панно</text:p>
          </table:table-cell>
          <table:table-cell office:value-type="string">
            <text:p>Панно - заполненная художественным изображением часть стены, обрамленная лентой орнамента или лепной рамкой. Также панно – деревянные резные, лепные или мозаичные композиции.</text:p>
          </table:table-cell>
          <table:table-cell table:number-columns-repeated="1022"/>
        </table:table-row>
        <table:table-row table:style-name="ro1">
          <table:table-cell office:value-type="string">
            <text:p>Пемза</text:p>
          </table:table-cell>
          <table:table-cell office:value-type="string">
            <text:p>Легкая вулканическая пористая порода светло-серого цвета, похожая на застывшую пену. Предел прочности пемзы — 0,2-1,4 МПа, средняя плотность — 300-600 кг/м3, истинная плотность 2,5 г/см3.</text:p>
          </table:table-cell>
          <table:table-cell table:number-columns-repeated="1022"/>
        </table:table-row>
        <table:table-row table:style-name="ro1">
          <table:table-cell office:value-type="string">
            <text:p>Пилон</text:p>
          </table:table-cell>
          <table:table-cell office:value-type="string">
            <text:p>Пилон - мощная опора, поддерживающая перекрытия, своды, арки, устои мостов.</text:p>
          </table:table-cell>
          <table:table-cell table:number-columns-repeated="1022"/>
        </table:table-row>
        <table:table-row table:style-name="ro1">
          <table:table-cell office:value-type="string">
            <text:p>Пирон</text:p>
          </table:table-cell>
          <table:table-cell office:value-type="string">
            <text:p>Пирон - короткий металлический стержень или брусок. Пирон скрепляет по вертикали блоки каменной кладки.</text:p>
          </table:table-cell>
          <table:table-cell table:number-columns-repeated="1022"/>
        </table:table-row>
        <table:table-row table:style-name="ro1">
          <table:table-cell office:value-type="string">
            <text:p>Плинт</text:p>
          </table:table-cell>
          <table:table-cell office:value-type="string">
            <text:p>Плинт - квадратная массивная плита, уложенная в основании колонны.</text:p>
          </table:table-cell>
          <table:table-cell table:number-columns-repeated="1022"/>
        </table:table-row>
        <table:table-row table:style-name="ro1">
          <table:table-cell office:value-type="string">
            <text:p>Повал</text:p>
          </table:table-cell>
          <table:table-cell office:value-type="string">
            <text:p>Повал - в деревянном зодчестве верхняя расширенная часть сруба. Повал служит основанием для шатровых и скатных крыш.</text:p>
          </table:table-cell>
          <table:table-cell table:number-columns-repeated="1022"/>
        </table:table-row>
        <table:table-row table:style-name="ro1">
          <table:table-cell office:value-type="string">
            <text:p>Поток</text:p>
          </table:table-cell>
          <table:table-cell office:value-type="string">
            <text:p>Поток - бревно с выдолбленным желобом, служащее для отвода воды с кровли. Одновременно поток является опорой для нижних концов кровельного теса.</text:p>
          </table:table-cell>
          <table:table-cell table:number-columns-repeated="1022"/>
        </table:table-row>
        <table:table-row table:style-name="ro1">
          <table:table-cell office:value-type="string">
            <text:p>Проем</text:p>
          </table:table-cell>
          <table:table-cell office:value-type="string">
            <text:p>Отверстие для окон, дверей и т. п. в стенах или перегородках. </text:p>
          </table:table-cell>
          <table:table-cell table:number-columns-repeated="1022"/>
        </table:table-row>
        <table:table-row table:style-name="ro1">
          <table:table-cell office:value-type="string">
            <text:p>Пухто</text:p>
          </table:table-cell>
          <table:table-cell office:value-type="string">
            <text:p>Ставшее общеупотребительным название мусорных контейнеров. Сокращение от выражения «пункт утилизации и хранения твердых отходов».</text:p>
          </table:table-cell>
          <table:table-cell table:number-columns-repeated="1022"/>
        </table:table-row>
        <table:table-row table:style-name="ro1">
          <table:table-cell office:value-type="string">
            <text:p>Саман</text:p>
          </table:table-cell>
          <table:table-cell office:value-type="string">
            <text:p>Высушенный на воздухе кирпич, приготовленный из смеси глины, песка и соломы.</text:p>
          </table:table-cell>
          <table:table-cell table:number-columns-repeated="1022"/>
        </table:table-row>
        <table:table-row table:style-name="ro1">
          <table:table-cell office:value-type="string">
            <text:p>Связи</text:p>
          </table:table-cell>
          <table:table-cell office:value-type="string">
            <text:p>Связи - деревянные, металлические или железобетонные элементы, стягивающие пяты арок, сводов и др. строительных конструкций, в которых возникают распорные усилия. Связи гасят распор, передающийся на столбы и стены сооружения.</text:p>
          </table:table-cell>
          <table:table-cell table:number-columns-repeated="1022"/>
        </table:table-row>
        <table:table-row table:style-name="ro1">
          <table:table-cell office:value-type="string">
            <text:p>Сифон</text:p>
          </table:table-cell>
          <table:table-cell office:value-type="string">
            <text:p>Сифон – гидравлическое устройство, представляет собой стеклянную или резиновую трубку в форме перевернутого U с коленами разной высоты.</text:p>
          </table:table-cell>
          <table:table-cell table:number-columns-repeated="1022"/>
        </table:table-row>
        <table:table-row table:style-name="ro1">
          <table:table-cell office:value-type="string">
            <text:p>Сквер</text:p>
          </table:table-cell>
          <table:table-cell office:value-type="string">
            <text:p>Благоустроенная и озелененная территория внутри жилой застройки.</text:p>
          </table:table-cell>
          <table:table-cell table:number-columns-repeated="1022"/>
        </table:table-row>
        <table:table-row table:style-name="ro1">
          <table:table-cell office:value-type="string">
            <text:p>Слеги</text:p>
          </table:table-cell>
          <table:table-cell office:value-type="string">
            <text:p>Слеги - горизонтальные бревна, брусья. На слеги настилается пол.</text:p>
          </table:table-cell>
          <table:table-cell table:number-columns-repeated="1022"/>
        </table:table-row>
        <table:table-row table:style-name="ro1">
          <table:table-cell office:value-type="string">
            <text:p>Столп</text:p>
          </table:table-cell>
          <table:table-cell office:value-type="string">
            <text:p>В архитектуре – столб, колонна.</text:p>
          </table:table-cell>
          <table:table-cell table:number-columns-repeated="1022"/>
        </table:table-row>
        <table:table-row table:style-name="ro1">
          <table:table-cell office:value-type="string">
            <text:p>Торец</text:p>
          </table:table-cell>
          <table:table-cell office:value-type="string">
            <text:p>Прямоугольный или шестиугольный короткий брусок (торцовая шашка), предназначенный для устройства полов или мощения дорожных покрытий.</text:p>
          </table:table-cell>
          <table:table-cell table:number-columns-repeated="1022"/>
        </table:table-row>
        <table:table-row table:style-name="ro1">
          <table:table-cell office:value-type="string">
            <text:p>Трюмо</text:p>
          </table:table-cell>
          <table:table-cell office:value-type="string">
            <text:p>Украшенный орнаментом простенок между окнами. Высокое зеркало, расположенное в простенке.</text:p>
          </table:table-cell>
          <table:table-cell table:number-columns-repeated="1022"/>
        </table:table-row>
        <table:table-row table:style-name="ro1">
          <table:table-cell office:value-type="string">
            <text:p>Улица</text:p>
          </table:table-cell>
          <table:table-cell office:value-type="string">
            <text:p>Пространство между двумя рядами домов в населенном пункте, предназначенное для прохода и проезда.</text:p>
          </table:table-cell>
          <table:table-cell table:number-columns-repeated="1022"/>
        </table:table-row>
        <table:table-row table:style-name="ro1">
          <table:table-cell office:value-type="string">
            <text:p>Умбра</text:p>
          </table:table-cell>
          <table:table-cell office:value-type="string">
            <text:p>Темная зеленовато-коричневая минеральная краска.</text:p>
          </table:table-cell>
          <table:table-cell table:number-columns-repeated="1022"/>
        </table:table-row>
        <table:table-row table:style-name="ro1">
          <table:table-cell office:value-type="string">
            <text:p>Фальц</text:p>
          </table:table-cell>
          <table:table-cell office:value-type="string">
            <text:p>Фальц - вид шва при соединении листов металлической кровли. Наиболее герметичным и влагонепроницаемым является двойной стоячий фальц. Это продольное соединение, выступающее над плоскостью кровли между двумя прилегающими кровельными картинами, кромки которых имеют двойной загиб.</text:p>
          </table:table-cell>
          <table:table-cell table:number-columns-repeated="1022"/>
        </table:table-row>
        <table:table-row table:style-name="ro1">
          <table:table-cell office:value-type="string">
            <text:p>Фасад</text:p>
          </table:table-cell>
          <table:table-cell office:value-type="string">
            <text:p>Фасад - лицевая сторона здания. Различают фасады: главный, боковой, задний, уличный, дворовый, садовый.</text:p>
          </table:table-cell>
          <table:table-cell table:number-columns-repeated="1022"/>
        </table:table-row>
        <table:table-row table:style-name="ro1">
          <table:table-cell office:value-type="string">
            <text:p>Фаянс</text:p>
          </table:table-cell>
          <table:table-cell office:value-type="string">
            <text:p>Изделия тонкой керамики, покрытые прозрачной или глухой глазурью. Водопоглощение составляет 9–12%%. В отличие от фарфора содержат больше глины, а также мел или известняк. Применяется для изготовления плитки, сантехнических изделий.</text:p>
          </table:table-cell>
          <table:table-cell table:number-columns-repeated="1022"/>
        </table:table-row>
        <table:table-row table:style-name="ro1">
          <table:table-cell office:value-type="string">
            <text:p>Фибра</text:p>
          </table:table-cell>
          <table:table-cell office:value-type="string">
            <text:p>Фибра - материал в виде волокон или узких полос, применяемый для дисперсного армирования бетонных конструкций. При этом повышается сопротивление растяжению, истиранию, ударным нагрузкам. Фибра может быть стальной, стеклянной, базальтовой, полимерной.</text:p>
          </table:table-cell>
          <table:table-cell table:number-columns-repeated="1022"/>
        </table:table-row>
        <table:table-row table:style-name="ro1">
          <table:table-cell office:value-type="string">
            <text:p>Фреза</text:p>
          </table:table-cell>
          <table:table-cell office:value-type="string">
            <text:p>Многозубый инструмент в виде тела вращения для обработки различных материалов (металлов, древесины, пластмасс) резанием (фрезерованием). Различают цилиндрические, торцовые, дисковые пазовые, отрезные, концевые, шпоночные, угловые, фасонные, червячные и др. фрезы. Кроме того, фрезы отличают по форме зубьев; по направлению винтовых канавок (с правыми и левыми канавками); по конструкции (цельные, составные, сборные и т. д.): по способу крепления; по материалу режущей части.</text:p>
          </table:table-cell>
          <table:table-cell table:number-columns-repeated="1022"/>
        </table:table-row>
        <table:table-row table:style-name="ro1">
          <table:table-cell office:value-type="string">
            <text:p>Царга</text:p>
          </table:table-cell>
          <table:table-cell office:value-type="string">
            <text:p>Царга - рама, соединяющая ножки стола или стула.</text:p>
          </table:table-cell>
          <table:table-cell table:number-columns-repeated="1022"/>
        </table:table-row>
        <table:table-row table:style-name="ro1">
          <table:table-cell office:value-type="string">
            <text:p>Чугун</text:p>
          </table:table-cell>
          <table:table-cell office:value-type="string">
            <text:p>Сплав железа с большим количеством углерода (св. 2,14%%) и другими элементами. Основная масса чугуна перерабатывается в сталь.</text:p>
          </table:table-cell>
          <table:table-cell table:number-columns-repeated="1022"/>
        </table:table-row>
        <table:table-row table:style-name="ro1">
          <table:table-cell office:value-type="string">
            <text:p>Шамот</text:p>
          </table:table-cell>
          <table:table-cell office:value-type="string">
            <text:p>Шамот – обожженная до спекания огнеупорная глина, подвергнутая затем измельчению.</text:p>
          </table:table-cell>
          <table:table-cell table:number-columns-repeated="1022"/>
        </table:table-row>
        <table:table-row table:style-name="ro1">
          <table:table-cell office:value-type="string">
            <text:p>Шанец</text:p>
          </table:table-cell>
          <table:table-cell office:value-type="string">
            <text:p>Шанец - колодец, оставляемый в бетонном фундаменте или полу. Шанец служит для установки анкерных болтов или оборудования.</text:p>
          </table:table-cell>
          <table:table-cell table:number-columns-repeated="1022"/>
        </table:table-row>
        <table:table-row table:style-name="ro1">
          <table:table-cell office:value-type="string">
            <text:p>Шифер</text:p>
          </table:table-cell>
          <table:table-cell office:value-type="string">
            <text:p>Шифер – материал, полученный армированием цементного камня тонкими волокнами асбеста.</text:p>
          </table:table-cell>
          <table:table-cell table:number-columns-repeated="1022"/>
        </table:table-row>
        <table:table-row table:style-name="ro1">
          <table:table-cell office:value-type="string">
            <text:p>Шихта</text:p>
          </table:table-cell>
          <table:table-cell office:value-type="string">
            <text:p>Смесь материалов в определенной пропорции, подлежащих переработке в металлургических, химических и иных агрегатах. Так, например, в состав металлургической шихты входят руды, рудные концентраты и агломераты, шлаки, пыль из уловительных устройств, металлический лома, флюсы и т. д.</text:p>
          </table:table-cell>
          <table:table-cell table:number-columns-repeated="1022"/>
        </table:table-row>
        <table:table-row table:style-name="ro1">
          <table:table-cell office:value-type="string">
            <text:p>Шкант</text:p>
          </table:table-cell>
          <table:table-cell office:value-type="string">
            <text:p>Шкант - шип, вставляемый на клею в соответствующие гнезда деревянных деталей. Шкант скрепляет детали между собой.</text:p>
          </table:table-cell>
          <table:table-cell table:number-columns-repeated="1022"/>
        </table:table-row>
        <table:table-row table:style-name="ro1">
          <table:table-cell office:value-type="string">
            <text:p>Шпунт</text:p>
          </table:table-cell>
          <table:table-cell office:value-type="string">
            <text:p>В столярном деле – продольный вырез в ребре доски для плотного соединения досок между собой. Инструмент для обработки камня – стальной четырехгранный или круглый стержень с острым концом. Еще одно значение, получившее распространение в строительной практике – обобщенное название шпунтовых свай, применяемых при устройстве ограждений гидротехнических сооружений, котлованов и траншей.</text:p>
          </table:table-cell>
          <table:table-cell table:number-columns-repeated="1022"/>
        </table:table-row>
        <table:table-row table:style-name="ro1">
          <table:table-cell office:value-type="string">
            <text:p>Штамп</text:p>
          </table:table-cell>
          <table:table-cell office:value-type="string">
            <text:p>Инструмент, предназначенный для придания детали заданной конфигурации посредством штамповки – технологической операции, состоящей в пластической деформации заготовки, как с разделением ее на части, так и без него. Конструкция штампа зависит от нескольких факторов: типа заготовки, используемых для штамповки машин, характера выполняемых операций, объемов производства.</text:p>
          </table:table-cell>
          <table:table-cell table:number-columns-repeated="1022"/>
        </table:table-row>
        <table:table-row table:style-name="ro1">
          <table:table-cell office:value-type="string">
            <text:p>Шуруп</text:p>
          </table:table-cell>
          <table:table-cell office:value-type="string">
            <text:p>Металлический стержень цилиндрической или конической формы с винтовой нарезкой и заборным конусом в нижней части для лучшего ввинчивания. При ввертывании в дерево или иной мягкий материал, деформируя его, он сам формирует резьбу. Головку шурупа обычно выполняют сферической или плоской (потайной); шлиц на головке — прямым или крестообразным .</text:p>
          </table:table-cell>
          <table:table-cell table:number-columns-repeated="1022"/>
        </table:table-row>
        <table:table-row table:style-name="ro1">
          <table:table-cell office:value-type="string">
            <text:p>Щипец</text:p>
          </table:table-cell>
          <table:table-cell office:value-type="string">
            <text:p>Щипец - верхняя часть торцовой стены здания, ограниченная скатами крыши. В отличие от фронтона щипец не отделяется карнизом от плоскости всей стены.</text:p>
          </table:table-cell>
          <table:table-cell table:number-columns-repeated="1022"/>
        </table:table-row>
        <table:table-row table:style-name="ro1">
          <table:table-cell office:value-type="string">
            <text:p>Эмали</text:p>
          </table:table-cell>
          <table:table-cell office:value-type="string">
            <text:p>Эмали - суспензии пигментов с перхлорвиниловыми, поливинилхлоридными и прочими смолами, а также другими добавками. Время высыхания эмали 1–3 часа.</text:p>
          </table:table-cell>
          <table:table-cell table:number-columns-repeated="1022"/>
        </table:table-row>
        <table:table-row table:style-name="ro1">
          <table:table-cell office:value-type="string">
            <text:p>Эркер</text:p>
          </table:table-cell>
          <table:table-cell office:value-type="string">
            <text:p>Полукруглый, треугольный или многогранный остекленный выступ в стене здания.</text:p>
          </table:table-cell>
          <table:table-cell table:number-columns-repeated="1022"/>
        </table:table-row>
        <table:table-row table:style-name="ro1">
          <table:table-cell office:value-type="string">
            <text:p>Яшмит</text:p>
          </table:table-cell>
          <table:table-cell office:value-type="string">
            <text:p>Минерал, в виде валунов применяется как элемент ландшафтного дизайна, для создания композиций из цветных камней в сочетании с альпийскими растениями, а также для создания альпийских горок.</text:p>
          </table:table-cell>
          <table:table-cell table:number-columns-repeated="1022"/>
        </table:table-row>
        <table:table-row table:style-name="ro1">
          <table:table-cell office:value-type="string">
            <text:p>Анод</text:p>
          </table:table-cell>
          <table:table-cell office:value-type="string">
            <text:p>В химических источниках тока (гальванических элементах или электрических аккумуляторах) – положительный электрод. А также: электрод электронного (ионного) прибора, соединяемый с положительным полюсом источника; положительный полюс электролитной ванны электрического тока: положительный электрод электрический дуги. В зависимости от назначения аноды выполняются металлическими (тантал, молибден, никель, медь, железо, вольфрам и др.) или неметаллическими (графит).</text:p>
          </table:table-cell>
          <table:table-cell table:number-columns-repeated="1022"/>
        </table:table-row>
        <table:table-row table:style-name="ro1">
          <table:table-cell office:value-type="string">
            <text:p>Арка</text:p>
          </table:table-cell>
          <table:table-cell office:value-type="string">
            <text:p>Криволинейное перекрытие проемов в стене или пролетов между опорами.</text:p>
          </table:table-cell>
          <table:table-cell table:number-columns-repeated="1022"/>
        </table:table-row>
        <table:table-row table:style-name="ro1">
          <table:table-cell office:value-type="string">
            <text:p>Брус</text:p>
          </table:table-cell>
          <table:table-cell office:value-type="string">
            <text:p>В общем случае тело, размеры поперечного сечения которого малы по сравнению с длиной. В деревообработке – пиленный или тесаный с двух, трех или четырех сторон лесоматериал толщиной и шириной более 100 мм. Брус с двумя противоположными обработанными пластями называется двухкатным; брус, имеющий три продольные обработанные поверхности – трехкатным, четыре – четырехкантным. Используется как строительный материал или для последующей распиловки на обрезные пиломатериалы.</text:p>
          </table:table-cell>
          <table:table-cell table:number-columns-repeated="1022"/>
        </table:table-row>
        <table:table-row table:style-name="ro1">
          <table:table-cell office:value-type="string">
            <text:p>Гажа</text:p>
          </table:table-cell>
          <table:table-cell office:value-type="string">
            <text:p>Гажа - рыхлые отложения озерно-болотных водоемов, состоящие из углекислого кальция. Гажа может содержать примесь глины. Применяется гажа для производства цемента, извести, для известкования почв.</text:p>
          </table:table-cell>
          <table:table-cell table:number-columns-repeated="1022"/>
        </table:table-row>
        <table:table-row table:style-name="ro1">
          <table:table-cell office:value-type="string">
            <text:p>Ганч</text:p>
          </table:table-cell>
          <table:table-cell office:value-type="string">
            <text:p>Ганч - вяжущий материал, применяемый в штукатурных растворах. Ганч получается путем обжига природной смеси гипса с глиной.</text:p>
          </table:table-cell>
          <table:table-cell table:number-columns-repeated="1022"/>
        </table:table-row>
        <table:table-row table:style-name="ro1">
          <table:table-cell office:value-type="string">
            <text:p>Гипс</text:p>
          </table:table-cell>
          <table:table-cell office:value-type="string">
            <text:p>Гипс - минерал, водный сульфат кальция, а также осадочная горная порода, состоящая в основном из этого минерала. Гипс применяется при производстве вяжущих веществ, штукатурного гипса, эстрихгипса, гипсового цемента, а также для получения серной кислоты.</text:p>
          </table:table-cell>
          <table:table-cell table:number-columns-repeated="1022"/>
        </table:table-row>
        <table:table-row table:style-name="ro1">
          <table:table-cell office:value-type="string">
            <text:p>Гурт</text:p>
          </table:table-cell>
          <table:table-cell office:value-type="string">
            <text:p>Гурт – вертикальные и горизонтальные профилированные тяги на фасадах и в интерьерах.</text:p>
          </table:table-cell>
          <table:table-cell table:number-columns-repeated="1022"/>
        </table:table-row>
        <table:table-row table:style-name="ro1">
          <table:table-cell office:value-type="string">
            <text:p>Джут</text:p>
          </table:table-cell>
          <table:table-cell office:value-type="string">
            <text:p>Род растений семейства липовых. Растения высотой до 3,5 м с прямостоячим, ветвистым стеблем и стержневым корнем произрастают в тропических районах Азии, Африки, Америки, Австралии. Джутовое волокно широко используют для изготовления технических, упаковочных, мебельных и других тканей, ковровых изделий.</text:p>
          </table:table-cell>
          <table:table-cell table:number-columns-repeated="1022"/>
        </table:table-row>
        <table:table-row table:style-name="ro1">
          <table:table-cell office:value-type="string">
            <text:p>Изол</text:p>
          </table:table-cell>
          <table:table-cell office:value-type="string">
            <text:p>Безосновный биостойкий гидро- и пароизоляционный рулонный материал, получаемый из резино-битумного вяжущего, пластификатора, наполнителя, антисептика и полимерных добавок. Предназначается для оклеечной гидроизоляции (в том числе подземных каналов для трубопроводов), изоляции конструкций зданий и сооружений, пароизоляции покрытий, а также для гидроизоляции пролетных строений железнодорожных мостов, расположенных в районах с температурой наиболее холодных суток до минус 35 град. Цельсия. Может применяться для защиты наружной поверхности стальных труб тепловых сетей от коррозии при температуре до 140 град. Цельсия, а тепловой изоляции - от увлажнения в случае бесканальной прокладки. По согласованию с проектной организацией допускается применение изола при температуре изолируемых поверхностей до 150 град. Цельсия.</text:p>
          </table:table-cell>
          <table:table-cell table:number-columns-repeated="1022"/>
        </table:table-row>
        <table:table-row table:style-name="ro1">
          <table:table-cell office:value-type="string">
            <text:p>Каре</text:p>
          </table:table-cell>
          <table:table-cell office:value-type="string">
            <text:p>Квадратное в плане здание с прямоугольным внутренним двором.</text:p>
          </table:table-cell>
          <table:table-cell table:number-columns-repeated="1022"/>
        </table:table-row>
        <table:table-row table:style-name="ro1">
          <table:table-cell office:value-type="string">
            <text:p>Кран</text:p>
          </table:table-cell>
          <table:table-cell office:value-type="string">
            <text:p>Водоразборное устройство, обеспечивающее получение воды из системы водоснабжения и регулирование расхода воды потребителем.</text:p>
          </table:table-cell>
          <table:table-cell table:number-columns-repeated="1022"/>
        </table:table-row>
        <table:table-row table:style-name="ro1">
          <table:table-cell office:value-type="string">
            <text:p>Лаги</text:p>
          </table:table-cell>
          <table:table-cell office:value-type="string">
            <text:p>Лаги - горизонтально расположенные бревна, брусья или металлические балки. Лаги являются опорой для полов здания или помостов.</text:p>
          </table:table-cell>
          <table:table-cell table:number-columns-repeated="1022"/>
        </table:table-row>
        <table:table-row table:style-name="ro1">
          <table:table-cell office:value-type="string">
            <text:p>Лаки</text:p>
          </table:table-cell>
          <table:table-cell office:value-type="string">
            <text:p>Растворы пленкообразующих веществ в органических растворителях. Могут содержать пластификатор, отвердитель и другие добавки, улучшающие качество покрытия.</text:p>
          </table:table-cell>
          <table:table-cell table:number-columns-repeated="1022"/>
        </table:table-row>
        <table:table-row table:style-name="ro1">
          <table:table-cell office:value-type="string">
            <text:p>Лапа</text:p>
          </table:table-cell>
          <table:table-cell office:value-type="string">
            <text:p>Один из способов рубки углов бревенчатых строений. Рубка "в лапу" или "без остатка" характерна тем, что торцы соединяемых в углах бревен (брусьев) не выходят за наружную плоскость стены. По сравнению с рубкой «в оболо» менее эффективна с точки зрения теплосбережения. </text:p>
          </table:table-cell>
          <table:table-cell table:number-columns-repeated="1022"/>
        </table:table-row>
        <table:table-row table:style-name="ro1">
          <table:table-cell office:value-type="string">
            <text:p>Леса</text:p>
          </table:table-cell>
          <table:table-cell office:value-type="string">
            <text:p>Временные вспомогательные сооружения для размещения рабочих и материалов при выполнении строительно-монтажных, отделочных и других работ преимущественно снаружи здания. Получили свое название, когда материалом для их изготовления служил круглый или вчерне обработанный лес. В настоящее время изготавливаются металлическими. В конструктивном отношении представляют собой пространственную каркасную систему, выполненную из унифицированных элементов, что делает возможным их универсальное использование независимо от очертаний в плане зданий (сооружений) и рельефа местности. Различают инвентарные стоечные, подвесные (висячие), передвижные и иные типы строительных лесов.</text:p>
          </table:table-cell>
          <table:table-cell table:number-columns-repeated="1022"/>
        </table:table-row>
        <table:table-row table:style-name="ro1">
          <table:table-cell office:value-type="string">
            <text:p>Лифт</text:p>
          </table:table-cell>
          <table:table-cell office:value-type="string">
            <text:p>Стационарный подъемник обычно прерывного действия с вертикальным движением кабины или платформы по жестким направляющим, установленным в шахте. В зависимости от назначения, высоты подъема, расположения лебедок, планировки и конструкции зданий лифты имеют различные кинематические схемы: с непосредственной подвеской кабины и противовеса, с полиспастной подвеской кабины и противовеса, выжимные с полиспастной подвеской кабины и т. д.</text:p>
          </table:table-cell>
          <table:table-cell table:number-columns-repeated="1022"/>
        </table:table-row>
        <table:table-row table:style-name="ro1">
          <table:table-cell office:value-type="string">
            <text:p>Мост</text:p>
          </table:table-cell>
          <table:table-cell office:value-type="string">
            <text:p>1. Инженерное сооружение перекинутое через препятствие (река, овраг, дорога). Состоит из опор и пролетов. Промежуточные опоры называются быками, крайние – устоями. 2. В деревянном зодчестве – перекрытие, пол деревянного рубленного строения.</text:p>
          </table:table-cell>
          <table:table-cell table:number-columns-repeated="1022"/>
        </table:table-row>
        <table:table-row table:style-name="ro1">
          <table:table-cell office:value-type="string">
            <text:p>Ниша</text:p>
          </table:table-cell>
          <table:table-cell office:value-type="string">
            <text:p>В архитектуре – углубление в стене здания или сооружения, служащее для размещения скульпт. украшений, мебели и т. д.</text:p>
          </table:table-cell>
          <table:table-cell table:number-columns-repeated="1022"/>
        </table:table-row>
        <table:table-row table:style-name="ro1">
          <table:table-cell office:value-type="string">
            <text:p>Обои</text:p>
          </table:table-cell>
          <table:table-cell office:value-type="string">
            <text:p>Обои - традиционный и широко известный отделочный материал. В современном определении обои — это рулонный материал, как правило, на бумажной основе, который крепится к поверхности стен с помощью клея.</text:p>
          </table:table-cell>
          <table:table-cell table:number-columns-repeated="1022"/>
        </table:table-row>
        <table:table-row table:style-name="ro1">
          <table:table-cell office:value-type="string">
            <text:p>ПСУЛ</text:p>
          </table:table-cell>
          <table:table-cell office:value-type="string">
            <text:p>Ленточный герметик общестроительного назначения. Основная сфера применения – защита швов (примыкания) от сквозного продувания и промерзания и попадания в него пыли, грязи, листьев, снега, водяных брызг, шума. Кроме того, может применяться: для уплотнения элементов кровли в малоэтажном строительстве; соединений в фасадных конструкциях и конструкциях сендвич-панелей; в качестве уплотнителя и утеплителя в деревянном домостроении.</text:p>
          </table:table-cell>
          <table:table-cell table:number-columns-repeated="1022"/>
        </table:table-row>
        <table:table-row table:style-name="ro1">
          <table:table-cell office:value-type="string">
            <text:p>Райв</text:p>
          </table:table-cell>
          <table:table-cell office:value-type="string">
            <text:p>Райв – теплоизоляционный материал, изготовленный на основе распушенных особым способом древесных волокон хвойных пород. Райв используется в виде ленточного или блочного утеплителя.</text:p>
          </table:table-cell>
          <table:table-cell table:number-columns-repeated="1022"/>
        </table:table-row>
        <table:table-row table:style-name="ro1">
          <table:table-cell office:value-type="string">
            <text:p>Реле</text:p>
          </table:table-cell>
          <table:table-cell office:value-type="string">
            <text:p>Реле – элемент автоматики, в котором воздействие механических, тепловых, оптических и иных физических величин вызывает скачкообразное изменение физических величин в управляемой цепи.</text:p>
          </table:table-cell>
          <table:table-cell table:number-columns-repeated="1022"/>
        </table:table-row>
        <table:table-row table:style-name="ro1">
          <table:table-cell office:value-type="string">
            <text:p>Ритм</text:p>
          </table:table-cell>
          <table:table-cell office:value-type="string">
            <text:p>Ритм - повторяемость, чередование архитектурных элементов здания. Ритм задается расположением колонн, аркад, проемов, скульптур и т. п.</text:p>
          </table:table-cell>
          <table:table-cell table:number-columns-repeated="1022"/>
        </table:table-row>
        <table:table-row table:style-name="ro1">
          <table:table-cell office:value-type="string">
            <text:p>Руст</text:p>
          </table:table-cell>
          <table:table-cell office:value-type="string">
            <text:p>Руст – рельефная кладка или облицовка стен камнями с грубо отесанной или выпуклой лицевой поверхностью.</text:p>
          </table:table-cell>
          <table:table-cell table:number-columns-repeated="1022"/>
        </table:table-row>
        <table:table-row table:style-name="ro1">
          <table:table-cell office:value-type="string">
            <text:p>Ряжи</text:p>
          </table:table-cell>
          <table:table-cell office:value-type="string">
            <text:p>Ряжи - заполненные камнем и песком прямоугольные бревенчатые конструкции. Ряжи устраиваются при строительстве гидротехнических сооружений (шлюзов, плотин, мостов).</text:p>
          </table:table-cell>
          <table:table-cell table:number-columns-repeated="1022"/>
        </table:table-row>
        <table:table-row table:style-name="ro1">
          <table:table-cell office:value-type="string">
            <text:p>Сваи</text:p>
          </table:table-cell>
          <table:table-cell office:value-type="string">
            <text:p>Сваи - деревянные, металлические или железобетонные "стержни", которые заглубляют в основание зданий и сооружений. Сваи передают нагрузку от фундамента на плотные (материковые) грунты.</text:p>
          </table:table-cell>
          <table:table-cell table:number-columns-repeated="1022"/>
        </table:table-row>
        <table:table-row table:style-name="ro1">
          <table:table-cell office:value-type="string">
            <text:p>Свод</text:p>
          </table:table-cell>
          <table:table-cell office:value-type="string">
            <text:p>Свод - строительная конструкция криволинейной формы, служащая для перекрытия помещения. Различают части свода: ПЯТА – опорная часть свода. ЗАМОК – верхняя часть свода. ШЕЛЫГА – линия, проходящая в замковой части свода и соединяющая его верхние точки. ПРОЛЕТ – расстояние между пятами свода. СТРЕЛА ПОДЪЕМА – отвесная линия из замковой части до прямой, соединяющей пяты. ЩЕКА, или ЛЮНЕТ – торей, срез свода.</text:p>
          </table:table-cell>
          <table:table-cell table:number-columns-repeated="1022"/>
        </table:table-row>
        <table:table-row table:style-name="ro1">
          <table:table-cell office:value-type="string">
            <text:p>Сейф</text:p>
          </table:table-cell>
          <table:table-cell office:value-type="string">
            <text:p>Устройство с площадью основания изнутри не более 2 кв.м (если более – это уже хранилище ценностей согласно ГОСТ Р 50862-96), предназначенное для хранения ценностей, документов и носителей информации, устойчивое к взлому.</text:p>
          </table:table-cell>
          <table:table-cell table:number-columns-repeated="1022"/>
        </table:table-row>
        <table:table-row table:style-name="ro1">
          <table:table-cell office:value-type="string">
            <text:p>Сени</text:p>
          </table:table-cell>
          <table:table-cell office:value-type="string">
            <text:p>Сени - нежилая часть, как правило, деревенского дома, примыкающая к жилой части дома. Используется сени для хозяйственных нужд, летом – для ночлега.</text:p>
          </table:table-cell>
          <table:table-cell table:number-columns-repeated="1022"/>
        </table:table-row>
        <table:table-row table:style-name="ro1">
          <table:table-cell office:value-type="string">
            <text:p>СНиП</text:p>
          </table:table-cell>
          <table:table-cell office:value-type="string">
            <text:p>Содержащий обязательные к выполнению требования нормативный документ в области строительства.</text:p>
          </table:table-cell>
          <table:table-cell table:number-columns-repeated="1022"/>
        </table:table-row>
        <table:table-row table:style-name="ro1">
          <table:table-cell office:value-type="string">
            <text:p>Сруб</text:p>
          </table:table-cell>
          <table:table-cell office:value-type="string">
            <text:p>Стены рубленого деревянного сооружения, собранные из соответствующим образом обработанных бревен. Бревна укладываются "в клеть" – одно на другое и в углах соединяются "в обло" ("в чашу"), "в лапу" и т. д. См. РУБКА УГЛОВ. </text:p>
          </table:table-cell>
          <table:table-cell table:number-columns-repeated="1022"/>
        </table:table-row>
        <table:table-row table:style-name="ro1">
          <table:table-cell office:value-type="string">
            <text:p>Стук</text:p>
          </table:table-cell>
          <table:table-cell office:value-type="string">
            <text:p>Высший сорт штукатурки, в состав которой входят тонко просеянный гипс с мраморной пудрой, квасцы, клей. При застывании приобретает очень высокую прочность.</text:p>
          </table:table-cell>
          <table:table-cell table:number-columns-repeated="1022"/>
        </table:table-row>
        <table:table-row table:style-name="ro1">
          <table:table-cell office:value-type="string">
            <text:p>Таль</text:p>
          </table:table-cell>
          <table:table-cell office:value-type="string">
            <text:p>Таль – подвесное грузоподъемное устройство с ручным или механическим приводом, состоящее из подвижного и неподвижного блоков и троса.</text:p>
          </table:table-cell>
          <table:table-cell table:number-columns-repeated="1022"/>
        </table:table-row>
        <table:table-row table:style-name="ro1">
          <table:table-cell office:value-type="string">
            <text:p>Трап</text:p>
          </table:table-cell>
          <table:table-cell office:value-type="string">
            <text:p>Трап – воронкообразный элемент системы водоотвода из влажных помещений.</text:p>
          </table:table-cell>
          <table:table-cell table:number-columns-repeated="1022"/>
        </table:table-row>
        <table:table-row table:style-name="ro1">
          <table:table-cell office:value-type="string">
            <text:p>Флеп</text:p>
          </table:table-cell>
          <table:table-cell office:value-type="string">
            <text:p>Флеп диск – шлифовальное устройство, представляющее собой абразивный материал в виде листьев прикрепленных к армированному стеклотканью кругу. Флеп диски обладают целым рядом преимуществ перед фибровыми, особенно при полировке тонких металлических листов. Они не требуют применения жесткой подложки и могут надеваться непосредственно на станок; не оставляют нагара, работают без шума и вибрации; имеют большую производительность и износостойкость. Флеп диски бывают двух видов: прямого (обеспечивают высокий результат при обработке ровных поверхностей) и конического (при выполнении шлифовальных операций легко достигают самых труднодоступных мест обрабатываемой поверхности).</text:p>
          </table:table-cell>
          <table:table-cell table:number-columns-repeated="1022"/>
        </table:table-row>
        <table:table-row table:style-name="ro1">
          <table:table-cell office:value-type="string">
            <text:p>Хоры</text:p>
          </table:table-cell>
          <table:table-cell office:value-type="string">
            <text:p>Верхняя открытая галерея или балкон внутри парадного зала здания.</text:p>
          </table:table-cell>
          <table:table-cell table:number-columns-repeated="1022"/>
        </table:table-row>
        <table:table-row table:style-name="ro1">
          <table:table-cell office:value-type="string">
            <text:p>ШАОН</text:p>
          </table:table-cell>
          <table:table-cell office:value-type="string">
            <text:p>Шнур асбестовый общего назначения (ШАОН). Представляет собой волокна хризотилового асбеста с некоторой долей хлопка и других волокон химического происхождения. Применяется для уплотнения разнообразных соединений в теплопроводящих системах и тепловых агрегатов. Сохраняет работоспособность вплоть до температуры +400 град. Цельсия.</text:p>
          </table:table-cell>
          <table:table-cell table:number-columns-repeated="1022"/>
        </table:table-row>
        <table:table-row table:style-name="ro1">
          <table:table-cell office:value-type="string">
            <text:p>Шпон</text:p>
          </table:table-cell>
          <table:table-cell office:value-type="string">
            <text:p>Шпон - облицовочный материал в виде тонких листов древесины, получаемый строганием брусьев ценных пород (строганый), или лущением коротких пропаренных бревен из березы, ольхи, сосны на шпонострогательных станках (лущеный). Лущеный шпон используется для изготовления слоистой древесины, фанеры. Пиленый шпон изготавливают из древесины ели, сибирского кедра, пихты. Он является наиболее высококачественным и применяется при изготовлении музыкальных инструментов.</text:p>
          </table:table-cell>
          <table:table-cell table:number-columns-repeated="1022"/>
        </table:table-row>
        <table:table-row table:style-name="ro1">
          <table:table-cell office:value-type="string">
            <text:p>Шунт</text:p>
          </table:table-cell>
          <table:table-cell office:value-type="string">
            <text:p>Электрический проводник (или магнитопровод), присоединяемый параллельно электрической (магнитной) цепи для ответвления части электрического тока (магнитного потока), при нежелательности или невозможности пропустить весь ток (поток) через данную цепь. Например, шунты используются для расширения пределов измерений амперметров. Шунты. изготовляют в виде пластин, лент, проволоки.</text:p>
          </table:table-cell>
          <table:table-cell table:number-columns-repeated="1022"/>
        </table:table-row>
        <table:table-row table:style-name="ro1">
          <table:table-cell office:value-type="string">
            <text:p>Шурф</text:p>
          </table:table-cell>
          <table:table-cell office:value-type="string">
            <text:p>Вертикальная (реже наклонная) горная выработка, проходимая с земной поверхности для разведки полезных ископаемых, организации вентиляции и водоотлива, а также транспортирования материалов, спуска и подъема людей и т.д.</text:p>
          </table:table-cell>
          <table:table-cell table:number-columns-repeated="1022"/>
        </table:table-row>
        <table:table-row table:style-name="ro1">
          <table:table-cell office:value-type="string">
            <text:p>Щека</text:p>
          </table:table-cell>
          <table:table-cell office:value-type="string">
            <text:p>Щека - передняя и задняя плоскости арки.</text:p>
          </table:table-cell>
          <table:table-cell table:number-columns-repeated="1022"/>
        </table:table-row>
        <table:table-row table:style-name="ro1">
          <table:table-cell office:value-type="string">
            <text:p>Щепа</text:p>
          </table:table-cell>
          <table:table-cell office:value-type="string">
            <text:p>Щепа - полуфабрикат, получаемый путем измельчения древесного сырья. Различают щепу технологическую, зеленую (содержит примесь листьев и коры) и топливную. Технологическая щепа используется для производства древесноволокнистых и древесностружечных плит.</text:p>
          </table:table-cell>
          <table:table-cell table:number-columns-repeated="1022"/>
        </table:table-row>
        <table:table-row table:style-name="ro1">
          <table:table-cell office:value-type="string">
            <text:p>ЭЛУР</text:p>
          </table:table-cell>
          <table:table-cell office:value-type="string">
            <text:p>Высокотехнологичный двухкомпонентный полиуретановый герметик (основная паста и отверждающей компонент), предназначенный для долговременной герметизации стыков и швов строящихся и эксплуатируемых зданий и сооружений, а также для текущего и капитального ремонта межпанельных швов. Полимеризуется при естественной температуре окружающей среды, превращаясь в резиноподобный, эластичный, водостойкий, безусадочный материал.</text:p>
          </table:table-cell>
          <table:table-cell table:number-columns-repeated="1022"/>
        </table:table-row>
        <table:table-row table:style-name="ro1">
          <table:table-cell office:value-type="string">
            <text:p>Ярус</text:p>
          </table:table-cell>
          <table:table-cell office:value-type="string">
            <text:p>В архитектуре – одна из частей (секций) сооружения, планировочно или конструктивно повторяющихся и расположенных друг над другом.</text:p>
          </table:table-cell>
          <table:table-cell table:number-columns-repeated="1022"/>
        </table:table-row>
        <table:table-row table:style-name="ro1">
          <table:table-cell office:value-type="string">
            <text:p>Яшма</text:p>
          </table:table-cell>
          <table:table-cell office:value-type="string">
            <text:p>Яшма - плотная осадочная порода, состоящая из зерен кварца и различных примесей.</text:p>
          </table:table-cell>
          <table:table-cell table:number-columns-repeated="1022"/>
        </table:table-row>
        <table:table-row table:style-name="ro1">
          <table:table-cell office:value-type="string">
            <text:p>АЛБ</text:p>
          </table:table-cell>
          <table:table-cell office:value-type="string">
            <text:p>Конструктивно-теплоизоляционный бетон, сочетающий в себе свойства легких бетонов на пористых заполнителях и пенобетона. Готовится в скоростном аэросмесителе.</text:p>
          </table:table-cell>
          <table:table-cell table:number-columns-repeated="1022"/>
        </table:table-row>
        <table:table-row table:style-name="ro1">
          <table:table-cell office:value-type="string">
            <text:p>АУП</text:p>
          </table:table-cell>
          <table:table-cell office:value-type="string">
            <text:p>Автоматическая установка пожаротушения (АУП). Наряду с установкой пожарной сигнализации (УПС) входит в состав стационарно установленных на объекте и автоматически действующих средств обнаружения и (или) тушения пожара. Предназначена для защиты людей и материальных ценностей от опасных факторов пожара до прибытия подразделений пожарной охраны. Административно-управленческий персонал (АУП) —работники аппарата управления, служащие, входящие в администрацию фирмы, предприятия, организации, конторские работники, дирекция предприятий и учреждений.</text:p>
          </table:table-cell>
          <table:table-cell table:number-columns-repeated="1022"/>
        </table:table-row>
        <table:table-row table:style-name="ro1">
          <table:table-cell office:value-type="string">
            <text:p>Бут</text:p>
          </table:table-cell>
          <table:table-cell office:value-type="string">
            <text:p>Бут - строительный камень, получаемый при взрывании залежей сплошных пород, таких как гранит, плотный известняк, песчаник и др. Бут применяется для возведения фундаментов, подпорных стенок, оград и т. п.</text:p>
          </table:table-cell>
          <table:table-cell table:number-columns-repeated="1022"/>
        </table:table-row>
        <table:table-row table:style-name="ro1">
          <table:table-cell office:value-type="string">
            <text:p>ГОИ</text:p>
          </table:table-cell>
          <table:table-cell office:value-type="string">
            <text:p>Полировальная паста, широко применяемая в технике. ГОИ – аббревиатура учреждения в котором она была разработана (Государственный Оптический Институт). Основу пасты ГОИ составляет окись хрома. Помимо нее в ее состав входят: стеарин, жир, силикагель, керосин. Различают грубую, среднюю и тонкую пасты. Грубой удаляют мельчайшие царапины, оставшиеся на поверхности после обработки абразивными материалами (шлифования). С помощью средней получают ровный блеск полируемой поверхности. После полировки тонкой пастой, поверхность приобретает интенсивный зеркальный блеск.</text:p>
          </table:table-cell>
          <table:table-cell table:number-columns-repeated="1022"/>
        </table:table-row>
        <table:table-row table:style-name="ro1">
          <table:table-cell office:value-type="string">
            <text:p>ДДУ</text:p>
          </table:table-cell>
          <table:table-cell office:value-type="string">
            <text:p>Сокращение от слов «детское дошкольное учреждение» или «дезинфекционно-душевая установка».</text:p>
          </table:table-cell>
          <table:table-cell table:number-columns-repeated="1022"/>
        </table:table-row>
        <table:table-row table:style-name="ro1">
          <table:table-cell office:value-type="string">
            <text:p>ЗРУ</text:p>
          </table:table-cell>
          <table:table-cell office:value-type="string">
            <text:p>Электрическое распределительное устройство для приема мощности от передвижных электростанций, сети и передачи ее потребителям, оборудование которого расположено в помещении (например, изготавливаются ЗРУ на базе стандартных морских контейнеров различных типов и размеров, предназначенных для эксплуатации в условиях низких температур).</text:p>
          </table:table-cell>
          <table:table-cell table:number-columns-repeated="1022"/>
        </table:table-row>
        <table:table-row table:style-name="ro1">
          <table:table-cell office:value-type="string">
            <text:p>Тёс</text:p>
          </table:table-cell>
          <table:table-cell office:value-type="string">
            <text:p>Тёс - доски, получаемые путем раскалывания бревна вдоль с помощью клиньев с последующей обтеской. Тёс использовался для обшивки стен сооружений, реже – для покрытия крыш.</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Cyr" svg:font-family="'Arial Cyr'"/>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number-style style:name="N110P0" style:volatile="true">
      <number:number number:decimal-places="0" number:min-integer-digits="1" number:grouping="true"/>
      <number:text>р.</number:text>
    </number:number-style>
    <number:number-style style:name="N110">
      <number:text>-</number:text>
      <number:number number:decimal-places="0" number:min-integer-digits="1" number:grouping="true"/>
      <number:text>р.</number:text>
      <style:map style:condition="value()&gt;=0" style:apply-style-name="N110P0"/>
    </number:number-style>
    <number:number-style style:name="N111P0" style:volatile="true">
      <number:number number:decimal-places="0" number:min-integer-digits="1" number:grouping="true"/>
      <number:text>р.</number:text>
    </number:number-style>
    <number:number-style style:name="N111">
      <style:text-properties fo:color="#ff0000"/>
      <number:text>-</number:text>
      <number:number number:decimal-places="0" number:min-integer-digits="1" number:grouping="true"/>
      <number:text>р.</number:text>
      <style:map style:condition="value()&gt;=0" style:apply-style-name="N111P0"/>
    </number:number-style>
    <number:number-style style:name="N113P0" style:volatile="true">
      <number:number number:decimal-places="2" number:min-integer-digits="1" number:grouping="true"/>
      <number:text>р.</number:text>
    </number:number-style>
    <number:number-style style:name="N113">
      <number:text>-</number:text>
      <number:number number:decimal-places="2" number:min-integer-digits="1" number:grouping="true"/>
      <number:text>р.</number:text>
      <style:map style:condition="value()&gt;=0" style:apply-style-name="N113P0"/>
    </number:number-style>
    <number:number-style style:name="N114P0" style:volatile="true">
      <number:number number:decimal-places="2" number:min-integer-digits="1" number:grouping="true"/>
      <number:text>р.</number:text>
    </number:number-style>
    <number:number-style style:name="N114">
      <style:text-properties fo:color="#ff0000"/>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number:min-integer-digits="1" number:grouping="true"/>
      <number:text>р. </number:text>
    </number:number-style>
    <number:number-style style:name="N126P1" style:volatile="true">
      <number:text>-</number:text>
      <number:number number:decimal-places="0" number:min-integer-digits="1" number:grouping="true"/>
      <number:text>р. </number:text>
    </number:number-style>
    <number:number-style style:name="N126P2" style:volatile="true">
      <number:text> -р.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р. </number:text>
    </number:number-style>
    <number:number-style style:name="N134P1" style:volatile="true">
      <number:text>-</number:text>
      <number:number number:decimal-places="2" number:min-integer-digits="1" number:grouping="true"/>
      <number:text>р. </number:text>
    </number:number-style>
    <number:number-style style:name="N134P2" style:volatile="true">
      <number:text> -</number:text>
      <number:number number:decimal-places="0" number:min-integer-digits="0"/>
      <number:text>р.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style:style style:name="Default" style:family="table-cell">
      <style:table-cell-properties style:rotation-align="none"/>
      <style:text-properties style:font-name="Arial Cyr" style:font-name-complex="Arial Cy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8">18.07.2009</text:date>, <text:time>22:32:25</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style:display="false"/>
      <style:header-left style:display="false"/>
      <style:footer style:display="false"/>
      <style:footer-left style:display="false"/>
    </style:master-page>
    <style:master-page style:name="PageStyle_5f_Лист2" style:display-name="PageStyle_Лист2" style:page-layout-name="Mpm3">
      <style:header style:display="false"/>
      <style:header-left style:display="false"/>
      <style:footer style:display="false"/>
      <style:footer-left style:display="false"/>
    </style:master-page>
    <style:master-page style:name="PageStyle_5f_Лист3" style:display-name="PageStyle_Лист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ome</meta:initial-creator>
    <meta:creation-date>2009-07-16T13:21:17</meta:creation-date>
    <dc:date>2009-07-18T22:32:25.10</dc:date>
    <meta:generator>OpenOffice.org/3.0$Win32 OpenOffice.org_project/300m15$Build-9379</meta:generator>
    <meta:editing-duration>PT00H02M03S</meta:editing-duration>
    <meta:editing-cycles>1</meta:editing-cycles>
    <meta:document-statistic meta:table-count="1" meta:cell-count="2016" meta:object-count="0"/>
  </office:meta>
</office:document-meta>
</file>